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T6" style:parent-style-name="Policepardéfaut" style:family="text">
      <style:text-properties fo:language="en" fo:country="US"/>
    </style:style>
    <style:style style:name="T7" style:parent-style-name="Policepardéfaut" style:family="text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T131" style:parent-style-name="Policepardéfaut" style:family="text">
      <style:text-properties fo:language="en" fo:country="US"/>
    </style:style>
    <style:style style:name="T132" style:parent-style-name="Policepardéfaut" style:family="text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T178" style:parent-style-name="Policepardéfaut" style:family="text">
      <style:text-properties fo:language="en" fo:country="US"/>
    </style:style>
    <style:style style:name="T179" style:parent-style-name="Policepardéfaut" style:family="text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T203" style:parent-style-name="Policepardéfaut" style:family="text">
      <style:text-properties fo:language="en" fo:country="US"/>
    </style:style>
    <style:style style:name="T204" style:parent-style-name="Policepardéfaut" style:family="text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P215" style:parent-style-name="Normal" style:family="paragraph">
      <style:text-properties fo:language="en" fo:country="US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P218" style:parent-style-name="Normal" style:family="paragraph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P222" style:parent-style-name="Normal" style:family="paragraph">
      <style:text-properties fo:language="en" fo:country="US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P228" style:parent-style-name="Normal" style:family="paragraph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T233" style:parent-style-name="Policepardéfaut" style:family="text">
      <style:text-properties fo:language="en" fo:country="US"/>
    </style:style>
    <style:style style:name="T234" style:parent-style-name="Policepardéfaut" style:family="text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P271" style:parent-style-name="Normal" style:family="paragraph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language="en" fo:country="US"/>
    </style:style>
    <style:style style:name="P289" style:parent-style-name="Normal" style:family="paragraph">
      <style:text-properties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P295" style:parent-style-name="Normal" style:family="paragraph">
      <style:text-properties fo:language="en" fo:country="US"/>
    </style:style>
    <style:style style:name="P296" style:parent-style-name="Normal" style:family="paragraph">
      <style:text-properties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language="en" fo:country="US"/>
    </style:style>
    <style:style style:name="P300" style:parent-style-name="Normal" style:family="paragraph">
      <style:text-properties fo:language="en" fo:country="US"/>
    </style:style>
    <style:style style:name="P301" style:parent-style-name="Normal" style:family="paragraph">
      <style:text-properties fo:language="en" fo:country="US"/>
    </style:style>
    <style:style style:name="P302" style:parent-style-name="Normal" style:family="paragraph">
      <style:text-properties fo:language="en" fo:country="US"/>
    </style:style>
    <style:style style:name="P303" style:parent-style-name="Normal" style:family="paragraph">
      <style:text-properties fo:language="en" fo:country="US"/>
    </style:style>
    <style:style style:name="P304" style:parent-style-name="Normal" style:family="paragraph">
      <style:text-properties fo:language="en" fo:country="US"/>
    </style:style>
    <style:style style:name="P305" style:parent-style-name="Normal" style:family="paragraph">
      <style:text-properties fo:language="en" fo:country="US"/>
    </style:style>
    <style:style style:name="P306" style:parent-style-name="Normal" style:family="paragraph">
      <style:text-properties fo:language="en" fo:country="US"/>
    </style:style>
    <style:style style:name="P307" style:parent-style-name="Normal" style:family="paragraph">
      <style:text-properties fo:language="en" fo:country="US"/>
    </style:style>
    <style:style style:name="P308" style:parent-style-name="Normal" style:family="paragraph">
      <style:text-properties fo:language="en" fo:country="US"/>
    </style:style>
    <style:style style:name="P309" style:parent-style-name="Normal" style:family="paragraph">
      <style:text-properties fo:language="en" fo:country="US"/>
    </style:style>
    <style:style style:name="P310" style:parent-style-name="Normal" style:family="paragraph">
      <style:text-properties fo:language="en" fo:country="US"/>
    </style:style>
    <style:style style:name="P311" style:parent-style-name="Normal" style:family="paragraph">
      <style:text-properties fo:language="en" fo:country="US"/>
    </style:style>
    <style:style style:name="P312" style:parent-style-name="Normal" style:family="paragraph">
      <style:text-properties fo:language="en" fo:country="US"/>
    </style:style>
    <style:style style:name="P313" style:parent-style-name="Normal" style:family="paragraph">
      <style:text-properties fo:language="en" fo:country="US"/>
    </style:style>
    <style:style style:name="P314" style:parent-style-name="Normal" style:family="paragraph">
      <style:text-properties fo:language="en" fo:country="US"/>
    </style:style>
    <style:style style:name="P315" style:parent-style-name="Normal" style:family="paragraph">
      <style:text-properties fo:language="en" fo:country="US"/>
    </style:style>
    <style:style style:name="P316" style:parent-style-name="Normal" style:family="paragraph">
      <style:text-properties fo:language="en" fo:country="US"/>
    </style:style>
    <style:style style:name="P317" style:parent-style-name="Normal" style:family="paragraph">
      <style:text-properties fo:language="en" fo:country="US"/>
    </style:style>
    <style:style style:name="P318" style:parent-style-name="Normal" style:family="paragraph">
      <style:text-properties fo:language="en" fo:country="US"/>
    </style:style>
    <style:style style:name="P319" style:parent-style-name="Normal" style:family="paragraph">
      <style:text-properties fo:language="en" fo:country="US"/>
    </style:style>
    <style:style style:name="P320" style:parent-style-name="Normal" style:family="paragraph">
      <style:text-properties fo:language="en" fo:country="US"/>
    </style:style>
    <style:style style:name="P321" style:parent-style-name="Normal" style:family="paragraph">
      <style:text-properties fo:language="en" fo:country="US"/>
    </style:style>
    <style:style style:name="P322" style:parent-style-name="Normal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P324" style:parent-style-name="Normal" style:family="paragraph">
      <style:text-properties fo:language="en" fo:country="US"/>
    </style:style>
    <style:style style:name="P325" style:parent-style-name="Normal" style:family="paragraph">
      <style:text-properties fo:language="en" fo:country="US"/>
    </style:style>
    <style:style style:name="P326" style:parent-style-name="Normal" style:family="paragraph">
      <style:text-properties fo:language="en" fo:country="US"/>
    </style:style>
    <style:style style:name="P327" style:parent-style-name="Normal" style:family="paragraph">
      <style:text-properties fo:language="en" fo:country="US"/>
    </style:style>
    <style:style style:name="P328" style:parent-style-name="Normal" style:family="paragraph">
      <style:text-properties fo:language="en" fo:country="US"/>
    </style:style>
    <style:style style:name="P329" style:parent-style-name="Normal" style:family="paragraph">
      <style:text-properties fo:language="en" fo:country="US"/>
    </style:style>
    <style:style style:name="P330" style:parent-style-name="Normal" style:family="paragraph">
      <style:text-properties fo:language="en" fo:country="US"/>
    </style:style>
    <style:style style:name="P331" style:parent-style-name="Normal" style:family="paragraph">
      <style:text-properties fo:language="en" fo:country="US"/>
    </style:style>
    <style:style style:name="P332" style:parent-style-name="Normal" style:family="paragraph">
      <style:text-properties fo:language="en" fo:country="US"/>
    </style:style>
    <style:style style:name="T333" style:parent-style-name="Policepardéfaut" style:family="text">
      <style:text-properties fo:language="en" fo:country="US"/>
    </style:style>
    <style:style style:name="T334" style:parent-style-name="Policepardéfaut" style:family="text">
      <style:text-properties fo:language="en" fo:country="US"/>
    </style:style>
    <style:style style:name="P335" style:parent-style-name="Normal" style:family="paragraph">
      <style:text-properties fo:language="en" fo:country="US"/>
    </style:style>
    <style:style style:name="P336" style:parent-style-name="Normal" style:family="paragraph">
      <style:text-properties fo:language="en" fo:country="US"/>
    </style:style>
    <style:style style:name="P337" style:parent-style-name="Normal" style:family="paragraph">
      <style:text-properties fo:language="en" fo:country="US"/>
    </style:style>
    <style:style style:name="P338" style:parent-style-name="Normal" style:family="paragraph">
      <style:text-properties fo:language="en" fo:country="US"/>
    </style:style>
    <style:style style:name="P339" style:parent-style-name="Normal" style:family="paragraph">
      <style:text-properties fo:language="en" fo:country="US"/>
    </style:style>
    <style:style style:name="P340" style:parent-style-name="Normal" style:family="paragraph">
      <style:text-properties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P343" style:parent-style-name="Normal" style:family="paragraph">
      <style:text-properties fo:language="en" fo:country="US"/>
    </style:style>
    <style:style style:name="P344" style:parent-style-name="Normal" style:family="paragraph">
      <style:text-properties fo:language="en" fo:country="US"/>
    </style:style>
    <style:style style:name="P345" style:parent-style-name="Normal" style:family="paragraph">
      <style:text-properties fo:language="en" fo:country="US"/>
    </style:style>
    <style:style style:name="P346" style:parent-style-name="Normal" style:family="paragraph">
      <style:text-properties fo:language="en" fo:country="US"/>
    </style:style>
    <style:style style:name="P347" style:parent-style-name="Normal" style:family="paragraph">
      <style:text-properties fo:language="en" fo:country="US"/>
    </style:style>
    <style:style style:name="P348" style:parent-style-name="Normal" style:family="paragraph">
      <style:text-properties fo:language="en" fo:country="US"/>
    </style:style>
    <style:style style:name="P349" style:parent-style-name="Normal" style:family="paragraph">
      <style:text-properties fo:language="en" fo:country="US"/>
    </style:style>
    <style:style style:name="P350" style:parent-style-name="Normal" style:family="paragraph">
      <style:text-properties fo:language="en" fo:country="US"/>
    </style:style>
    <style:style style:name="P351" style:parent-style-name="Normal" style:family="paragraph">
      <style:text-properties fo:language="en" fo:country="US"/>
    </style:style>
    <style:style style:name="P352" style:parent-style-name="Normal" style:family="paragraph">
      <style:text-properties fo:language="en" fo:country="US"/>
    </style:style>
    <style:style style:name="P353" style:parent-style-name="Normal" style:family="paragraph">
      <style:text-properties fo:language="en" fo:country="US"/>
    </style:style>
    <style:style style:name="P354" style:parent-style-name="Normal" style:family="paragraph">
      <style:text-properties fo:language="en" fo:country="US"/>
    </style:style>
    <style:style style:name="P355" style:parent-style-name="Normal" style:family="paragraph">
      <style:text-properties fo:language="en" fo:country="US"/>
    </style:style>
    <style:style style:name="P356" style:parent-style-name="Normal" style:family="paragraph">
      <style:text-properties fo:language="en" fo:country="US"/>
    </style:style>
    <style:style style:name="P357" style:parent-style-name="Normal" style:family="paragraph">
      <style:text-properties fo:language="en" fo:country="US"/>
    </style:style>
    <style:style style:name="P358" style:parent-style-name="Normal" style:family="paragraph">
      <style:text-properties fo:language="en" fo:country="US"/>
    </style:style>
    <style:style style:name="P359" style:parent-style-name="Normal" style:family="paragraph">
      <style:text-properties fo:language="en" fo:country="US"/>
    </style:style>
    <style:style style:name="P360" style:parent-style-name="Normal" style:family="paragraph">
      <style:text-properties fo:language="en" fo:country="US"/>
    </style:style>
    <style:style style:name="P361" style:parent-style-name="Normal" style:family="paragraph">
      <style:text-properties fo:language="en" fo:country="US"/>
    </style:style>
    <style:style style:name="P362" style:parent-style-name="Normal" style:family="paragraph">
      <style:text-properties fo:language="en" fo:country="US"/>
    </style:style>
    <style:style style:name="P363" style:parent-style-name="Normal" style:family="paragraph">
      <style:text-properties fo:language="en" fo:country="US"/>
    </style:style>
    <style:style style:name="P364" style:parent-style-name="Normal" style:family="paragraph">
      <style:text-properties fo:language="en" fo:country="US"/>
    </style:style>
    <style:style style:name="P365" style:parent-style-name="Normal" style:family="paragraph">
      <style:text-properties fo:language="en" fo:country="US"/>
    </style:style>
    <style:style style:name="P366" style:parent-style-name="Normal" style:family="paragraph">
      <style:text-properties fo:language="en" fo:country="US"/>
    </style:style>
    <style:style style:name="P367" style:parent-style-name="Normal" style:family="paragraph">
      <style:text-properties fo:language="en" fo:country="US"/>
    </style:style>
    <style:style style:name="P368" style:parent-style-name="Normal" style:family="paragraph">
      <style:text-properties fo:language="en" fo:country="US"/>
    </style:style>
    <style:style style:name="P369" style:parent-style-name="Normal" style:family="paragraph">
      <style:text-properties fo:language="en" fo:country="US"/>
    </style:style>
    <style:style style:name="P370" style:parent-style-name="Normal" style:family="paragraph">
      <style:text-properties fo:language="en" fo:country="US"/>
    </style:style>
    <style:style style:name="P371" style:parent-style-name="Normal" style:family="paragraph">
      <style:text-properties fo:language="en" fo:country="US"/>
    </style:style>
    <style:style style:name="P372" style:parent-style-name="Normal" style:family="paragraph">
      <style:text-properties fo:language="en" fo:country="US"/>
    </style:style>
    <style:style style:name="P373" style:parent-style-name="Normal" style:family="paragraph">
      <style:text-properties fo:language="en" fo:country="US"/>
    </style:style>
    <style:style style:name="P374" style:parent-style-name="Normal" style:family="paragraph">
      <style:text-properties fo:language="en" fo:country="US"/>
    </style:style>
    <style:style style:name="P375" style:parent-style-name="Normal" style:family="paragraph">
      <style:text-properties fo:language="en" fo:country="US"/>
    </style:style>
    <style:style style:name="P376" style:parent-style-name="Normal" style:family="paragraph">
      <style:text-properties fo:language="en" fo:country="US"/>
    </style:style>
    <style:style style:name="P377" style:parent-style-name="Normal" style:family="paragraph">
      <style:text-properties fo:language="en" fo:country="US"/>
    </style:style>
    <style:style style:name="P378" style:parent-style-name="Normal" style:family="paragraph">
      <style:text-properties fo:language="en" fo:country="US"/>
    </style:style>
    <style:style style:name="P379" style:parent-style-name="Normal" style:family="paragraph">
      <style:text-properties fo:language="en" fo:country="US"/>
    </style:style>
    <style:style style:name="P380" style:parent-style-name="Normal" style:family="paragraph">
      <style:text-properties fo:language="en" fo:country="US"/>
    </style:style>
    <style:style style:name="P381" style:parent-style-name="Normal" style:family="paragraph">
      <style:text-properties fo:language="en" fo:country="US"/>
    </style:style>
    <style:style style:name="P382" style:parent-style-name="Normal" style:family="paragraph">
      <style:text-properties fo:language="en" fo:country="US"/>
    </style:style>
    <style:style style:name="P383" style:parent-style-name="Normal" style:family="paragraph">
      <style:text-properties fo:language="en" fo:country="US"/>
    </style:style>
    <style:style style:name="P384" style:parent-style-name="Normal" style:family="paragraph">
      <style:text-properties fo:language="en" fo:country="US"/>
    </style:style>
    <style:style style:name="P385" style:parent-style-name="Normal" style:family="paragraph">
      <style:text-properties fo:language="en" fo:country="US"/>
    </style:style>
    <style:style style:name="P386" style:parent-style-name="Normal" style:family="paragraph">
      <style:text-properties fo:language="en" fo:country="US"/>
    </style:style>
    <style:style style:name="P387" style:parent-style-name="Normal" style:family="paragraph">
      <style:text-properties fo:language="en" fo:country="US"/>
    </style:style>
    <style:style style:name="P388" style:parent-style-name="Normal" style:family="paragraph">
      <style:text-properties fo:language="en" fo:country="US"/>
    </style:style>
    <style:style style:name="P389" style:parent-style-name="Normal" style:family="paragraph">
      <style:text-properties fo:language="en" fo:country="US"/>
    </style:style>
    <style:style style:name="P390" style:parent-style-name="Normal" style:family="paragraph">
      <style:text-properties fo:language="en" fo:country="US"/>
    </style:style>
    <style:style style:name="P391" style:parent-style-name="Normal" style:family="paragraph">
      <style:text-properties fo:language="en" fo:country="US"/>
    </style:style>
    <style:style style:name="P392" style:parent-style-name="Normal" style:family="paragraph">
      <style:text-properties fo:language="en" fo:country="US"/>
    </style:style>
    <style:style style:name="P393" style:parent-style-name="Normal" style:family="paragraph">
      <style:text-properties fo:language="en" fo:country="US"/>
    </style:style>
    <style:style style:name="P394" style:parent-style-name="Normal" style:family="paragraph">
      <style:text-properties fo:language="en" fo:country="US"/>
    </style:style>
    <style:style style:name="P395" style:parent-style-name="Normal" style:family="paragraph">
      <style:text-properties fo:language="en" fo:country="US"/>
    </style:style>
    <style:style style:name="P396" style:parent-style-name="Normal" style:family="paragraph">
      <style:text-properties fo:language="en" fo:country="US"/>
    </style:style>
    <style:style style:name="P397" style:parent-style-name="Normal" style:family="paragraph">
      <style:text-properties fo:language="en" fo:country="US"/>
    </style:style>
    <style:style style:name="P398" style:parent-style-name="Normal" style:family="paragraph">
      <style:text-properties fo:language="en" fo:country="US"/>
    </style:style>
    <style:style style:name="P399" style:parent-style-name="Normal" style:family="paragraph">
      <style:text-properties fo:language="en" fo:country="US"/>
    </style:style>
    <style:style style:name="P400" style:parent-style-name="Normal" style:family="paragraph">
      <style:text-properties fo:language="en" fo:country="US"/>
    </style:style>
    <style:style style:name="P401" style:parent-style-name="Normal" style:family="paragraph">
      <style:text-properties fo:language="en" fo:country="US"/>
    </style:style>
    <style:style style:name="P402" style:parent-style-name="Normal" style:family="paragraph">
      <style:text-properties fo:language="en" fo:country="US"/>
    </style:style>
    <style:style style:name="P403" style:parent-style-name="Normal" style:family="paragraph">
      <style:text-properties fo:language="en" fo:country="US"/>
    </style:style>
    <style:style style:name="T404" style:parent-style-name="Policepardéfaut" style:family="text">
      <style:text-properties fo:language="en" fo:country="US"/>
    </style:style>
    <style:style style:name="T405" style:parent-style-name="Policepardéfaut" style:family="text">
      <style:text-properties fo:language="en" fo:country="US"/>
    </style:style>
    <style:style style:name="P406" style:parent-style-name="Normal" style:family="paragraph">
      <style:text-properties fo:language="en" fo:country="US"/>
    </style:style>
    <style:style style:name="P407" style:parent-style-name="Normal" style:family="paragraph">
      <style:text-properties fo:language="en" fo:country="US"/>
    </style:style>
    <style:style style:name="P408" style:parent-style-name="Normal" style:family="paragraph">
      <style:text-properties fo:language="en" fo:country="US"/>
    </style:style>
    <style:style style:name="P409" style:parent-style-name="Normal" style:family="paragraph">
      <style:text-properties fo:language="en" fo:country="US"/>
    </style:style>
    <style:style style:name="P410" style:parent-style-name="Normal" style:family="paragraph">
      <style:text-properties fo:language="en" fo:country="US"/>
    </style:style>
    <style:style style:name="P411" style:parent-style-name="Normal" style:family="paragraph">
      <style:text-properties fo:language="en" fo:country="US"/>
    </style:style>
    <style:style style:name="P412" style:parent-style-name="Normal" style:family="paragraph">
      <style:text-properties fo:language="en" fo:country="US"/>
    </style:style>
    <style:style style:name="P413" style:parent-style-name="Normal" style:family="paragraph">
      <style:text-properties fo:language="en" fo:country="US"/>
    </style:style>
    <style:style style:name="P414" style:parent-style-name="Normal" style:family="paragraph">
      <style:text-properties fo:language="en" fo:country="US"/>
    </style:style>
    <style:style style:name="P415" style:parent-style-name="Normal" style:family="paragraph">
      <style:text-properties fo:language="en" fo:country="US"/>
    </style:style>
    <style:style style:name="P416" style:parent-style-name="Normal" style:family="paragraph">
      <style:text-properties fo:language="en" fo:country="US"/>
    </style:style>
    <style:style style:name="P417" style:parent-style-name="Normal" style:family="paragraph">
      <style:text-properties fo:language="en" fo:country="US"/>
    </style:style>
    <style:style style:name="P418" style:parent-style-name="Normal" style:family="paragraph">
      <style:text-properties fo:language="en" fo:country="US"/>
    </style:style>
    <style:style style:name="P419" style:parent-style-name="Normal" style:family="paragraph">
      <style:text-properties fo:language="en" fo:country="US"/>
    </style:style>
    <style:style style:name="P420" style:parent-style-name="Normal" style:family="paragraph">
      <style:text-properties fo:language="en" fo:country="US"/>
    </style:style>
    <style:style style:name="P421" style:parent-style-name="Normal" style:family="paragraph">
      <style:text-properties fo:language="en" fo:country="US"/>
    </style:style>
    <style:style style:name="P422" style:parent-style-name="Normal" style:family="paragraph">
      <style:text-properties fo:language="en" fo:country="US"/>
    </style:style>
    <style:style style:name="P423" style:parent-style-name="Normal" style:family="paragraph">
      <style:text-properties fo:language="en" fo:country="US"/>
    </style:style>
    <style:style style:name="P424" style:parent-style-name="Normal" style:family="paragraph">
      <style:text-properties fo:language="en" fo:country="US"/>
    </style:style>
    <style:style style:name="P425" style:parent-style-name="Normal" style:family="paragraph">
      <style:text-properties fo:language="en" fo:country="US"/>
    </style:style>
    <style:style style:name="P426" style:parent-style-name="Normal" style:family="paragraph">
      <style:text-properties fo:language="en" fo:country="US"/>
    </style:style>
    <style:style style:name="P427" style:parent-style-name="Normal" style:family="paragraph">
      <style:text-properties fo:language="en" fo:country="US"/>
    </style:style>
    <style:style style:name="P428" style:parent-style-name="Normal" style:family="paragraph">
      <style:text-properties fo:language="en" fo:country="US"/>
    </style:style>
    <style:style style:name="P429" style:parent-style-name="Normal" style:family="paragraph">
      <style:text-properties fo:language="en" fo:country="US"/>
    </style:style>
    <style:style style:name="P430" style:parent-style-name="Normal" style:family="paragraph">
      <style:text-properties fo:language="en" fo:country="US"/>
    </style:style>
    <style:style style:name="P431" style:parent-style-name="Normal" style:family="paragraph">
      <style:text-properties fo:language="en" fo:country="US"/>
    </style:style>
    <style:style style:name="P432" style:parent-style-name="Normal" style:family="paragraph">
      <style:text-properties fo:language="en" fo:country="US"/>
    </style:style>
    <style:style style:name="P433" style:parent-style-name="Normal" style:family="paragraph">
      <style:text-properties fo:language="en" fo:country="US"/>
    </style:style>
    <style:style style:name="P434" style:parent-style-name="Normal" style:family="paragraph">
      <style:text-properties fo:language="en" fo:country="US"/>
    </style:style>
    <style:style style:name="P435" style:parent-style-name="Normal" style:family="paragraph">
      <style:text-properties fo:language="en" fo:country="US"/>
    </style:style>
    <style:style style:name="P436" style:parent-style-name="Normal" style:family="paragraph">
      <style:text-properties fo:language="en" fo:country="US"/>
    </style:style>
    <style:style style:name="P437" style:parent-style-name="Normal" style:family="paragraph">
      <style:text-properties fo:language="en" fo:country="US"/>
    </style:style>
    <style:style style:name="P438" style:parent-style-name="Normal" style:family="paragraph">
      <style:text-properties fo:language="en" fo:country="US"/>
    </style:style>
    <style:style style:name="P439" style:parent-style-name="Normal" style:family="paragraph">
      <style:text-properties fo:language="en" fo:country="US"/>
    </style:style>
    <style:style style:name="P440" style:parent-style-name="Normal" style:family="paragraph">
      <style:text-properties fo:language="en" fo:country="US"/>
    </style:style>
    <style:style style:name="P441" style:parent-style-name="Normal" style:family="paragraph">
      <style:text-properties fo:language="en" fo:country="US"/>
    </style:style>
    <style:style style:name="P442" style:parent-style-name="Normal" style:family="paragraph">
      <style:text-properties fo:language="en" fo:country="US"/>
    </style:style>
    <style:style style:name="P443" style:parent-style-name="Normal" style:family="paragraph">
      <style:text-properties fo:language="en" fo:country="US"/>
    </style:style>
    <style:style style:name="P444" style:parent-style-name="Normal" style:family="paragraph">
      <style:text-properties fo:language="en" fo:country="US"/>
    </style:style>
    <style:style style:name="P445" style:parent-style-name="Normal" style:family="paragraph">
      <style:text-properties fo:language="en" fo:country="US"/>
    </style:style>
    <style:style style:name="P446" style:parent-style-name="Normal" style:family="paragraph">
      <style:text-properties fo:language="en" fo:country="US"/>
    </style:style>
    <style:style style:name="P447" style:parent-style-name="Normal" style:family="paragraph">
      <style:text-properties fo:language="en" fo:country="US"/>
    </style:style>
    <style:style style:name="P448" style:parent-style-name="Normal" style:family="paragraph">
      <style:text-properties fo:language="en" fo:country="US"/>
    </style:style>
    <style:style style:name="P449" style:parent-style-name="Normal" style:family="paragraph">
      <style:text-properties fo:language="en" fo:country="US"/>
    </style:style>
    <style:style style:name="P450" style:parent-style-name="Normal" style:family="paragraph">
      <style:text-properties fo:language="en" fo:country="US"/>
    </style:style>
    <style:style style:name="P451" style:parent-style-name="Normal" style:family="paragraph">
      <style:text-properties fo:language="en" fo:country="US"/>
    </style:style>
    <style:style style:name="P452" style:parent-style-name="Normal" style:family="paragraph">
      <style:text-properties fo:language="en" fo:country="US"/>
    </style:style>
    <style:style style:name="P453" style:parent-style-name="Normal" style:family="paragraph">
      <style:text-properties fo:language="en" fo:country="US"/>
    </style:style>
    <style:style style:name="P454" style:parent-style-name="Normal" style:family="paragraph">
      <style:text-properties fo:language="en" fo:country="US"/>
    </style:style>
    <style:style style:name="P455" style:parent-style-name="Normal" style:family="paragraph">
      <style:text-properties fo:language="en" fo:country="US"/>
    </style:style>
    <style:style style:name="P456" style:parent-style-name="Normal" style:family="paragraph">
      <style:text-properties fo:language="en" fo:country="US"/>
    </style:style>
    <style:style style:name="P457" style:parent-style-name="Normal" style:family="paragraph">
      <style:text-properties fo:language="en" fo:country="US"/>
    </style:style>
    <style:style style:name="P458" style:parent-style-name="Normal" style:family="paragraph">
      <style:text-properties fo:language="en" fo:country="US"/>
    </style:style>
    <style:style style:name="P459" style:parent-style-name="Normal" style:family="paragraph">
      <style:text-properties fo:language="en" fo:country="US"/>
    </style:style>
    <style:style style:name="P460" style:parent-style-name="Normal" style:family="paragraph">
      <style:text-properties fo:language="en" fo:country="US"/>
    </style:style>
    <style:style style:name="P461" style:parent-style-name="Normal" style:family="paragraph">
      <style:text-properties fo:language="en" fo:country="US"/>
    </style:style>
    <style:style style:name="P462" style:parent-style-name="Normal" style:family="paragraph">
      <style:text-properties fo:language="en" fo:country="US"/>
    </style:style>
    <style:style style:name="P463" style:parent-style-name="Normal" style:family="paragraph">
      <style:text-properties fo:language="en" fo:country="US"/>
    </style:style>
    <style:style style:name="P464" style:parent-style-name="Normal" style:family="paragraph">
      <style:text-properties fo:language="en" fo:country="US"/>
    </style:style>
    <style:style style:name="P465" style:parent-style-name="Normal" style:family="paragraph">
      <style:text-properties fo:language="en" fo:country="US"/>
    </style:style>
    <style:style style:name="P466" style:parent-style-name="Normal" style:family="paragraph">
      <style:text-properties fo:language="en" fo:country="US"/>
    </style:style>
    <style:style style:name="P467" style:parent-style-name="Normal" style:family="paragraph">
      <style:text-properties fo:language="en" fo:country="US"/>
    </style:style>
    <style:style style:name="P468" style:parent-style-name="Normal" style:family="paragraph">
      <style:text-properties fo:language="en" fo:country="US"/>
    </style:style>
    <style:style style:name="P469" style:parent-style-name="Normal" style:family="paragraph">
      <style:text-properties fo:language="en" fo:country="US"/>
    </style:style>
    <style:style style:name="P470" style:parent-style-name="Normal" style:family="paragraph">
      <style:text-properties fo:language="en" fo:country="US"/>
    </style:style>
    <style:style style:name="P471" style:parent-style-name="Normal" style:family="paragraph">
      <style:text-properties fo:language="en" fo:country="US"/>
    </style:style>
    <style:style style:name="P472" style:parent-style-name="Normal" style:family="paragraph">
      <style:text-properties fo:language="en" fo:country="US"/>
    </style:style>
    <style:style style:name="P473" style:parent-style-name="Normal" style:family="paragraph">
      <style:text-properties fo:language="en" fo:country="US"/>
    </style:style>
    <style:style style:name="P474" style:parent-style-name="Normal" style:family="paragraph">
      <style:text-properties fo:language="en" fo:country="US"/>
    </style:style>
    <style:style style:name="P475" style:parent-style-name="Normal" style:family="paragraph">
      <style:text-properties fo:language="en" fo:country="US"/>
    </style:style>
    <style:style style:name="P476" style:parent-style-name="Normal" style:family="paragraph">
      <style:text-properties fo:language="en" fo:country="US"/>
    </style:style>
    <style:style style:name="T477" style:parent-style-name="Policepardéfaut" style:family="text">
      <style:text-properties fo:language="en" fo:country="US"/>
    </style:style>
    <style:style style:name="T478" style:parent-style-name="Policepardéfaut" style:family="text">
      <style:text-properties fo:language="en" fo:country="US"/>
    </style:style>
    <style:style style:name="P479" style:parent-style-name="Normal" style:family="paragraph">
      <style:text-properties fo:language="en" fo:country="US"/>
    </style:style>
    <style:style style:name="P480" style:parent-style-name="Normal" style:family="paragraph">
      <style:text-properties fo:language="en" fo:country="US"/>
    </style:style>
    <style:style style:name="P481" style:parent-style-name="Normal" style:family="paragraph">
      <style:text-properties fo:language="en" fo:country="US"/>
    </style:style>
    <style:style style:name="P482" style:parent-style-name="Normal" style:family="paragraph">
      <style:text-properties fo:language="en" fo:country="US"/>
    </style:style>
    <style:style style:name="P483" style:parent-style-name="Normal" style:family="paragraph">
      <style:text-properties fo:language="en" fo:country="US"/>
    </style:style>
    <style:style style:name="P484" style:parent-style-name="Normal" style:family="paragraph">
      <style:text-properties fo:language="en" fo:country="US"/>
    </style:style>
    <style:style style:name="P485" style:parent-style-name="Normal" style:family="paragraph">
      <style:text-properties fo:language="en" fo:country="US"/>
    </style:style>
    <style:style style:name="P486" style:parent-style-name="Normal" style:family="paragraph">
      <style:text-properties fo:language="en" fo:country="US"/>
    </style:style>
    <style:style style:name="T487" style:parent-style-name="Policepardéfaut" style:family="text">
      <style:text-properties fo:language="en" fo:country="US"/>
    </style:style>
    <style:style style:name="T488" style:parent-style-name="Policepardéfaut" style:family="text">
      <style:text-properties style:font-name="Segoe UI Emoji" style:font-name-complex="Segoe UI Emoji"/>
    </style:style>
    <style:style style:name="T489" style:parent-style-name="Policepardéfaut" style:family="text">
      <style:text-properties fo:language="en" fo:country="US"/>
    </style:style>
    <style:style style:name="P490" style:parent-style-name="Normal" style:family="paragraph">
      <style:text-properties fo:language="en" fo:country="US"/>
    </style:style>
    <style:style style:name="P491" style:parent-style-name="Normal" style:family="paragraph">
      <style:text-properties fo:language="en" fo:country="US"/>
    </style:style>
    <style:style style:name="P492" style:parent-style-name="Normal" style:family="paragraph">
      <style:text-properties fo:language="en" fo:country="US"/>
    </style:style>
    <style:style style:name="P493" style:parent-style-name="Normal" style:family="paragraph">
      <style:text-properties fo:language="en" fo:country="US"/>
    </style:style>
    <style:style style:name="P494" style:parent-style-name="Normal" style:family="paragraph">
      <style:text-properties fo:language="en" fo:country="US"/>
    </style:style>
    <style:style style:name="P495" style:parent-style-name="Normal" style:family="paragraph">
      <style:text-properties fo:language="en" fo:country="US"/>
    </style:style>
    <style:style style:name="P496" style:parent-style-name="Normal" style:family="paragraph">
      <style:text-properties fo:language="en" fo:country="US"/>
    </style:style>
    <style:style style:name="P497" style:parent-style-name="Normal" style:family="paragraph">
      <style:text-properties fo:language="en" fo:country="US"/>
    </style:style>
    <style:style style:name="P498" style:parent-style-name="Normal" style:family="paragraph">
      <style:text-properties fo:language="en" fo:country="US"/>
    </style:style>
    <style:style style:name="P499" style:parent-style-name="Normal" style:family="paragraph">
      <style:text-properties fo:language="en" fo:country="US"/>
    </style:style>
    <style:style style:name="P500" style:parent-style-name="Normal" style:family="paragraph">
      <style:text-properties fo:language="en" fo:country="US"/>
    </style:style>
    <style:style style:name="P501" style:parent-style-name="Normal" style:family="paragraph">
      <style:text-properties fo:language="en" fo:country="US"/>
    </style:style>
    <style:style style:name="P502" style:parent-style-name="Normal" style:family="paragraph">
      <style:text-properties fo:language="en" fo:country="US"/>
    </style:style>
    <style:style style:name="P503" style:parent-style-name="Normal" style:family="paragraph">
      <style:text-properties fo:language="en" fo:country="US"/>
    </style:style>
    <style:style style:name="P504" style:parent-style-name="Normal" style:family="paragraph">
      <style:text-properties fo:language="en" fo:country="US"/>
    </style:style>
    <style:style style:name="P505" style:parent-style-name="Normal" style:family="paragraph">
      <style:text-properties fo:language="en" fo:country="US"/>
    </style:style>
    <style:style style:name="P506" style:parent-style-name="Normal" style:family="paragraph">
      <style:text-properties fo:language="en" fo:country="US"/>
    </style:style>
    <style:style style:name="P507" style:parent-style-name="Normal" style:family="paragraph">
      <style:text-properties fo:language="en" fo:country="US"/>
    </style:style>
    <style:style style:name="P508" style:parent-style-name="Normal" style:family="paragraph">
      <style:text-properties fo:language="en" fo:country="US"/>
    </style:style>
    <style:style style:name="P509" style:parent-style-name="Normal" style:family="paragraph">
      <style:text-properties fo:language="en" fo:country="US"/>
    </style:style>
    <style:style style:name="P510" style:parent-style-name="Normal" style:family="paragraph">
      <style:text-properties fo:language="en" fo:country="US"/>
    </style:style>
    <style:style style:name="P511" style:parent-style-name="Normal" style:family="paragraph">
      <style:text-properties fo:language="en" fo:country="US"/>
    </style:style>
    <style:style style:name="P512" style:parent-style-name="Normal" style:family="paragraph">
      <style:text-properties fo:language="en" fo:country="US"/>
    </style:style>
    <style:style style:name="P513" style:parent-style-name="Normal" style:family="paragraph">
      <style:text-properties fo:language="en" fo:country="US"/>
    </style:style>
    <style:style style:name="P514" style:parent-style-name="Normal" style:family="paragraph">
      <style:text-properties fo:language="en" fo:country="US"/>
    </style:style>
    <style:style style:name="P515" style:parent-style-name="Normal" style:family="paragraph">
      <style:text-properties fo:language="en" fo:country="US"/>
    </style:style>
    <style:style style:name="P516" style:parent-style-name="Normal" style:family="paragraph">
      <style:text-properties fo:language="en" fo:country="US"/>
    </style:style>
    <style:style style:name="P517" style:parent-style-name="Normal" style:family="paragraph">
      <style:text-properties fo:language="en" fo:country="US"/>
    </style:style>
    <style:style style:name="P518" style:parent-style-name="Normal" style:family="paragraph">
      <style:text-properties fo:language="en" fo:country="US"/>
    </style:style>
    <style:style style:name="P519" style:parent-style-name="Normal" style:family="paragraph">
      <style:text-properties fo:language="en" fo:country="US"/>
    </style:style>
    <style:style style:name="P520" style:parent-style-name="Normal" style:family="paragraph">
      <style:text-properties fo:language="en" fo:country="US"/>
    </style:style>
    <style:style style:name="P521" style:parent-style-name="Normal" style:family="paragraph">
      <style:text-properties fo:language="en" fo:country="US"/>
    </style:style>
    <style:style style:name="P522" style:parent-style-name="Normal" style:family="paragraph">
      <style:text-properties fo:language="en" fo:country="US"/>
    </style:style>
    <style:style style:name="P523" style:parent-style-name="Normal" style:family="paragraph">
      <style:text-properties fo:language="en" fo:country="US"/>
    </style:style>
    <style:style style:name="P524" style:parent-style-name="Normal" style:family="paragraph">
      <style:text-properties fo:language="en" fo:country="US"/>
    </style:style>
    <style:style style:name="P525" style:parent-style-name="Normal" style:family="paragraph">
      <style:text-properties fo:language="en" fo:country="US"/>
    </style:style>
    <style:style style:name="P526" style:parent-style-name="Normal" style:family="paragraph">
      <style:text-properties fo:language="en" fo:country="US"/>
    </style:style>
    <style:style style:name="P527" style:parent-style-name="Normal" style:family="paragraph">
      <style:text-properties fo:language="en" fo:country="US"/>
    </style:style>
    <style:style style:name="P528" style:parent-style-name="Normal" style:family="paragraph">
      <style:text-properties fo:language="en" fo:country="US"/>
    </style:style>
    <style:style style:name="P529" style:parent-style-name="Normal" style:family="paragraph">
      <style:text-properties fo:language="en" fo:country="US"/>
    </style:style>
    <style:style style:name="P530" style:parent-style-name="Normal" style:family="paragraph">
      <style:text-properties fo:language="en" fo:country="US"/>
    </style:style>
    <style:style style:name="P531" style:parent-style-name="Normal" style:family="paragraph">
      <style:text-properties fo:language="en" fo:country="US"/>
    </style:style>
    <style:style style:name="P532" style:parent-style-name="Normal" style:family="paragraph">
      <style:text-properties fo:language="en" fo:country="US"/>
    </style:style>
    <style:style style:name="P533" style:parent-style-name="Normal" style:family="paragraph">
      <style:text-properties fo:language="en" fo:country="US"/>
    </style:style>
    <style:style style:name="P534" style:parent-style-name="Normal" style:family="paragraph">
      <style:text-properties fo:language="en" fo:country="US"/>
    </style:style>
    <style:style style:name="P535" style:parent-style-name="Normal" style:family="paragraph">
      <style:text-properties fo:language="en" fo:country="US"/>
    </style:style>
    <style:style style:name="P536" style:parent-style-name="Normal" style:family="paragraph">
      <style:text-properties fo:language="en" fo:country="US"/>
    </style:style>
    <style:style style:name="P537" style:parent-style-name="Normal" style:family="paragraph">
      <style:text-properties fo:language="en" fo:country="US"/>
    </style:style>
    <style:style style:name="P538" style:parent-style-name="Normal" style:family="paragraph">
      <style:text-properties fo:language="en" fo:country="US"/>
    </style:style>
    <style:style style:name="P539" style:parent-style-name="Normal" style:family="paragraph">
      <style:text-properties fo:language="en" fo:country="US"/>
    </style:style>
    <style:style style:name="P540" style:parent-style-name="Normal" style:family="paragraph">
      <style:text-properties fo:language="en" fo:country="US"/>
    </style:style>
    <style:style style:name="P541" style:parent-style-name="Normal" style:family="paragraph">
      <style:text-properties fo:language="en" fo:country="US"/>
    </style:style>
    <style:style style:name="P542" style:parent-style-name="Normal" style:family="paragraph">
      <style:text-properties fo:language="en" fo:country="US"/>
    </style:style>
    <style:style style:name="P543" style:parent-style-name="Normal" style:family="paragraph">
      <style:text-properties fo:language="en" fo:country="US"/>
    </style:style>
    <style:style style:name="P544" style:parent-style-name="Normal" style:family="paragraph">
      <style:text-properties fo:language="en" fo:country="US"/>
    </style:style>
    <style:style style:name="P545" style:parent-style-name="Normal" style:family="paragraph">
      <style:text-properties fo:language="en" fo:country="US"/>
    </style:style>
    <style:style style:name="P546" style:parent-style-name="Normal" style:family="paragraph">
      <style:text-properties fo:language="en" fo:country="US"/>
    </style:style>
    <style:style style:name="P547" style:parent-style-name="Normal" style:family="paragraph">
      <style:text-properties fo:language="en" fo:country="US"/>
    </style:style>
    <style:style style:name="P548" style:parent-style-name="Normal" style:family="paragraph">
      <style:text-properties fo:language="en" fo:country="US"/>
    </style:style>
    <style:style style:name="P549" style:parent-style-name="Normal" style:family="paragraph">
      <style:text-properties fo:language="en" fo:country="US"/>
    </style:style>
    <style:style style:name="P550" style:parent-style-name="Normal" style:family="paragraph">
      <style:text-properties fo:language="en" fo:country="US"/>
    </style:style>
    <style:style style:name="P551" style:parent-style-name="Normal" style:family="paragraph">
      <style:text-properties fo:language="en" fo:country="US"/>
    </style:style>
    <style:style style:name="P552" style:parent-style-name="Normal" style:family="paragraph">
      <style:text-properties fo:language="en" fo:country="US"/>
    </style:style>
    <style:style style:name="P553" style:parent-style-name="Normal" style:family="paragraph">
      <style:text-properties fo:language="en" fo:country="US"/>
    </style:style>
    <style:style style:name="P554" style:parent-style-name="Normal" style:family="paragraph">
      <style:text-properties fo:language="en" fo:country="US"/>
    </style:style>
    <style:style style:name="P555" style:parent-style-name="Normal" style:family="paragraph">
      <style:text-properties fo:language="en" fo:country="US"/>
    </style:style>
    <style:style style:name="P556" style:parent-style-name="Normal" style:family="paragraph">
      <style:text-properties fo:language="en" fo:country="US"/>
    </style:style>
    <style:style style:name="P557" style:parent-style-name="Normal" style:family="paragraph">
      <style:text-properties fo:language="en" fo:country="US"/>
    </style:style>
    <style:style style:name="P558" style:parent-style-name="Normal" style:family="paragraph">
      <style:text-properties fo:language="en" fo:country="US"/>
    </style:style>
    <style:style style:name="P559" style:parent-style-name="Normal" style:family="paragraph">
      <style:text-properties fo:language="en" fo:country="US"/>
    </style:style>
    <style:style style:name="P560" style:parent-style-name="Normal" style:family="paragraph">
      <style:text-properties fo:language="en" fo:country="US"/>
    </style:style>
    <style:style style:name="P561" style:parent-style-name="Normal" style:family="paragraph">
      <style:text-properties fo:language="en" fo:country="US"/>
    </style:style>
    <style:style style:name="P562" style:parent-style-name="Normal" style:family="paragraph">
      <style:text-properties fo:language="en" fo:country="US"/>
    </style:style>
    <style:style style:name="P563" style:parent-style-name="Normal" style:family="paragraph">
      <style:text-properties fo:language="en" fo:country="US"/>
    </style:style>
    <style:style style:name="P564" style:parent-style-name="Normal" style:family="paragraph">
      <style:text-properties fo:language="en" fo:country="US"/>
    </style:style>
    <style:style style:name="P565" style:parent-style-name="Normal" style:family="paragraph">
      <style:text-properties fo:language="en" fo:country="US"/>
    </style:style>
    <style:style style:name="P566" style:parent-style-name="Normal" style:family="paragraph">
      <style:text-properties fo:language="en" fo:country="US"/>
    </style:style>
    <style:style style:name="P567" style:parent-style-name="Normal" style:family="paragraph">
      <style:text-properties fo:language="en" fo:country="US"/>
    </style:style>
    <style:style style:name="P568" style:parent-style-name="Normal" style:family="paragraph">
      <style:text-properties fo:language="en" fo:country="US"/>
    </style:style>
    <style:style style:name="P569" style:parent-style-name="Normal" style:family="paragraph">
      <style:text-properties fo:language="en" fo:country="US"/>
    </style:style>
    <style:style style:name="P570" style:parent-style-name="Normal" style:family="paragraph">
      <style:text-properties fo:language="en" fo:country="US"/>
    </style:style>
    <style:style style:name="P571" style:parent-style-name="Normal" style:family="paragraph">
      <style:text-properties fo:language="en" fo:country="US"/>
    </style:style>
    <style:style style:name="P572" style:parent-style-name="Normal" style:family="paragraph">
      <style:text-properties fo:language="en" fo:country="US"/>
    </style:style>
    <style:style style:name="P573" style:parent-style-name="Normal" style:family="paragraph">
      <style:text-properties fo:language="en" fo:country="US"/>
    </style:style>
    <style:style style:name="P574" style:parent-style-name="Normal" style:family="paragraph">
      <style:text-properties fo:language="en" fo:country="US"/>
    </style:style>
    <style:style style:name="P575" style:parent-style-name="Normal" style:family="paragraph">
      <style:text-properties fo:language="en" fo:country="US"/>
    </style:style>
    <style:style style:name="P576" style:parent-style-name="Normal" style:family="paragraph">
      <style:text-properties fo:language="en" fo:country="US"/>
    </style:style>
    <style:style style:name="P577" style:parent-style-name="Normal" style:family="paragraph">
      <style:text-properties fo:language="en" fo:country="US"/>
    </style:style>
    <style:style style:name="P578" style:parent-style-name="Normal" style:family="paragraph">
      <style:text-properties fo:language="en" fo:country="US"/>
    </style:style>
    <style:style style:name="P579" style:parent-style-name="Normal" style:family="paragraph">
      <style:text-properties fo:language="en" fo:country="US"/>
    </style:style>
    <style:style style:name="P580" style:parent-style-name="Normal" style:family="paragraph">
      <style:text-properties fo:language="en" fo:country="US"/>
    </style:style>
    <style:style style:name="P581" style:parent-style-name="Normal" style:family="paragraph">
      <style:text-properties fo:language="en" fo:country="US"/>
    </style:style>
    <style:style style:name="P582" style:parent-style-name="Normal" style:family="paragraph">
      <style:text-properties fo:language="en" fo:country="US"/>
    </style:style>
    <style:style style:name="P583" style:parent-style-name="Normal" style:family="paragraph">
      <style:text-properties fo:language="en" fo:country="US"/>
    </style:style>
    <style:style style:name="P584" style:parent-style-name="Normal" style:family="paragraph">
      <style:text-properties fo:language="en" fo:country="US"/>
    </style:style>
    <style:style style:name="P585" style:parent-style-name="Normal" style:family="paragraph">
      <style:text-properties fo:language="en" fo:country="US"/>
    </style:style>
    <style:style style:name="P586" style:parent-style-name="Normal" style:family="paragraph">
      <style:text-properties fo:language="en" fo:country="US"/>
    </style:style>
    <style:style style:name="P587" style:parent-style-name="Normal" style:family="paragraph">
      <style:text-properties fo:language="en" fo:country="US"/>
    </style:style>
    <style:style style:name="P588" style:parent-style-name="Normal" style:family="paragraph">
      <style:text-properties fo:language="en" fo:country="US"/>
    </style:style>
    <style:style style:name="P589" style:parent-style-name="Normal" style:family="paragraph">
      <style:text-properties fo:language="en" fo:country="US"/>
    </style:style>
    <style:style style:name="P590" style:parent-style-name="Normal" style:family="paragraph">
      <style:text-properties fo:language="en" fo:country="US"/>
    </style:style>
    <style:style style:name="P591" style:parent-style-name="Normal" style:family="paragraph">
      <style:text-properties fo:language="en" fo:country="US"/>
    </style:style>
    <style:style style:name="P592" style:parent-style-name="Normal" style:family="paragraph">
      <style:text-properties fo:language="en" fo:country="US"/>
    </style:style>
    <style:style style:name="P593" style:parent-style-name="Normal" style:family="paragraph">
      <style:text-properties fo:language="en" fo:country="US"/>
    </style:style>
    <style:style style:name="P594" style:parent-style-name="Normal" style:family="paragraph">
      <style:text-properties fo:language="en" fo:country="US"/>
    </style:style>
    <style:style style:name="P595" style:parent-style-name="Normal" style:family="paragraph">
      <style:text-properties fo:language="en" fo:country="US"/>
    </style:style>
    <style:style style:name="P596" style:parent-style-name="Normal" style:family="paragraph">
      <style:text-properties fo:language="en" fo:country="US"/>
    </style:style>
    <style:style style:name="P597" style:parent-style-name="Normal" style:family="paragraph">
      <style:text-properties fo:language="en" fo:country="US"/>
    </style:style>
    <style:style style:name="P598" style:parent-style-name="Normal" style:family="paragraph">
      <style:text-properties fo:language="en" fo:country="US"/>
    </style:style>
    <style:style style:name="P599" style:parent-style-name="Normal" style:family="paragraph">
      <style:text-properties fo:language="en" fo:country="US"/>
    </style:style>
    <style:style style:name="P600" style:parent-style-name="Normal" style:family="paragraph">
      <style:text-properties fo:language="en" fo:country="US"/>
    </style:style>
    <style:style style:name="P601" style:parent-style-name="Normal" style:family="paragraph">
      <style:text-properties fo:language="en" fo:country="US"/>
    </style:style>
    <style:style style:name="P602" style:parent-style-name="Normal" style:family="paragraph">
      <style:text-properties fo:language="en" fo:country="US"/>
    </style:style>
    <style:style style:name="P603" style:parent-style-name="Normal" style:family="paragraph">
      <style:text-properties fo:language="en" fo:country="US"/>
    </style:style>
    <style:style style:name="P604" style:parent-style-name="Normal" style:family="paragraph">
      <style:text-properties fo:language="en" fo:country="US"/>
    </style:style>
    <style:style style:name="T605" style:parent-style-name="Policepardéfaut" style:family="text">
      <style:text-properties fo:language="en" fo:country="US"/>
    </style:style>
    <style:style style:name="T606" style:parent-style-name="Policepardéfaut" style:family="text">
      <style:text-properties fo:language="en" fo:country="US"/>
    </style:style>
    <style:style style:name="P607" style:parent-style-name="Normal" style:family="paragraph">
      <style:text-properties fo:language="en" fo:country="US"/>
    </style:style>
    <style:style style:name="P608" style:parent-style-name="Normal" style:family="paragraph">
      <style:text-properties fo:language="en" fo:country="US"/>
    </style:style>
    <style:style style:name="P609" style:parent-style-name="Normal" style:family="paragraph">
      <style:text-properties fo:language="en" fo:country="US"/>
    </style:style>
    <style:style style:name="P610" style:parent-style-name="Normal" style:family="paragraph">
      <style:text-properties fo:language="en" fo:country="US"/>
    </style:style>
    <style:style style:name="P611" style:parent-style-name="Normal" style:family="paragraph">
      <style:text-properties fo:language="en" fo:country="US"/>
    </style:style>
    <style:style style:name="P612" style:parent-style-name="Normal" style:family="paragraph">
      <style:text-properties fo:language="en" fo:country="US"/>
    </style:style>
    <style:style style:name="P613" style:parent-style-name="Normal" style:family="paragraph">
      <style:text-properties fo:language="en" fo:country="US"/>
    </style:style>
    <style:style style:name="P614" style:parent-style-name="Normal" style:family="paragraph">
      <style:text-properties fo:language="en" fo:country="US"/>
    </style:style>
    <style:style style:name="P615" style:parent-style-name="Normal" style:family="paragraph">
      <style:text-properties fo:language="en" fo:country="US"/>
    </style:style>
    <style:style style:name="P616" style:parent-style-name="Normal" style:family="paragraph">
      <style:text-properties fo:language="en" fo:country="US"/>
    </style:style>
    <style:style style:name="P617" style:parent-style-name="Normal" style:family="paragraph">
      <style:text-properties fo:language="en" fo:country="US"/>
    </style:style>
    <style:style style:name="P618" style:parent-style-name="Normal" style:family="paragraph">
      <style:text-properties fo:language="en" fo:country="US"/>
    </style:style>
    <style:style style:name="P619" style:parent-style-name="Normal" style:family="paragraph">
      <style:text-properties fo:language="en" fo:country="US"/>
    </style:style>
    <style:style style:name="P620" style:parent-style-name="Normal" style:family="paragraph">
      <style:text-properties fo:language="en" fo:country="US"/>
    </style:style>
    <style:style style:name="P621" style:parent-style-name="Normal" style:family="paragraph">
      <style:text-properties fo:language="en" fo:country="US"/>
    </style:style>
    <style:style style:name="P622" style:parent-style-name="Normal" style:family="paragraph">
      <style:text-properties fo:language="en" fo:country="US"/>
    </style:style>
    <style:style style:name="P623" style:parent-style-name="Normal" style:family="paragraph">
      <style:text-properties fo:language="en" fo:country="US"/>
    </style:style>
    <style:style style:name="P624" style:parent-style-name="Normal" style:family="paragraph">
      <style:text-properties fo:language="en" fo:country="US"/>
    </style:style>
    <style:style style:name="P625" style:parent-style-name="Normal" style:family="paragraph">
      <style:text-properties fo:language="en" fo:country="US"/>
    </style:style>
    <style:style style:name="P626" style:parent-style-name="Normal" style:family="paragraph">
      <style:text-properties fo:language="en" fo:country="US"/>
    </style:style>
    <style:style style:name="P627" style:parent-style-name="Normal" style:family="paragraph">
      <style:text-properties fo:language="en" fo:country="US"/>
    </style:style>
    <style:style style:name="P628" style:parent-style-name="Normal" style:family="paragraph">
      <style:text-properties fo:language="en" fo:country="US"/>
    </style:style>
    <style:style style:name="P629" style:parent-style-name="Normal" style:family="paragraph">
      <style:text-properties fo:language="en" fo:country="US"/>
    </style:style>
    <style:style style:name="P630" style:parent-style-name="Normal" style:family="paragraph">
      <style:text-properties fo:language="en" fo:country="US"/>
    </style:style>
    <style:style style:name="P631" style:parent-style-name="Normal" style:family="paragraph">
      <style:text-properties fo:language="en" fo:country="US"/>
    </style:style>
    <style:style style:name="P632" style:parent-style-name="Normal" style:family="paragraph">
      <style:text-properties fo:language="en" fo:country="US"/>
    </style:style>
    <style:style style:name="P633" style:parent-style-name="Normal" style:family="paragraph">
      <style:text-properties fo:language="en" fo:country="US"/>
    </style:style>
    <style:style style:name="P634" style:parent-style-name="Normal" style:family="paragraph">
      <style:text-properties fo:language="en" fo:country="US"/>
    </style:style>
    <style:style style:name="P635" style:parent-style-name="Normal" style:family="paragraph">
      <style:text-properties fo:language="en" fo:country="US"/>
    </style:style>
    <style:style style:name="P636" style:parent-style-name="Normal" style:family="paragraph">
      <style:text-properties fo:language="en" fo:country="US"/>
    </style:style>
    <style:style style:name="P637" style:parent-style-name="Normal" style:family="paragraph">
      <style:text-properties fo:language="en" fo:country="US"/>
    </style:style>
    <style:style style:name="P638" style:parent-style-name="Normal" style:family="paragraph">
      <style:text-properties fo:language="en" fo:country="US"/>
    </style:style>
    <style:style style:name="P639" style:parent-style-name="Normal" style:family="paragraph">
      <style:text-properties fo:language="en" fo:country="US"/>
    </style:style>
    <style:style style:name="P640" style:parent-style-name="Normal" style:family="paragraph">
      <style:text-properties fo:language="en" fo:country="US"/>
    </style:style>
    <style:style style:name="P641" style:parent-style-name="Normal" style:family="paragraph">
      <style:text-properties fo:language="en" fo:country="US"/>
    </style:style>
    <style:style style:name="P642" style:parent-style-name="Normal" style:family="paragraph">
      <style:text-properties fo:language="en" fo:country="US"/>
    </style:style>
    <style:style style:name="P643" style:parent-style-name="Normal" style:family="paragraph">
      <style:text-properties fo:language="en" fo:country="US"/>
    </style:style>
    <style:style style:name="P644" style:parent-style-name="Normal" style:family="paragraph">
      <style:text-properties fo:language="en" fo:country="US"/>
    </style:style>
    <style:style style:name="P645" style:parent-style-name="Normal" style:family="paragraph">
      <style:text-properties fo:language="en" fo:country="US"/>
    </style:style>
    <style:style style:name="P646" style:parent-style-name="Normal" style:family="paragraph">
      <style:text-properties fo:language="en" fo:country="US"/>
    </style:style>
    <style:style style:name="P647" style:parent-style-name="Normal" style:family="paragraph">
      <style:text-properties fo:language="en" fo:country="US"/>
    </style:style>
    <style:style style:name="P648" style:parent-style-name="Normal" style:family="paragraph">
      <style:text-properties fo:language="en" fo:country="US"/>
    </style:style>
    <style:style style:name="P649" style:parent-style-name="Normal" style:family="paragraph">
      <style:text-properties fo:language="en" fo:country="US"/>
    </style:style>
    <style:style style:name="P650" style:parent-style-name="Normal" style:family="paragraph">
      <style:text-properties fo:language="en" fo:country="US"/>
    </style:style>
    <style:style style:name="P651" style:parent-style-name="Normal" style:family="paragraph">
      <style:text-properties fo:language="en" fo:country="US"/>
    </style:style>
    <style:style style:name="P652" style:parent-style-name="Normal" style:family="paragraph">
      <style:text-properties fo:language="en" fo:country="US"/>
    </style:style>
    <style:style style:name="T653" style:parent-style-name="Policepardéfaut" style:family="text">
      <style:text-properties fo:language="en" fo:country="US"/>
    </style:style>
    <style:style style:name="T654" style:parent-style-name="Policepardéfaut" style:family="text">
      <style:text-properties fo:language="en" fo:country="US"/>
    </style:style>
    <style:style style:name="P655" style:parent-style-name="Normal" style:family="paragraph">
      <style:text-properties fo:language="en" fo:country="US"/>
    </style:style>
    <style:style style:name="P656" style:parent-style-name="Normal" style:family="paragraph">
      <style:text-properties fo:language="en" fo:country="US"/>
    </style:style>
    <style:style style:name="P657" style:parent-style-name="Normal" style:family="paragraph">
      <style:text-properties fo:language="en" fo:country="US"/>
    </style:style>
    <style:style style:name="P658" style:parent-style-name="Normal" style:family="paragraph">
      <style:text-properties fo:language="en" fo:country="US"/>
    </style:style>
    <style:style style:name="P659" style:parent-style-name="Normal" style:family="paragraph">
      <style:text-properties fo:language="en" fo:country="US"/>
    </style:style>
    <style:style style:name="P660" style:parent-style-name="Normal" style:family="paragraph">
      <style:text-properties fo:language="en" fo:country="US"/>
    </style:style>
    <style:style style:name="P661" style:parent-style-name="Normal" style:family="paragraph">
      <style:text-properties fo:language="en" fo:country="US"/>
    </style:style>
    <style:style style:name="P662" style:parent-style-name="Normal" style:family="paragraph">
      <style:text-properties fo:language="en" fo:country="US"/>
    </style:style>
    <style:style style:name="T663" style:parent-style-name="Policepardéfaut" style:family="text">
      <style:text-properties fo:language="en" fo:country="US"/>
    </style:style>
    <style:style style:name="T664" style:parent-style-name="Policepardéfaut" style:family="text">
      <style:text-properties fo:language="en" fo:country="US"/>
    </style:style>
    <style:style style:name="P665" style:parent-style-name="Normal" style:family="paragraph">
      <style:text-properties fo:language="en" fo:country="US"/>
    </style:style>
    <style:style style:name="P666" style:parent-style-name="Normal" style:family="paragraph">
      <style:text-properties fo:language="en" fo:country="US"/>
    </style:style>
    <style:style style:name="P667" style:parent-style-name="Normal" style:family="paragraph">
      <style:text-properties fo:language="en" fo:country="US"/>
    </style:style>
    <style:style style:name="P668" style:parent-style-name="Normal" style:family="paragraph">
      <style:text-properties fo:language="en" fo:country="US"/>
    </style:style>
    <style:style style:name="P669" style:parent-style-name="Normal" style:family="paragraph">
      <style:text-properties fo:language="en" fo:country="US"/>
    </style:style>
    <style:style style:name="P670" style:parent-style-name="Normal" style:family="paragraph">
      <style:text-properties fo:language="en" fo:country="US"/>
    </style:style>
    <style:style style:name="P671" style:parent-style-name="Normal" style:family="paragraph">
      <style:text-properties fo:language="en" fo:country="US"/>
    </style:style>
    <style:style style:name="P672" style:parent-style-name="Normal" style:family="paragraph">
      <style:text-properties fo:language="en" fo:country="US"/>
    </style:style>
    <style:style style:name="P673" style:parent-style-name="Normal" style:family="paragraph">
      <style:text-properties fo:language="en" fo:country="US"/>
    </style:style>
    <style:style style:name="P674" style:parent-style-name="Normal" style:family="paragraph">
      <style:text-properties fo:language="en" fo:country="US"/>
    </style:style>
    <style:style style:name="P675" style:parent-style-name="Normal" style:family="paragraph">
      <style:text-properties fo:language="en" fo:country="US"/>
    </style:style>
    <style:style style:name="P676" style:parent-style-name="Normal" style:family="paragraph">
      <style:text-properties fo:language="en" fo:country="US"/>
    </style:style>
    <style:style style:name="P677" style:parent-style-name="Normal" style:family="paragraph">
      <style:text-properties fo:language="en" fo:country="US"/>
    </style:style>
    <style:style style:name="P678" style:parent-style-name="Normal" style:family="paragraph">
      <style:text-properties fo:language="en" fo:country="US"/>
    </style:style>
    <style:style style:name="P679" style:parent-style-name="Normal" style:family="paragraph">
      <style:text-properties fo:language="en" fo:country="US"/>
    </style:style>
    <style:style style:name="P680" style:parent-style-name="Normal" style:family="paragraph">
      <style:text-properties fo:language="en" fo:country="US"/>
    </style:style>
    <style:style style:name="P681" style:parent-style-name="Normal" style:family="paragraph">
      <style:text-properties fo:language="en" fo:country="US"/>
    </style:style>
    <style:style style:name="P682" style:parent-style-name="Normal" style:family="paragraph">
      <style:text-properties fo:language="en" fo:country="US"/>
    </style:style>
    <style:style style:name="P683" style:parent-style-name="Normal" style:family="paragraph">
      <style:text-properties fo:language="en" fo:country="US"/>
    </style:style>
    <style:style style:name="P684" style:parent-style-name="Normal" style:family="paragraph">
      <style:text-properties fo:language="en" fo:country="US"/>
    </style:style>
    <style:style style:name="P685" style:parent-style-name="Normal" style:family="paragraph">
      <style:text-properties fo:language="en" fo:country="US"/>
    </style:style>
    <style:style style:name="P686" style:parent-style-name="Normal" style:family="paragraph">
      <style:text-properties fo:language="en" fo:country="US"/>
    </style:style>
    <style:style style:name="P687" style:parent-style-name="Normal" style:family="paragraph">
      <style:text-properties fo:language="en" fo:country="US"/>
    </style:style>
    <style:style style:name="P688" style:parent-style-name="Normal" style:family="paragraph">
      <style:text-properties fo:language="en" fo:country="US"/>
    </style:style>
    <style:style style:name="P689" style:parent-style-name="Normal" style:family="paragraph">
      <style:text-properties fo:language="en" fo:country="US"/>
    </style:style>
    <style:style style:name="P690" style:parent-style-name="Normal" style:family="paragraph">
      <style:text-properties fo:language="en" fo:country="US"/>
    </style:style>
    <style:style style:name="P691" style:parent-style-name="Normal" style:family="paragraph">
      <style:text-properties fo:language="en" fo:country="US"/>
    </style:style>
    <style:style style:name="P692" style:parent-style-name="Normal" style:family="paragraph">
      <style:text-properties fo:language="en" fo:country="US"/>
    </style:style>
    <style:style style:name="P693" style:parent-style-name="Normal" style:family="paragraph">
      <style:text-properties fo:language="en" fo:country="US"/>
    </style:style>
    <style:style style:name="P694" style:parent-style-name="Normal" style:family="paragraph">
      <style:text-properties fo:language="en" fo:country="US"/>
    </style:style>
    <style:style style:name="P695" style:parent-style-name="Normal" style:family="paragraph">
      <style:text-properties fo:language="en" fo:country="US"/>
    </style:style>
    <style:style style:name="P696" style:parent-style-name="Normal" style:family="paragraph">
      <style:text-properties fo:language="en" fo:country="US"/>
    </style:style>
    <style:style style:name="P697" style:parent-style-name="Normal" style:family="paragraph">
      <style:text-properties fo:language="en" fo:country="US"/>
    </style:style>
    <style:style style:name="P698" style:parent-style-name="Normal" style:family="paragraph">
      <style:text-properties fo:language="en" fo:country="US"/>
    </style:style>
    <style:style style:name="P699" style:parent-style-name="Normal" style:family="paragraph">
      <style:text-properties fo:language="en" fo:country="US"/>
    </style:style>
    <style:style style:name="P700" style:parent-style-name="Normal" style:family="paragraph">
      <style:text-properties fo:language="en" fo:country="US"/>
    </style:style>
    <style:style style:name="P701" style:parent-style-name="Normal" style:family="paragraph">
      <style:text-properties fo:language="en" fo:country="US"/>
    </style:style>
    <style:style style:name="P702" style:parent-style-name="Normal" style:family="paragraph">
      <style:text-properties fo:language="en" fo:country="US"/>
    </style:style>
    <style:style style:name="P703" style:parent-style-name="Normal" style:family="paragraph">
      <style:text-properties fo:language="en" fo:country="US"/>
    </style:style>
    <style:style style:name="P704" style:parent-style-name="Normal" style:family="paragraph">
      <style:text-properties fo:language="en" fo:country="US"/>
    </style:style>
    <style:style style:name="P705" style:parent-style-name="Normal" style:family="paragraph">
      <style:text-properties fo:language="en" fo:country="US"/>
    </style:style>
    <style:style style:name="P706" style:parent-style-name="Normal" style:family="paragraph">
      <style:text-properties fo:language="en" fo:country="US"/>
    </style:style>
    <style:style style:name="P707" style:parent-style-name="Normal" style:family="paragraph">
      <style:text-properties fo:language="en" fo:country="US"/>
    </style:style>
    <style:style style:name="P708" style:parent-style-name="Normal" style:family="paragraph">
      <style:text-properties fo:language="en" fo:country="US"/>
    </style:style>
    <style:style style:name="P709" style:parent-style-name="Normal" style:family="paragraph">
      <style:text-properties fo:language="en" fo:country="US"/>
    </style:style>
    <style:style style:name="P710" style:parent-style-name="Normal" style:family="paragraph">
      <style:text-properties fo:language="en" fo:country="US"/>
    </style:style>
    <style:style style:name="P711" style:parent-style-name="Normal" style:family="paragraph">
      <style:text-properties fo:language="en" fo:country="US"/>
    </style:style>
    <style:style style:name="P712" style:parent-style-name="Normal" style:family="paragraph">
      <style:text-properties fo:language="en" fo:country="US"/>
    </style:style>
    <style:style style:name="P713" style:parent-style-name="Normal" style:family="paragraph">
      <style:text-properties fo:language="en" fo:country="US"/>
    </style:style>
    <style:style style:name="P714" style:parent-style-name="Normal" style:family="paragraph">
      <style:text-properties fo:language="en" fo:country="US"/>
    </style:style>
    <style:style style:name="P715" style:parent-style-name="Normal" style:family="paragraph">
      <style:text-properties fo:language="en" fo:country="US"/>
    </style:style>
    <style:style style:name="P716" style:parent-style-name="Normal" style:family="paragraph">
      <style:text-properties fo:language="en" fo:country="US"/>
    </style:style>
    <style:style style:name="P717" style:parent-style-name="Normal" style:family="paragraph">
      <style:text-properties fo:language="en" fo:country="US"/>
    </style:style>
    <style:style style:name="P718" style:parent-style-name="Normal" style:family="paragraph">
      <style:text-properties fo:language="en" fo:country="US"/>
    </style:style>
    <style:style style:name="P719" style:parent-style-name="Normal" style:family="paragraph">
      <style:text-properties fo:language="en" fo:country="US"/>
    </style:style>
    <style:style style:name="P720" style:parent-style-name="Normal" style:family="paragraph">
      <style:text-properties fo:language="en" fo:country="US"/>
    </style:style>
    <style:style style:name="P721" style:parent-style-name="Normal" style:family="paragraph">
      <style:text-properties fo:language="en" fo:country="US"/>
    </style:style>
    <style:style style:name="P722" style:parent-style-name="Normal" style:family="paragraph">
      <style:text-properties fo:language="en" fo:country="US"/>
    </style:style>
    <style:style style:name="P723" style:parent-style-name="Normal" style:family="paragraph">
      <style:text-properties fo:language="en" fo:country="US"/>
    </style:style>
    <style:style style:name="P724" style:parent-style-name="Normal" style:family="paragraph">
      <style:text-properties fo:language="en" fo:country="US"/>
    </style:style>
    <style:style style:name="P725" style:parent-style-name="Normal" style:family="paragraph">
      <style:text-properties fo:language="en" fo:country="US"/>
    </style:style>
    <style:style style:name="P726" style:parent-style-name="Normal" style:family="paragraph">
      <style:text-properties fo:language="en" fo:country="US"/>
    </style:style>
    <style:style style:name="P727" style:parent-style-name="Normal" style:family="paragraph">
      <style:text-properties fo:language="en" fo:country="US"/>
    </style:style>
    <style:style style:name="P728" style:parent-style-name="Normal" style:family="paragraph">
      <style:text-properties fo:language="en" fo:country="US"/>
    </style:style>
    <style:style style:name="P729" style:parent-style-name="Normal" style:family="paragraph">
      <style:text-properties fo:language="en" fo:country="US"/>
    </style:style>
    <style:style style:name="P730" style:parent-style-name="Normal" style:family="paragraph">
      <style:text-properties fo:language="en" fo:country="US"/>
    </style:style>
    <style:style style:name="P731" style:parent-style-name="Normal" style:family="paragraph">
      <style:text-properties fo:language="en" fo:country="US"/>
    </style:style>
    <style:style style:name="P732" style:parent-style-name="Normal" style:family="paragraph">
      <style:text-properties fo:language="en" fo:country="US"/>
    </style:style>
    <style:style style:name="P733" style:parent-style-name="Normal" style:family="paragraph">
      <style:text-properties fo:language="en" fo:country="US"/>
    </style:style>
    <style:style style:name="P734" style:parent-style-name="Normal" style:family="paragraph">
      <style:text-properties fo:language="en" fo:country="US"/>
    </style:style>
    <style:style style:name="P735" style:parent-style-name="Normal" style:family="paragraph">
      <style:text-properties fo:language="en" fo:country="US"/>
    </style:style>
    <style:style style:name="P736" style:parent-style-name="Normal" style:family="paragraph">
      <style:text-properties fo:language="en" fo:country="US"/>
    </style:style>
    <style:style style:name="P737" style:parent-style-name="Normal" style:family="paragraph">
      <style:text-properties fo:language="en" fo:country="US"/>
    </style:style>
    <style:style style:name="P738" style:parent-style-name="Normal" style:family="paragraph">
      <style:text-properties fo:language="en" fo:country="US"/>
    </style:style>
    <style:style style:name="P739" style:parent-style-name="Normal" style:family="paragraph">
      <style:text-properties fo:language="en" fo:country="US"/>
    </style:style>
    <style:style style:name="P740" style:parent-style-name="Normal" style:family="paragraph">
      <style:text-properties fo:language="en" fo:country="US"/>
    </style:style>
    <style:style style:name="P741" style:parent-style-name="Normal" style:family="paragraph">
      <style:text-properties fo:language="en" fo:country="US"/>
    </style:style>
    <style:style style:name="T742" style:parent-style-name="Policepardéfaut" style:family="text">
      <style:text-properties fo:language="en" fo:country="US"/>
    </style:style>
    <style:style style:name="T743" style:parent-style-name="Policepardéfaut" style:family="text">
      <style:text-properties fo:language="en" fo:country="US"/>
    </style:style>
    <style:style style:name="P744" style:parent-style-name="Normal" style:family="paragraph">
      <style:text-properties fo:language="en" fo:country="US"/>
    </style:style>
    <style:style style:name="P745" style:parent-style-name="Normal" style:family="paragraph">
      <style:text-properties fo:language="en" fo:country="US"/>
    </style:style>
    <style:style style:name="P746" style:parent-style-name="Normal" style:family="paragraph">
      <style:text-properties fo:language="en" fo:country="US"/>
    </style:style>
    <style:style style:name="P747" style:parent-style-name="Normal" style:family="paragraph">
      <style:text-properties fo:language="en" fo:country="US"/>
    </style:style>
    <style:style style:name="P748" style:parent-style-name="Normal" style:family="paragraph">
      <style:text-properties fo:language="en" fo:country="US"/>
    </style:style>
    <style:style style:name="P749" style:parent-style-name="Normal" style:family="paragraph">
      <style:text-properties fo:language="en" fo:country="US"/>
    </style:style>
    <style:style style:name="P750" style:parent-style-name="Normal" style:family="paragraph">
      <style:text-properties fo:language="en" fo:country="US"/>
    </style:style>
    <style:style style:name="P751" style:parent-style-name="Normal" style:family="paragraph">
      <style:text-properties fo:language="en" fo:country="US"/>
    </style:style>
    <style:style style:name="P752" style:parent-style-name="Normal" style:family="paragraph">
      <style:text-properties fo:language="en" fo:country="US"/>
    </style:style>
    <style:style style:name="P753" style:parent-style-name="Normal" style:family="paragraph">
      <style:text-properties fo:language="en" fo:country="US"/>
    </style:style>
    <style:style style:name="P754" style:parent-style-name="Normal" style:family="paragraph">
      <style:text-properties fo:language="en" fo:country="US"/>
    </style:style>
    <style:style style:name="P755" style:parent-style-name="Normal" style:family="paragraph">
      <style:text-properties fo:language="en" fo:country="US"/>
    </style:style>
    <style:style style:name="P756" style:parent-style-name="Normal" style:family="paragraph">
      <style:text-properties fo:language="en" fo:country="US"/>
    </style:style>
    <style:style style:name="P757" style:parent-style-name="Normal" style:family="paragraph">
      <style:text-properties fo:language="en" fo:country="US"/>
    </style:style>
    <style:style style:name="P758" style:parent-style-name="Normal" style:family="paragraph">
      <style:text-properties fo:language="en" fo:country="US"/>
    </style:style>
    <style:style style:name="P759" style:parent-style-name="Normal" style:family="paragraph">
      <style:text-properties fo:language="en" fo:country="US"/>
    </style:style>
    <style:style style:name="P760" style:parent-style-name="Normal" style:family="paragraph">
      <style:text-properties fo:language="en" fo:country="US"/>
    </style:style>
    <style:style style:name="P761" style:parent-style-name="Normal" style:family="paragraph">
      <style:text-properties fo:language="en" fo:country="US"/>
    </style:style>
    <style:style style:name="P762" style:parent-style-name="Normal" style:family="paragraph">
      <style:text-properties fo:language="en" fo:country="US"/>
    </style:style>
    <style:style style:name="P763" style:parent-style-name="Normal" style:family="paragraph">
      <style:text-properties fo:language="en" fo:country="US"/>
    </style:style>
    <style:style style:name="P764" style:parent-style-name="Normal" style:family="paragraph">
      <style:text-properties fo:language="en" fo:country="US"/>
    </style:style>
    <style:style style:name="P765" style:parent-style-name="Normal" style:family="paragraph">
      <style:text-properties fo:language="en" fo:country="US"/>
    </style:style>
    <style:style style:name="P766" style:parent-style-name="Normal" style:family="paragraph">
      <style:text-properties fo:language="en" fo:country="US"/>
    </style:style>
    <style:style style:name="P767" style:parent-style-name="Normal" style:family="paragraph">
      <style:text-properties fo:language="en" fo:country="US"/>
    </style:style>
    <style:style style:name="P768" style:parent-style-name="Normal" style:family="paragraph">
      <style:text-properties fo:language="en" fo:country="US"/>
    </style:style>
    <style:style style:name="P769" style:parent-style-name="Normal" style:family="paragraph">
      <style:text-properties fo:language="en" fo:country="US"/>
    </style:style>
    <style:style style:name="P770" style:parent-style-name="Normal" style:family="paragraph">
      <style:text-properties fo:language="en" fo:country="US"/>
    </style:style>
    <style:style style:name="P771" style:parent-style-name="Normal" style:family="paragraph">
      <style:text-properties fo:language="en" fo:country="US"/>
    </style:style>
    <style:style style:name="P772" style:parent-style-name="Normal" style:family="paragraph">
      <style:text-properties fo:language="en" fo:country="US"/>
    </style:style>
    <style:style style:name="P773" style:parent-style-name="Normal" style:family="paragraph">
      <style:text-properties fo:language="en" fo:country="US"/>
    </style:style>
    <style:style style:name="P774" style:parent-style-name="Normal" style:family="paragraph">
      <style:text-properties fo:language="en" fo:country="US"/>
    </style:style>
    <style:style style:name="P775" style:parent-style-name="Normal" style:family="paragraph">
      <style:text-properties fo:language="en" fo:country="US"/>
    </style:style>
    <style:style style:name="P776" style:parent-style-name="Normal" style:family="paragraph">
      <style:text-properties fo:language="en" fo:country="US"/>
    </style:style>
    <style:style style:name="P777" style:parent-style-name="Normal" style:family="paragraph">
      <style:text-properties fo:language="en" fo:country="US"/>
    </style:style>
    <style:style style:name="P778" style:parent-style-name="Normal" style:family="paragraph">
      <style:text-properties fo:language="en" fo:country="US"/>
    </style:style>
    <style:style style:name="P779" style:parent-style-name="Normal" style:family="paragraph">
      <style:text-properties fo:language="en" fo:country="US"/>
    </style:style>
    <style:style style:name="P780" style:parent-style-name="Normal" style:family="paragraph">
      <style:text-properties fo:language="en" fo:country="US"/>
    </style:style>
    <style:style style:name="P781" style:parent-style-name="Normal" style:family="paragraph">
      <style:text-properties fo:language="en" fo:country="US"/>
    </style:style>
    <style:style style:name="P782" style:parent-style-name="Normal" style:family="paragraph">
      <style:text-properties fo:language="en" fo:country="US"/>
    </style:style>
    <style:style style:name="P783" style:parent-style-name="Normal" style:family="paragraph">
      <style:text-properties fo:language="en" fo:country="US"/>
    </style:style>
    <style:style style:name="P784" style:parent-style-name="Normal" style:family="paragraph">
      <style:text-properties fo:language="en" fo:country="US"/>
    </style:style>
    <style:style style:name="P785" style:parent-style-name="Normal" style:family="paragraph">
      <style:text-properties fo:language="en" fo:country="US"/>
    </style:style>
    <style:style style:name="P786" style:parent-style-name="Normal" style:family="paragraph">
      <style:text-properties fo:language="en" fo:country="US"/>
    </style:style>
    <style:style style:name="T787" style:parent-style-name="Policepardéfaut" style:family="text">
      <style:text-properties fo:language="en" fo:country="US"/>
    </style:style>
    <style:style style:name="T788" style:parent-style-name="Policepardéfaut" style:family="text">
      <style:text-properties fo:language="en" fo:country="US"/>
    </style:style>
    <style:style style:name="P789" style:parent-style-name="Normal" style:family="paragraph">
      <style:text-properties fo:language="en" fo:country="US"/>
    </style:style>
    <style:style style:name="P790" style:parent-style-name="Normal" style:family="paragraph">
      <style:text-properties fo:language="en" fo:country="US"/>
    </style:style>
    <style:style style:name="P791" style:parent-style-name="Normal" style:family="paragraph">
      <style:text-properties fo:language="en" fo:country="US"/>
    </style:style>
    <style:style style:name="P792" style:parent-style-name="Normal" style:family="paragraph">
      <style:text-properties fo:language="en" fo:country="US"/>
    </style:style>
    <style:style style:name="P793" style:parent-style-name="Normal" style:family="paragraph">
      <style:text-properties fo:language="en" fo:country="US"/>
    </style:style>
    <style:style style:name="P794" style:parent-style-name="Normal" style:family="paragraph">
      <style:text-properties fo:language="en" fo:country="US"/>
    </style:style>
    <style:style style:name="P795" style:parent-style-name="Normal" style:family="paragraph">
      <style:text-properties fo:language="en" fo:country="US"/>
    </style:style>
    <style:style style:name="P796" style:parent-style-name="Normal" style:family="paragraph">
      <style:text-properties fo:language="en" fo:country="US"/>
    </style:style>
    <style:style style:name="P797" style:parent-style-name="Normal" style:family="paragraph">
      <style:text-properties fo:language="en" fo:country="US"/>
    </style:style>
    <style:style style:name="P798" style:parent-style-name="Normal" style:family="paragraph">
      <style:text-properties fo:language="en" fo:country="US"/>
    </style:style>
    <style:style style:name="P799" style:parent-style-name="Normal" style:family="paragraph">
      <style:text-properties fo:language="en" fo:country="US"/>
    </style:style>
    <style:style style:name="P800" style:parent-style-name="Normal" style:family="paragraph">
      <style:text-properties fo:language="en" fo:country="US"/>
    </style:style>
    <style:style style:name="P801" style:parent-style-name="Normal" style:family="paragraph">
      <style:text-properties fo:language="en" fo:country="US"/>
    </style:style>
    <style:style style:name="P802" style:parent-style-name="Normal" style:family="paragraph">
      <style:text-properties fo:language="en" fo:country="US"/>
    </style:style>
    <style:style style:name="P803" style:parent-style-name="Normal" style:family="paragraph">
      <style:text-properties fo:language="en" fo:country="US"/>
    </style:style>
    <style:style style:name="P804" style:parent-style-name="Normal" style:family="paragraph">
      <style:text-properties fo:language="en" fo:country="US"/>
    </style:style>
    <style:style style:name="P805" style:parent-style-name="Normal" style:family="paragraph">
      <style:text-properties fo:language="en" fo:country="US"/>
    </style:style>
    <style:style style:name="P806" style:parent-style-name="Normal" style:family="paragraph">
      <style:text-properties fo:language="en" fo:country="US"/>
    </style:style>
    <style:style style:name="P807" style:parent-style-name="Normal" style:family="paragraph">
      <style:text-properties fo:language="en" fo:country="US"/>
    </style:style>
    <style:style style:name="P808" style:parent-style-name="Normal" style:family="paragraph">
      <style:text-properties fo:language="en" fo:country="US"/>
    </style:style>
    <style:style style:name="P809" style:parent-style-name="Normal" style:family="paragraph">
      <style:text-properties fo:language="en" fo:country="US"/>
    </style:style>
    <style:style style:name="P810" style:parent-style-name="Normal" style:family="paragraph">
      <style:text-properties fo:language="en" fo:country="US"/>
    </style:style>
    <style:style style:name="P811" style:parent-style-name="Normal" style:family="paragraph">
      <style:text-properties fo:language="en" fo:country="US"/>
    </style:style>
    <style:style style:name="P812" style:parent-style-name="Normal" style:family="paragraph">
      <style:text-properties fo:language="en" fo:country="US"/>
    </style:style>
    <style:style style:name="P813" style:parent-style-name="Normal" style:family="paragraph">
      <style:text-properties fo:language="en" fo:country="US"/>
    </style:style>
    <style:style style:name="P814" style:parent-style-name="Normal" style:family="paragraph">
      <style:text-properties fo:language="en" fo:country="US"/>
    </style:style>
    <style:style style:name="P815" style:parent-style-name="Normal" style:family="paragraph">
      <style:text-properties fo:language="en" fo:country="US"/>
    </style:style>
    <style:style style:name="P816" style:parent-style-name="Normal" style:family="paragraph">
      <style:text-properties fo:language="en" fo:country="US"/>
    </style:style>
    <style:style style:name="P817" style:parent-style-name="Normal" style:family="paragraph">
      <style:text-properties fo:language="en" fo:country="US"/>
    </style:style>
    <style:style style:name="P818" style:parent-style-name="Normal" style:family="paragraph">
      <style:text-properties fo:language="en" fo:country="US"/>
    </style:style>
    <style:style style:name="P819" style:parent-style-name="Normal" style:family="paragraph">
      <style:text-properties fo:language="en" fo:country="US"/>
    </style:style>
    <style:style style:name="P820" style:parent-style-name="Normal" style:family="paragraph">
      <style:text-properties fo:language="en" fo:country="US"/>
    </style:style>
    <style:style style:name="P821" style:parent-style-name="Normal" style:family="paragraph">
      <style:text-properties fo:language="en" fo:country="US"/>
    </style:style>
    <style:style style:name="P822" style:parent-style-name="Normal" style:family="paragraph">
      <style:text-properties fo:language="en" fo:country="US"/>
    </style:style>
    <style:style style:name="P823" style:parent-style-name="Normal" style:family="paragraph">
      <style:text-properties fo:language="en" fo:country="US"/>
    </style:style>
    <style:style style:name="P824" style:parent-style-name="Normal" style:family="paragraph">
      <style:text-properties fo:language="en" fo:country="US"/>
    </style:style>
    <style:style style:name="P825" style:parent-style-name="Normal" style:family="paragraph">
      <style:text-properties fo:language="en" fo:country="US"/>
    </style:style>
    <style:style style:name="P826" style:parent-style-name="Normal" style:family="paragraph">
      <style:text-properties fo:language="en" fo:country="US"/>
    </style:style>
    <style:style style:name="P827" style:parent-style-name="Normal" style:family="paragraph">
      <style:text-properties fo:language="en" fo:country="US"/>
    </style:style>
    <style:style style:name="P828" style:parent-style-name="Normal" style:family="paragraph">
      <style:text-properties fo:language="en" fo:country="US"/>
    </style:style>
    <style:style style:name="P829" style:parent-style-name="Normal" style:family="paragraph">
      <style:text-properties fo:language="en" fo:country="US"/>
    </style:style>
    <style:style style:name="P830" style:parent-style-name="Normal" style:family="paragraph">
      <style:text-properties fo:language="en" fo:country="US"/>
    </style:style>
    <style:style style:name="P831" style:parent-style-name="Normal" style:family="paragraph">
      <style:text-properties fo:language="en" fo:country="US"/>
    </style:style>
    <style:style style:name="P832" style:parent-style-name="Normal" style:family="paragraph">
      <style:text-properties fo:language="en" fo:country="US"/>
    </style:style>
    <style:style style:name="P833" style:parent-style-name="Normal" style:family="paragraph">
      <style:text-properties fo:language="en" fo:country="US"/>
    </style:style>
    <style:style style:name="P834" style:parent-style-name="Normal" style:family="paragraph">
      <style:text-properties fo:language="en" fo:country="US"/>
    </style:style>
    <style:style style:name="P835" style:parent-style-name="Normal" style:family="paragraph">
      <style:text-properties fo:language="en" fo:country="US"/>
    </style:style>
    <style:style style:name="P836" style:parent-style-name="Normal" style:family="paragraph">
      <style:text-properties fo:language="en" fo:country="US"/>
    </style:style>
    <style:style style:name="P837" style:parent-style-name="Normal" style:family="paragraph">
      <style:text-properties fo:language="en" fo:country="US"/>
    </style:style>
    <style:style style:name="P838" style:parent-style-name="Normal" style:family="paragraph">
      <style:text-properties fo:language="en" fo:country="US"/>
    </style:style>
    <style:style style:name="P839" style:parent-style-name="Normal" style:family="paragraph">
      <style:text-properties fo:language="en" fo:country="US"/>
    </style:style>
    <style:style style:name="P840" style:parent-style-name="Normal" style:family="paragraph">
      <style:text-properties fo:language="en" fo:country="US"/>
    </style:style>
    <style:style style:name="P841" style:parent-style-name="Normal" style:family="paragraph">
      <style:text-properties fo:language="en" fo:country="US"/>
    </style:style>
    <style:style style:name="P842" style:parent-style-name="Normal" style:family="paragraph">
      <style:text-properties fo:language="en" fo:country="US"/>
    </style:style>
    <style:style style:name="P843" style:parent-style-name="Normal" style:family="paragraph">
      <style:text-properties fo:language="en" fo:country="US"/>
    </style:style>
    <style:style style:name="P844" style:parent-style-name="Normal" style:family="paragraph">
      <style:text-properties fo:language="en" fo:country="US"/>
    </style:style>
    <style:style style:name="P845" style:parent-style-name="Normal" style:family="paragraph">
      <style:text-properties fo:language="en" fo:country="US"/>
    </style:style>
    <style:style style:name="P846" style:parent-style-name="Normal" style:family="paragraph">
      <style:text-properties fo:language="en" fo:country="US"/>
    </style:style>
    <style:style style:name="P847" style:parent-style-name="Normal" style:family="paragraph">
      <style:text-properties fo:language="en" fo:country="US"/>
    </style:style>
    <style:style style:name="P848" style:parent-style-name="Normal" style:family="paragraph">
      <style:text-properties fo:language="en" fo:country="US"/>
    </style:style>
    <style:style style:name="P849" style:parent-style-name="Normal" style:family="paragraph">
      <style:text-properties fo:language="en" fo:country="US"/>
    </style:style>
    <style:style style:name="P850" style:parent-style-name="Normal" style:family="paragraph">
      <style:text-properties fo:language="en" fo:country="US"/>
    </style:style>
    <style:style style:name="P851" style:parent-style-name="Normal" style:family="paragraph">
      <style:text-properties fo:language="en" fo:country="US"/>
    </style:style>
    <style:style style:name="P852" style:parent-style-name="Normal" style:family="paragraph">
      <style:text-properties fo:language="en" fo:country="US"/>
    </style:style>
    <style:style style:name="P853" style:parent-style-name="Normal" style:family="paragraph">
      <style:text-properties fo:language="en" fo:country="US"/>
    </style:style>
    <style:style style:name="P854" style:parent-style-name="Normal" style:family="paragraph">
      <style:text-properties fo:language="en" fo:country="US"/>
    </style:style>
    <style:style style:name="P855" style:parent-style-name="Normal" style:family="paragraph">
      <style:text-properties fo:language="en" fo:country="US"/>
    </style:style>
    <style:style style:name="P856" style:parent-style-name="Normal" style:family="paragraph">
      <style:text-properties fo:language="en" fo:country="US"/>
    </style:style>
    <style:style style:name="P857" style:parent-style-name="Normal" style:family="paragraph">
      <style:text-properties fo:language="en" fo:country="US"/>
    </style:style>
    <style:style style:name="P858" style:parent-style-name="Normal" style:family="paragraph">
      <style:text-properties fo:language="en" fo:country="US"/>
    </style:style>
    <style:style style:name="P859" style:parent-style-name="Normal" style:family="paragraph">
      <style:text-properties fo:language="en" fo:country="US"/>
    </style:style>
    <style:style style:name="P860" style:parent-style-name="Normal" style:family="paragraph">
      <style:text-properties fo:language="en" fo:country="US"/>
    </style:style>
    <style:style style:name="P861" style:parent-style-name="Normal" style:family="paragraph">
      <style:text-properties fo:language="en" fo:country="US"/>
    </style:style>
    <style:style style:name="P862" style:parent-style-name="Normal" style:family="paragraph">
      <style:text-properties fo:language="en" fo:country="US"/>
    </style:style>
    <style:style style:name="P863" style:parent-style-name="Normal" style:family="paragraph">
      <style:text-properties fo:language="en" fo:country="US"/>
    </style:style>
    <style:style style:name="P864" style:parent-style-name="Normal" style:family="paragraph">
      <style:text-properties fo:language="en" fo:country="US"/>
    </style:style>
    <style:style style:name="P865" style:parent-style-name="Normal" style:family="paragraph">
      <style:text-properties fo:language="en" fo:country="US"/>
    </style:style>
    <style:style style:name="P866" style:parent-style-name="Normal" style:family="paragraph">
      <style:text-properties fo:language="en" fo:country="US"/>
    </style:style>
    <style:style style:name="P867" style:parent-style-name="Normal" style:family="paragraph">
      <style:text-properties fo:language="en" fo:country="US"/>
    </style:style>
    <style:style style:name="P868" style:parent-style-name="Normal" style:family="paragraph">
      <style:text-properties fo:language="en" fo:country="US"/>
    </style:style>
    <style:style style:name="P869" style:parent-style-name="Normal" style:family="paragraph">
      <style:text-properties fo:language="en" fo:country="US"/>
    </style:style>
    <style:style style:name="P870" style:parent-style-name="Normal" style:family="paragraph">
      <style:text-properties fo:language="en" fo:country="US"/>
    </style:style>
    <style:style style:name="P871" style:parent-style-name="Normal" style:family="paragraph">
      <style:text-properties fo:language="en" fo:country="US"/>
    </style:style>
    <style:style style:name="P872" style:parent-style-name="Normal" style:family="paragraph">
      <style:text-properties fo:language="en" fo:country="US"/>
    </style:style>
    <style:style style:name="P873" style:parent-style-name="Normal" style:family="paragraph">
      <style:text-properties fo:language="en" fo:country="US"/>
    </style:style>
    <style:style style:name="P874" style:parent-style-name="Normal" style:family="paragraph">
      <style:text-properties fo:language="en" fo:country="US"/>
    </style:style>
    <style:style style:name="P875" style:parent-style-name="Normal" style:family="paragraph">
      <style:text-properties fo:language="en" fo:country="US"/>
    </style:style>
    <style:style style:name="P876" style:parent-style-name="Normal" style:family="paragraph">
      <style:text-properties fo:language="en" fo:country="US"/>
    </style:style>
    <style:style style:name="P877" style:parent-style-name="Normal" style:family="paragraph">
      <style:text-properties fo:language="en" fo:country="US"/>
    </style:style>
    <style:style style:name="P878" style:parent-style-name="Normal" style:family="paragraph">
      <style:text-properties fo:language="en" fo:country="US"/>
    </style:style>
    <style:style style:name="P879" style:parent-style-name="Normal" style:family="paragraph">
      <style:text-properties fo:language="en" fo:country="US"/>
    </style:style>
    <style:style style:name="P880" style:parent-style-name="Normal" style:family="paragraph">
      <style:text-properties fo:language="en" fo:country="US"/>
    </style:style>
    <style:style style:name="P881" style:parent-style-name="Normal" style:family="paragraph">
      <style:text-properties fo:language="en" fo:country="US"/>
    </style:style>
    <style:style style:name="P882" style:parent-style-name="Normal" style:family="paragraph">
      <style:text-properties fo:language="en" fo:country="US"/>
    </style:style>
    <style:style style:name="P883" style:parent-style-name="Normal" style:family="paragraph">
      <style:text-properties fo:language="en" fo:country="US"/>
    </style:style>
    <style:style style:name="P884" style:parent-style-name="Normal" style:family="paragraph">
      <style:text-properties fo:language="en" fo:country="US"/>
    </style:style>
    <style:style style:name="P885" style:parent-style-name="Normal" style:family="paragraph">
      <style:text-properties fo:language="en" fo:country="US"/>
    </style:style>
    <style:style style:name="T886" style:parent-style-name="Policepardéfaut" style:family="text">
      <style:text-properties fo:language="en" fo:country="US"/>
    </style:style>
    <style:style style:name="T887" style:parent-style-name="Policepardéfaut" style:family="text">
      <style:text-properties style:font-name="Segoe UI Emoji" style:font-name-complex="Segoe UI Emoji"/>
    </style:style>
    <style:style style:name="T888" style:parent-style-name="Policepardéfaut" style:family="text">
      <style:text-properties fo:language="en" fo:country="US"/>
    </style:style>
    <style:style style:name="P889" style:parent-style-name="Normal" style:family="paragraph">
      <style:text-properties fo:language="en" fo:country="US"/>
    </style:style>
    <style:style style:name="P890" style:parent-style-name="Normal" style:family="paragraph">
      <style:text-properties fo:language="en" fo:country="US"/>
    </style:style>
    <style:style style:name="P891" style:parent-style-name="Normal" style:family="paragraph">
      <style:text-properties fo:language="en" fo:country="US"/>
    </style:style>
    <style:style style:name="P892" style:parent-style-name="Normal" style:family="paragraph">
      <style:text-properties fo:language="en" fo:country="US"/>
    </style:style>
    <style:style style:name="T893" style:parent-style-name="Policepardéfaut" style:family="text">
      <style:text-properties fo:language="en" fo:country="US"/>
    </style:style>
    <style:style style:name="T894" style:parent-style-name="Policepardéfaut" style:family="text">
      <style:text-properties style:font-name="Segoe UI Symbol" style:font-name-complex="Segoe UI Symbol" fo:language="en" fo:country="US"/>
    </style:style>
    <style:style style:name="T895" style:parent-style-name="Policepardéfaut" style:family="text">
      <style:text-properties fo:language="en" fo:country="US"/>
    </style:style>
    <style:style style:name="P896" style:parent-style-name="Normal" style:family="paragraph">
      <style:text-properties fo:language="en" fo:country="US"/>
    </style:style>
    <style:style style:name="P897" style:parent-style-name="Normal" style:family="paragraph">
      <style:text-properties fo:language="en" fo:country="US"/>
    </style:style>
    <style:style style:name="P898" style:parent-style-name="Normal" style:family="paragraph">
      <style:text-properties fo:language="en" fo:country="US"/>
    </style:style>
    <style:style style:name="P899" style:parent-style-name="Normal" style:family="paragraph">
      <style:text-properties fo:language="en" fo:country="US"/>
    </style:style>
    <style:style style:name="P900" style:parent-style-name="Normal" style:family="paragraph">
      <style:text-properties fo:language="en" fo:country="US"/>
    </style:style>
    <style:style style:name="P901" style:parent-style-name="Normal" style:family="paragraph">
      <style:text-properties fo:language="en" fo:country="US"/>
    </style:style>
    <style:style style:name="P902" style:parent-style-name="Normal" style:family="paragraph">
      <style:text-properties fo:language="en" fo:country="US"/>
    </style:style>
    <style:style style:name="P903" style:parent-style-name="Normal" style:family="paragraph">
      <style:text-properties fo:language="en" fo:country="US"/>
    </style:style>
    <style:style style:name="T904" style:parent-style-name="Policepardéfaut" style:family="text">
      <style:text-properties fo:language="en" fo:country="US"/>
    </style:style>
    <style:style style:name="T905" style:parent-style-name="Policepardéfaut" style:family="text">
      <style:text-properties style:font-name="Segoe UI Emoji" style:font-name-complex="Segoe UI Emoji"/>
    </style:style>
    <style:style style:name="T906" style:parent-style-name="Policepardéfaut" style:family="text">
      <style:text-properties fo:language="en" fo:country="US"/>
    </style:style>
    <style:style style:name="P907" style:parent-style-name="Normal" style:family="paragraph">
      <style:text-properties fo:language="en" fo:country="US"/>
    </style:style>
    <style:style style:name="P908" style:parent-style-name="Normal" style:family="paragraph">
      <style:text-properties fo:language="en" fo:country="US"/>
    </style:style>
    <style:style style:name="P909" style:parent-style-name="Normal" style:family="paragraph">
      <style:text-properties fo:language="en" fo:country="US"/>
    </style:style>
    <style:style style:name="T910" style:parent-style-name="Policepardéfaut" style:family="text">
      <style:text-properties fo:language="en" fo:country="US"/>
    </style:style>
    <style:style style:name="T911" style:parent-style-name="Policepardéfaut" style:family="text">
      <style:text-properties style:font-name="Segoe UI Emoji" style:font-name-complex="Segoe UI Emoji"/>
    </style:style>
    <style:style style:name="T912" style:parent-style-name="Policepardéfaut" style:family="text">
      <style:text-properties fo:language="en" fo:country="US"/>
    </style:style>
    <style:style style:name="T913" style:parent-style-name="Policepardéfaut" style:family="text">
      <style:text-properties fo:language="en" fo:country="US"/>
    </style:style>
    <style:style style:name="T914" style:parent-style-name="Policepardéfaut" style:family="text">
      <style:text-properties style:font-name="Segoe UI Emoji" style:font-name-complex="Segoe UI Emoji" fo:language="en" fo:country="US"/>
    </style:style>
    <style:style style:name="T915" style:parent-style-name="Policepardéfaut" style:family="text">
      <style:text-properties fo:language="en" fo:country="US"/>
    </style:style>
    <style:style style:name="T916" style:parent-style-name="Policepardéfaut" style:family="text">
      <style:text-properties fo:language="en" fo:country="US"/>
    </style:style>
    <style:style style:name="T917" style:parent-style-name="Policepardéfaut" style:family="text">
      <style:text-properties style:font-name="Segoe UI Emoji" style:font-name-complex="Segoe UI Emoji"/>
    </style:style>
    <style:style style:name="T918" style:parent-style-name="Policepardéfaut" style:family="text">
      <style:text-properties fo:language="en" fo:country="US"/>
    </style:style>
    <style:style style:name="T919" style:parent-style-name="Policepardéfaut" style:family="text">
      <style:text-properties fo:language="en" fo:country="US"/>
    </style:style>
    <style:style style:name="T920" style:parent-style-name="Policepardéfaut" style:family="text">
      <style:text-properties style:font-name="Segoe UI Symbol" style:font-name-complex="Segoe UI Symbol" fo:language="en" fo:country="US"/>
    </style:style>
    <style:style style:name="T921" style:parent-style-name="Policepardéfaut" style:family="text">
      <style:text-properties fo:language="en" fo:country="US"/>
    </style:style>
    <style:style style:name="T922" style:parent-style-name="Policepardéfaut" style:family="text">
      <style:text-properties style:font-name="Calibri" style:font-name-complex="Calibri" fo:language="en" fo:country="US"/>
    </style:style>
    <style:style style:name="T923" style:parent-style-name="Policepardéfaut" style:family="text">
      <style:text-properties fo:language="en" fo:country="US"/>
    </style:style>
    <style:style style:name="T924" style:parent-style-name="Policepardéfaut" style:family="text">
      <style:text-properties fo:language="en" fo:country="US"/>
    </style:style>
    <style:style style:name="T925" style:parent-style-name="Policepardéfaut" style:family="text">
      <style:text-properties style:font-name="Segoe UI Emoji" style:font-name-complex="Segoe UI Emoji"/>
    </style:style>
    <style:style style:name="T926" style:parent-style-name="Policepardéfaut" style:family="text">
      <style:text-properties fo:language="en" fo:country="US"/>
    </style:style>
    <style:style style:name="P927" style:parent-style-name="Normal" style:family="paragraph">
      <style:text-properties fo:language="en" fo:country="US"/>
    </style:style>
    <style:style style:name="P928" style:parent-style-name="Normal" style:family="paragraph">
      <style:text-properties fo:language="en" fo:country="US"/>
    </style:style>
    <style:style style:name="P929" style:parent-style-name="Normal" style:family="paragraph">
      <style:text-properties fo:language="en" fo:country="US"/>
    </style:style>
    <style:style style:name="P930" style:parent-style-name="Normal" style:family="paragraph">
      <style:text-properties fo:language="en" fo:country="US"/>
    </style:style>
    <style:style style:name="P931" style:parent-style-name="Normal" style:family="paragraph">
      <style:text-properties fo:language="en" fo:country="US"/>
    </style:style>
    <style:style style:name="P932" style:parent-style-name="Normal" style:family="paragraph">
      <style:text-properties fo:language="en" fo:country="US"/>
    </style:style>
    <style:style style:name="P933" style:parent-style-name="Normal" style:family="paragraph">
      <style:text-properties fo:language="en" fo:country="US"/>
    </style:style>
    <style:style style:name="P934" style:parent-style-name="Normal" style:family="paragraph">
      <style:text-properties fo:language="en" fo:country="US"/>
    </style:style>
    <style:style style:name="P935" style:parent-style-name="Normal" style:family="paragraph">
      <style:text-properties fo:language="en" fo:country="US"/>
    </style:style>
    <style:style style:name="P936" style:parent-style-name="Normal" style:family="paragraph">
      <style:text-properties fo:language="en" fo:country="US"/>
    </style:style>
    <style:style style:name="P937" style:parent-style-name="Normal" style:family="paragraph">
      <style:text-properties fo:language="en" fo:country="US"/>
    </style:style>
    <style:style style:name="P938" style:parent-style-name="Normal" style:family="paragraph">
      <style:text-properties fo:language="en" fo:country="US"/>
    </style:style>
    <style:style style:name="P939" style:parent-style-name="Normal" style:family="paragraph">
      <style:text-properties fo:language="en" fo:country="US"/>
    </style:style>
    <style:style style:name="P940" style:parent-style-name="Normal" style:family="paragraph">
      <style:text-properties fo:language="en" fo:country="US"/>
    </style:style>
    <style:style style:name="P941" style:parent-style-name="Normal" style:family="paragraph">
      <style:text-properties fo:language="en" fo:country="US"/>
    </style:style>
    <style:style style:name="P942" style:parent-style-name="Normal" style:family="paragraph">
      <style:text-properties fo:language="en" fo:country="US"/>
    </style:style>
    <style:style style:name="P943" style:parent-style-name="Normal" style:family="paragraph">
      <style:text-properties fo:language="en" fo:country="US"/>
    </style:style>
    <style:style style:name="P944" style:parent-style-name="Normal" style:family="paragraph">
      <style:text-properties fo:language="en" fo:country="US"/>
    </style:style>
    <style:style style:name="P945" style:parent-style-name="Normal" style:family="paragraph">
      <style:text-properties fo:language="en" fo:country="US"/>
    </style:style>
    <style:style style:name="P946" style:parent-style-name="Normal" style:family="paragraph">
      <style:text-properties fo:language="en" fo:country="US"/>
    </style:style>
    <style:style style:name="T947" style:parent-style-name="Policepardéfaut" style:family="text">
      <style:text-properties fo:language="en" fo:country="US"/>
    </style:style>
    <style:style style:name="T948" style:parent-style-name="Policepardéfaut" style:family="text">
      <style:text-properties fo:language="en" fo:country="US"/>
    </style:style>
    <style:style style:name="P949" style:parent-style-name="Normal" style:family="paragraph">
      <style:text-properties fo:language="en" fo:country="US"/>
    </style:style>
    <style:style style:name="P950" style:parent-style-name="Normal" style:family="paragraph">
      <style:text-properties fo:language="en" fo:country="US"/>
    </style:style>
    <style:style style:name="P951" style:parent-style-name="Normal" style:family="paragraph">
      <style:text-properties fo:language="en" fo:country="US"/>
    </style:style>
    <style:style style:name="P952" style:parent-style-name="Normal" style:family="paragraph">
      <style:text-properties fo:language="en" fo:country="US"/>
    </style:style>
    <style:style style:name="T953" style:parent-style-name="Policepardéfaut" style:family="text">
      <style:text-properties fo:language="en" fo:country="US"/>
    </style:style>
    <style:style style:name="T954" style:parent-style-name="Policepardéfaut" style:family="text">
      <style:text-properties fo:language="en" fo:country="US"/>
    </style:style>
    <style:style style:name="P955" style:parent-style-name="Normal" style:family="paragraph">
      <style:text-properties fo:language="en" fo:country="US"/>
    </style:style>
    <style:style style:name="P956" style:parent-style-name="Normal" style:family="paragraph">
      <style:text-properties fo:language="en" fo:country="US"/>
    </style:style>
    <style:style style:name="P957" style:parent-style-name="Normal" style:family="paragraph">
      <style:text-properties fo:language="en" fo:country="US"/>
    </style:style>
    <style:style style:name="P958" style:parent-style-name="Normal" style:family="paragraph">
      <style:text-properties fo:language="en" fo:country="US"/>
    </style:style>
    <style:style style:name="P959" style:parent-style-name="Normal" style:family="paragraph">
      <style:text-properties fo:language="en" fo:country="US"/>
    </style:style>
    <style:style style:name="P960" style:parent-style-name="Normal" style:family="paragraph">
      <style:text-properties fo:language="en" fo:country="US"/>
    </style:style>
    <style:style style:name="P961" style:parent-style-name="Normal" style:family="paragraph">
      <style:text-properties fo:language="en" fo:country="US"/>
    </style:style>
    <style:style style:name="P962" style:parent-style-name="Normal" style:family="paragraph">
      <style:text-properties fo:language="en" fo:country="US"/>
    </style:style>
    <style:style style:name="P963" style:parent-style-name="Normal" style:family="paragraph">
      <style:text-properties fo:language="en" fo:country="US"/>
    </style:style>
    <style:style style:name="P964" style:parent-style-name="Normal" style:family="paragraph">
      <style:text-properties fo:language="en" fo:country="US"/>
    </style:style>
    <style:style style:name="T965" style:parent-style-name="Policepardéfaut" style:family="text">
      <style:text-properties fo:language="en" fo:country="US"/>
    </style:style>
    <style:style style:name="T966" style:parent-style-name="Policepardéfaut" style:family="text">
      <style:text-properties style:font-name="Segoe UI Emoji" style:font-name-complex="Segoe UI Emoji"/>
    </style:style>
    <style:style style:name="T967" style:parent-style-name="Policepardéfaut" style:family="text">
      <style:text-properties fo:language="en" fo:country="US"/>
    </style:style>
    <style:style style:name="T968" style:parent-style-name="Policepardéfaut" style:family="text">
      <style:text-properties fo:language="en" fo:country="US"/>
    </style:style>
    <style:style style:name="T969" style:parent-style-name="Policepardéfaut" style:family="text">
      <style:text-properties style:font-name="Segoe UI Emoji" style:font-name-complex="Segoe UI Emoji"/>
    </style:style>
    <style:style style:name="T970" style:parent-style-name="Policepardéfaut" style:family="text">
      <style:text-properties fo:language="en" fo:country="US"/>
    </style:style>
    <style:style style:name="P971" style:parent-style-name="Normal" style:family="paragraph">
      <style:text-properties fo:language="en" fo:country="US"/>
    </style:style>
    <style:style style:name="P972" style:parent-style-name="Normal" style:family="paragraph">
      <style:text-properties fo:language="en" fo:country="US"/>
    </style:style>
    <style:style style:name="P973" style:parent-style-name="Normal" style:family="paragraph">
      <style:text-properties fo:language="en" fo:country="US"/>
    </style:style>
    <style:style style:name="P974" style:parent-style-name="Normal" style:family="paragraph">
      <style:text-properties fo:language="en" fo:country="US"/>
    </style:style>
    <style:style style:name="P975" style:parent-style-name="Normal" style:family="paragraph">
      <style:text-properties fo:language="en" fo:country="US"/>
    </style:style>
    <style:style style:name="P976" style:parent-style-name="Normal" style:family="paragraph">
      <style:text-properties fo:language="en" fo:country="US"/>
    </style:style>
    <style:style style:name="T977" style:parent-style-name="Policepardéfaut" style:family="text">
      <style:text-properties fo:language="en" fo:country="US"/>
    </style:style>
    <style:style style:name="T978" style:parent-style-name="Policepardéfaut" style:family="text">
      <style:text-properties fo:language="en" fo:country="US"/>
    </style:style>
    <style:style style:name="P979" style:parent-style-name="Normal" style:family="paragraph">
      <style:text-properties fo:language="en" fo:country="US"/>
    </style:style>
    <style:style style:name="P980" style:parent-style-name="Normal" style:family="paragraph">
      <style:text-properties fo:language="en" fo:country="US"/>
    </style:style>
    <style:style style:name="P981" style:parent-style-name="Normal" style:family="paragraph">
      <style:text-properties fo:language="en" fo:country="US"/>
    </style:style>
    <style:style style:name="P982" style:parent-style-name="Normal" style:family="paragraph">
      <style:text-properties fo:language="en" fo:country="US"/>
    </style:style>
    <style:style style:name="P983" style:parent-style-name="Normal" style:family="paragraph">
      <style:text-properties fo:language="en" fo:country="US"/>
    </style:style>
    <style:style style:name="P984" style:parent-style-name="Normal" style:family="paragraph">
      <style:text-properties fo:language="en" fo:country="US"/>
    </style:style>
    <style:style style:name="P985" style:parent-style-name="Normal" style:family="paragraph">
      <style:text-properties fo:language="en" fo:country="US"/>
    </style:style>
    <style:style style:name="P986" style:parent-style-name="Normal" style:family="paragraph">
      <style:text-properties fo:language="en" fo:country="US"/>
    </style:style>
    <style:style style:name="P987" style:parent-style-name="Normal" style:family="paragraph">
      <style:text-properties fo:language="en" fo:country="US"/>
    </style:style>
    <style:style style:name="P988" style:parent-style-name="Normal" style:family="paragraph">
      <style:text-properties fo:language="en" fo:country="US"/>
    </style:style>
    <style:style style:name="P989" style:parent-style-name="Normal" style:family="paragraph">
      <style:text-properties fo:language="en" fo:country="US"/>
    </style:style>
    <style:style style:name="P990" style:parent-style-name="Normal" style:family="paragraph">
      <style:text-properties fo:language="en" fo:country="US"/>
    </style:style>
    <style:style style:name="P991" style:parent-style-name="Normal" style:family="paragraph">
      <style:text-properties fo:language="en" fo:country="US"/>
    </style:style>
    <style:style style:name="P992" style:parent-style-name="Normal" style:family="paragraph">
      <style:text-properties fo:language="en" fo:country="US"/>
    </style:style>
    <style:style style:name="P993" style:parent-style-name="Normal" style:family="paragraph">
      <style:text-properties fo:language="en" fo:country="US"/>
    </style:style>
    <style:style style:name="P994" style:parent-style-name="Normal" style:family="paragraph">
      <style:text-properties fo:language="en" fo:country="US"/>
    </style:style>
    <style:style style:name="P995" style:parent-style-name="Normal" style:family="paragraph">
      <style:text-properties fo:language="en" fo:country="US"/>
    </style:style>
    <style:style style:name="P996" style:parent-style-name="Normal" style:family="paragraph">
      <style:text-properties fo:language="en" fo:country="US"/>
    </style:style>
    <style:style style:name="P997" style:parent-style-name="Normal" style:family="paragraph">
      <style:text-properties fo:language="en" fo:country="US"/>
    </style:style>
    <style:style style:name="T998" style:parent-style-name="Policepardéfaut" style:family="text">
      <style:text-properties fo:language="en" fo:country="US"/>
    </style:style>
    <style:style style:name="T999" style:parent-style-name="Policepardéfaut" style:family="text">
      <style:text-properties fo:language="en" fo:country="US"/>
    </style:style>
    <style:style style:name="P1000" style:parent-style-name="Normal" style:family="paragraph">
      <style:text-properties fo:language="en" fo:country="US"/>
    </style:style>
    <style:style style:name="P1001" style:parent-style-name="Normal" style:family="paragraph">
      <style:text-properties fo:language="en" fo:country="US"/>
    </style:style>
    <style:style style:name="T1002" style:parent-style-name="Policepardéfaut" style:family="text">
      <style:text-properties fo:language="en" fo:country="US"/>
    </style:style>
    <style:style style:name="T1003" style:parent-style-name="Policepardéfaut" style:family="text">
      <style:text-properties fo:language="en" fo:country="US"/>
    </style:style>
    <style:style style:name="P1004" style:parent-style-name="Normal" style:family="paragraph">
      <style:text-properties fo:language="en" fo:country="US"/>
    </style:style>
    <style:style style:name="T1005" style:parent-style-name="Policepardéfaut" style:family="text">
      <style:text-properties fo:language="en" fo:country="US"/>
    </style:style>
    <style:style style:name="T1006" style:parent-style-name="Policepardéfaut" style:family="text">
      <style:text-properties fo:language="en" fo:country="US"/>
    </style:style>
    <style:style style:name="P1007" style:parent-style-name="Normal" style:family="paragraph">
      <style:text-properties fo:language="en" fo:country="US"/>
    </style:style>
    <style:style style:name="P1008" style:parent-style-name="Normal" style:family="paragraph">
      <style:text-properties fo:language="en" fo:country="US"/>
    </style:style>
    <style:style style:name="P1009" style:parent-style-name="Normal" style:family="paragraph">
      <style:text-properties fo:language="en" fo:country="US"/>
    </style:style>
    <style:style style:name="T1010" style:parent-style-name="Policepardéfaut" style:family="text">
      <style:text-properties fo:language="en" fo:country="US"/>
    </style:style>
    <style:style style:name="T1011" style:parent-style-name="Policepardéfaut" style:family="text">
      <style:text-properties fo:language="en" fo:country="US"/>
    </style:style>
    <style:style style:name="P1012" style:parent-style-name="Normal" style:family="paragraph">
      <style:text-properties fo:language="en" fo:country="US"/>
    </style:style>
    <style:style style:name="P1013" style:parent-style-name="Normal" style:family="paragraph">
      <style:text-properties fo:language="en" fo:country="US"/>
    </style:style>
    <style:style style:name="P1014" style:parent-style-name="Normal" style:family="paragraph">
      <style:text-properties fo:language="en" fo:country="US"/>
    </style:style>
    <style:style style:name="P1015" style:parent-style-name="Normal" style:family="paragraph">
      <style:text-properties fo:language="en" fo:country="US"/>
    </style:style>
    <style:style style:name="P1016" style:parent-style-name="Normal" style:family="paragraph">
      <style:text-properties fo:language="en" fo:country="US"/>
    </style:style>
    <style:style style:name="P1017" style:parent-style-name="Normal" style:family="paragraph">
      <style:text-properties fo:language="en" fo:country="US"/>
    </style:style>
    <style:style style:name="P1018" style:parent-style-name="Normal" style:family="paragraph">
      <style:text-properties fo:language="en" fo:country="US"/>
    </style:style>
    <style:style style:name="P1019" style:parent-style-name="Normal" style:family="paragraph">
      <style:text-properties fo:language="en" fo:country="US"/>
    </style:style>
    <style:style style:name="P1020" style:parent-style-name="Normal" style:family="paragraph">
      <style:text-properties fo:language="en" fo:country="US"/>
    </style:style>
    <style:style style:name="P1021" style:parent-style-name="Normal" style:family="paragraph">
      <style:text-properties fo:language="en" fo:country="US"/>
    </style:style>
    <style:style style:name="P1022" style:parent-style-name="Normal" style:family="paragraph">
      <style:text-properties fo:language="en" fo:country="US"/>
    </style:style>
    <style:style style:name="P1023" style:parent-style-name="Normal" style:family="paragraph">
      <style:text-properties fo:language="en" fo:country="US"/>
    </style:style>
    <style:style style:name="P1024" style:parent-style-name="Normal" style:family="paragraph">
      <style:text-properties fo:language="en" fo:country="US"/>
    </style:style>
    <style:style style:name="P1025" style:parent-style-name="Normal" style:family="paragraph">
      <style:text-properties fo:language="en" fo:country="US"/>
    </style:style>
    <style:style style:name="P1026" style:parent-style-name="Normal" style:family="paragraph">
      <style:text-properties fo:language="en" fo:country="US"/>
    </style:style>
    <style:style style:name="P1027" style:parent-style-name="Normal" style:family="paragraph">
      <style:text-properties fo:language="en" fo:country="US"/>
    </style:style>
    <style:style style:name="P1028" style:parent-style-name="Normal" style:family="paragraph">
      <style:text-properties fo:language="en" fo:country="US"/>
    </style:style>
    <style:style style:name="P1029" style:parent-style-name="Normal" style:family="paragraph">
      <style:text-properties fo:language="en" fo:country="US"/>
    </style:style>
    <style:style style:name="T1030" style:parent-style-name="Policepardéfaut" style:family="text">
      <style:text-properties fo:language="en" fo:country="US"/>
    </style:style>
    <style:style style:name="T1031" style:parent-style-name="Policepardéfaut" style:family="text">
      <style:text-properties fo:language="en" fo:country="US"/>
    </style:style>
    <style:style style:name="P1032" style:parent-style-name="Normal" style:family="paragraph">
      <style:text-properties fo:language="en" fo:country="US"/>
    </style:style>
    <style:style style:name="P1033" style:parent-style-name="Normal" style:family="paragraph">
      <style:text-properties fo:language="en" fo:country="US"/>
    </style:style>
    <style:style style:name="P1034" style:parent-style-name="Normal" style:family="paragraph">
      <style:text-properties fo:language="en" fo:country="US"/>
    </style:style>
    <style:style style:name="T1035" style:parent-style-name="Policepardéfaut" style:family="text">
      <style:text-properties fo:language="en" fo:country="US"/>
    </style:style>
    <style:style style:name="T1036" style:parent-style-name="Policepardéfaut" style:family="text">
      <style:text-properties style:font-name="Segoe UI Emoji" style:font-name-complex="Segoe UI Emoji"/>
    </style:style>
    <style:style style:name="T1037" style:parent-style-name="Policepardéfaut" style:family="text">
      <style:text-properties fo:language="en" fo:country="US"/>
    </style:style>
    <style:style style:name="P1038" style:parent-style-name="Normal" style:family="paragraph">
      <style:text-properties fo:language="en" fo:country="US"/>
    </style:style>
    <style:style style:name="P1039" style:parent-style-name="Normal" style:family="paragraph">
      <style:text-properties fo:language="en" fo:country="US"/>
    </style:style>
    <style:style style:name="P1040" style:parent-style-name="Normal" style:family="paragraph">
      <style:text-properties fo:language="en" fo:country="US"/>
    </style:style>
    <style:style style:name="T1041" style:parent-style-name="Policepardéfaut" style:family="text">
      <style:text-properties fo:language="en" fo:country="US"/>
    </style:style>
    <style:style style:name="T1042" style:parent-style-name="Policepardéfaut" style:family="text">
      <style:text-properties fo:language="en" fo:country="US"/>
    </style:style>
    <style:style style:name="T1043" style:parent-style-name="Policepardéfaut" style:family="text">
      <style:text-properties fo:language="en" fo:country="US"/>
    </style:style>
    <style:style style:name="T1044" style:parent-style-name="Policepardéfaut" style:family="text">
      <style:text-properties fo:language="en" fo:country="US"/>
    </style:style>
    <style:style style:name="T1045" style:parent-style-name="Policepardéfaut" style:family="text">
      <style:text-properties fo:language="en" fo:country="US"/>
    </style:style>
    <style:style style:name="T1046" style:parent-style-name="Policepardéfaut" style:family="text">
      <style:text-properties style:font-name="Segoe UI Emoji" style:font-name-complex="Segoe UI Emoji"/>
    </style:style>
    <style:style style:name="T1047" style:parent-style-name="Policepardéfaut" style:family="text">
      <style:text-properties fo:language="en" fo:country="US"/>
    </style:style>
    <style:style style:name="T1048" style:parent-style-name="Policepardéfaut" style:family="text">
      <style:text-properties fo:language="en" fo:country="US"/>
    </style:style>
    <style:style style:name="T1049" style:parent-style-name="Policepardéfaut" style:family="text">
      <style:text-properties style:font-name="Segoe UI Emoji" style:font-name-complex="Segoe UI Emoji"/>
    </style:style>
    <style:style style:name="T1050" style:parent-style-name="Policepardéfaut" style:family="text">
      <style:text-properties fo:language="en" fo:country="US"/>
    </style:style>
    <style:style style:name="T1051" style:parent-style-name="Policepardéfaut" style:family="text">
      <style:text-properties fo:language="en" fo:country="US"/>
    </style:style>
    <style:style style:name="T1052" style:parent-style-name="Policepardéfaut" style:family="text">
      <style:text-properties style:font-name="Segoe UI Emoji" style:font-name-complex="Segoe UI Emoji" fo:language="en" fo:country="US"/>
    </style:style>
    <style:style style:name="T1053" style:parent-style-name="Policepardéfaut" style:family="text">
      <style:text-properties fo:language="en" fo:country="US"/>
    </style:style>
    <style:style style:name="T1054" style:parent-style-name="Policepardéfaut" style:family="text">
      <style:text-properties fo:language="en" fo:country="US"/>
    </style:style>
    <style:style style:name="T1055" style:parent-style-name="Policepardéfaut" style:family="text">
      <style:text-properties style:font-name="Segoe UI Emoji" style:font-name-complex="Segoe UI Emoji"/>
    </style:style>
    <style:style style:name="T1056" style:parent-style-name="Policepardéfaut" style:family="text">
      <style:text-properties fo:language="en" fo:country="US"/>
    </style:style>
    <style:style style:name="T1057" style:parent-style-name="Policepardéfaut" style:family="text">
      <style:text-properties fo:language="en" fo:country="US"/>
    </style:style>
    <style:style style:name="T1058" style:parent-style-name="Policepardéfaut" style:family="text">
      <style:text-properties fo:language="en" fo:country="US"/>
    </style:style>
    <style:style style:name="P1059" style:parent-style-name="Normal" style:family="paragraph">
      <style:text-properties fo:language="en" fo:country="US"/>
    </style:style>
    <style:style style:name="P1060" style:parent-style-name="Normal" style:family="paragraph">
      <style:text-properties fo:language="en" fo:country="US"/>
    </style:style>
    <style:style style:name="P1061" style:parent-style-name="Normal" style:family="paragraph">
      <style:text-properties fo:language="en" fo:country="US"/>
    </style:style>
    <style:style style:name="T1062" style:parent-style-name="Policepardéfaut" style:family="text">
      <style:text-properties fo:language="en" fo:country="US"/>
    </style:style>
    <style:style style:name="T1063" style:parent-style-name="Policepardéfaut" style:family="text">
      <style:text-properties fo:language="en" fo:country="US"/>
    </style:style>
    <style:style style:name="P1064" style:parent-style-name="Normal" style:family="paragraph">
      <style:text-properties fo:language="en" fo:country="US"/>
    </style:style>
    <style:style style:name="P1065" style:parent-style-name="Normal" style:family="paragraph">
      <style:text-properties fo:language="en" fo:country="US"/>
    </style:style>
    <style:style style:name="P1066" style:parent-style-name="Normal" style:family="paragraph">
      <style:text-properties fo:language="en" fo:country="US"/>
    </style:style>
    <style:style style:name="P1067" style:parent-style-name="Normal" style:family="paragraph">
      <style:text-properties fo:language="en" fo:country="US"/>
    </style:style>
    <style:style style:name="T1068" style:parent-style-name="Policepardéfaut" style:family="text">
      <style:text-properties fo:language="en" fo:country="US"/>
    </style:style>
    <style:style style:name="T1069" style:parent-style-name="Policepardéfaut" style:family="text">
      <style:text-properties fo:language="en" fo:country="US"/>
    </style:style>
    <style:style style:name="P1070" style:parent-style-name="Normal" style:family="paragraph">
      <style:text-properties fo:language="en" fo:country="US"/>
    </style:style>
    <style:style style:name="T1071" style:parent-style-name="Policepardéfaut" style:family="text">
      <style:text-properties fo:language="en" fo:country="US"/>
    </style:style>
    <style:style style:name="T1072" style:parent-style-name="Policepardéfaut" style:family="text">
      <style:text-properties style:font-name="Segoe UI Emoji" style:font-name-complex="Segoe UI Emoji"/>
    </style:style>
    <style:style style:name="T1073" style:parent-style-name="Policepardéfaut" style:family="text">
      <style:text-properties fo:language="en" fo:country="US"/>
    </style:style>
    <style:style style:name="P1074" style:parent-style-name="Normal" style:family="paragraph">
      <style:text-properties fo:language="en" fo:country="US"/>
    </style:style>
    <style:style style:name="P1075" style:parent-style-name="Normal" style:family="paragraph">
      <style:text-properties fo:language="en" fo:country="US"/>
    </style:style>
    <style:style style:name="T1076" style:parent-style-name="Policepardéfaut" style:family="text">
      <style:text-properties fo:language="en" fo:country="US"/>
    </style:style>
    <style:style style:name="T1077" style:parent-style-name="Policepardéfaut" style:family="text">
      <style:text-properties style:font-name="Segoe UI Emoji" style:font-name-complex="Segoe UI Emoji"/>
    </style:style>
    <style:style style:name="T1078" style:parent-style-name="Policepardéfaut" style:family="text">
      <style:text-properties fo:language="en" fo:country="US"/>
    </style:style>
    <style:style style:name="T1079" style:parent-style-name="Policepardéfaut" style:family="text">
      <style:text-properties fo:language="en" fo:country="US"/>
    </style:style>
    <style:style style:name="T1080" style:parent-style-name="Policepardéfaut" style:family="text">
      <style:text-properties style:font-name="Segoe UI Emoji" style:font-name-complex="Segoe UI Emoji"/>
    </style:style>
    <style:style style:name="T1081" style:parent-style-name="Policepardéfaut" style:family="text">
      <style:text-properties fo:language="en" fo:country="US"/>
    </style:style>
    <style:style style:name="P1082" style:parent-style-name="Normal" style:family="paragraph">
      <style:text-properties fo:language="en" fo:country="US"/>
    </style:style>
    <style:style style:name="P1083" style:parent-style-name="Normal" style:family="paragraph">
      <style:text-properties fo:language="en" fo:country="US"/>
    </style:style>
    <style:style style:name="T1084" style:parent-style-name="Policepardéfaut" style:family="text">
      <style:text-properties fo:language="en" fo:country="US"/>
    </style:style>
    <style:style style:name="T1085" style:parent-style-name="Policepardéfaut" style:family="text">
      <style:text-properties fo:language="en" fo:country="US"/>
    </style:style>
    <style:style style:name="P1086" style:parent-style-name="Normal" style:family="paragraph">
      <style:text-properties fo:language="en" fo:country="US"/>
    </style:style>
    <style:style style:name="P1087" style:parent-style-name="Normal" style:family="paragraph">
      <style:text-properties fo:language="en" fo:country="US"/>
    </style:style>
    <style:style style:name="P1088" style:parent-style-name="Normal" style:family="paragraph">
      <style:text-properties fo:language="en" fo:country="US"/>
    </style:style>
    <style:style style:name="P1089" style:parent-style-name="Normal" style:family="paragraph">
      <style:text-properties fo:language="en" fo:country="US"/>
    </style:style>
    <style:style style:name="P1090" style:parent-style-name="Normal" style:family="paragraph">
      <style:text-properties fo:language="en" fo:country="US"/>
    </style:style>
    <style:style style:name="P1091" style:parent-style-name="Normal" style:family="paragraph">
      <style:text-properties fo:language="en" fo:country="US"/>
    </style:style>
    <style:style style:name="P1092" style:parent-style-name="Normal" style:family="paragraph">
      <style:text-properties fo:language="en" fo:country="US"/>
    </style:style>
    <style:style style:name="P1093" style:parent-style-name="Normal" style:family="paragraph">
      <style:text-properties fo:language="en" fo:country="US"/>
    </style:style>
    <style:style style:name="P1094" style:parent-style-name="Normal" style:family="paragraph">
      <style:text-properties fo:language="en" fo:country="US"/>
    </style:style>
    <style:style style:name="P1095" style:parent-style-name="Normal" style:family="paragraph">
      <style:text-properties fo:language="en" fo:country="US"/>
    </style:style>
    <style:style style:name="P1096" style:parent-style-name="Normal" style:family="paragraph">
      <style:text-properties fo:language="en" fo:country="US"/>
    </style:style>
    <style:style style:name="P1097" style:parent-style-name="Normal" style:family="paragraph">
      <style:text-properties fo:language="en" fo:country="US"/>
    </style:style>
    <style:style style:name="P1098" style:parent-style-name="Normal" style:family="paragraph">
      <style:text-properties fo:language="en" fo:country="US"/>
    </style:style>
    <style:style style:name="P1099" style:parent-style-name="Normal" style:family="paragraph">
      <style:text-properties fo:language="en" fo:country="US"/>
    </style:style>
    <style:style style:name="P1100" style:parent-style-name="Normal" style:family="paragraph">
      <style:text-properties fo:language="en" fo:country="US"/>
    </style:style>
    <style:style style:name="T1101" style:parent-style-name="Policepardéfaut" style:family="text">
      <style:text-properties fo:language="en" fo:country="US"/>
    </style:style>
    <style:style style:name="T1102" style:parent-style-name="Policepardéfaut" style:family="text">
      <style:text-properties fo:language="en" fo:country="US"/>
    </style:style>
    <style:style style:name="P1103" style:parent-style-name="Normal" style:family="paragraph">
      <style:text-properties fo:language="en" fo:country="US"/>
    </style:style>
    <style:style style:name="P1104" style:parent-style-name="Normal" style:family="paragraph">
      <style:text-properties fo:language="en" fo:country="US"/>
    </style:style>
    <style:style style:name="P1105" style:parent-style-name="Normal" style:family="paragraph">
      <style:text-properties fo:language="en" fo:country="US"/>
    </style:style>
    <style:style style:name="P1106" style:parent-style-name="Normal" style:family="paragraph">
      <style:text-properties fo:language="en" fo:country="US"/>
    </style:style>
    <style:style style:name="P1107" style:parent-style-name="Normal" style:family="paragraph">
      <style:text-properties fo:language="en" fo:country="US"/>
    </style:style>
    <style:style style:name="P1108" style:parent-style-name="Normal" style:family="paragraph">
      <style:text-properties fo:language="en" fo:country="US"/>
    </style:style>
    <style:style style:name="T1109" style:parent-style-name="Policepardéfaut" style:family="text">
      <style:text-properties fo:language="en" fo:country="US"/>
    </style:style>
    <style:style style:name="T1110" style:parent-style-name="Policepardéfaut" style:family="text">
      <style:text-properties fo:language="en" fo:country="US"/>
    </style:style>
    <style:style style:name="P1111" style:parent-style-name="Normal" style:family="paragraph">
      <style:text-properties fo:language="en" fo:country="US"/>
    </style:style>
    <style:style style:name="P1112" style:parent-style-name="Normal" style:family="paragraph">
      <style:text-properties fo:language="en" fo:country="US"/>
    </style:style>
    <style:style style:name="P1113" style:parent-style-name="Normal" style:family="paragraph">
      <style:text-properties fo:language="en" fo:country="US"/>
    </style:style>
    <style:style style:name="P1114" style:parent-style-name="Normal" style:family="paragraph">
      <style:text-properties fo:language="en" fo:country="US"/>
    </style:style>
    <style:style style:name="P1115" style:parent-style-name="Normal" style:family="paragraph">
      <style:text-properties fo:language="en" fo:country="US"/>
    </style:style>
    <style:style style:name="P1116" style:parent-style-name="Normal" style:family="paragraph">
      <style:text-properties fo:language="en" fo:country="US"/>
    </style:style>
    <style:style style:name="P1117" style:parent-style-name="Normal" style:family="paragraph">
      <style:text-properties fo:language="en" fo:country="US"/>
    </style:style>
    <style:style style:name="P1118" style:parent-style-name="Normal" style:family="paragraph">
      <style:text-properties fo:language="en" fo:country="US"/>
    </style:style>
    <style:style style:name="P1119" style:parent-style-name="Normal" style:family="paragraph">
      <style:text-properties fo:language="en" fo:country="US"/>
    </style:style>
    <style:style style:name="P1120" style:parent-style-name="Normal" style:family="paragraph">
      <style:text-properties fo:language="en" fo:country="US"/>
    </style:style>
    <style:style style:name="P1121" style:parent-style-name="Normal" style:family="paragraph">
      <style:text-properties fo:language="en" fo:country="US"/>
    </style:style>
    <style:style style:name="P1122" style:parent-style-name="Normal" style:family="paragraph">
      <style:text-properties fo:language="en" fo:country="US"/>
    </style:style>
    <style:style style:name="P1123" style:parent-style-name="Normal" style:family="paragraph">
      <style:text-properties fo:language="en" fo:country="US"/>
    </style:style>
    <style:style style:name="P1124" style:parent-style-name="Normal" style:family="paragraph">
      <style:text-properties fo:language="en" fo:country="US"/>
    </style:style>
    <style:style style:name="P1125" style:parent-style-name="Normal" style:family="paragraph">
      <style:text-properties fo:language="en" fo:country="US"/>
    </style:style>
    <style:style style:name="P1126" style:parent-style-name="Normal" style:family="paragraph">
      <style:text-properties fo:language="en" fo:country="US"/>
    </style:style>
    <style:style style:name="P1127" style:parent-style-name="Normal" style:family="paragraph">
      <style:text-properties fo:language="en" fo:country="US"/>
    </style:style>
    <style:style style:name="P1128" style:parent-style-name="Normal" style:family="paragraph">
      <style:text-properties fo:language="en" fo:country="US"/>
    </style:style>
    <style:style style:name="P1129" style:parent-style-name="Normal" style:family="paragraph">
      <style:text-properties fo:language="en" fo:country="US"/>
    </style:style>
    <style:style style:name="T1130" style:parent-style-name="Policepardéfaut" style:family="text">
      <style:text-properties fo:language="en" fo:country="US"/>
    </style:style>
    <style:style style:name="T1131" style:parent-style-name="Policepardéfaut" style:family="text">
      <style:text-properties fo:language="en" fo:country="US"/>
    </style:style>
    <style:style style:name="P1132" style:parent-style-name="Normal" style:family="paragraph">
      <style:text-properties fo:language="en" fo:country="US"/>
    </style:style>
    <style:style style:name="P1133" style:parent-style-name="Normal" style:family="paragraph">
      <style:text-properties fo:language="en" fo:country="US"/>
    </style:style>
    <style:style style:name="P1134" style:parent-style-name="Normal" style:family="paragraph">
      <style:text-properties fo:language="en" fo:country="US"/>
    </style:style>
    <style:style style:name="P1135" style:parent-style-name="Normal" style:family="paragraph">
      <style:text-properties fo:language="en" fo:country="US"/>
    </style:style>
    <style:style style:name="P1136" style:parent-style-name="Normal" style:family="paragraph">
      <style:text-properties fo:language="en" fo:country="US"/>
    </style:style>
    <style:style style:name="P1137" style:parent-style-name="Normal" style:family="paragraph">
      <style:text-properties fo:language="en" fo:country="US"/>
    </style:style>
    <style:style style:name="P1138" style:parent-style-name="Normal" style:family="paragraph">
      <style:text-properties fo:language="en" fo:country="US"/>
    </style:style>
    <style:style style:name="T1139" style:parent-style-name="Policepardéfaut" style:family="text">
      <style:text-properties fo:language="en" fo:country="US"/>
    </style:style>
    <style:style style:name="T1140" style:parent-style-name="Policepardéfaut" style:family="text">
      <style:text-properties fo:language="en" fo:country="US"/>
    </style:style>
    <style:style style:name="P1141" style:parent-style-name="Normal" style:family="paragraph">
      <style:text-properties fo:language="en" fo:country="US"/>
    </style:style>
    <style:style style:name="T1142" style:parent-style-name="Policepardéfaut" style:family="text">
      <style:text-properties fo:language="en" fo:country="US"/>
    </style:style>
    <style:style style:name="T1143" style:parent-style-name="Policepardéfaut" style:family="text">
      <style:text-properties fo:language="en" fo:country="US"/>
    </style:style>
    <style:style style:name="P1144" style:parent-style-name="Normal" style:family="paragraph">
      <style:text-properties fo:language="en" fo:country="US"/>
    </style:style>
    <style:style style:name="P1145" style:parent-style-name="Normal" style:family="paragraph">
      <style:text-properties fo:language="en" fo:country="US"/>
    </style:style>
    <style:style style:name="P1146" style:parent-style-name="Normal" style:family="paragraph">
      <style:text-properties fo:language="en" fo:country="US"/>
    </style:style>
    <style:style style:name="T1147" style:parent-style-name="Policepardéfaut" style:family="text">
      <style:text-properties fo:language="en" fo:country="US"/>
    </style:style>
    <style:style style:name="T1148" style:parent-style-name="Policepardéfaut" style:family="text">
      <style:text-properties fo:language="en" fo:country="US"/>
    </style:style>
    <style:style style:name="P1149" style:parent-style-name="Normal" style:family="paragraph">
      <style:text-properties fo:language="en" fo:country="US"/>
    </style:style>
    <style:style style:name="P1150" style:parent-style-name="Normal" style:family="paragraph">
      <style:text-properties fo:language="en" fo:country="US"/>
    </style:style>
    <style:style style:name="P1151" style:parent-style-name="Normal" style:family="paragraph">
      <style:text-properties fo:language="en" fo:country="US"/>
    </style:style>
    <style:style style:name="P1152" style:parent-style-name="Normal" style:family="paragraph">
      <style:text-properties fo:language="en" fo:country="US"/>
    </style:style>
    <style:style style:name="P1153" style:parent-style-name="Normal" style:family="paragraph">
      <style:text-properties fo:language="en" fo:country="US"/>
    </style:style>
    <style:style style:name="P1154" style:parent-style-name="Normal" style:family="paragraph">
      <style:text-properties fo:language="en" fo:country="US"/>
    </style:style>
    <style:style style:name="P1155" style:parent-style-name="Normal" style:family="paragraph">
      <style:text-properties fo:language="en" fo:country="US"/>
    </style:style>
    <style:style style:name="P1156" style:parent-style-name="Normal" style:family="paragraph">
      <style:text-properties fo:language="en" fo:country="US"/>
    </style:style>
    <style:style style:name="T1157" style:parent-style-name="Policepardéfaut" style:family="text">
      <style:text-properties fo:language="en" fo:country="US"/>
    </style:style>
    <style:style style:name="T1158" style:parent-style-name="Policepardéfaut" style:family="text">
      <style:text-properties fo:language="en" fo:country="US"/>
    </style:style>
    <style:style style:name="P1159" style:parent-style-name="Normal" style:family="paragraph">
      <style:text-properties fo:language="en" fo:country="US"/>
    </style:style>
    <style:style style:name="P1160" style:parent-style-name="Normal" style:family="paragraph">
      <style:text-properties fo:language="en" fo:country="US"/>
    </style:style>
    <style:style style:name="T1161" style:parent-style-name="Policepardéfaut" style:family="text">
      <style:text-properties fo:language="en" fo:country="US"/>
    </style:style>
    <style:style style:name="T1162" style:parent-style-name="Policepardéfaut" style:family="text">
      <style:text-properties fo:language="en" fo:country="US"/>
    </style:style>
    <style:style style:name="P1163" style:parent-style-name="Normal" style:family="paragraph">
      <style:text-properties fo:language="en" fo:country="US"/>
    </style:style>
    <style:style style:name="P1164" style:parent-style-name="Normal" style:family="paragraph">
      <style:text-properties fo:language="en" fo:country="US"/>
    </style:style>
    <style:style style:name="P1165" style:parent-style-name="Normal" style:family="paragraph">
      <style:text-properties fo:language="en" fo:country="US"/>
    </style:style>
    <style:style style:name="T1166" style:parent-style-name="Policepardéfaut" style:family="text">
      <style:text-properties fo:language="en" fo:country="US"/>
    </style:style>
    <style:style style:name="T1167" style:parent-style-name="Policepardéfaut" style:family="text">
      <style:text-properties style:font-name="Segoe UI Emoji" style:font-name-complex="Segoe UI Emoji"/>
    </style:style>
    <style:style style:name="T1168" style:parent-style-name="Policepardéfaut" style:family="text">
      <style:text-properties fo:language="en" fo:country="US"/>
    </style:style>
    <style:style style:name="P1169" style:parent-style-name="Normal" style:family="paragraph">
      <style:text-properties fo:language="en" fo:country="US"/>
    </style:style>
    <style:style style:name="P1170" style:parent-style-name="Normal" style:family="paragraph">
      <style:text-properties fo:language="en" fo:country="US"/>
    </style:style>
    <style:style style:name="P1171" style:parent-style-name="Normal" style:family="paragraph">
      <style:text-properties fo:language="en" fo:country="US"/>
    </style:style>
    <style:style style:name="P1172" style:parent-style-name="Normal" style:family="paragraph">
      <style:text-properties fo:language="en" fo:country="US"/>
    </style:style>
    <style:style style:name="P1173" style:parent-style-name="Normal" style:family="paragraph">
      <style:text-properties fo:language="en" fo:country="US"/>
    </style:style>
    <style:style style:name="P1174" style:parent-style-name="Normal" style:family="paragraph">
      <style:text-properties fo:language="en" fo:country="US"/>
    </style:style>
    <style:style style:name="P1175" style:parent-style-name="Normal" style:family="paragraph">
      <style:text-properties fo:language="en" fo:country="US"/>
    </style:style>
    <style:style style:name="T1176" style:parent-style-name="Policepardéfaut" style:family="text">
      <style:text-properties fo:language="en" fo:country="US"/>
    </style:style>
    <style:style style:name="T1177" style:parent-style-name="Policepardéfaut" style:family="text">
      <style:text-properties fo:language="en" fo:country="US"/>
    </style:style>
    <style:style style:name="P1178" style:parent-style-name="Normal" style:family="paragraph">
      <style:text-properties fo:language="en" fo:country="US"/>
    </style:style>
    <style:style style:name="P1179" style:parent-style-name="Normal" style:family="paragraph">
      <style:text-properties fo:language="en" fo:country="US"/>
    </style:style>
    <style:style style:name="T1180" style:parent-style-name="Policepardéfaut" style:family="text">
      <style:text-properties fo:language="en" fo:country="US"/>
    </style:style>
    <style:style style:name="T1181" style:parent-style-name="Policepardéfaut" style:family="text">
      <style:text-properties fo:language="en" fo:country="US"/>
    </style:style>
    <style:style style:name="P1182" style:parent-style-name="Normal" style:family="paragraph">
      <style:text-properties fo:language="en" fo:country="US"/>
    </style:style>
    <style:style style:name="P1183" style:parent-style-name="Normal" style:family="paragraph">
      <style:text-properties fo:language="en" fo:country="US"/>
    </style:style>
    <style:style style:name="T1184" style:parent-style-name="Policepardéfaut" style:family="text">
      <style:text-properties fo:language="en" fo:country="US"/>
    </style:style>
    <style:style style:name="T1185" style:parent-style-name="Policepardéfaut" style:family="text">
      <style:text-properties fo:language="en" fo:country="US"/>
    </style:style>
    <style:style style:name="T1186" style:parent-style-name="Policepardéfaut" style:family="text">
      <style:text-properties style:font-name="Segoe UI Emoji" style:font-name-complex="Segoe UI Emoji" fo:language="en" fo:country="US"/>
    </style:style>
    <style:style style:name="T1187" style:parent-style-name="Policepardéfaut" style:family="text">
      <style:text-properties fo:language="en" fo:country="US"/>
    </style:style>
    <style:style style:name="T1188" style:parent-style-name="Policepardéfaut" style:family="text">
      <style:text-properties style:font-name="Calibri" style:font-name-complex="Calibri" fo:language="en" fo:country="US"/>
    </style:style>
    <style:style style:name="T1189" style:parent-style-name="Policepardéfaut" style:family="text">
      <style:text-properties fo:language="en" fo:country="US"/>
    </style:style>
    <style:style style:name="T1190" style:parent-style-name="Policepardéfaut" style:family="text">
      <style:text-properties style:font-name="Calibri" style:font-name-complex="Calibri" fo:language="en" fo:country="US"/>
    </style:style>
    <style:style style:name="T1191" style:parent-style-name="Policepardéfaut" style:family="text">
      <style:text-properties fo:language="en" fo:country="US"/>
    </style:style>
    <style:style style:name="T1192" style:parent-style-name="Policepardéfaut" style:family="text">
      <style:text-properties style:font-name="Calibri" style:font-name-complex="Calibri" fo:language="en" fo:country="US"/>
    </style:style>
    <style:style style:name="T1193" style:parent-style-name="Policepardéfaut" style:family="text">
      <style:text-properties fo:language="en" fo:country="US"/>
    </style:style>
    <style:style style:name="P1194" style:parent-style-name="Normal" style:family="paragraph">
      <style:text-properties fo:language="en" fo:country="US"/>
    </style:style>
    <style:style style:name="T1195" style:parent-style-name="Policepardéfaut" style:family="text">
      <style:text-properties fo:language="en" fo:country="US"/>
    </style:style>
    <style:style style:name="T1196" style:parent-style-name="Policepardéfaut" style:family="text">
      <style:text-properties style:font-name="Segoe UI Emoji" style:font-name-complex="Segoe UI Emoji" fo:language="en" fo:country="US"/>
    </style:style>
    <style:style style:name="T1197" style:parent-style-name="Policepardéfaut" style:family="text">
      <style:text-properties fo:language="en" fo:country="US"/>
    </style:style>
    <style:style style:name="T1198" style:parent-style-name="Policepardéfaut" style:family="text">
      <style:text-properties style:font-name="Calibri" style:font-name-complex="Calibri" fo:language="en" fo:country="US"/>
    </style:style>
    <style:style style:name="T1199" style:parent-style-name="Policepardéfaut" style:family="text">
      <style:text-properties fo:language="en" fo:country="US"/>
    </style:style>
    <style:style style:name="T1200" style:parent-style-name="Policepardéfaut" style:family="text">
      <style:text-properties style:font-name="Calibri" style:font-name-complex="Calibri" fo:language="en" fo:country="US"/>
    </style:style>
    <style:style style:name="T1201" style:parent-style-name="Policepardéfaut" style:family="text">
      <style:text-properties fo:language="en" fo:country="US"/>
    </style:style>
    <style:style style:name="P1202" style:parent-style-name="Normal" style:family="paragraph">
      <style:text-properties fo:language="en" fo:country="US"/>
    </style:style>
    <style:style style:name="P1203" style:parent-style-name="Normal" style:family="paragraph">
      <style:text-properties fo:language="en" fo:country="US"/>
    </style:style>
    <style:style style:name="P1204" style:parent-style-name="Normal" style:family="paragraph">
      <style:text-properties fo:language="en" fo:country="US"/>
    </style:style>
    <style:style style:name="P1205" style:parent-style-name="Normal" style:family="paragraph">
      <style:text-properties fo:language="en" fo:country="US"/>
    </style:style>
    <style:style style:name="P1206" style:parent-style-name="Normal" style:family="paragraph">
      <style:text-properties fo:language="en" fo:country="US"/>
    </style:style>
    <style:style style:name="P1207" style:parent-style-name="Normal" style:family="paragraph">
      <style:text-properties fo:language="en" fo:country="US"/>
    </style:style>
    <style:style style:name="P1208" style:parent-style-name="Normal" style:family="paragraph">
      <style:text-properties fo:language="en" fo:country="US"/>
    </style:style>
    <style:style style:name="P1209" style:parent-style-name="Normal" style:family="paragraph">
      <style:text-properties fo:language="en" fo:country="US"/>
    </style:style>
    <style:style style:name="P1210" style:parent-style-name="Normal" style:family="paragraph">
      <style:text-properties fo:language="en" fo:country="US"/>
    </style:style>
    <style:style style:name="T1211" style:parent-style-name="Policepardéfaut" style:family="text">
      <style:text-properties fo:language="en" fo:country="US"/>
    </style:style>
    <style:style style:name="T1212" style:parent-style-name="Policepardéfaut" style:family="text">
      <style:text-properties style:font-name="Segoe UI Emoji" style:font-name-complex="Segoe UI Emoji"/>
    </style:style>
    <style:style style:name="T1213" style:parent-style-name="Policepardéfaut" style:family="text">
      <style:text-properties fo:language="en" fo:country="US"/>
    </style:style>
    <style:style style:name="P1214" style:parent-style-name="Normal" style:family="paragraph">
      <style:text-properties fo:language="en" fo:country="US"/>
    </style:style>
    <style:style style:name="P1215" style:parent-style-name="Normal" style:family="paragraph">
      <style:text-properties fo:language="en" fo:country="US"/>
    </style:style>
    <style:style style:name="P1216" style:parent-style-name="Normal" style:family="paragraph">
      <style:text-properties fo:language="en" fo:country="US"/>
    </style:style>
    <style:style style:name="T1217" style:parent-style-name="Policepardéfaut" style:family="text">
      <style:text-properties fo:language="en" fo:country="US"/>
    </style:style>
    <style:style style:name="T1218" style:parent-style-name="Policepardéfaut" style:family="text">
      <style:text-properties fo:language="en" fo:country="US"/>
    </style:style>
    <style:style style:name="P1219" style:parent-style-name="Normal" style:family="paragraph">
      <style:text-properties fo:language="en" fo:country="US"/>
    </style:style>
    <style:style style:name="P1220" style:parent-style-name="Normal" style:family="paragraph">
      <style:text-properties fo:language="en" fo:country="US"/>
    </style:style>
    <style:style style:name="T1221" style:parent-style-name="Policepardéfaut" style:family="text">
      <style:text-properties fo:language="en" fo:country="US"/>
    </style:style>
    <style:style style:name="T1222" style:parent-style-name="Policepardéfaut" style:family="text">
      <style:text-properties style:font-name="Segoe UI Emoji" style:font-name-complex="Segoe UI Emoji"/>
    </style:style>
    <style:style style:name="T1223" style:parent-style-name="Policepardéfaut" style:family="text">
      <style:text-properties fo:language="en" fo:country="US"/>
    </style:style>
    <style:style style:name="T1224" style:parent-style-name="Policepardéfaut" style:family="text">
      <style:text-properties fo:language="en" fo:country="US"/>
    </style:style>
    <style:style style:name="T1225" style:parent-style-name="Policepardéfaut" style:family="text">
      <style:text-properties style:font-name="Segoe UI Emoji" style:font-name-complex="Segoe UI Emoji"/>
    </style:style>
    <style:style style:name="T1226" style:parent-style-name="Policepardéfaut" style:family="text">
      <style:text-properties fo:language="en" fo:country="US"/>
    </style:style>
    <style:style style:name="T1227" style:parent-style-name="Policepardéfaut" style:family="text">
      <style:text-properties fo:language="en" fo:country="US"/>
    </style:style>
    <style:style style:name="T1228" style:parent-style-name="Policepardéfaut" style:family="text">
      <style:text-properties style:font-name="Segoe UI Emoji" style:font-name-complex="Segoe UI Emoji" fo:language="en" fo:country="US"/>
    </style:style>
    <style:style style:name="T1229" style:parent-style-name="Policepardéfaut" style:family="text">
      <style:text-properties fo:language="en" fo:country="US"/>
    </style:style>
    <style:style style:name="T1230" style:parent-style-name="Policepardéfaut" style:family="text">
      <style:text-properties fo:language="en" fo:country="US"/>
    </style:style>
    <style:style style:name="T1231" style:parent-style-name="Policepardéfaut" style:family="text">
      <style:text-properties style:font-name="Segoe UI Emoji" style:font-name-complex="Segoe UI Emoji"/>
    </style:style>
    <style:style style:name="T1232" style:parent-style-name="Policepardéfaut" style:family="text">
      <style:text-properties fo:language="en" fo:country="US"/>
    </style:style>
    <style:style style:name="T1233" style:parent-style-name="Policepardéfaut" style:family="text">
      <style:text-properties fo:language="en" fo:country="US"/>
    </style:style>
    <style:style style:name="T1234" style:parent-style-name="Policepardéfaut" style:family="text">
      <style:text-properties fo:language="en" fo:country="US"/>
    </style:style>
    <style:style style:name="P1235" style:parent-style-name="Normal" style:family="paragraph">
      <style:text-properties fo:language="en" fo:country="US"/>
    </style:style>
    <style:style style:name="P1236" style:parent-style-name="Normal" style:family="paragraph">
      <style:text-properties fo:language="en" fo:country="US"/>
    </style:style>
    <style:style style:name="P1237" style:parent-style-name="Normal" style:family="paragraph">
      <style:text-properties fo:language="en" fo:country="US"/>
    </style:style>
    <style:style style:name="P1238" style:parent-style-name="Normal" style:family="paragraph">
      <style:text-properties fo:language="en" fo:country="US"/>
    </style:style>
    <style:style style:name="T1239" style:parent-style-name="Policepardéfaut" style:family="text">
      <style:text-properties fo:language="en" fo:country="US"/>
    </style:style>
    <style:style style:name="T1240" style:parent-style-name="Policepardéfaut" style:family="text">
      <style:text-properties fo:language="en" fo:country="US"/>
    </style:style>
    <style:style style:name="P1241" style:parent-style-name="Normal" style:family="paragraph">
      <style:text-properties fo:language="en" fo:country="US"/>
    </style:style>
    <style:style style:name="P1242" style:parent-style-name="Normal" style:family="paragraph">
      <style:text-properties fo:language="en" fo:country="US"/>
    </style:style>
    <style:style style:name="P1243" style:parent-style-name="Normal" style:family="paragraph">
      <style:text-properties fo:language="en" fo:country="US"/>
    </style:style>
    <style:style style:name="P1244" style:parent-style-name="Normal" style:family="paragraph">
      <style:text-properties fo:language="en" fo:country="US"/>
    </style:style>
    <style:style style:name="P1245" style:parent-style-name="Normal" style:family="paragraph">
      <style:text-properties fo:language="en" fo:country="US"/>
    </style:style>
    <style:style style:name="P1246" style:parent-style-name="Normal" style:family="paragraph">
      <style:text-properties fo:language="en" fo:country="US"/>
    </style:style>
    <style:style style:name="T1247" style:parent-style-name="Policepardéfaut" style:family="text">
      <style:text-properties fo:language="en" fo:country="US"/>
    </style:style>
    <style:style style:name="T1248" style:parent-style-name="Policepardéfaut" style:family="text">
      <style:text-properties fo:language="en" fo:country="US"/>
    </style:style>
    <style:style style:name="P1249" style:parent-style-name="Normal" style:family="paragraph">
      <style:text-properties fo:language="en" fo:country="US"/>
    </style:style>
    <style:style style:name="T1250" style:parent-style-name="Policepardéfaut" style:family="text">
      <style:text-properties fo:language="en" fo:country="US"/>
    </style:style>
    <style:style style:name="T1251" style:parent-style-name="Policepardéfaut" style:family="text">
      <style:text-properties style:font-name="Segoe UI Emoji" style:font-name-complex="Segoe UI Emoji"/>
    </style:style>
    <style:style style:name="T1252" style:parent-style-name="Policepardéfaut" style:family="text">
      <style:text-properties fo:language="en" fo:country="US"/>
    </style:style>
    <style:style style:name="P1253" style:parent-style-name="Normal" style:family="paragraph">
      <style:text-properties fo:language="en" fo:country="US"/>
    </style:style>
    <style:style style:name="P1254" style:parent-style-name="Normal" style:family="paragraph">
      <style:text-properties fo:language="en" fo:country="US"/>
    </style:style>
    <style:style style:name="T1255" style:parent-style-name="Policepardéfaut" style:family="text">
      <style:text-properties fo:language="en" fo:country="US"/>
    </style:style>
    <style:style style:name="T1256" style:parent-style-name="Policepardéfaut" style:family="text">
      <style:text-properties style:font-name="Segoe UI Emoji" style:font-name-complex="Segoe UI Emoji"/>
    </style:style>
    <style:style style:name="T1257" style:parent-style-name="Policepardéfaut" style:family="text">
      <style:text-properties fo:language="en" fo:country="US"/>
    </style:style>
    <style:style style:name="T1258" style:parent-style-name="Policepardéfaut" style:family="text">
      <style:text-properties fo:language="en" fo:country="US"/>
    </style:style>
    <style:style style:name="T1259" style:parent-style-name="Policepardéfaut" style:family="text">
      <style:text-properties style:font-name="Segoe UI Emoji" style:font-name-complex="Segoe UI Emoji"/>
    </style:style>
    <style:style style:name="T1260" style:parent-style-name="Policepardéfaut" style:family="text">
      <style:text-properties fo:language="en" fo:country="US"/>
    </style:style>
    <style:style style:name="P1261" style:parent-style-name="Normal" style:family="paragraph">
      <style:text-properties fo:language="en" fo:country="US"/>
    </style:style>
    <style:style style:name="P1262" style:parent-style-name="Normal" style:family="paragraph">
      <style:text-properties fo:language="en" fo:country="US"/>
    </style:style>
    <style:style style:name="T1263" style:parent-style-name="Policepardéfaut" style:family="text">
      <style:text-properties fo:language="en" fo:country="US"/>
    </style:style>
    <style:style style:name="T1264" style:parent-style-name="Policepardéfaut" style:family="text">
      <style:text-properties fo:language="en" fo:country="US"/>
    </style:style>
    <style:style style:name="P1265" style:parent-style-name="Normal" style:family="paragraph">
      <style:text-properties fo:language="en" fo:country="US"/>
    </style:style>
    <style:style style:name="P1266" style:parent-style-name="Normal" style:family="paragraph">
      <style:text-properties fo:language="en" fo:country="US"/>
    </style:style>
    <style:style style:name="P1267" style:parent-style-name="Normal" style:family="paragraph">
      <style:text-properties fo:language="en" fo:country="US"/>
    </style:style>
    <style:style style:name="P1268" style:parent-style-name="Normal" style:family="paragraph">
      <style:text-properties fo:language="en" fo:country="US"/>
    </style:style>
    <style:style style:name="P1269" style:parent-style-name="Normal" style:family="paragraph">
      <style:text-properties fo:language="en" fo:country="US"/>
    </style:style>
    <style:style style:name="P1270" style:parent-style-name="Normal" style:family="paragraph">
      <style:text-properties fo:language="en" fo:country="US"/>
    </style:style>
    <style:style style:name="P1271" style:parent-style-name="Normal" style:family="paragraph">
      <style:text-properties fo:language="en" fo:country="US"/>
    </style:style>
    <style:style style:name="P1272" style:parent-style-name="Normal" style:family="paragraph">
      <style:text-properties fo:language="en" fo:country="US"/>
    </style:style>
    <style:style style:name="T1273" style:parent-style-name="Policepardéfaut" style:family="text">
      <style:text-properties fo:language="en" fo:country="US"/>
    </style:style>
    <style:style style:name="T1274" style:parent-style-name="Policepardéfaut" style:family="text">
      <style:text-properties fo:language="en" fo:country="US"/>
    </style:style>
    <style:style style:name="T1275" style:parent-style-name="Policepardéfaut" style:family="text">
      <style:text-properties fo:language="en" fo:country="US"/>
    </style:style>
    <style:style style:name="T1276" style:parent-style-name="Policepardéfaut" style:family="text">
      <style:text-properties fo:language="en" fo:country="US"/>
    </style:style>
    <style:style style:name="T1277" style:parent-style-name="Policepardéfaut" style:family="text">
      <style:text-properties style:font-name="Segoe UI Emoji" style:font-name-complex="Segoe UI Emoji"/>
    </style:style>
    <style:style style:name="T1278" style:parent-style-name="Policepardéfaut" style:family="text">
      <style:text-properties fo:language="en" fo:country="US"/>
    </style:style>
    <style:style style:name="P1279" style:parent-style-name="Normal" style:family="paragraph">
      <style:text-properties fo:language="en" fo:country="US"/>
    </style:style>
    <style:style style:name="P1280" style:parent-style-name="Normal" style:family="paragraph">
      <style:text-properties fo:language="en" fo:country="US"/>
    </style:style>
    <style:style style:name="T1281" style:parent-style-name="Policepardéfaut" style:family="text">
      <style:text-properties fo:language="en" fo:country="US"/>
    </style:style>
    <style:style style:name="T1282" style:parent-style-name="Policepardéfaut" style:family="text">
      <style:text-properties style:font-name="Segoe UI Symbol" style:font-name-complex="Segoe UI Symbol" fo:language="en" fo:country="US"/>
    </style:style>
    <style:style style:name="T1283" style:parent-style-name="Policepardéfaut" style:family="text">
      <style:text-properties fo:language="en" fo:country="US"/>
    </style:style>
    <style:style style:name="T1284" style:parent-style-name="Policepardéfaut" style:family="text">
      <style:text-properties style:font-name="Calibri" style:font-name-complex="Calibri" fo:language="en" fo:country="US"/>
    </style:style>
    <style:style style:name="T1285" style:parent-style-name="Policepardéfaut" style:family="text">
      <style:text-properties fo:language="en" fo:country="US"/>
    </style:style>
    <style:style style:name="P1286" style:parent-style-name="Normal" style:family="paragraph">
      <style:text-properties fo:language="en" fo:country="US"/>
    </style:style>
    <style:style style:name="P1287" style:parent-style-name="Normal" style:family="paragraph">
      <style:text-properties fo:language="en" fo:country="US"/>
    </style:style>
    <style:style style:name="P1288" style:parent-style-name="Normal" style:family="paragraph">
      <style:text-properties fo:language="en" fo:country="US"/>
    </style:style>
    <style:style style:name="P1289" style:parent-style-name="Normal" style:family="paragraph">
      <style:text-properties fo:language="en" fo:country="US"/>
    </style:style>
    <style:style style:name="P1290" style:parent-style-name="Normal" style:family="paragraph">
      <style:text-properties fo:language="en" fo:country="US"/>
    </style:style>
    <style:style style:name="P1291" style:parent-style-name="Normal" style:family="paragraph">
      <style:text-properties fo:language="en" fo:country="US"/>
    </style:style>
    <style:style style:name="P1292" style:parent-style-name="Normal" style:family="paragraph">
      <style:text-properties fo:language="en" fo:country="US"/>
    </style:style>
    <style:style style:name="P1293" style:parent-style-name="Normal" style:family="paragraph">
      <style:text-properties fo:language="en" fo:country="US"/>
    </style:style>
    <style:style style:name="P1294" style:parent-style-name="Normal" style:family="paragraph">
      <style:text-properties fo:language="en" fo:country="US"/>
    </style:style>
    <style:style style:name="T1295" style:parent-style-name="Policepardéfaut" style:family="text">
      <style:text-properties fo:language="en" fo:country="US"/>
    </style:style>
    <style:style style:name="T1296" style:parent-style-name="Policepardéfaut" style:family="text">
      <style:text-properties style:font-name="Segoe UI Emoji" style:font-name-complex="Segoe UI Emoji"/>
    </style:style>
    <style:style style:name="T1297" style:parent-style-name="Policepardéfaut" style:family="text">
      <style:text-properties fo:language="en" fo:country="US"/>
    </style:style>
    <style:style style:name="P1298" style:parent-style-name="Normal" style:family="paragraph">
      <style:text-properties fo:language="en" fo:country="US"/>
    </style:style>
    <style:style style:name="T1299" style:parent-style-name="Policepardéfaut" style:family="text">
      <style:text-properties fo:language="en" fo:country="US"/>
    </style:style>
    <style:style style:name="T1300" style:parent-style-name="Policepardéfaut" style:family="text">
      <style:text-properties fo:language="en" fo:country="US"/>
    </style:style>
    <style:style style:name="P1301" style:parent-style-name="Normal" style:family="paragraph">
      <style:text-properties fo:language="en" fo:country="US"/>
    </style:style>
    <style:style style:name="T1302" style:parent-style-name="Policepardéfaut" style:family="text">
      <style:text-properties fo:language="en" fo:country="US"/>
    </style:style>
    <style:style style:name="T1303" style:parent-style-name="Policepardéfaut" style:family="text">
      <style:text-properties fo:language="en" fo:country="US"/>
    </style:style>
    <style:style style:name="P1304" style:parent-style-name="Normal" style:family="paragraph">
      <style:text-properties fo:language="en" fo:country="US"/>
    </style:style>
    <style:style style:name="P1305" style:parent-style-name="Normal" style:family="paragraph">
      <style:text-properties fo:language="en" fo:country="US"/>
    </style:style>
    <style:style style:name="P1306" style:parent-style-name="Normal" style:family="paragraph">
      <style:text-properties fo:language="en" fo:country="US"/>
    </style:style>
    <style:style style:name="P1307" style:parent-style-name="Normal" style:family="paragraph">
      <style:text-properties fo:language="en" fo:country="US"/>
    </style:style>
    <style:style style:name="P1308" style:parent-style-name="Normal" style:family="paragraph">
      <style:text-properties fo:language="en" fo:country="US"/>
    </style:style>
    <style:style style:name="P1309" style:parent-style-name="Normal" style:family="paragraph">
      <style:text-properties fo:language="en" fo:country="US"/>
    </style:style>
    <style:style style:name="T1310" style:parent-style-name="Policepardéfaut" style:family="text">
      <style:text-properties fo:language="en" fo:country="US"/>
    </style:style>
    <style:style style:name="T1311" style:parent-style-name="Policepardéfaut" style:family="text">
      <style:text-properties fo:language="en" fo:country="US"/>
    </style:style>
    <style:style style:name="P1312" style:parent-style-name="Normal" style:family="paragraph">
      <style:text-properties fo:language="en" fo:country="US"/>
    </style:style>
    <style:style style:name="P1313" style:parent-style-name="Normal" style:family="paragraph">
      <style:text-properties fo:language="en" fo:country="US"/>
    </style:style>
    <style:style style:name="P1314" style:parent-style-name="Normal" style:family="paragraph">
      <style:text-properties fo:language="en" fo:country="US"/>
    </style:style>
    <style:style style:name="P1315" style:parent-style-name="Normal" style:family="paragraph">
      <style:text-properties fo:language="en" fo:country="US"/>
    </style:style>
    <style:style style:name="P1316" style:parent-style-name="Normal" style:family="paragraph">
      <style:text-properties fo:language="en" fo:country="US"/>
    </style:style>
    <style:style style:name="P1317" style:parent-style-name="Normal" style:family="paragraph">
      <style:text-properties fo:language="en" fo:country="US"/>
    </style:style>
    <style:style style:name="P1318" style:parent-style-name="Normal" style:family="paragraph">
      <style:text-properties fo:language="en" fo:country="US"/>
    </style:style>
    <style:style style:name="P1319" style:parent-style-name="Normal" style:family="paragraph">
      <style:text-properties fo:language="en" fo:country="US"/>
    </style:style>
    <style:style style:name="P1320" style:parent-style-name="Normal" style:family="paragraph">
      <style:text-properties fo:language="en" fo:country="US"/>
    </style:style>
    <style:style style:name="P1321" style:parent-style-name="Normal" style:family="paragraph">
      <style:text-properties fo:language="en" fo:country="US"/>
    </style:style>
    <style:style style:name="P1322" style:parent-style-name="Normal" style:family="paragraph">
      <style:text-properties fo:language="en" fo:country="US"/>
    </style:style>
    <style:style style:name="P1323" style:parent-style-name="Normal" style:family="paragraph">
      <style:text-properties fo:language="en" fo:country="US"/>
    </style:style>
    <style:style style:name="P1324" style:parent-style-name="Normal" style:family="paragraph">
      <style:text-properties fo:language="en" fo:country="US"/>
    </style:style>
    <style:style style:name="P1325" style:parent-style-name="Normal" style:family="paragraph">
      <style:text-properties fo:language="en" fo:country="US"/>
    </style:style>
    <style:style style:name="T1326" style:parent-style-name="Policepardéfaut" style:family="text">
      <style:text-properties fo:language="en" fo:country="US"/>
    </style:style>
    <style:style style:name="T1327" style:parent-style-name="Policepardéfaut" style:family="text">
      <style:text-properties style:font-name="Segoe UI Emoji" style:font-name-complex="Segoe UI Emoji"/>
    </style:style>
    <style:style style:name="T1328" style:parent-style-name="Policepardéfaut" style:family="text">
      <style:text-properties fo:language="en" fo:country="US"/>
    </style:style>
    <style:style style:name="T1329" style:parent-style-name="Policepardéfaut" style:family="text">
      <style:text-properties fo:language="en" fo:country="US"/>
    </style:style>
    <style:style style:name="T1330" style:parent-style-name="Policepardéfaut" style:family="text">
      <style:text-properties style:font-name="Segoe UI Symbol" style:font-name-complex="Segoe UI Symbol" fo:language="en" fo:country="US"/>
    </style:style>
    <style:style style:name="T1331" style:parent-style-name="Policepardéfaut" style:family="text">
      <style:text-properties fo:language="en" fo:country="US"/>
    </style:style>
    <style:style style:name="P1332" style:parent-style-name="Normal" style:family="paragraph">
      <style:text-properties fo:language="en" fo:country="US"/>
    </style:style>
    <style:style style:name="P1333" style:parent-style-name="Normal" style:family="paragraph">
      <style:text-properties fo:language="en" fo:country="US"/>
    </style:style>
    <style:style style:name="P1334" style:parent-style-name="Normal" style:family="paragraph">
      <style:text-properties fo:language="en" fo:country="US"/>
    </style:style>
    <style:style style:name="P1335" style:parent-style-name="Normal" style:family="paragraph">
      <style:text-properties fo:language="en" fo:country="US"/>
    </style:style>
    <style:style style:name="T1336" style:parent-style-name="Policepardéfaut" style:family="text">
      <style:text-properties fo:language="en" fo:country="US"/>
    </style:style>
    <style:style style:name="T1337" style:parent-style-name="Policepardéfaut" style:family="text">
      <style:text-properties style:font-name="Segoe UI Emoji" style:font-name-complex="Segoe UI Emoji"/>
    </style:style>
    <style:style style:name="T1338" style:parent-style-name="Policepardéfaut" style:family="text">
      <style:text-properties fo:language="en" fo:country="US"/>
    </style:style>
    <style:style style:name="P1339" style:parent-style-name="Normal" style:family="paragraph">
      <style:text-properties fo:language="en" fo:country="US"/>
    </style:style>
    <style:style style:name="P1340" style:parent-style-name="Normal" style:family="paragraph">
      <style:text-properties fo:language="en" fo:country="US"/>
    </style:style>
    <style:style style:name="P1341" style:parent-style-name="Normal" style:family="paragraph">
      <style:text-properties fo:language="en" fo:country="US"/>
    </style:style>
    <style:style style:name="P1342" style:parent-style-name="Normal" style:family="paragraph">
      <style:text-properties fo:language="en" fo:country="US"/>
    </style:style>
    <style:style style:name="P1343" style:parent-style-name="Normal" style:family="paragraph">
      <style:text-properties fo:language="en" fo:country="US"/>
    </style:style>
    <style:style style:name="P1344" style:parent-style-name="Normal" style:family="paragraph">
      <style:text-properties fo:language="en" fo:country="US"/>
    </style:style>
    <style:style style:name="P1345" style:parent-style-name="Normal" style:family="paragraph">
      <style:text-properties fo:language="en" fo:country="US"/>
    </style:style>
    <style:style style:name="P1346" style:parent-style-name="Normal" style:family="paragraph">
      <style:text-properties fo:language="en" fo:country="US"/>
    </style:style>
    <style:style style:name="T1347" style:parent-style-name="Policepardéfaut" style:family="text">
      <style:text-properties fo:language="en" fo:country="US"/>
    </style:style>
    <style:style style:name="T1348" style:parent-style-name="Policepardéfaut" style:family="text">
      <style:text-properties style:font-name="Segoe UI Emoji" style:font-name-complex="Segoe UI Emoji" fo:language="en" fo:country="US"/>
    </style:style>
    <style:style style:name="T1349" style:parent-style-name="Policepardéfaut" style:family="text">
      <style:text-properties fo:language="en" fo:country="US"/>
    </style:style>
    <style:style style:name="T1350" style:parent-style-name="Policepardéfaut" style:family="text">
      <style:text-properties fo:language="en" fo:country="US"/>
    </style:style>
    <style:style style:name="T1351" style:parent-style-name="Policepardéfaut" style:family="text">
      <style:text-properties style:font-name="Segoe UI Symbol" style:font-name-complex="Segoe UI Symbol" fo:language="en" fo:country="US"/>
    </style:style>
    <style:style style:name="T1352" style:parent-style-name="Policepardéfaut" style:family="text">
      <style:text-properties fo:language="en" fo:country="US"/>
    </style:style>
    <style:style style:name="P1353" style:parent-style-name="Normal" style:family="paragraph">
      <style:text-properties fo:language="en" fo:country="US"/>
    </style:style>
    <style:style style:name="P1354" style:parent-style-name="Normal" style:family="paragraph">
      <style:text-properties fo:language="en" fo:country="US"/>
    </style:style>
    <style:style style:name="T1355" style:parent-style-name="Policepardéfaut" style:family="text">
      <style:text-properties fo:language="en" fo:country="US"/>
    </style:style>
    <style:style style:name="T1356" style:parent-style-name="Policepardéfaut" style:family="text">
      <style:text-properties fo:language="en" fo:country="US"/>
    </style:style>
    <style:style style:name="P1357" style:parent-style-name="Normal" style:family="paragraph">
      <style:text-properties fo:language="en" fo:country="US"/>
    </style:style>
    <style:style style:name="P1358" style:parent-style-name="Normal" style:family="paragraph">
      <style:text-properties fo:language="en" fo:country="US"/>
    </style:style>
    <style:style style:name="T1359" style:parent-style-name="Policepardéfaut" style:family="text">
      <style:text-properties fo:language="en" fo:country="US"/>
    </style:style>
    <style:style style:name="T1360" style:parent-style-name="Policepardéfaut" style:family="text">
      <style:text-properties fo:language="en" fo:country="US"/>
    </style:style>
    <style:style style:name="P1361" style:parent-style-name="Normal" style:family="paragraph">
      <style:text-properties fo:language="en" fo:country="US"/>
    </style:style>
    <style:style style:name="P1362" style:parent-style-name="Normal" style:family="paragraph">
      <style:text-properties fo:language="en" fo:country="US"/>
    </style:style>
    <style:style style:name="P1363" style:parent-style-name="Normal" style:family="paragraph">
      <style:text-properties fo:language="en" fo:country="US"/>
    </style:style>
    <style:style style:name="P1364" style:parent-style-name="Normal" style:family="paragraph">
      <style:text-properties fo:language="en" fo:country="US"/>
    </style:style>
    <style:style style:name="P1365" style:parent-style-name="Normal" style:family="paragraph">
      <style:text-properties fo:language="en" fo:country="US"/>
    </style:style>
    <style:style style:name="P1366" style:parent-style-name="Normal" style:family="paragraph">
      <style:text-properties fo:language="en" fo:country="US"/>
    </style:style>
    <style:style style:name="P1367" style:parent-style-name="Normal" style:family="paragraph">
      <style:text-properties fo:language="en" fo:country="US"/>
    </style:style>
    <style:style style:name="P1368" style:parent-style-name="Normal" style:family="paragraph">
      <style:text-properties fo:language="en" fo:country="US"/>
    </style:style>
    <style:style style:name="P1369" style:parent-style-name="Normal" style:family="paragraph">
      <style:text-properties fo:language="en" fo:country="US"/>
    </style:style>
    <style:style style:name="P1370" style:parent-style-name="Normal" style:family="paragraph">
      <style:text-properties fo:language="en" fo:country="US"/>
    </style:style>
    <style:style style:name="P1371" style:parent-style-name="Normal" style:family="paragraph">
      <style:text-properties fo:language="en" fo:country="US"/>
    </style:style>
    <style:style style:name="P1372" style:parent-style-name="Normal" style:family="paragraph">
      <style:text-properties fo:language="en" fo:country="US"/>
    </style:style>
    <style:style style:name="P1373" style:parent-style-name="Normal" style:family="paragraph">
      <style:text-properties fo:language="en" fo:country="US"/>
    </style:style>
    <style:style style:name="P1374" style:parent-style-name="Normal" style:family="paragraph">
      <style:text-properties fo:language="en" fo:country="US"/>
    </style:style>
    <style:style style:name="P1375" style:parent-style-name="Normal" style:family="paragraph">
      <style:text-properties fo:language="en" fo:country="US"/>
    </style:style>
    <style:style style:name="P1376" style:parent-style-name="Normal" style:family="paragraph">
      <style:text-properties fo:language="en" fo:country="US"/>
    </style:style>
    <style:style style:name="P1377" style:parent-style-name="Normal" style:family="paragraph">
      <style:text-properties fo:language="en" fo:country="US"/>
    </style:style>
    <style:style style:name="P1378" style:parent-style-name="Normal" style:family="paragraph">
      <style:text-properties fo:language="en" fo:country="US"/>
    </style:style>
    <style:style style:name="P1379" style:parent-style-name="Normal" style:family="paragraph">
      <style:text-properties fo:language="en" fo:country="US"/>
    </style:style>
    <style:style style:name="P1380" style:parent-style-name="Normal" style:family="paragraph">
      <style:text-properties fo:language="en" fo:country="US"/>
    </style:style>
    <style:style style:name="P1381" style:parent-style-name="Normal" style:family="paragraph">
      <style:text-properties fo:language="en" fo:country="US"/>
    </style:style>
    <style:style style:name="P1382" style:parent-style-name="Normal" style:family="paragraph">
      <style:text-properties fo:language="en" fo:country="US"/>
    </style:style>
    <style:style style:name="P1383" style:parent-style-name="Normal" style:family="paragraph">
      <style:text-properties fo:language="en" fo:country="US"/>
    </style:style>
    <style:style style:name="P1384" style:parent-style-name="Normal" style:family="paragraph">
      <style:text-properties fo:language="en" fo:country="US"/>
    </style:style>
    <style:style style:name="P1385" style:parent-style-name="Normal" style:family="paragraph">
      <style:text-properties fo:language="en" fo:country="US"/>
    </style:style>
    <style:style style:name="P1386" style:parent-style-name="Normal" style:family="paragraph">
      <style:text-properties fo:language="en" fo:country="US"/>
    </style:style>
    <style:style style:name="P1387" style:parent-style-name="Normal" style:family="paragraph">
      <style:text-properties fo:language="en" fo:country="US"/>
    </style:style>
    <style:style style:name="P1388" style:parent-style-name="Normal" style:family="paragraph">
      <style:text-properties fo:language="en" fo:country="US"/>
    </style:style>
    <style:style style:name="P1389" style:parent-style-name="Normal" style:family="paragraph">
      <style:text-properties fo:language="en" fo:country="US"/>
    </style:style>
    <style:style style:name="P1390" style:parent-style-name="Normal" style:family="paragraph">
      <style:text-properties fo:language="en" fo:country="US"/>
    </style:style>
    <style:style style:name="P1391" style:parent-style-name="Normal" style:family="paragraph">
      <style:text-properties fo:language="en" fo:country="US"/>
    </style:style>
    <style:style style:name="P1392" style:parent-style-name="Normal" style:family="paragraph">
      <style:text-properties fo:language="en" fo:country="US"/>
    </style:style>
    <style:style style:name="P1393" style:parent-style-name="Normal" style:family="paragraph">
      <style:text-properties fo:language="en" fo:country="US"/>
    </style:style>
    <style:style style:name="P1394" style:parent-style-name="Normal" style:family="paragraph">
      <style:text-properties fo:language="en" fo:country="US"/>
    </style:style>
    <style:style style:name="P1395" style:parent-style-name="Normal" style:family="paragraph">
      <style:text-properties fo:language="en" fo:country="US"/>
    </style:style>
    <style:style style:name="P1396" style:parent-style-name="Normal" style:family="paragraph">
      <style:text-properties fo:language="en" fo:country="US"/>
    </style:style>
    <style:style style:name="P1397" style:parent-style-name="Normal" style:family="paragraph">
      <style:text-properties fo:language="en" fo:country="US"/>
    </style:style>
    <style:style style:name="P1398" style:parent-style-name="Normal" style:family="paragraph">
      <style:text-properties fo:language="en" fo:country="US"/>
    </style:style>
    <style:style style:name="P1399" style:parent-style-name="Normal" style:family="paragraph">
      <style:text-properties fo:language="en" fo:country="US"/>
    </style:style>
    <style:style style:name="P1400" style:parent-style-name="Normal" style:family="paragraph">
      <style:text-properties fo:language="en" fo:country="US"/>
    </style:style>
    <style:style style:name="P1401" style:parent-style-name="Normal" style:family="paragraph">
      <style:text-properties fo:language="en" fo:country="US"/>
    </style:style>
    <style:style style:name="P1402" style:parent-style-name="Normal" style:family="paragraph">
      <style:text-properties fo:language="en" fo:country="US"/>
    </style:style>
    <style:style style:name="P1403" style:parent-style-name="Normal" style:family="paragraph">
      <style:text-properties fo:language="en" fo:country="US"/>
    </style:style>
    <style:style style:name="P1404" style:parent-style-name="Normal" style:family="paragraph">
      <style:text-properties fo:language="en" fo:country="US"/>
    </style:style>
    <style:style style:name="P1405" style:parent-style-name="Normal" style:family="paragraph">
      <style:text-properties fo:language="en" fo:country="US"/>
    </style:style>
    <style:style style:name="P1406" style:parent-style-name="Normal" style:family="paragraph">
      <style:text-properties fo:language="en" fo:country="US"/>
    </style:style>
    <style:style style:name="P1407" style:parent-style-name="Normal" style:family="paragraph">
      <style:text-properties fo:language="en" fo:country="US"/>
    </style:style>
    <style:style style:name="P1408" style:parent-style-name="Normal" style:family="paragraph">
      <style:text-properties fo:language="en" fo:country="US"/>
    </style:style>
    <style:style style:name="P1409" style:parent-style-name="Normal" style:family="paragraph">
      <style:text-properties fo:language="en" fo:country="US"/>
    </style:style>
    <style:style style:name="P1410" style:parent-style-name="Normal" style:family="paragraph">
      <style:text-properties fo:language="en" fo:country="US"/>
    </style:style>
    <style:style style:name="P1411" style:parent-style-name="Normal" style:family="paragraph">
      <style:text-properties fo:language="en" fo:country="US"/>
    </style:style>
    <style:style style:name="P1412" style:parent-style-name="Normal" style:family="paragraph">
      <style:text-properties fo:language="en" fo:country="US"/>
    </style:style>
    <style:style style:name="P1413" style:parent-style-name="Normal" style:family="paragraph">
      <style:text-properties fo:language="en" fo:country="US"/>
    </style:style>
    <style:style style:name="P1414" style:parent-style-name="Normal" style:family="paragraph">
      <style:text-properties fo:language="en" fo:country="US"/>
    </style:style>
    <style:style style:name="P1415" style:parent-style-name="Normal" style:family="paragraph">
      <style:text-properties fo:language="en" fo:country="US"/>
    </style:style>
    <style:style style:name="P1416" style:parent-style-name="Normal" style:family="paragraph">
      <style:text-properties fo:language="en" fo:country="US"/>
    </style:style>
    <style:style style:name="P1417" style:parent-style-name="Normal" style:family="paragraph">
      <style:text-properties fo:language="en" fo:country="US"/>
    </style:style>
    <style:style style:name="P1418" style:parent-style-name="Normal" style:family="paragraph">
      <style:text-properties fo:language="en" fo:country="US"/>
    </style:style>
    <style:style style:name="P1419" style:parent-style-name="Normal" style:family="paragraph">
      <style:text-properties fo:language="en" fo:country="US"/>
    </style:style>
    <style:style style:name="P1420" style:parent-style-name="Normal" style:family="paragraph">
      <style:text-properties fo:language="en" fo:country="US"/>
    </style:style>
    <style:style style:name="P1421" style:parent-style-name="Normal" style:family="paragraph">
      <style:text-properties fo:language="en" fo:country="US"/>
    </style:style>
    <style:style style:name="P1422" style:parent-style-name="Normal" style:family="paragraph">
      <style:text-properties fo:language="en" fo:country="US"/>
    </style:style>
    <style:style style:name="P1423" style:parent-style-name="Normal" style:family="paragraph">
      <style:text-properties fo:language="en" fo:country="US"/>
    </style:style>
    <style:style style:name="P1424" style:parent-style-name="Normal" style:family="paragraph">
      <style:text-properties fo:language="en" fo:country="US"/>
    </style:style>
    <style:style style:name="P1425" style:parent-style-name="Normal" style:family="paragraph">
      <style:text-properties fo:language="en" fo:country="US"/>
    </style:style>
    <style:style style:name="P1426" style:parent-style-name="Normal" style:family="paragraph">
      <style:text-properties fo:language="en" fo:country="US"/>
    </style:style>
    <style:style style:name="P1427" style:parent-style-name="Normal" style:family="paragraph">
      <style:text-properties fo:language="en" fo:country="US"/>
    </style:style>
    <style:style style:name="P1428" style:parent-style-name="Normal" style:family="paragraph">
      <style:text-properties fo:language="en" fo:country="US"/>
    </style:style>
    <style:style style:name="P1429" style:parent-style-name="Normal" style:family="paragraph">
      <style:text-properties fo:language="en" fo:country="US"/>
    </style:style>
    <style:style style:name="P1430" style:parent-style-name="Normal" style:family="paragraph">
      <style:text-properties fo:language="en" fo:country="US"/>
    </style:style>
    <style:style style:name="P1431" style:parent-style-name="Normal" style:family="paragraph">
      <style:text-properties fo:language="en" fo:country="US"/>
    </style:style>
    <style:style style:name="P1432" style:parent-style-name="Normal" style:family="paragraph">
      <style:text-properties fo:language="en" fo:country="US"/>
    </style:style>
    <style:style style:name="P1433" style:parent-style-name="Normal" style:family="paragraph">
      <style:text-properties fo:language="en" fo:country="US"/>
    </style:style>
    <style:style style:name="P1434" style:parent-style-name="Normal" style:family="paragraph">
      <style:text-properties fo:language="en" fo:country="US"/>
    </style:style>
    <style:style style:name="P1435" style:parent-style-name="Normal" style:family="paragraph">
      <style:text-properties fo:language="en" fo:country="US"/>
    </style:style>
    <style:style style:name="P1436" style:parent-style-name="Normal" style:family="paragraph">
      <style:text-properties fo:language="en" fo:country="US"/>
    </style:style>
    <style:style style:name="P1437" style:parent-style-name="Normal" style:family="paragraph">
      <style:text-properties fo:language="en" fo:country="US"/>
    </style:style>
    <style:style style:name="P1438" style:parent-style-name="Normal" style:family="paragraph">
      <style:text-properties fo:language="en" fo:country="US"/>
    </style:style>
    <style:style style:name="P1439" style:parent-style-name="Normal" style:family="paragraph">
      <style:text-properties fo:language="en" fo:country="US"/>
    </style:style>
    <style:style style:name="P1440" style:parent-style-name="Normal" style:family="paragraph">
      <style:text-properties fo:language="en" fo:country="US"/>
    </style:style>
    <style:style style:name="P1441" style:parent-style-name="Normal" style:family="paragraph">
      <style:text-properties fo:language="en" fo:country="US"/>
    </style:style>
    <style:style style:name="P1442" style:parent-style-name="Normal" style:family="paragraph">
      <style:text-properties fo:language="en" fo:country="US"/>
    </style:style>
    <style:style style:name="P1443" style:parent-style-name="Normal" style:family="paragraph">
      <style:text-properties fo:language="en" fo:country="US"/>
    </style:style>
    <style:style style:name="P1444" style:parent-style-name="Normal" style:family="paragraph">
      <style:text-properties fo:language="en" fo:country="US"/>
    </style:style>
    <style:style style:name="P1445" style:parent-style-name="Normal" style:family="paragraph">
      <style:text-properties fo:language="en" fo:country="US"/>
    </style:style>
    <style:style style:name="P1446" style:parent-style-name="Normal" style:family="paragraph">
      <style:text-properties fo:language="en" fo:country="US"/>
    </style:style>
    <style:style style:name="P1447" style:parent-style-name="Normal" style:family="paragraph">
      <style:text-properties fo:language="en" fo:country="US"/>
    </style:style>
    <style:style style:name="P1448" style:parent-style-name="Normal" style:family="paragraph">
      <style:text-properties fo:language="en" fo:country="US"/>
    </style:style>
    <style:style style:name="P1449" style:parent-style-name="Normal" style:family="paragraph">
      <style:text-properties fo:language="en" fo:country="US"/>
    </style:style>
    <style:style style:name="P1450" style:parent-style-name="Normal" style:family="paragraph">
      <style:text-properties fo:language="en" fo:country="US"/>
    </style:style>
    <style:style style:name="P1451" style:parent-style-name="Normal" style:family="paragraph">
      <style:text-properties fo:language="en" fo:country="US"/>
    </style:style>
    <style:style style:name="P1452" style:parent-style-name="Normal" style:family="paragraph">
      <style:text-properties fo:language="en" fo:country="US"/>
    </style:style>
    <style:style style:name="P1453" style:parent-style-name="Normal" style:family="paragraph">
      <style:text-properties fo:language="en" fo:country="US"/>
    </style:style>
    <style:style style:name="P1454" style:parent-style-name="Normal" style:family="paragraph">
      <style:text-properties fo:language="en" fo:country="US"/>
    </style:style>
    <style:style style:name="P1455" style:parent-style-name="Normal" style:family="paragraph">
      <style:text-properties fo:language="en" fo:country="US"/>
    </style:style>
    <style:style style:name="P1456" style:parent-style-name="Normal" style:family="paragraph">
      <style:text-properties fo:language="en" fo:country="US"/>
    </style:style>
    <style:style style:name="P1457" style:parent-style-name="Normal" style:family="paragraph">
      <style:text-properties fo:language="en" fo:country="US"/>
    </style:style>
    <style:style style:name="P1458" style:parent-style-name="Normal" style:family="paragraph">
      <style:text-properties fo:language="en" fo:country="US"/>
    </style:style>
    <style:style style:name="P1459" style:parent-style-name="Normal" style:family="paragraph">
      <style:text-properties fo:language="en" fo:country="US"/>
    </style:style>
    <style:style style:name="P1460" style:parent-style-name="Normal" style:family="paragraph">
      <style:text-properties fo:language="en" fo:country="US"/>
    </style:style>
    <style:style style:name="P1461" style:parent-style-name="Normal" style:family="paragraph">
      <style:text-properties fo:language="en" fo:country="US"/>
    </style:style>
    <style:style style:name="P1462" style:parent-style-name="Normal" style:family="paragraph">
      <style:text-properties fo:language="en" fo:country="US"/>
    </style:style>
    <style:style style:name="P1463" style:parent-style-name="Normal" style:family="paragraph">
      <style:text-properties fo:language="en" fo:country="US"/>
    </style:style>
    <style:style style:name="P1464" style:parent-style-name="Normal" style:family="paragraph">
      <style:text-properties fo:language="en" fo:country="US"/>
    </style:style>
    <style:style style:name="P1465" style:parent-style-name="Normal" style:family="paragraph">
      <style:text-properties fo:language="en" fo:country="US"/>
    </style:style>
    <style:style style:name="P1466" style:parent-style-name="Normal" style:family="paragraph">
      <style:text-properties fo:language="en" fo:country="US"/>
    </style:style>
    <style:style style:name="P1467" style:parent-style-name="Normal" style:family="paragraph">
      <style:text-properties fo:language="en" fo:country="US"/>
    </style:style>
    <style:style style:name="P1468" style:parent-style-name="Normal" style:family="paragraph">
      <style:text-properties fo:language="en" fo:country="US"/>
    </style:style>
    <style:style style:name="P1469" style:parent-style-name="Normal" style:family="paragraph">
      <style:text-properties fo:language="en" fo:country="US"/>
    </style:style>
    <style:style style:name="P1470" style:parent-style-name="Normal" style:family="paragraph">
      <style:text-properties fo:language="en" fo:country="US"/>
    </style:style>
    <style:style style:name="P1471" style:parent-style-name="Normal" style:family="paragraph">
      <style:text-properties fo:language="en" fo:country="US"/>
    </style:style>
    <style:style style:name="T1472" style:parent-style-name="Policepardéfaut" style:family="text">
      <style:text-properties fo:language="en" fo:country="US"/>
    </style:style>
    <style:style style:name="T1473" style:parent-style-name="Policepardéfaut" style:family="text">
      <style:text-properties fo:language="en" fo:country="US"/>
    </style:style>
    <style:style style:name="T1474" style:parent-style-name="Policepardéfaut" style:family="text">
      <style:text-properties fo:language="en" fo:country="US"/>
    </style:style>
    <style:style style:name="T1475" style:parent-style-name="Policepardéfaut" style:family="text">
      <style:text-properties style:font-name="Segoe UI Emoji" style:font-name-complex="Segoe UI Emoji"/>
    </style:style>
    <style:style style:name="T1476" style:parent-style-name="Policepardéfaut" style:family="text">
      <style:text-properties style:font-name="Calibri" style:font-name-complex="Calibri"/>
    </style:style>
    <style:style style:name="T1477" style:parent-style-name="Policepardéfaut" style:family="text">
      <style:text-properties style:font-name="Calibri" style:font-name-complex="Calibri"/>
    </style:style>
    <style:style style:name="T1478" style:parent-style-name="Policepardéfaut" style:family="text">
      <style:text-properties style:font-name="Calibri" style:font-name-complex="Calibri"/>
    </style:style>
    <style:style style:name="T1479" style:parent-style-name="Policepardéfaut" style:family="text">
      <style:text-properties style:font-name="Calibri" style:font-name-complex="Calibri"/>
    </style:style>
    <style:style style:name="T1480" style:parent-style-name="Policepardéfaut" style:family="text">
      <style:text-properties fo:language="en" fo:country="US"/>
    </style:style>
    <style:style style:name="P1481" style:parent-style-name="Normal" style:family="paragraph">
      <style:text-properties fo:language="en" fo:country="US"/>
    </style:style>
    <style:style style:name="P1482" style:parent-style-name="Normal" style:family="paragraph">
      <style:text-properties fo:language="en" fo:country="US"/>
    </style:style>
    <style:style style:name="P1483" style:parent-style-name="Normal" style:family="paragraph">
      <style:text-properties fo:language="en" fo:country="US"/>
    </style:style>
    <style:style style:name="P1484" style:parent-style-name="Normal" style:family="paragraph">
      <style:text-properties fo:language="en" fo:country="US"/>
    </style:style>
    <style:style style:name="P1485" style:parent-style-name="Normal" style:family="paragraph">
      <style:text-properties fo:language="en" fo:country="US"/>
    </style:style>
    <style:style style:name="P1486" style:parent-style-name="Normal" style:family="paragraph">
      <style:text-properties fo:language="en" fo:country="US"/>
    </style:style>
    <style:style style:name="P1487" style:parent-style-name="Normal" style:family="paragraph">
      <style:text-properties fo:language="en" fo:country="US"/>
    </style:style>
    <style:style style:name="P1488" style:parent-style-name="Normal" style:family="paragraph">
      <style:text-properties fo:language="en" fo:country="US"/>
    </style:style>
    <style:style style:name="P1489" style:parent-style-name="Normal" style:family="paragraph">
      <style:text-properties fo:language="en" fo:country="US"/>
    </style:style>
    <style:style style:name="P1490" style:parent-style-name="Normal" style:family="paragraph">
      <style:text-properties fo:language="en" fo:country="US"/>
    </style:style>
    <style:style style:name="P1491" style:parent-style-name="Normal" style:family="paragraph">
      <style:text-properties fo:language="en" fo:country="US"/>
    </style:style>
    <style:style style:name="P1492" style:parent-style-name="Normal" style:family="paragraph">
      <style:text-properties fo:language="en" fo:country="US"/>
    </style:style>
    <style:style style:name="P1493" style:parent-style-name="Normal" style:family="paragraph">
      <style:text-properties fo:language="en" fo:country="US"/>
    </style:style>
    <style:style style:name="P1494" style:parent-style-name="Normal" style:family="paragraph">
      <style:text-properties fo:language="en" fo:country="US"/>
    </style:style>
    <style:style style:name="P1495" style:parent-style-name="Normal" style:family="paragraph">
      <style:text-properties fo:language="en" fo:country="US"/>
    </style:style>
    <style:style style:name="P1496" style:parent-style-name="Normal" style:family="paragraph">
      <style:text-properties fo:language="en" fo:country="US"/>
    </style:style>
    <style:style style:name="P1497" style:parent-style-name="Normal" style:family="paragraph">
      <style:text-properties fo:language="en" fo:country="US"/>
    </style:style>
    <style:style style:name="P1498" style:parent-style-name="Normal" style:family="paragraph">
      <style:text-properties fo:language="en" fo:country="US"/>
    </style:style>
    <style:style style:name="P1499" style:parent-style-name="Normal" style:family="paragraph">
      <style:text-properties fo:language="en" fo:country="US"/>
    </style:style>
    <style:style style:name="P1500" style:parent-style-name="Normal" style:family="paragraph">
      <style:text-properties fo:language="en" fo:country="US"/>
    </style:style>
    <style:style style:name="P1501" style:parent-style-name="Normal" style:family="paragraph">
      <style:text-properties fo:language="en" fo:country="US"/>
    </style:style>
    <style:style style:name="T1502" style:parent-style-name="Policepardéfaut" style:family="text">
      <style:text-properties fo:language="en" fo:country="US"/>
    </style:style>
    <style:style style:name="T1503" style:parent-style-name="Policepardéfaut" style:family="text">
      <style:text-properties style:font-name="Segoe UI Symbol" style:font-name-complex="Segoe UI Symbol"/>
    </style:style>
    <style:style style:name="T1504" style:parent-style-name="Policepardéfaut" style:family="text">
      <style:text-properties style:font-name="Calibri" style:font-name-complex="Calibri"/>
    </style:style>
    <style:style style:name="T1505" style:parent-style-name="Policepardéfaut" style:family="text">
      <style:text-properties style:font-name="Calibri" style:font-name-complex="Calibri"/>
    </style:style>
    <style:style style:name="T1506" style:parent-style-name="Policepardéfaut" style:family="text">
      <style:text-properties fo:language="en" fo:country="US"/>
    </style:style>
    <style:style style:name="P1507" style:parent-style-name="Normal" style:family="paragraph">
      <style:text-properties fo:language="en" fo:country="US"/>
    </style:style>
    <style:style style:name="P1508" style:parent-style-name="Normal" style:family="paragraph">
      <style:text-properties fo:language="en" fo:country="US"/>
    </style:style>
    <style:style style:name="P1509" style:parent-style-name="Normal" style:family="paragraph">
      <style:text-properties fo:language="en" fo:country="US"/>
    </style:style>
    <style:style style:name="P1510" style:parent-style-name="Normal" style:family="paragraph">
      <style:text-properties fo:language="en" fo:country="US"/>
    </style:style>
    <style:style style:name="P1511" style:parent-style-name="Normal" style:family="paragraph">
      <style:text-properties fo:language="en" fo:country="US"/>
    </style:style>
    <style:style style:name="P1512" style:parent-style-name="Normal" style:family="paragraph">
      <style:text-properties fo:language="en" fo:country="US"/>
    </style:style>
    <style:style style:name="P1513" style:parent-style-name="Normal" style:family="paragraph">
      <style:text-properties fo:language="en" fo:country="US"/>
    </style:style>
    <style:style style:name="P1514" style:parent-style-name="Normal" style:family="paragraph">
      <style:text-properties fo:language="en" fo:country="US"/>
    </style:style>
    <style:style style:name="P1515" style:parent-style-name="Normal" style:family="paragraph">
      <style:text-properties fo:language="en" fo:country="US"/>
    </style:style>
    <style:style style:name="P1516" style:parent-style-name="Normal" style:family="paragraph">
      <style:text-properties fo:language="en" fo:country="US"/>
    </style:style>
    <style:style style:name="P1517" style:parent-style-name="Normal" style:family="paragraph">
      <style:text-properties fo:language="en" fo:country="US"/>
    </style:style>
    <style:style style:name="P1518" style:parent-style-name="Normal" style:family="paragraph">
      <style:text-properties fo:language="en" fo:country="US"/>
    </style:style>
    <style:style style:name="P1519" style:parent-style-name="Normal" style:family="paragraph">
      <style:text-properties fo:language="en" fo:country="US"/>
    </style:style>
    <style:style style:name="P1520" style:parent-style-name="Normal" style:family="paragraph">
      <style:text-properties fo:language="en" fo:country="US"/>
    </style:style>
    <style:style style:name="P1521" style:parent-style-name="Normal" style:family="paragraph">
      <style:text-properties fo:language="en" fo:country="US"/>
    </style:style>
    <style:style style:name="P1522" style:parent-style-name="Normal" style:family="paragraph">
      <style:text-properties fo:language="en" fo:country="US"/>
    </style:style>
    <style:style style:name="T1523" style:parent-style-name="Policepardéfaut" style:family="text">
      <style:text-properties fo:language="en" fo:country="US"/>
    </style:style>
    <style:style style:name="T1524" style:parent-style-name="Policepardéfaut" style:family="text">
      <style:text-properties style:font-name="Segoe UI Emoji" style:font-name-complex="Segoe UI Emoji"/>
    </style:style>
    <style:style style:name="T1525" style:parent-style-name="Policepardéfaut" style:family="text">
      <style:text-properties style:font-name="Calibri" style:font-name-complex="Calibri"/>
    </style:style>
    <style:style style:name="T1526" style:parent-style-name="Policepardéfaut" style:family="text">
      <style:text-properties style:font-name="Calibri" style:font-name-complex="Calibri"/>
    </style:style>
    <style:style style:name="T1527" style:parent-style-name="Policepardéfaut" style:family="text">
      <style:text-properties style:font-name="Calibri" style:font-name-complex="Calibri"/>
    </style:style>
    <style:style style:name="T1528" style:parent-style-name="Policepardéfaut" style:family="text">
      <style:text-properties style:font-name="Calibri" style:font-name-complex="Calibri"/>
    </style:style>
    <style:style style:name="T1529" style:parent-style-name="Policepardéfaut" style:family="text">
      <style:text-properties style:font-name="Segoe UI Symbol" style:font-name-complex="Segoe UI Symbol"/>
    </style:style>
    <style:style style:name="T1530" style:parent-style-name="Policepardéfaut" style:family="text">
      <style:text-properties style:font-name="Calibri" style:font-name-complex="Calibri"/>
    </style:style>
    <style:style style:name="T1531" style:parent-style-name="Policepardéfaut" style:family="text">
      <style:text-properties style:font-name="Calibri" style:font-name-complex="Calibri"/>
    </style:style>
    <style:style style:name="T1532" style:parent-style-name="Policepardéfaut" style:family="text">
      <style:text-properties style:font-name="Segoe UI Symbol" style:font-name-complex="Segoe UI Symbol"/>
    </style:style>
    <style:style style:name="T1533" style:parent-style-name="Policepardéfaut" style:family="text">
      <style:text-properties style:font-name="Calibri" style:font-name-complex="Calibri"/>
    </style:style>
    <style:style style:name="T1534" style:parent-style-name="Policepardéfaut" style:family="text">
      <style:text-properties style:font-name="Calibri" style:font-name-complex="Calibri"/>
    </style:style>
    <style:style style:name="T1535" style:parent-style-name="Policepardéfaut" style:family="text">
      <style:text-properties style:font-name="Segoe UI Symbol" style:font-name-complex="Segoe UI Symbol"/>
    </style:style>
    <style:style style:name="T1536" style:parent-style-name="Policepardéfaut" style:family="text">
      <style:text-properties style:font-name="Calibri" style:font-name-complex="Calibri"/>
    </style:style>
    <style:style style:name="T1537" style:parent-style-name="Policepardéfaut" style:family="text">
      <style:text-properties style:font-name="Calibri" style:font-name-complex="Calibri"/>
    </style:style>
    <style:style style:name="T1538" style:parent-style-name="Policepardéfaut" style:family="text">
      <style:text-properties style:font-name="Calibri" style:font-name-complex="Calibri"/>
    </style:style>
    <style:style style:name="T1539" style:parent-style-name="Policepardéfaut" style:family="text">
      <style:text-properties style:font-name="Calibri" style:font-name-complex="Calibri"/>
    </style:style>
    <style:style style:name="T1540" style:parent-style-name="Policepardéfaut" style:family="text">
      <style:text-properties style:font-name="Segoe UI Emoji" style:font-name-complex="Segoe UI Emoji"/>
    </style:style>
    <style:style style:name="T1541" style:parent-style-name="Policepardéfaut" style:family="text">
      <style:text-properties style:font-name="Segoe UI Symbol" style:font-name-complex="Segoe UI Symbol"/>
    </style:style>
    <style:style style:name="T1542" style:parent-style-name="Policepardéfaut" style:family="text">
      <style:text-properties style:font-name="Segoe UI Emoji" style:font-name-complex="Segoe UI Emoji"/>
    </style:style>
    <style:style style:name="T1543" style:parent-style-name="Policepardéfaut" style:family="text">
      <style:text-properties style:font-name="Segoe UI Emoji" style:font-name-complex="Segoe UI Emoji"/>
    </style:style>
    <style:style style:name="T1544" style:parent-style-name="Policepardéfaut" style:family="text">
      <style:text-properties style:font-name="Segoe UI Emoji" style:font-name-complex="Segoe UI Emoji"/>
    </style:style>
    <style:style style:name="T1545" style:parent-style-name="Policepardéfaut" style:family="text">
      <style:text-properties style:font-name="Segoe UI Emoji" style:font-name-complex="Segoe UI Emoji"/>
    </style:style>
    <style:style style:name="T1546" style:parent-style-name="Policepardéfaut" style:family="text">
      <style:text-properties style:font-name="Segoe UI Emoji" style:font-name-complex="Segoe UI Emoji"/>
    </style:style>
    <style:style style:name="T1547" style:parent-style-name="Policepardéfaut" style:family="text">
      <style:text-properties style:font-name="Segoe UI Emoji" style:font-name-complex="Segoe UI Emoji"/>
    </style:style>
    <style:style style:name="T1548" style:parent-style-name="Policepardéfaut" style:family="text">
      <style:text-properties style:font-name="Segoe UI Emoji" style:font-name-complex="Segoe UI Emoji"/>
    </style:style>
    <style:style style:name="T1549" style:parent-style-name="Policepardéfaut" style:family="text">
      <style:text-properties style:font-name="Segoe UI Emoji" style:font-name-complex="Segoe UI Emoji"/>
    </style:style>
    <style:style style:name="T1550" style:parent-style-name="Policepardéfaut" style:family="text">
      <style:text-properties style:font-name="Segoe UI Emoji" style:font-name-complex="Segoe UI Emoji"/>
    </style:style>
    <style:style style:name="T1551" style:parent-style-name="Policepardéfaut" style:family="text">
      <style:text-properties style:font-name="Segoe UI Emoji" style:font-name-complex="Segoe UI Emoji"/>
    </style:style>
    <style:style style:name="T1552" style:parent-style-name="Policepardéfaut" style:family="text">
      <style:text-properties style:font-name="Calibri" style:font-name-complex="Calibri"/>
    </style:style>
    <style:style style:name="T1553" style:parent-style-name="Policepardéfaut" style:family="text">
      <style:text-properties style:font-name="Segoe UI Emoji" style:font-name-complex="Segoe UI Emoji"/>
    </style:style>
    <style:style style:name="T1554" style:parent-style-name="Policepardéfaut" style:family="text">
      <style:text-properties style:font-name="Segoe UI Emoji" style:font-name-complex="Segoe UI Emoji"/>
    </style:style>
    <style:style style:name="T1555" style:parent-style-name="Policepardéfaut" style:family="text">
      <style:text-properties style:font-name="Segoe UI Emoji" style:font-name-complex="Segoe UI Emoji"/>
    </style:style>
    <style:style style:name="T1556" style:parent-style-name="Policepardéfaut" style:family="text">
      <style:text-properties style:font-name="Segoe UI Emoji" style:font-name-complex="Segoe UI Emoji"/>
    </style:style>
    <style:style style:name="T1557" style:parent-style-name="Policepardéfaut" style:family="text">
      <style:text-properties style:font-name="Calibri" style:font-name-complex="Calibri"/>
    </style:style>
    <style:style style:name="T1558" style:parent-style-name="Policepardéfaut" style:family="text">
      <style:text-properties style:font-name="Calibri" style:font-name-complex="Calibri"/>
    </style:style>
    <style:style style:name="T1559" style:parent-style-name="Policepardéfaut" style:family="text">
      <style:text-properties style:font-name="Segoe UI Symbol" style:font-name-complex="Segoe UI Symbol"/>
    </style:style>
    <style:style style:name="T1560" style:parent-style-name="Policepardéfaut" style:family="text">
      <style:text-properties style:font-name="Calibri" style:font-name-complex="Calibri"/>
    </style:style>
    <style:style style:name="T1561" style:parent-style-name="Policepardéfaut" style:family="text">
      <style:text-properties style:font-name="Calibri" style:font-name-complex="Calibri"/>
    </style:style>
    <style:style style:name="T1562" style:parent-style-name="Policepardéfaut" style:family="text">
      <style:text-properties style:font-name="Calibri" style:font-name-complex="Calibri"/>
    </style:style>
    <style:style style:name="T1563" style:parent-style-name="Policepardéfaut" style:family="text">
      <style:text-properties style:font-name="Calibri" style:font-name-complex="Calibri"/>
    </style:style>
    <style:style style:name="T1564" style:parent-style-name="Policepardéfaut" style:family="text">
      <style:text-properties style:font-name="Calibri" style:font-name-complex="Calibri"/>
    </style:style>
    <style:style style:name="T1565" style:parent-style-name="Policepardéfaut" style:family="text">
      <style:text-properties style:font-name="Segoe UI Symbol" style:font-name-complex="Segoe UI Symbol"/>
    </style:style>
    <style:style style:name="T1566" style:parent-style-name="Policepardéfaut" style:family="text">
      <style:text-properties style:font-name="Segoe UI Emoji" style:font-name-complex="Segoe UI Emoji"/>
    </style:style>
    <style:style style:name="T1567" style:parent-style-name="Policepardéfaut" style:family="text">
      <style:text-properties style:font-name="Segoe UI Emoji" style:font-name-complex="Segoe UI Emoji"/>
    </style:style>
    <style:style style:name="T1568" style:parent-style-name="Policepardéfaut" style:family="text">
      <style:text-properties style:font-name="Segoe UI Emoji" style:font-name-complex="Segoe UI Emoji"/>
    </style:style>
    <style:style style:name="T1569" style:parent-style-name="Policepardéfaut" style:family="text">
      <style:text-properties style:font-name="Segoe UI Emoji" style:font-name-complex="Segoe UI Emoji"/>
    </style:style>
    <style:style style:name="T1570" style:parent-style-name="Policepardéfaut" style:family="text">
      <style:text-properties style:font-name="Segoe UI Emoji" style:font-name-complex="Segoe UI Emoji"/>
    </style:style>
    <style:style style:name="T1571" style:parent-style-name="Policepardéfaut" style:family="text">
      <style:text-properties style:font-name="Segoe UI Emoji" style:font-name-complex="Segoe UI Emoji"/>
    </style:style>
    <style:style style:name="T1572" style:parent-style-name="Policepardéfaut" style:family="text">
      <style:text-properties style:font-name="Segoe UI Emoji" style:font-name-complex="Segoe UI Emoji"/>
    </style:style>
    <style:style style:name="T1573" style:parent-style-name="Policepardéfaut" style:family="text">
      <style:text-properties style:font-name="Segoe UI Emoji" style:font-name-complex="Segoe UI Emoji"/>
    </style:style>
    <style:style style:name="T1574" style:parent-style-name="Policepardéfaut" style:family="text">
      <style:text-properties style:font-name="Segoe UI Symbol" style:font-name-complex="Segoe UI Symbol"/>
    </style:style>
    <style:style style:name="T1575" style:parent-style-name="Policepardéfaut" style:family="text">
      <style:text-properties style:font-name="Calibri" style:font-name-complex="Calibri"/>
    </style:style>
    <style:style style:name="T1576" style:parent-style-name="Policepardéfaut" style:family="text">
      <style:text-properties style:font-name="Calibri" style:font-name-complex="Calibri"/>
    </style:style>
    <style:style style:name="T1577" style:parent-style-name="Policepardéfaut" style:family="text">
      <style:text-properties style:font-name="Segoe UI Symbol" style:font-name-complex="Segoe UI Symbol"/>
    </style:style>
    <style:style style:name="T1578" style:parent-style-name="Policepardéfaut" style:family="text">
      <style:text-properties style:font-name="Segoe UI Emoji" style:font-name-complex="Segoe UI Emoji"/>
    </style:style>
    <style:style style:name="T1579" style:parent-style-name="Policepardéfaut" style:family="text">
      <style:text-properties style:font-name="Segoe UI Emoji" style:font-name-complex="Segoe UI Emoji"/>
    </style:style>
    <style:style style:name="T1580" style:parent-style-name="Policepardéfaut" style:family="text">
      <style:text-properties style:font-name="Segoe UI Emoji" style:font-name-complex="Segoe UI Emoji"/>
    </style:style>
    <style:style style:name="T1581" style:parent-style-name="Policepardéfaut" style:family="text">
      <style:text-properties style:font-name="Segoe UI Emoji" style:font-name-complex="Segoe UI Emoji"/>
    </style:style>
    <style:style style:name="T1582" style:parent-style-name="Policepardéfaut" style:family="text">
      <style:text-properties style:font-name="Segoe UI Emoji" style:font-name-complex="Segoe UI Emoji"/>
    </style:style>
    <style:style style:name="T1583" style:parent-style-name="Policepardéfaut" style:family="text">
      <style:text-properties style:font-name="Segoe UI Symbol" style:font-name-complex="Segoe UI Symbol"/>
    </style:style>
    <style:style style:name="T1584" style:parent-style-name="Policepardéfaut" style:family="text">
      <style:text-properties style:font-name="Segoe UI Emoji" style:font-name-complex="Segoe UI Emoji"/>
    </style:style>
    <style:style style:name="T1585" style:parent-style-name="Policepardéfaut" style:family="text">
      <style:text-properties style:font-name="Segoe UI Emoji" style:font-name-complex="Segoe UI Emoji"/>
    </style:style>
    <style:style style:name="T1586" style:parent-style-name="Policepardéfaut" style:family="text">
      <style:text-properties style:font-name="Segoe UI Emoji" style:font-name-complex="Segoe UI Emoji"/>
    </style:style>
    <style:style style:name="T1587" style:parent-style-name="Policepardéfaut" style:family="text">
      <style:text-properties style:font-name="Tahoma" style:font-name-complex="Tahoma"/>
    </style:style>
    <style:style style:name="T1588" style:parent-style-name="Policepardéfaut" style:family="text">
      <style:text-properties style:font-name="Segoe UI Emoji" style:font-name-complex="Segoe UI Emoji"/>
    </style:style>
    <style:style style:name="T1589" style:parent-style-name="Policepardéfaut" style:family="text">
      <style:text-properties style:font-name="Segoe UI Emoji" style:font-name-complex="Segoe UI Emoji"/>
    </style:style>
    <style:style style:name="T1590" style:parent-style-name="Policepardéfaut" style:family="text">
      <style:text-properties style:font-name="Segoe UI Emoji" style:font-name-complex="Segoe UI Emoji"/>
    </style:style>
    <style:style style:name="T1591" style:parent-style-name="Policepardéfaut" style:family="text">
      <style:text-properties style:font-name="Segoe UI Emoji" style:font-name-complex="Segoe UI Emoji"/>
    </style:style>
    <style:style style:name="T1592" style:parent-style-name="Policepardéfaut" style:family="text">
      <style:text-properties style:font-name="Segoe UI Symbol" style:font-name-complex="Segoe UI Symbol"/>
    </style:style>
    <style:style style:name="T1593" style:parent-style-name="Policepardéfaut" style:family="text">
      <style:text-properties style:font-name="Calibri" style:font-name-complex="Calibri"/>
    </style:style>
    <style:style style:name="T1594" style:parent-style-name="Policepardéfaut" style:family="text">
      <style:text-properties style:font-name="Calibri" style:font-name-complex="Calibri"/>
    </style:style>
    <style:style style:name="T1595" style:parent-style-name="Policepardéfaut" style:family="text">
      <style:text-properties style:font-name="Segoe UI Symbol" style:font-name-complex="Segoe UI Symbol"/>
    </style:style>
    <style:style style:name="T1596" style:parent-style-name="Policepardéfaut" style:family="text">
      <style:text-properties style:font-name="Segoe UI Emoji" style:font-name-complex="Segoe UI Emoji"/>
    </style:style>
    <style:style style:name="T1597" style:parent-style-name="Policepardéfaut" style:family="text">
      <style:text-properties style:font-name="Segoe UI Emoji" style:font-name-complex="Segoe UI Emoji"/>
    </style:style>
    <style:style style:name="T1598" style:parent-style-name="Policepardéfaut" style:family="text">
      <style:text-properties style:font-name="Segoe UI Emoji" style:font-name-complex="Segoe UI Emoji"/>
    </style:style>
    <style:style style:name="T1599" style:parent-style-name="Policepardéfaut" style:family="text">
      <style:text-properties style:font-name="Tahoma" style:font-name-complex="Tahoma"/>
    </style:style>
    <style:style style:name="T1600" style:parent-style-name="Policepardéfaut" style:family="text">
      <style:text-properties style:font-name="Segoe UI Emoji" style:font-name-complex="Segoe UI Emoji"/>
    </style:style>
    <style:style style:name="T1601" style:parent-style-name="Policepardéfaut" style:family="text">
      <style:text-properties style:font-name="Segoe UI Emoji" style:font-name-complex="Segoe UI Emoji"/>
    </style:style>
    <style:style style:name="T1602" style:parent-style-name="Policepardéfaut" style:family="text">
      <style:text-properties style:font-name="Segoe UI Symbol" style:font-name-complex="Segoe UI Symbol"/>
    </style:style>
    <style:style style:name="T1603" style:parent-style-name="Policepardéfaut" style:family="text">
      <style:text-properties style:font-name="Calibri" style:font-name-complex="Calibri"/>
    </style:style>
    <style:style style:name="T1604" style:parent-style-name="Policepardéfaut" style:family="text">
      <style:text-properties style:font-name="Calibri" style:font-name-complex="Calibri"/>
    </style:style>
    <style:style style:name="T1605" style:parent-style-name="Policepardéfaut" style:family="text">
      <style:text-properties style:font-name="Segoe UI Emoji" style:font-name-complex="Segoe UI Emoji"/>
    </style:style>
    <style:style style:name="T1606" style:parent-style-name="Policepardéfaut" style:family="text">
      <style:text-properties style:font-name="Segoe UI Emoji" style:font-name-complex="Segoe UI Emoji"/>
    </style:style>
    <style:style style:name="T1607" style:parent-style-name="Policepardéfaut" style:family="text">
      <style:text-properties style:font-name="Segoe UI Emoji" style:font-name-complex="Segoe UI Emoji"/>
    </style:style>
    <style:style style:name="T1608" style:parent-style-name="Policepardéfaut" style:family="text">
      <style:text-properties style:font-name="Tahoma" style:font-name-complex="Tahoma"/>
    </style:style>
    <style:style style:name="T1609" style:parent-style-name="Policepardéfaut" style:family="text">
      <style:text-properties style:font-name="Segoe UI Emoji" style:font-name-complex="Segoe UI Emoji"/>
    </style:style>
    <style:style style:name="T1610" style:parent-style-name="Policepardéfaut" style:family="text">
      <style:text-properties style:font-name="Segoe UI Emoji" style:font-name-complex="Segoe UI Emoji"/>
    </style:style>
    <style:style style:name="T1611" style:parent-style-name="Policepardéfaut" style:family="text">
      <style:text-properties style:font-name="Segoe UI Emoji" style:font-name-complex="Segoe UI Emoji"/>
    </style:style>
    <style:style style:name="T1612" style:parent-style-name="Policepardéfaut" style:family="text">
      <style:text-properties style:font-name="Segoe UI Symbol" style:font-name-complex="Segoe UI Symbol"/>
    </style:style>
    <style:style style:name="T1613" style:parent-style-name="Policepardéfaut" style:family="text">
      <style:text-properties style:font-name="Segoe UI Symbol" style:font-name-complex="Segoe UI Symbol"/>
    </style:style>
    <style:style style:name="T1614" style:parent-style-name="Policepardéfaut" style:family="text">
      <style:text-properties style:font-name="Segoe UI Emoji" style:font-name-complex="Segoe UI Emoji"/>
    </style:style>
    <style:style style:name="T1615" style:parent-style-name="Policepardéfaut" style:family="text">
      <style:text-properties style:font-name="Segoe UI Emoji" style:font-name-complex="Segoe UI Emoji"/>
    </style:style>
    <style:style style:name="T1616" style:parent-style-name="Policepardéfaut" style:family="text">
      <style:text-properties style:font-name="Segoe UI Emoji" style:font-name-complex="Segoe UI Emoji"/>
    </style:style>
    <style:style style:name="T1617" style:parent-style-name="Policepardéfaut" style:family="text">
      <style:text-properties style:font-name="Segoe UI Emoji" style:font-name-complex="Segoe UI Emoji"/>
    </style:style>
    <style:style style:name="T1618" style:parent-style-name="Policepardéfaut" style:family="text">
      <style:text-properties style:font-name="Segoe UI Emoji" style:font-name-complex="Segoe UI Emoji"/>
    </style:style>
    <style:style style:name="T1619" style:parent-style-name="Policepardéfaut" style:family="text">
      <style:text-properties fo:language="en" fo:country="US"/>
    </style:style>
    <style:style style:name="T1620" style:parent-style-name="Policepardéfaut" style:family="text">
      <style:text-properties style:font-name="Segoe UI Emoji" style:font-name-complex="Segoe UI Emoji"/>
    </style:style>
    <style:style style:name="T1621" style:parent-style-name="Policepardéfaut" style:family="text">
      <style:text-properties fo:language="en" fo:country="US"/>
    </style:style>
    <style:style style:name="P1622" style:parent-style-name="Normal" style:family="paragraph">
      <style:text-properties fo:language="en" fo:country="US"/>
    </style:style>
    <style:style style:name="P1623" style:parent-style-name="Normal" style:family="paragraph">
      <style:text-properties fo:language="en" fo:country="US"/>
    </style:style>
    <style:style style:name="P1624" style:parent-style-name="Normal" style:family="paragraph">
      <style:text-properties fo:language="en" fo:country="US"/>
    </style:style>
    <style:style style:name="P1625" style:parent-style-name="Normal" style:family="paragraph">
      <style:text-properties fo:language="en" fo:country="US"/>
    </style:style>
    <style:style style:name="P1626" style:parent-style-name="Normal" style:family="paragraph">
      <style:text-properties fo:language="en" fo:country="US"/>
    </style:style>
    <style:style style:name="P1627" style:parent-style-name="Normal" style:family="paragraph">
      <style:text-properties fo:language="en" fo:country="US"/>
    </style:style>
    <style:style style:name="P1628" style:parent-style-name="Normal" style:family="paragraph">
      <style:text-properties fo:language="en" fo:country="US"/>
    </style:style>
    <style:style style:name="P1629" style:parent-style-name="Normal" style:family="paragraph">
      <style:text-properties fo:language="en" fo:country="US"/>
    </style:style>
    <style:style style:name="P1630" style:parent-style-name="Normal" style:family="paragraph">
      <style:text-properties fo:language="en" fo:country="US"/>
    </style:style>
    <style:style style:name="P1631" style:parent-style-name="Normal" style:family="paragraph">
      <style:text-properties fo:language="en" fo:country="US"/>
    </style:style>
    <style:style style:name="P1632" style:parent-style-name="Normal" style:family="paragraph">
      <style:text-properties fo:language="en" fo:country="US"/>
    </style:style>
    <style:style style:name="P1633" style:parent-style-name="Normal" style:family="paragraph">
      <style:text-properties fo:language="en" fo:country="US"/>
    </style:style>
    <style:style style:name="P1634" style:parent-style-name="Normal" style:family="paragraph">
      <style:text-properties fo:language="en" fo:country="US"/>
    </style:style>
    <style:style style:name="P1635" style:parent-style-name="Normal" style:family="paragraph">
      <style:text-properties fo:language="en" fo:country="US"/>
    </style:style>
    <style:style style:name="T1636" style:parent-style-name="Policepardéfaut" style:family="text">
      <style:text-properties fo:language="en" fo:country="US"/>
    </style:style>
    <style:style style:name="T1637" style:parent-style-name="Policepardéfaut" style:family="text">
      <style:text-properties style:font-name="Segoe UI Symbol" style:font-name-complex="Segoe UI Symbol"/>
    </style:style>
    <style:style style:name="T1638" style:parent-style-name="Policepardéfaut" style:family="text">
      <style:text-properties style:font-name="Calibri" style:font-name-complex="Calibri"/>
    </style:style>
    <style:style style:name="T1639" style:parent-style-name="Policepardéfaut" style:family="text">
      <style:text-properties style:font-name="Calibri" style:font-name-complex="Calibri"/>
    </style:style>
    <style:style style:name="T1640" style:parent-style-name="Policepardéfaut" style:family="text">
      <style:text-properties style:font-name="Calibri" style:font-name-complex="Calibri"/>
    </style:style>
    <style:style style:name="T1641" style:parent-style-name="Policepardéfaut" style:family="text">
      <style:text-properties fo:language="en" fo:country="US"/>
    </style:style>
    <style:style style:name="P1642" style:parent-style-name="Normal" style:family="paragraph">
      <style:text-properties fo:language="en" fo:country="US"/>
    </style:style>
    <style:style style:name="P1643" style:parent-style-name="Normal" style:family="paragraph">
      <style:text-properties fo:language="en" fo:country="US"/>
    </style:style>
    <style:style style:name="P1644" style:parent-style-name="Normal" style:family="paragraph">
      <style:text-properties fo:language="en" fo:country="US"/>
    </style:style>
    <style:style style:name="P1645" style:parent-style-name="Normal" style:family="paragraph">
      <style:text-properties fo:language="en" fo:country="US"/>
    </style:style>
    <style:style style:name="P1646" style:parent-style-name="Normal" style:family="paragraph">
      <style:text-properties fo:language="en" fo:country="US"/>
    </style:style>
    <style:style style:name="P1647" style:parent-style-name="Normal" style:family="paragraph">
      <style:text-properties fo:language="en" fo:country="US"/>
    </style:style>
    <style:style style:name="P1648" style:parent-style-name="Normal" style:family="paragraph">
      <style:text-properties fo:language="en" fo:country="US"/>
    </style:style>
    <style:style style:name="P1649" style:parent-style-name="Normal" style:family="paragraph">
      <style:text-properties fo:language="en" fo:country="US"/>
    </style:style>
    <style:style style:name="P1650" style:parent-style-name="Normal" style:family="paragraph">
      <style:text-properties fo:language="en" fo:country="US"/>
    </style:style>
    <style:style style:name="P1651" style:parent-style-name="Normal" style:family="paragraph">
      <style:text-properties fo:language="en" fo:country="US"/>
    </style:style>
    <style:style style:name="P1652" style:parent-style-name="Normal" style:family="paragraph">
      <style:text-properties fo:language="en" fo:country="US"/>
    </style:style>
    <style:style style:name="P1653" style:parent-style-name="Normal" style:family="paragraph">
      <style:text-properties fo:language="en" fo:country="US"/>
    </style:style>
    <style:style style:name="P1654" style:parent-style-name="Normal" style:family="paragraph">
      <style:text-properties fo:language="en" fo:country="US"/>
    </style:style>
    <style:style style:name="T1655" style:parent-style-name="Policepardéfaut" style:family="text">
      <style:text-properties fo:language="en" fo:country="US"/>
    </style:style>
    <style:style style:name="T1656" style:parent-style-name="Policepardéfaut" style:family="text">
      <style:text-properties style:font-name="Segoe UI Symbol" style:font-name-complex="Segoe UI Symbol" fo:language="en" fo:country="US"/>
    </style:style>
    <style:style style:name="T1657" style:parent-style-name="Policepardéfaut" style:family="text">
      <style:text-properties fo:language="en" fo:country="US"/>
    </style:style>
    <style:style style:name="T1658" style:parent-style-name="Policepardéfaut" style:family="text">
      <style:text-properties style:font-name="Calibri" style:font-name-complex="Calibri" fo:language="en" fo:country="US"/>
    </style:style>
    <style:style style:name="T1659" style:parent-style-name="Policepardéfaut" style:family="text">
      <style:text-properties fo:language="en" fo:country="US"/>
    </style:style>
    <style:style style:name="T1660" style:parent-style-name="Policepardéfaut" style:family="text">
      <style:text-properties style:font-name="Calibri" style:font-name-complex="Calibri" fo:language="en" fo:country="US"/>
    </style:style>
    <style:style style:name="T1661" style:parent-style-name="Policepardéfaut" style:family="text">
      <style:text-properties fo:language="en" fo:country="US"/>
    </style:style>
    <style:style style:name="T1662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&lt;!DOCTYPE html&gt;</text:p>
      <text:p text:style-name="P2">&lt;html lang="fr"&gt;</text:p>
      <text:p text:style-name="P3">&lt;head&gt;</text:p>
      <text:p text:style-name="P4"><text:s text:c="4"/>&lt;meta charset="UTF-8"&gt;</text:p>
      <text:p text:style-name="P5"><text:s text:c="4"/>&lt;meta name="viewport" content="width=device-width, initial-scale=1.0"&gt;</text:p>
      <text:p text:style-name="Normal"><text:span text:style-name="T6"><text:s text:c="4"/></text:span>&lt;title&gt;Système de Gestion des Identités Temporaires - QR Code&lt;/title&gt;</text:p>
      <text:p text:style-name="Normal"><text:s text:c="4"/><text:span text:style-name="T7">&lt;script src="https://cdnjs.cloudflare.com/ajax/libs/qrcodejs/1.0.0/qrcode.min.js"&gt;&lt;/script&gt;</text:span></text:p>
      <text:p text:style-name="P8"><text:s text:c="4"/>&lt;style&gt;</text:p>
      <text:p text:style-name="P9"><text:s text:c="8"/>* {</text:p>
      <text:p text:style-name="P10"><text:s text:c="12"/>margin: 0;</text:p>
      <text:p text:style-name="P11"><text:s text:c="12"/>padding: 0;</text:p>
      <text:p text:style-name="P12"><text:s text:c="12"/>box-sizing: border-box;</text:p>
      <text:p text:style-name="P13"><text:s text:c="8"/>}</text:p>
      <text:p text:style-name="P14"/>
      <text:p text:style-name="P15"><text:s text:c="8"/>:root {</text:p>
      <text:p text:style-name="P16"><text:s text:c="12"/>--primary: #0ea5e9;</text:p>
      <text:p text:style-name="P17"><text:s text:c="12"/>--secondary: #06b6d4;</text:p>
      <text:p text:style-name="P18"><text:s text:c="12"/>--accent: #14b8a6;</text:p>
      <text:p text:style-name="P19"><text:s text:c="12"/>--success: #10b981;</text:p>
      <text:p text:style-name="P20"><text:s text:c="12"/>--danger: #ef4444;</text:p>
      <text:p text:style-name="P21"><text:s text:c="12"/>--warning: #f59e0b;</text:p>
      <text:p text:style-name="P22"><text:s text:c="12"/>--dark: #0f172a;</text:p>
      <text:p text:style-name="P23"><text:s text:c="12"/>--light: #f8fafc;</text:p>
      <text:p text:style-name="P24"><text:s text:c="12"/>--surface: #fffaf0;</text:p>
      <text:p text:style-name="P25"><text:s text:c="12"/>--border: #cbd5e1;</text:p>
      <text:p text:style-name="P26"><text:s text:c="8"/>}</text:p>
      <text:p text:style-name="P27"/>
      <text:p text:style-name="P28"><text:s text:c="8"/>body {</text:p>
      <text:p text:style-name="P29"><text:s text:c="12"/>font-family: 'Segoe UI', Tahoma, Geneva, Verdana, sans-serif;</text:p>
      <text:p text:style-name="P30"><text:s text:c="12"/>background: linear-gradient(135deg, #0f172a 0%, #1e3a8a 40%, #0ea5e9 100%);</text:p>
      <text:p text:style-name="P31"><text:s text:c="12"/>min-height: 100vh;</text:p>
      <text:soft-page-break/>
      <text:p text:style-name="P32"><text:s text:c="12"/>color: var(--dark);</text:p>
      <text:p text:style-name="P33"><text:s text:c="12"/>overflow-x: hidden;</text:p>
      <text:p text:style-name="P34"><text:s text:c="12"/>display: flex;</text:p>
      <text:p text:style-name="P35"><text:s text:c="12"/>align-items: center;</text:p>
      <text:p text:style-name="P36"><text:s text:c="12"/>justify-content: center;</text:p>
      <text:p text:style-name="P37"><text:s text:c="8"/>}</text:p>
      <text:p text:style-name="P38"/>
      <text:p text:style-name="P39"><text:s text:c="8"/>/* Animations */</text:p>
      <text:p text:style-name="P40"><text:s text:c="8"/>@keyframes fadeIn {</text:p>
      <text:p text:style-name="P41"><text:s text:c="12"/>from {</text:p>
      <text:p text:style-name="P42"><text:s text:c="16"/>opacity: 0;</text:p>
      <text:p text:style-name="P43"><text:s text:c="16"/>transform: translateY(20px);</text:p>
      <text:p text:style-name="P44"><text:s text:c="12"/>}</text:p>
      <text:p text:style-name="P45"><text:s text:c="12"/>to {</text:p>
      <text:p text:style-name="P46"><text:s text:c="16"/>opacity: 1;</text:p>
      <text:p text:style-name="P47"><text:s text:c="16"/>transform: translateY(0);</text:p>
      <text:p text:style-name="P48"><text:s text:c="12"/>}</text:p>
      <text:p text:style-name="P49"><text:s text:c="8"/>}</text:p>
      <text:p text:style-name="P50"/>
      <text:p text:style-name="P51"><text:s text:c="8"/>@keyframes slideInRight {</text:p>
      <text:p text:style-name="P52"><text:s text:c="12"/>from {</text:p>
      <text:p text:style-name="P53"><text:s text:c="16"/>opacity: 0;</text:p>
      <text:p text:style-name="P54"><text:s text:c="16"/>transform: translateX(-30px);</text:p>
      <text:p text:style-name="P55"><text:s text:c="12"/>}</text:p>
      <text:p text:style-name="P56"><text:s text:c="12"/>to {</text:p>
      <text:p text:style-name="P57"><text:s text:c="16"/>opacity: 1;</text:p>
      <text:p text:style-name="P58"><text:s text:c="16"/>transform: translateX(0);</text:p>
      <text:p text:style-name="P59"><text:s text:c="12"/>}</text:p>
      <text:p text:style-name="P60"><text:s text:c="8"/>}</text:p>
      <text:p text:style-name="P61"/>
      <text:p text:style-name="P62"><text:s text:c="8"/>@keyframes pulse {</text:p>
      <text:soft-page-break/>
      <text:p text:style-name="P63"><text:s text:c="12"/>0%, 100% {</text:p>
      <text:p text:style-name="P64"><text:s text:c="16"/>opacity: 1;</text:p>
      <text:p text:style-name="P65"><text:s text:c="12"/>}</text:p>
      <text:p text:style-name="P66"><text:s text:c="12"/>50% {</text:p>
      <text:p text:style-name="P67"><text:s text:c="16"/>opacity: 0.5;</text:p>
      <text:p text:style-name="P68"><text:s text:c="12"/>}</text:p>
      <text:p text:style-name="P69"><text:s text:c="8"/>}</text:p>
      <text:p text:style-name="P70"/>
      <text:p text:style-name="P71"><text:s text:c="8"/>@keyframes shimmer {</text:p>
      <text:p text:style-name="P72"><text:s text:c="12"/>0% {</text:p>
      <text:p text:style-name="P73"><text:s text:c="16"/>background-position: -1000px 0;</text:p>
      <text:p text:style-name="P74"><text:s text:c="12"/>}</text:p>
      <text:p text:style-name="P75"><text:s text:c="12"/>100% {</text:p>
      <text:p text:style-name="P76"><text:s text:c="16"/>background-position: 1000px 0;</text:p>
      <text:p text:style-name="P77"><text:s text:c="12"/>}</text:p>
      <text:p text:style-name="P78"><text:s text:c="8"/>}</text:p>
      <text:p text:style-name="P79"/>
      <text:p text:style-name="P80"><text:s text:c="8"/>@keyframes float {</text:p>
      <text:p text:style-name="P81"><text:s text:c="12"/>0%, 100% {</text:p>
      <text:p text:style-name="P82"><text:s text:c="16"/>transform: translateY(-10px);</text:p>
      <text:p text:style-name="P83"><text:s text:c="12"/>}</text:p>
      <text:p text:style-name="P84"><text:s text:c="12"/>50% {</text:p>
      <text:p text:style-name="P85"><text:s text:c="16"/>transform: translateY(10px);</text:p>
      <text:p text:style-name="P86"><text:s text:c="12"/>}</text:p>
      <text:p text:style-name="P87"><text:s text:c="8"/>}</text:p>
      <text:p text:style-name="P88"/>
      <text:p text:style-name="P89"><text:s text:c="8"/>@keyframes shake {</text:p>
      <text:p text:style-name="P90"><text:s text:c="12"/>0%, 100% { transform: translateX(0); }</text:p>
      <text:p text:style-name="P91"><text:s text:c="12"/>25% { transform: translateX(-5px); }</text:p>
      <text:p text:style-name="P92"><text:s text:c="12"/>75% { transform: translateX(5px); }</text:p>
      <text:p text:style-name="P93"><text:s text:c="8"/>}</text:p>
      <text:p text:style-name="P94"/>
      <text:p text:style-name="P95"><text:s text:c="8"/>@keyframes alarm {</text:p>
      <text:p text:style-name="P96"><text:s text:c="12"/>0%, 100% { transform: scale(1); background-color: var(--danger); }</text:p>
      <text:p text:style-name="P97"><text:s text:c="12"/>50% { transform: scale(1.05); background-color: #ff6b6b; }</text:p>
      <text:p text:style-name="P98"><text:s text:c="8"/>}</text:p>
      <text:p text:style-name="P99"/>
      <text:p text:style-name="P100"><text:s text:c="8"/>/* Container Principal */</text:p>
      <text:p text:style-name="P101"><text:s text:c="8"/>.container {</text:p>
      <text:p text:style-name="P102"><text:s text:c="12"/>max-width: 1400px;</text:p>
      <text:p text:style-name="P103"><text:s text:c="12"/>width: 100%;</text:p>
      <text:p text:style-name="P104"><text:s text:c="12"/>margin: 0 auto;</text:p>
      <text:p text:style-name="P105"><text:s text:c="12"/>padding: 40px 20px;</text:p>
      <text:p text:style-name="P106"><text:s text:c="8"/>}</text:p>
      <text:p text:style-name="P107"/>
      <text:p text:style-name="P108"><text:s text:c="8"/>/* Header */</text:p>
      <text:p text:style-name="P109"><text:s text:c="8"/>header {</text:p>
      <text:p text:style-name="P110"><text:s text:c="12"/>background: rgba(255, 255, 255, 0.95);</text:p>
      <text:p text:style-name="P111"><text:s text:c="12"/>backdrop-filter: blur(10px);</text:p>
      <text:p text:style-name="P112"><text:s text:c="12"/>border-radius: 20px;</text:p>
      <text:p text:style-name="P113"><text:s text:c="12"/>padding: 25px;</text:p>
      <text:p text:style-name="P114"><text:s text:c="12"/>margin-bottom: 30px;</text:p>
      <text:p text:style-name="P115"><text:s text:c="12"/>box-shadow: 0 20px 60px rgba(0, 0, 0, 0.2);</text:p>
      <text:p text:style-name="P116"><text:s text:c="12"/>animation: fadeIn 0.6s ease-out;</text:p>
      <text:p text:style-name="P117"><text:s text:c="12"/>border: 1px solid rgba(255, 255, 255, 0.5);</text:p>
      <text:p text:style-name="P118"><text:s text:c="8"/>}</text:p>
      <text:p text:style-name="P119"/>
      <text:p text:style-name="P120"><text:s text:c="8"/>.header-content {</text:p>
      <text:p text:style-name="P121"><text:s text:c="12"/>display: flex;</text:p>
      <text:p text:style-name="P122"><text:s text:c="12"/>justify-content: space-between;</text:p>
      <text:p text:style-name="P123"><text:s text:c="12"/>align-items: center;</text:p>
      <text:p text:style-name="P124"><text:s text:c="12"/>flex-wrap: wrap;</text:p>
      <text:soft-page-break/>
      <text:p text:style-name="P125"><text:s text:c="12"/>gap: 20px;</text:p>
      <text:p text:style-name="P126"><text:s text:c="8"/>}</text:p>
      <text:p text:style-name="P127"/>
      <text:p text:style-name="P128"><text:s text:c="8"/>.logo {</text:p>
      <text:p text:style-name="P129"><text:s text:c="12"/>display: flex;</text:p>
      <text:p text:style-name="P130"><text:s text:c="12"/>align-items: center;</text:p>
      <text:p text:style-name="Normal"><text:span text:style-name="T131"><text:s text:c="12"/></text:span>gap: 12px;</text:p>
      <text:p text:style-name="Normal"><text:s text:c="12"/>font-size: 24px;</text:p>
      <text:p text:style-name="Normal"><text:s text:c="12"/><text:span text:style-name="T132">font-weight: 700;</text:span></text:p>
      <text:p text:style-name="P133"><text:s text:c="12"/>background: linear-gradient(135deg, var(--primary) 0%, var(--secondary) 100%);</text:p>
      <text:p text:style-name="P134"><text:s text:c="12"/>-webkit-background-clip: text;</text:p>
      <text:p text:style-name="P135"><text:s text:c="12"/>-webkit-text-fill-color: transparent;</text:p>
      <text:p text:style-name="P136"><text:s text:c="12"/>background-clip: text;</text:p>
      <text:p text:style-name="P137"><text:s text:c="8"/>}</text:p>
      <text:p text:style-name="P138"/>
      <text:p text:style-name="P139"><text:s text:c="8"/>.logo-icon {</text:p>
      <text:p text:style-name="P140"><text:s text:c="12"/>width: 40px;</text:p>
      <text:p text:style-name="P141"><text:s text:c="12"/>height: 40px;</text:p>
      <text:p text:style-name="P142"><text:s text:c="12"/>background: linear-gradient(135deg, var(--primary) 0%, var(--secondary) 100%);</text:p>
      <text:p text:style-name="P143"><text:s text:c="12"/>border-radius: 10px;</text:p>
      <text:p text:style-name="P144"><text:s text:c="12"/>display: flex;</text:p>
      <text:p text:style-name="P145"><text:s text:c="12"/>align-items: center;</text:p>
      <text:p text:style-name="P146"><text:s text:c="12"/>justify-content: center;</text:p>
      <text:p text:style-name="P147"><text:s text:c="12"/>color: white;</text:p>
      <text:p text:style-name="P148"><text:s text:c="12"/>font-weight: bold;</text:p>
      <text:p text:style-name="P149"><text:s text:c="12"/>animation: float 3s ease-in-out infinite;</text:p>
      <text:p text:style-name="P150"><text:s text:c="8"/>}</text:p>
      <text:p text:style-name="P151"/>
      <text:p text:style-name="P152"><text:s text:c="8"/>.nav-tabs {</text:p>
      <text:p text:style-name="P153"><text:s text:c="12"/>display: flex;</text:p>
      <text:p text:style-name="P154"><text:s text:c="12"/>gap: 10px;</text:p>
      <text:soft-page-break/>
      <text:p text:style-name="P155"><text:s text:c="8"/>}</text:p>
      <text:p text:style-name="P156"/>
      <text:p text:style-name="P157"><text:s text:c="8"/>.nav-tab {</text:p>
      <text:p text:style-name="P158"><text:s text:c="12"/>padding: 12px 24px;</text:p>
      <text:p text:style-name="P159"><text:s text:c="12"/>border: 2px solid transparent;</text:p>
      <text:p text:style-name="P160"><text:s text:c="12"/>background: transparent;</text:p>
      <text:p text:style-name="P161"><text:s text:c="12"/>border-radius: 10px;</text:p>
      <text:p text:style-name="P162"><text:s text:c="12"/>cursor: pointer;</text:p>
      <text:p text:style-name="P163"><text:s text:c="12"/>font-weight: 600;</text:p>
      <text:p text:style-name="P164"><text:s text:c="12"/>transition: all 0.3s ease;</text:p>
      <text:p text:style-name="P165"><text:s text:c="12"/>color: var(--dark);</text:p>
      <text:p text:style-name="P166"><text:s text:c="8"/>}</text:p>
      <text:p text:style-name="P167"/>
      <text:p text:style-name="P168"><text:s text:c="8"/>.nav-tab:hover {</text:p>
      <text:p text:style-name="P169"><text:s text:c="12"/>background: var(--light);</text:p>
      <text:p text:style-name="P170"><text:s text:c="12"/>transform: translateY(-2px);</text:p>
      <text:p text:style-name="P171"><text:s text:c="8"/>}</text:p>
      <text:p text:style-name="P172"/>
      <text:p text:style-name="P173"><text:s text:c="8"/>.nav-tab.active {</text:p>
      <text:p text:style-name="P174"><text:s text:c="12"/>background: linear-gradient(135deg, var(--primary) 0%, var(--secondary) 100%);</text:p>
      <text:p text:style-name="P175"><text:s text:c="12"/>color: white;</text:p>
      <text:p text:style-name="P176"><text:s text:c="12"/>border-color: var(--primary);</text:p>
      <text:p text:style-name="P177"><text:s text:c="12"/>box-shadow: 0 10px 30px rgba(99, 102, 241, 0.3);</text:p>
      <text:p text:style-name="Normal"><text:span text:style-name="T178"><text:s text:c="8"/></text:span>}</text:p>
      <text:p text:style-name="Normal"/>
      <text:p text:style-name="Normal"><text:s text:c="8"/>/* Alerte et notif */</text:p>
      <text:p text:style-name="Normal"><text:s text:c="8"/>.alarm-notification {</text:p>
      <text:p text:style-name="Normal"><text:s text:c="12"/><text:span text:style-name="T179">position: fixed;</text:span></text:p>
      <text:p text:style-name="P180"><text:s text:c="12"/>top: 20px;</text:p>
      <text:p text:style-name="P181"><text:s text:c="12"/>right: 20px;</text:p>
      <text:p text:style-name="P182"><text:s text:c="12"/>background: var(--danger);</text:p>
      <text:soft-page-break/>
      <text:p text:style-name="P183"><text:s text:c="12"/>color: white;</text:p>
      <text:p text:style-name="P184"><text:s text:c="12"/>padding: 20px 30px;</text:p>
      <text:p text:style-name="P185"><text:s text:c="12"/>border-radius: 15px;</text:p>
      <text:p text:style-name="P186"><text:s text:c="12"/>box-shadow: 0 15px 50px rgba(239, 68, 68, 0.4);</text:p>
      <text:p text:style-name="P187"><text:s text:c="12"/>display: none;</text:p>
      <text:p text:style-name="P188"><text:s text:c="12"/>z-index: 1000;</text:p>
      <text:p text:style-name="P189"><text:s text:c="12"/>animation: fadeIn 0.3s ease-out, shake 0.5s ease-in-out infinite;</text:p>
      <text:p text:style-name="P190"><text:s text:c="8"/>}</text:p>
      <text:p text:style-name="P191"/>
      <text:p text:style-name="P192"><text:s text:c="8"/>.alarm-notification.active {</text:p>
      <text:p text:style-name="P193"><text:s text:c="12"/>display: block;</text:p>
      <text:p text:style-name="P194"><text:s text:c="8"/>}</text:p>
      <text:p text:style-name="P195"/>
      <text:p text:style-name="P196"><text:s text:c="8"/>.alarm-notification.alarm-active {</text:p>
      <text:p text:style-name="P197"><text:s text:c="12"/>animation: alarm 0.5s ease-in-out infinite;</text:p>
      <text:p text:style-name="P198"><text:s text:c="8"/>}</text:p>
      <text:p text:style-name="P199"/>
      <text:p text:style-name="P200"><text:s text:c="8"/>.alarm-content {</text:p>
      <text:p text:style-name="P201"><text:s text:c="12"/>display: flex;</text:p>
      <text:p text:style-name="P202"><text:s text:c="12"/>align-items: center;</text:p>
      <text:p text:style-name="Normal"><text:span text:style-name="T203"><text:s text:c="12"/></text:span>gap: 15px;</text:p>
      <text:p text:style-name="Normal"><text:s text:c="8"/>}</text:p>
      <text:p text:style-name="Normal"/>
      <text:p text:style-name="Normal"><text:s text:c="8"/>.alarm-icon {</text:p>
      <text:p text:style-name="Normal"><text:s text:c="12"/>font-size: 24px;</text:p>
      <text:p text:style-name="Normal"><text:s text:c="12"/><text:span text:style-name="T204">animation: pulse 1s ease-in-out infinite;</text:span></text:p>
      <text:p text:style-name="P205"><text:s text:c="8"/>}</text:p>
      <text:p text:style-name="P206"/>
      <text:p text:style-name="P207"><text:s text:c="8"/>.alarm-text {</text:p>
      <text:p text:style-name="P208"><text:s text:c="12"/>display: flex;</text:p>
      <text:p text:style-name="P209"><text:s text:c="12"/>flex-direction: column;</text:p>
      <text:soft-page-break/>
      <text:p text:style-name="P210"><text:s text:c="12"/>gap: 5px;</text:p>
      <text:p text:style-name="P211"><text:s text:c="8"/>}</text:p>
      <text:p text:style-name="P212"/>
      <text:p text:style-name="P213"><text:s text:c="8"/>.alarm-title {</text:p>
      <text:p text:style-name="P214"><text:s text:c="12"/>font-weight: 700;</text:p>
      <text:p text:style-name="P215"><text:s text:c="12"/>font-size: 16px;</text:p>
      <text:p text:style-name="P216"><text:s text:c="8"/>}</text:p>
      <text:p text:style-name="P217"/>
      <text:p text:style-name="P218"><text:s text:c="8"/>.alarm-details {</text:p>
      <text:p text:style-name="P219"><text:s text:c="12"/>font-size: 12px;</text:p>
      <text:p text:style-name="P220"><text:s text:c="12"/>opacity: 0.9;</text:p>
      <text:p text:style-name="P221"><text:s text:c="8"/>}</text:p>
      <text:p text:style-name="P222"/>
      <text:p text:style-name="P223"><text:s text:c="8"/>.alarm-close {</text:p>
      <text:p text:style-name="P224"><text:s text:c="12"/>background: rgba(255, 255, 255, 0.3);</text:p>
      <text:p text:style-name="P225"><text:s text:c="12"/>border: none;</text:p>
      <text:p text:style-name="P226"><text:s text:c="12"/>color: white;</text:p>
      <text:p text:style-name="P227"><text:s text:c="12"/>width: 30px;</text:p>
      <text:p text:style-name="P228"><text:s text:c="12"/>height: 30px;</text:p>
      <text:p text:style-name="P229"><text:s text:c="12"/>border-radius: 50%;</text:p>
      <text:p text:style-name="P230"><text:s text:c="12"/>cursor: pointer;</text:p>
      <text:p text:style-name="P231"><text:s text:c="12"/>display: flex;</text:p>
      <text:p text:style-name="P232"><text:s text:c="12"/>align-items: center;</text:p>
      <text:p text:style-name="Normal"><text:span text:style-name="T233"><text:s text:c="12"/></text:span>justify-content: center;</text:p>
      <text:p text:style-name="Normal"><text:s text:c="12"/>font-size: 18px;</text:p>
      <text:p text:style-name="Normal"><text:s text:c="12"/><text:span text:style-name="T234">transition: all 0.3s ease;</text:span></text:p>
      <text:p text:style-name="P235"><text:s text:c="8"/>}</text:p>
      <text:p text:style-name="P236"/>
      <text:p text:style-name="P237"><text:s text:c="8"/>.alarm-close:hover {</text:p>
      <text:p text:style-name="P238"><text:s text:c="12"/>background: rgba(255, 255, 255, 0.5);</text:p>
      <text:p text:style-name="P239"><text:s text:c="8"/>}</text:p>
      <text:p text:style-name="P240"/>
      <text:p text:style-name="P241"><text:s text:c="8"/>/* Main Content */</text:p>
      <text:p text:style-name="P242"><text:s text:c="8"/>.main-content {</text:p>
      <text:p text:style-name="P243"><text:s text:c="12"/>display: grid;</text:p>
      <text:p text:style-name="P244"><text:s text:c="12"/>grid-template-columns: 1fr 1fr;</text:p>
      <text:p text:style-name="P245"><text:s text:c="12"/>gap: 30px;</text:p>
      <text:p text:style-name="P246"><text:s text:c="12"/>animation: slideInRight 0.6s ease-out;</text:p>
      <text:p text:style-name="P247"><text:s text:c="8"/>}</text:p>
      <text:p text:style-name="P248"/>
      <text:p text:style-name="P249"><text:s text:c="8"/>@media (max-width: 1024px) {</text:p>
      <text:p text:style-name="P250"><text:s text:c="12"/>.main-content {</text:p>
      <text:p text:style-name="P251"><text:s text:c="16"/>grid-template-columns: 1fr;</text:p>
      <text:p text:style-name="P252"><text:s text:c="12"/>}</text:p>
      <text:p text:style-name="P253"><text:s text:c="8"/>}</text:p>
      <text:p text:style-name="P254"/>
      <text:p text:style-name="P255"><text:s text:c="8"/>/* Cards */</text:p>
      <text:p text:style-name="P256"><text:s text:c="8"/>.card {</text:p>
      <text:p text:style-name="P257"><text:s text:c="12"/>background: rgba(255, 250, 240, 0.95);</text:p>
      <text:p text:style-name="P258"><text:s text:c="12"/>backdrop-filter: blur(10px);</text:p>
      <text:p text:style-name="P259"><text:s text:c="12"/>border-radius: 20px;</text:p>
      <text:p text:style-name="P260"><text:s text:c="12"/>padding: 30px;</text:p>
      <text:p text:style-name="P261"><text:s text:c="12"/>box-shadow: 0 20px 60px rgba(0, 0, 0, 0.1);</text:p>
      <text:p text:style-name="P262"><text:s text:c="12"/>border: 1px solid rgba(255, 255, 255, 0.5);</text:p>
      <text:p text:style-name="P263"><text:s text:c="12"/>animation: fadeIn 0.8s ease-out;</text:p>
      <text:p text:style-name="P264"><text:s text:c="12"/>transition: all 0.3s ease;</text:p>
      <text:p text:style-name="P265"><text:s text:c="8"/>}</text:p>
      <text:p text:style-name="P266"/>
      <text:p text:style-name="P267"><text:s text:c="8"/>.card:hover {</text:p>
      <text:p text:style-name="P268"><text:s text:c="12"/>transform: translateY(-5px);</text:p>
      <text:p text:style-name="P269"><text:s text:c="12"/>box-shadow: 0 30px 80px rgba(0, 0, 0, 0.15);</text:p>
      <text:p text:style-name="P270"><text:s text:c="8"/>}</text:p>
      <text:p text:style-name="P271"/>
      <text:p text:style-name="P272"><text:s text:c="8"/>.card h2 {</text:p>
      <text:p text:style-name="P273"><text:s text:c="12"/>font-size: 22px;</text:p>
      <text:p text:style-name="P274"><text:s text:c="12"/>margin-bottom: 20px;</text:p>
      <text:p text:style-name="P275"><text:s text:c="12"/>color: var(--dark);</text:p>
      <text:p text:style-name="P276"><text:s text:c="12"/>display: flex;</text:p>
      <text:p text:style-name="P277"><text:s text:c="12"/>align-items: center;</text:p>
      <text:p text:style-name="P278"><text:s text:c="12"/>gap: 10px;</text:p>
      <text:p text:style-name="P279"><text:s text:c="8"/>}</text:p>
      <text:p text:style-name="P280"/>
      <text:p text:style-name="P281"><text:s text:c="8"/>.card h2::before {</text:p>
      <text:p text:style-name="P282"><text:s text:c="12"/>content: '';</text:p>
      <text:p text:style-name="P283"><text:s text:c="12"/>width: 4px;</text:p>
      <text:p text:style-name="P284"><text:s text:c="12"/>height: 24px;</text:p>
      <text:p text:style-name="P285"><text:s text:c="12"/>background: linear-gradient(135deg, var(--primary) 0%, var(--secondary) 100%);</text:p>
      <text:p text:style-name="P286"><text:s text:c="12"/>border-radius: 2px;</text:p>
      <text:p text:style-name="P287"><text:s text:c="8"/>}</text:p>
      <text:p text:style-name="P288"/>
      <text:p text:style-name="P289"><text:s text:c="8"/>/* Forms */</text:p>
      <text:p text:style-name="P290"><text:s text:c="8"/>.form-group {</text:p>
      <text:p text:style-name="P291"><text:s text:c="12"/>margin-bottom: 20px;</text:p>
      <text:p text:style-name="P292"><text:s text:c="12"/>animation: fadeIn 0.8s ease-out;</text:p>
      <text:p text:style-name="P293"><text:s text:c="8"/>}</text:p>
      <text:p text:style-name="P294"/>
      <text:p text:style-name="P295"><text:s text:c="8"/>label {</text:p>
      <text:p text:style-name="P296"><text:s text:c="12"/>display: block;</text:p>
      <text:p text:style-name="P297"><text:s text:c="12"/>margin-bottom: 8px;</text:p>
      <text:p text:style-name="P298"><text:s text:c="12"/>font-weight: 600;</text:p>
      <text:p text:style-name="P299"><text:s text:c="12"/>color: var(--dark);</text:p>
      <text:p text:style-name="P300"><text:s text:c="12"/>font-size: 14px;</text:p>
      <text:p text:style-name="P301"><text:s text:c="12"/>text-transform: uppercase;</text:p>
      <text:soft-page-break/>
      <text:p text:style-name="P302"><text:s text:c="12"/>letter-spacing: 0.5px;</text:p>
      <text:p text:style-name="P303"><text:s text:c="8"/>}</text:p>
      <text:p text:style-name="P304"/>
      <text:p text:style-name="P305"><text:s text:c="8"/>input, select, textarea {</text:p>
      <text:p text:style-name="P306"><text:s text:c="12"/>width: 100%;</text:p>
      <text:p text:style-name="P307"><text:s text:c="12"/>padding: 14px 18px;</text:p>
      <text:p text:style-name="P308"><text:s text:c="12"/>border: 2px solid var(--border);</text:p>
      <text:p text:style-name="P309"><text:s text:c="12"/>border-radius: 12px;</text:p>
      <text:p text:style-name="P310"><text:s text:c="12"/>font-size: 14px;</text:p>
      <text:p text:style-name="P311"><text:s text:c="12"/>transition: all 0.3s ease;</text:p>
      <text:p text:style-name="P312"><text:s text:c="12"/>font-family: inherit;</text:p>
      <text:p text:style-name="P313"><text:s text:c="12"/>background: var(--light);</text:p>
      <text:p text:style-name="P314"><text:s text:c="8"/>}</text:p>
      <text:p text:style-name="P315"/>
      <text:p text:style-name="P316"><text:s text:c="8"/>input:focus, select:focus, textarea:focus {</text:p>
      <text:p text:style-name="P317"><text:s text:c="12"/>outline: none;</text:p>
      <text:p text:style-name="P318"><text:s text:c="12"/>border-color: var(--primary);</text:p>
      <text:p text:style-name="P319"><text:s text:c="12"/>background: white;</text:p>
      <text:p text:style-name="P320"><text:s text:c="12"/>box-shadow: 0 0 0 4px rgba(99, 102, 241, 0.1);</text:p>
      <text:p text:style-name="P321"><text:s text:c="12"/>transform: translateY(-2px);</text:p>
      <text:p text:style-name="P322"><text:s text:c="8"/>}</text:p>
      <text:p text:style-name="P323"/>
      <text:p text:style-name="P324"><text:s text:c="8"/>textarea {</text:p>
      <text:p text:style-name="P325"><text:s text:c="12"/>resize: vertical;</text:p>
      <text:p text:style-name="P326"><text:s text:c="12"/>min-height: 100px;</text:p>
      <text:p text:style-name="P327"><text:s text:c="8"/>}</text:p>
      <text:p text:style-name="P328"/>
      <text:p text:style-name="P329"><text:s text:c="8"/>/* Buttons */</text:p>
      <text:p text:style-name="P330"><text:s text:c="8"/>.btn {</text:p>
      <text:p text:style-name="P331"><text:s text:c="12"/>padding: 14px 30px;</text:p>
      <text:p text:style-name="P332"><text:s text:c="12"/>border: none;</text:p>
      <text:soft-page-break/>
      <text:p text:style-name="Normal"><text:span text:style-name="T333"><text:s text:c="12"/></text:span>border-radius: 12px;</text:p>
      <text:p text:style-name="Normal"><text:s text:c="12"/>font-size: 15px;</text:p>
      <text:p text:style-name="Normal"><text:s text:c="12"/><text:span text:style-name="T334">font-weight: 600;</text:span></text:p>
      <text:p text:style-name="P335"><text:s text:c="12"/>cursor: pointer;</text:p>
      <text:p text:style-name="P336"><text:s text:c="12"/>transition: all 0.3s ease;</text:p>
      <text:p text:style-name="P337"><text:s text:c="12"/>text-transform: uppercase;</text:p>
      <text:p text:style-name="P338"><text:s text:c="12"/>letter-spacing: 0.5px;</text:p>
      <text:p text:style-name="P339"><text:s text:c="12"/>position: relative;</text:p>
      <text:p text:style-name="P340"><text:s text:c="12"/>overflow: hidden;</text:p>
      <text:p text:style-name="P341"><text:s text:c="8"/>}</text:p>
      <text:p text:style-name="P342"/>
      <text:p text:style-name="P343"><text:s text:c="8"/>.btn::before {</text:p>
      <text:p text:style-name="P344"><text:s text:c="12"/>content: '';</text:p>
      <text:p text:style-name="P345"><text:s text:c="12"/>position: absolute;</text:p>
      <text:p text:style-name="P346"><text:s text:c="12"/>top: 0;</text:p>
      <text:p text:style-name="P347"><text:s text:c="12"/>left: -100%;</text:p>
      <text:p text:style-name="P348"><text:s text:c="12"/>width: 100%;</text:p>
      <text:p text:style-name="P349"><text:s text:c="12"/>height: 100%;</text:p>
      <text:p text:style-name="P350"><text:s text:c="12"/>background: rgba(255, 255, 255, 0.2);</text:p>
      <text:p text:style-name="P351"><text:s text:c="12"/>transition: left 0.3s ease;</text:p>
      <text:p text:style-name="P352"><text:s text:c="8"/>}</text:p>
      <text:p text:style-name="P353"/>
      <text:p text:style-name="P354"><text:s text:c="8"/>.btn:hover::before {</text:p>
      <text:p text:style-name="P355"><text:s text:c="12"/>left: 100%;</text:p>
      <text:p text:style-name="P356"><text:s text:c="8"/>}</text:p>
      <text:p text:style-name="P357"/>
      <text:p text:style-name="P358"><text:s text:c="8"/>.btn-primary {</text:p>
      <text:p text:style-name="P359"><text:s text:c="12"/>background: linear-gradient(135deg, var(--primary) 0%, var(--accent) 100%);</text:p>
      <text:p text:style-name="P360"><text:s text:c="12"/>color: white;</text:p>
      <text:p text:style-name="P361"><text:s text:c="12"/>box-shadow: 0 10px 30px rgba(99, 102, 241, 0.3);</text:p>
      <text:p text:style-name="P362"><text:s text:c="8"/>}</text:p>
      <text:p text:style-name="P363"/>
      <text:p text:style-name="P364"><text:s text:c="8"/>.btn-primary:hover {</text:p>
      <text:p text:style-name="P365"><text:s text:c="12"/>transform: translateY(-3px);</text:p>
      <text:p text:style-name="P366"><text:s text:c="12"/>box-shadow: 0 15px 40px rgba(99, 102, 241, 0.4);</text:p>
      <text:p text:style-name="P367"><text:s text:c="8"/>}</text:p>
      <text:p text:style-name="P368"/>
      <text:p text:style-name="P369"><text:s text:c="8"/>.btn-secondary {</text:p>
      <text:p text:style-name="P370"><text:s text:c="12"/>background: linear-gradient(135deg, var(--secondary) 0%, var(--accent) 100%);</text:p>
      <text:p text:style-name="P371"><text:s text:c="12"/>color: white;</text:p>
      <text:p text:style-name="P372"><text:s text:c="12"/>box-shadow: 0 10px 30px rgba(236, 72, 153, 0.3);</text:p>
      <text:p text:style-name="P373"><text:s text:c="8"/>}</text:p>
      <text:p text:style-name="P374"/>
      <text:p text:style-name="P375"><text:s text:c="8"/>.btn-secondary:hover {</text:p>
      <text:p text:style-name="P376"><text:s text:c="12"/>transform: translateY(-3px);</text:p>
      <text:p text:style-name="P377"><text:s text:c="12"/>box-shadow: 0 15px 40px rgba(236, 72, 153, 0.4);</text:p>
      <text:p text:style-name="P378"><text:s text:c="8"/>}</text:p>
      <text:p text:style-name="P379"/>
      <text:p text:style-name="P380"><text:s text:c="8"/>.btn-success {</text:p>
      <text:p text:style-name="P381"><text:s text:c="12"/>background: linear-gradient(135deg, var(--success) 0%, #059669 100%);</text:p>
      <text:p text:style-name="P382"><text:s text:c="12"/>color: white;</text:p>
      <text:p text:style-name="P383"><text:s text:c="12"/>box-shadow: 0 10px 30px rgba(16, 185, 129, 0.3);</text:p>
      <text:p text:style-name="P384"><text:s text:c="8"/>}</text:p>
      <text:p text:style-name="P385"/>
      <text:p text:style-name="P386"><text:s text:c="8"/>.btn-success:hover {</text:p>
      <text:p text:style-name="P387"><text:s text:c="12"/>transform: translateY(-3px);</text:p>
      <text:p text:style-name="P388"><text:s text:c="12"/>box-shadow: 0 15px 40px rgba(16, 185, 129, 0.4);</text:p>
      <text:p text:style-name="P389"><text:s text:c="8"/>}</text:p>
      <text:p text:style-name="P390"/>
      <text:p text:style-name="P391"><text:s text:c="8"/>.btn-danger {</text:p>
      <text:p text:style-name="P392"><text:s text:c="12"/>background: linear-gradient(135deg, var(--danger) 0%, #dc2626 100%);</text:p>
      <text:p text:style-name="P393"><text:s text:c="12"/>color: white;</text:p>
      <text:soft-page-break/>
      <text:p text:style-name="P394"><text:s text:c="12"/>box-shadow: 0 10px 30px rgba(239, 68, 68, 0.3);</text:p>
      <text:p text:style-name="P395"><text:s text:c="8"/>}</text:p>
      <text:p text:style-name="P396"/>
      <text:p text:style-name="P397"><text:s text:c="8"/>.btn-danger:hover {</text:p>
      <text:p text:style-name="P398"><text:s text:c="12"/>transform: translateY(-3px);</text:p>
      <text:p text:style-name="P399"><text:s text:c="12"/>box-shadow: 0 15px 40px rgba(239, 68, 68, 0.4);</text:p>
      <text:p text:style-name="P400"><text:s text:c="8"/>}</text:p>
      <text:p text:style-name="P401"/>
      <text:p text:style-name="P402"><text:s text:c="8"/>.btn-small {</text:p>
      <text:p text:style-name="P403"><text:s text:c="12"/>padding: 10px 18px;</text:p>
      <text:p text:style-name="Normal"><text:span text:style-name="T404"><text:s text:c="12"/></text:span>font-size: 12px;</text:p>
      <text:p text:style-name="Normal"><text:s text:c="8"/>}</text:p>
      <text:p text:style-name="Normal"/>
      <text:p text:style-name="Normal"><text:s text:c="8"/>/* QR Code Container */</text:p>
      <text:p text:style-name="Normal"><text:s text:c="8"/><text:span text:style-name="T405">.qr-container {</text:span></text:p>
      <text:p text:style-name="P406"><text:s text:c="12"/>background: linear-gradient(135deg, var(--light) 0%, #f3f4f6 100%);</text:p>
      <text:p text:style-name="P407"><text:s text:c="12"/>border-radius: 15px;</text:p>
      <text:p text:style-name="P408"><text:s text:c="12"/>padding: 20px;</text:p>
      <text:p text:style-name="P409"><text:s text:c="12"/>display: flex;</text:p>
      <text:p text:style-name="P410"><text:s text:c="12"/>flex-direction: column;</text:p>
      <text:p text:style-name="P411"><text:s text:c="12"/>align-items: center;</text:p>
      <text:p text:style-name="P412"><text:s text:c="12"/>gap: 15px;</text:p>
      <text:p text:style-name="P413"><text:s text:c="12"/>margin-top: 20px;</text:p>
      <text:p text:style-name="P414"><text:s text:c="12"/>border: 2px dashed var(--border);</text:p>
      <text:p text:style-name="P415"><text:s text:c="12"/>transition: all 0.3s ease;</text:p>
      <text:p text:style-name="P416"><text:s text:c="8"/>}</text:p>
      <text:p text:style-name="P417"/>
      <text:p text:style-name="P418"><text:s text:c="8"/>.qr-container:hover {</text:p>
      <text:p text:style-name="P419"><text:s text:c="12"/>border-color: var(--primary);</text:p>
      <text:p text:style-name="P420"><text:s text:c="12"/>background: linear-gradient(135deg, #f0f7ff 0%, #f5f3ff 100%);</text:p>
      <text:p text:style-name="P421"><text:s text:c="8"/>}</text:p>
      <text:p text:style-name="P422"/>
      <text:p text:style-name="P423"><text:s text:c="8"/>/* Lovers palette for ceremony: soft rose / blush */</text:p>
      <text:p text:style-name="P424"><text:s text:c="8"/>#ceremonie .card {</text:p>
      <text:p text:style-name="P425"><text:s text:c="12"/>background: linear-gradient(135deg, #fff0f6 0%, #fff7f9 100%);</text:p>
      <text:p text:style-name="P426"><text:s text:c="12"/>border: 1px solid rgba(236,72,153,0.08);</text:p>
      <text:p text:style-name="P427"><text:s text:c="12"/>box-shadow: 0 25px 60px rgba(236,72,153,0.06);</text:p>
      <text:p text:style-name="P428"><text:s text:c="8"/>}</text:p>
      <text:p text:style-name="P429"/>
      <text:p text:style-name="P430"><text:s text:c="8"/>#ceremonie h2 {</text:p>
      <text:p text:style-name="P431"><text:s text:c="12"/>color: #e11d48;</text:p>
      <text:p text:style-name="P432"><text:s text:c="8"/>}</text:p>
      <text:p text:style-name="P433"/>
      <text:p text:style-name="P434"><text:s text:c="8"/>#ceremonie .btn-primary {</text:p>
      <text:p text:style-name="P435"><text:s text:c="12"/>background: linear-gradient(135deg, #e11d48 0%, #fb7185 100%);</text:p>
      <text:p text:style-name="P436"><text:s text:c="12"/>box-shadow: 0 10px 30px rgba(225,29,72,0.12);</text:p>
      <text:p text:style-name="P437"><text:s text:c="8"/>}</text:p>
      <text:p text:style-name="P438"/>
      <text:p text:style-name="P439"><text:s text:c="8"/>#qrContainerCer {</text:p>
      <text:p text:style-name="P440"><text:s text:c="12"/>background: linear-gradient(135deg, #fff5f8 0%, #fffafc 100%);</text:p>
      <text:p text:style-name="P441"><text:s text:c="12"/>border: 2px dashed rgba(236,72,153,0.2);</text:p>
      <text:p text:style-name="P442"><text:s text:c="8"/>}</text:p>
      <text:p text:style-name="P443"/>
      <text:p text:style-name="P444"><text:s text:c="8"/>#qrCodeCer img, #qrCodeCer canvas {</text:p>
      <text:p text:style-name="P445"><text:s text:c="12"/>border-radius: 8px;</text:p>
      <text:p text:style-name="P446"><text:s text:c="12"/>box-shadow: 0 8px 30px rgba(225,29,72,0.10);</text:p>
      <text:p text:style-name="P447"><text:s text:c="8"/>}</text:p>
      <text:p text:style-name="P448"/>
      <text:p text:style-name="P449"><text:s text:c="8"/>#qrCerQuickCode {</text:p>
      <text:p text:style-name="P450"><text:s text:c="12"/>color: #be123c;</text:p>
      <text:p text:style-name="P451"><text:s text:c="8"/>}</text:p>
      <text:p text:style-name="P452"/>
      <text:soft-page-break/>
      <text:p text:style-name="P453"><text:s text:c="8"/>#mariageFields {</text:p>
      <text:p text:style-name="P454"><text:s text:c="12"/>border-color: rgba(236,72,153,0.12);</text:p>
      <text:p text:style-name="P455"><text:s text:c="12"/>background: linear-gradient(135deg, #fff7fb 0%, #fff 100%);</text:p>
      <text:p text:style-name="P456"><text:s text:c="8"/>}</text:p>
      <text:p text:style-name="P457"/>
      <text:p text:style-name="P458"><text:s text:c="8"/>#qrCode {</text:p>
      <text:p text:style-name="P459"><text:s text:c="12"/>animation: fadeIn 0.5s ease-out;</text:p>
      <text:p text:style-name="P460"><text:s text:c="8"/>}</text:p>
      <text:p text:style-name="P461"/>
      <text:p text:style-name="P462"><text:s text:c="8"/>.qr-text {</text:p>
      <text:p text:style-name="P463"><text:s text:c="12"/>text-align: center;</text:p>
      <text:p text:style-name="P464"><text:s text:c="12"/>font-size: 12px;</text:p>
      <text:p text:style-name="P465"><text:s text:c="12"/>color: var(--dark);</text:p>
      <text:p text:style-name="P466"><text:s text:c="12"/>opacity: 0.7;</text:p>
      <text:p text:style-name="P467"><text:s text:c="8"/>}</text:p>
      <text:p text:style-name="P468"/>
      <text:p text:style-name="P469"><text:s text:c="8"/>/* Camera Capture Section */</text:p>
      <text:p text:style-name="P470"><text:s text:c="8"/>.camera-section {</text:p>
      <text:p text:style-name="P471"><text:s text:c="12"/>background: linear-gradient(135deg, #f9fafb 0%, #f3f4f6 100%);</text:p>
      <text:p text:style-name="P472"><text:s text:c="12"/>border-radius: 15px;</text:p>
      <text:p text:style-name="P473"><text:s text:c="12"/>padding: 20px;</text:p>
      <text:p text:style-name="P474"><text:s text:c="12"/>margin-top: 20px;</text:p>
      <text:p text:style-name="P475"><text:s text:c="12"/>border: 2px dashed var(--border);</text:p>
      <text:p text:style-name="P476"><text:s text:c="12"/>animation: fadeIn 0.5s ease-out;</text:p>
      <text:p text:style-name="Normal"><text:span text:style-name="T477"><text:s text:c="8"/></text:span>}</text:p>
      <text:p text:style-name="Normal"/>
      <text:p text:style-name="Normal"><text:s text:c="8"/>.camera-section h3 {</text:p>
      <text:p text:style-name="Normal"><text:s text:c="12"/>font-size: 16px;</text:p>
      <text:p text:style-name="Normal"><text:s text:c="12"/><text:span text:style-name="T478">font-weight: 600;</text:span></text:p>
      <text:p text:style-name="P479"><text:s text:c="12"/>margin-bottom: 15px;</text:p>
      <text:p text:style-name="P480"><text:s text:c="12"/>color: var(--dark);</text:p>
      <text:soft-page-break/>
      <text:p text:style-name="P481"><text:s text:c="12"/>display: flex;</text:p>
      <text:p text:style-name="P482"><text:s text:c="12"/>align-items: center;</text:p>
      <text:p text:style-name="P483"><text:s text:c="12"/>gap: 8px;</text:p>
      <text:p text:style-name="P484"><text:s text:c="8"/>}</text:p>
      <text:p text:style-name="P485"/>
      <text:p text:style-name="P486"><text:s text:c="8"/>.camera-section h3::before {</text:p>
      <text:p text:style-name="Normal"><text:span text:style-name="T487"><text:s text:c="12"/>content: '</text:span><text:span text:style-name="T488">📷</text:span><text:span text:style-name="T489">';</text:span></text:p>
      <text:p text:style-name="P490"><text:s text:c="8"/>}</text:p>
      <text:p text:style-name="P491"/>
      <text:p text:style-name="P492"><text:s text:c="8"/>#videoCapture {</text:p>
      <text:p text:style-name="P493"><text:s text:c="12"/>width: 100%;</text:p>
      <text:p text:style-name="P494"><text:s text:c="12"/>border-radius: 12px;</text:p>
      <text:p text:style-name="P495"><text:s text:c="12"/>background: #000;</text:p>
      <text:p text:style-name="P496"><text:s text:c="12"/>margin-bottom: 15px;</text:p>
      <text:p text:style-name="P497"><text:s text:c="12"/>display: none;</text:p>
      <text:p text:style-name="P498"><text:s text:c="12"/>max-height: 300px;</text:p>
      <text:p text:style-name="P499"><text:s text:c="12"/>object-fit: cover;</text:p>
      <text:p text:style-name="P500"><text:s text:c="8"/>}</text:p>
      <text:p text:style-name="P501"/>
      <text:p text:style-name="P502"><text:s text:c="8"/>#photoPreview {</text:p>
      <text:p text:style-name="P503"><text:s text:c="12"/>width: 100%;</text:p>
      <text:p text:style-name="P504"><text:s text:c="12"/>border-radius: 12px;</text:p>
      <text:p text:style-name="P505"><text:s text:c="12"/>margin-bottom: 15px;</text:p>
      <text:p text:style-name="P506"><text:s text:c="12"/>display: none;</text:p>
      <text:p text:style-name="P507"><text:s text:c="12"/>max-height: 300px;</text:p>
      <text:p text:style-name="P508"><text:s text:c="12"/>object-fit: cover;</text:p>
      <text:p text:style-name="P509"><text:s text:c="12"/>border: 2px solid var(--primary);</text:p>
      <text:p text:style-name="P510"><text:s text:c="8"/>}</text:p>
      <text:p text:style-name="P511"/>
      <text:p text:style-name="P512"><text:s text:c="8"/>.camera-buttons {</text:p>
      <text:p text:style-name="P513"><text:s text:c="12"/>display: flex;</text:p>
      <text:soft-page-break/>
      <text:p text:style-name="P514"><text:s text:c="12"/>gap: 10px;</text:p>
      <text:p text:style-name="P515"><text:s text:c="12"/>flex-wrap: wrap;</text:p>
      <text:p text:style-name="P516"><text:s text:c="12"/>justify-content: center;</text:p>
      <text:p text:style-name="P517"><text:s text:c="8"/>}</text:p>
      <text:p text:style-name="P518"/>
      <text:p text:style-name="P519"><text:s text:c="8"/>.camera-status {</text:p>
      <text:p text:style-name="P520"><text:s text:c="12"/>text-align: center;</text:p>
      <text:p text:style-name="P521"><text:s text:c="12"/>color: var(--dark);</text:p>
      <text:p text:style-name="P522"><text:s text:c="12"/>font-size: 14px;</text:p>
      <text:p text:style-name="P523"><text:s text:c="12"/>opacity: 0.7;</text:p>
      <text:p text:style-name="P524"><text:s text:c="12"/>margin-top: 10px;</text:p>
      <text:p text:style-name="P525"><text:s text:c="8"/>}</text:p>
      <text:p text:style-name="P526"/>
      <text:p text:style-name="P527"><text:s text:c="8"/>/* Visitor List */</text:p>
      <text:p text:style-name="P528"><text:s text:c="8"/>.visitors-grid {</text:p>
      <text:p text:style-name="P529"><text:s text:c="12"/>display: grid;</text:p>
      <text:p text:style-name="P530"><text:s text:c="12"/>gap: 15px;</text:p>
      <text:p text:style-name="P531"><text:s text:c="12"/>margin-top: 20px;</text:p>
      <text:p text:style-name="P532"><text:s text:c="8"/>}</text:p>
      <text:p text:style-name="P533"/>
      <text:p text:style-name="P534"><text:s text:c="8"/>.visitor-item {</text:p>
      <text:p text:style-name="P535"><text:s text:c="12"/>background: linear-gradient(135deg, var(--light) 0%, #f3f4f6 100%);</text:p>
      <text:p text:style-name="P536"><text:s text:c="12"/>border: 2px solid var(--border);</text:p>
      <text:p text:style-name="P537"><text:s text:c="12"/>border-radius: 12px;</text:p>
      <text:p text:style-name="P538"><text:s text:c="12"/>padding: 15px;</text:p>
      <text:p text:style-name="P539"><text:s text:c="12"/>display: flex;</text:p>
      <text:p text:style-name="P540"><text:s text:c="12"/>justify-content: space-between;</text:p>
      <text:p text:style-name="P541"><text:s text:c="12"/>align-items: center;</text:p>
      <text:p text:style-name="P542"><text:s text:c="12"/>transition: all 0.3s ease;</text:p>
      <text:p text:style-name="P543"><text:s text:c="12"/>animation: slideInRight 0.5s ease-out;</text:p>
      <text:p text:style-name="P544"><text:s text:c="12"/>gap: 15px;</text:p>
      <text:soft-page-break/>
      <text:p text:style-name="P545"><text:s text:c="8"/>}</text:p>
      <text:p text:style-name="P546"/>
      <text:p text:style-name="P547"><text:s text:c="8"/>.visitor-item:hover {</text:p>
      <text:p text:style-name="P548"><text:s text:c="12"/>border-color: var(--primary);</text:p>
      <text:p text:style-name="P549"><text:s text:c="12"/>transform: translateX(5px);</text:p>
      <text:p text:style-name="P550"><text:s text:c="12"/>box-shadow: 0 10px 30px rgba(99, 102, 241, 0.1);</text:p>
      <text:p text:style-name="P551"><text:s text:c="8"/>}</text:p>
      <text:p text:style-name="P552"/>
      <text:p text:style-name="P553"><text:s text:c="8"/>.visitor-item.expired {</text:p>
      <text:p text:style-name="P554"><text:s text:c="12"/>opacity: 0.6;</text:p>
      <text:p text:style-name="P555"><text:s text:c="12"/>border-color: var(--danger);</text:p>
      <text:p text:style-name="P556"><text:s text:c="12"/>background: linear-gradient(135deg, rgba(239, 68, 68, 0.05) 0%, rgba(239, 68, 68, 0.02) 100%);</text:p>
      <text:p text:style-name="P557"><text:s text:c="8"/>}</text:p>
      <text:p text:style-name="P558"/>
      <text:p text:style-name="P559"><text:s text:c="8"/>.visitor-photo {</text:p>
      <text:p text:style-name="P560"><text:s text:c="12"/>width: 50px;</text:p>
      <text:p text:style-name="P561"><text:s text:c="12"/>height: 50px;</text:p>
      <text:p text:style-name="P562"><text:s text:c="12"/>border-radius: 50%;</text:p>
      <text:p text:style-name="P563"><text:s text:c="12"/>background: var(--primary);</text:p>
      <text:p text:style-name="P564"><text:s text:c="12"/>display: flex;</text:p>
      <text:p text:style-name="P565"><text:s text:c="12"/>align-items: center;</text:p>
      <text:p text:style-name="P566"><text:s text:c="12"/>justify-content: center;</text:p>
      <text:p text:style-name="P567"><text:s text:c="12"/>color: white;</text:p>
      <text:p text:style-name="P568"><text:s text:c="12"/>font-size: 24px;</text:p>
      <text:p text:style-name="P569"><text:s text:c="12"/>overflow: hidden;</text:p>
      <text:p text:style-name="P570"><text:s text:c="12"/>flex-shrink: 0;</text:p>
      <text:p text:style-name="P571"><text:s text:c="12"/>border: 2px solid var(--border);</text:p>
      <text:p text:style-name="P572"><text:s text:c="8"/>}</text:p>
      <text:p text:style-name="P573"/>
      <text:p text:style-name="P574"><text:s text:c="8"/>.visitor-photo img {</text:p>
      <text:p text:style-name="P575"><text:s text:c="12"/>width: 100%;</text:p>
      <text:soft-page-break/>
      <text:p text:style-name="P576"><text:s text:c="12"/>height: 100%;</text:p>
      <text:p text:style-name="P577"><text:s text:c="12"/>object-fit: cover;</text:p>
      <text:p text:style-name="P578"><text:s text:c="8"/>}</text:p>
      <text:p text:style-name="P579"/>
      <text:p text:style-name="P580"><text:s text:c="8"/>.visitor-info {</text:p>
      <text:p text:style-name="P581"><text:s text:c="12"/>flex: 1;</text:p>
      <text:p text:style-name="P582"><text:s text:c="8"/>}</text:p>
      <text:p text:style-name="P583"/>
      <text:p text:style-name="P584"><text:s text:c="8"/>.visitor-name {</text:p>
      <text:p text:style-name="P585"><text:s text:c="12"/>font-weight: 600;</text:p>
      <text:p text:style-name="P586"><text:s text:c="12"/>color: var(--dark);</text:p>
      <text:p text:style-name="P587"><text:s text:c="12"/>margin-bottom: 5px;</text:p>
      <text:p text:style-name="P588"><text:s text:c="8"/>}</text:p>
      <text:p text:style-name="P589"/>
      <text:p text:style-name="P590"><text:s text:c="8"/>.visitor-meta {</text:p>
      <text:p text:style-name="P591"><text:s text:c="12"/>font-size: 12px;</text:p>
      <text:p text:style-name="P592"><text:s text:c="12"/>color: var(--dark);</text:p>
      <text:p text:style-name="P593"><text:s text:c="12"/>opacity: 0.7;</text:p>
      <text:p text:style-name="P594"><text:s text:c="12"/>display: flex;</text:p>
      <text:p text:style-name="P595"><text:s text:c="12"/>gap: 15px;</text:p>
      <text:p text:style-name="P596"><text:s text:c="12"/>flex-wrap: wrap;</text:p>
      <text:p text:style-name="P597"><text:s text:c="8"/>}</text:p>
      <text:p text:style-name="P598"/>
      <text:p text:style-name="P599"><text:s text:c="8"/>.visitor-status {</text:p>
      <text:p text:style-name="P600"><text:s text:c="12"/>display: flex;</text:p>
      <text:p text:style-name="P601"><text:s text:c="12"/>align-items: center;</text:p>
      <text:p text:style-name="P602"><text:s text:c="12"/>gap: 8px;</text:p>
      <text:p text:style-name="P603"><text:s text:c="12"/>font-weight: 600;</text:p>
      <text:p text:style-name="P604"><text:s text:c="12"/>padding: 6px 12px;</text:p>
      <text:p text:style-name="Normal"><text:span text:style-name="T605"><text:s text:c="12"/></text:span>border-radius: 6px;</text:p>
      <text:p text:style-name="Normal"><text:s text:c="12"/>font-size: 12px;</text:p>
      <text:soft-page-break/>
      <text:p text:style-name="Normal"><text:s text:c="8"/><text:span text:style-name="T606">}</text:span></text:p>
      <text:p text:style-name="P607"/>
      <text:p text:style-name="P608"><text:s text:c="8"/>.visitor-status.expiring {</text:p>
      <text:p text:style-name="P609"><text:s text:c="12"/>color: var(--warning);</text:p>
      <text:p text:style-name="P610"><text:s text:c="12"/>background: rgba(245, 158, 11, 0.1);</text:p>
      <text:p text:style-name="P611"><text:s text:c="8"/>}</text:p>
      <text:p text:style-name="P612"/>
      <text:p text:style-name="P613"><text:s text:c="8"/>.visitor-status.expired {</text:p>
      <text:p text:style-name="P614"><text:s text:c="12"/>color: var(--danger);</text:p>
      <text:p text:style-name="P615"><text:s text:c="12"/>background: rgba(239, 68, 68, 0.1);</text:p>
      <text:p text:style-name="P616"><text:s text:c="8"/>}</text:p>
      <text:p text:style-name="P617"/>
      <text:p text:style-name="P618"><text:s text:c="8"/>.visitor-status.active {</text:p>
      <text:p text:style-name="P619"><text:s text:c="12"/>color: var(--success);</text:p>
      <text:p text:style-name="P620"><text:s text:c="12"/>background: rgba(16, 185, 129, 0.1);</text:p>
      <text:p text:style-name="P621"><text:s text:c="8"/>}</text:p>
      <text:p text:style-name="P622"/>
      <text:p text:style-name="P623"><text:s text:c="8"/>.status-dot {</text:p>
      <text:p text:style-name="P624"><text:s text:c="12"/>width: 8px;</text:p>
      <text:p text:style-name="P625"><text:s text:c="12"/>height: 8px;</text:p>
      <text:p text:style-name="P626"><text:s text:c="12"/>border-radius: 50%;</text:p>
      <text:p text:style-name="P627"><text:s text:c="12"/>background: currentColor;</text:p>
      <text:p text:style-name="P628"><text:s text:c="12"/>animation: pulse 2s ease-in-out infinite;</text:p>
      <text:p text:style-name="P629"><text:s text:c="8"/>}</text:p>
      <text:p text:style-name="P630"/>
      <text:p text:style-name="P631"><text:s text:c="8"/>/* Stats Grid */</text:p>
      <text:p text:style-name="P632"><text:s text:c="8"/>.stats-grid {</text:p>
      <text:p text:style-name="P633"><text:s text:c="12"/>display: grid;</text:p>
      <text:p text:style-name="P634"><text:s text:c="12"/>grid-template-columns: repeat(auto-fit, minmax(220px, 1fr));</text:p>
      <text:p text:style-name="P635"><text:s text:c="12"/>gap: 20px;</text:p>
      <text:p text:style-name="P636"><text:s text:c="12"/>margin-bottom: 30px;</text:p>
      <text:soft-page-break/>
      <text:p text:style-name="P637"><text:s text:c="8"/>}</text:p>
      <text:p text:style-name="P638"/>
      <text:p text:style-name="P639"><text:s text:c="8"/>.stat-box {</text:p>
      <text:p text:style-name="P640"><text:s text:c="12"/>background: rgba(255, 250, 240, 0.95);</text:p>
      <text:p text:style-name="P641"><text:s text:c="12"/>backdrop-filter: blur(10px);</text:p>
      <text:p text:style-name="P642"><text:s text:c="12"/>border-radius: 15px;</text:p>
      <text:p text:style-name="P643"><text:s text:c="12"/>padding: 25px;</text:p>
      <text:p text:style-name="P644"><text:s text:c="12"/>box-shadow: 0 20px 60px rgba(0, 0, 0, 0.1);</text:p>
      <text:p text:style-name="P645"><text:s text:c="12"/>border: 1px solid rgba(255, 255, 255, 0.5);</text:p>
      <text:p text:style-name="P646"><text:s text:c="12"/>animation: fadeIn 0.8s ease-out;</text:p>
      <text:p text:style-name="P647"><text:s text:c="12"/>transition: all 0.3s ease;</text:p>
      <text:p text:style-name="P648"><text:s text:c="8"/>}</text:p>
      <text:p text:style-name="P649"/>
      <text:p text:style-name="P650"><text:s text:c="8"/>.stat-box:hover {</text:p>
      <text:p text:style-name="P651"><text:s text:c="12"/>transform: translateY(-8px);</text:p>
      <text:p text:style-name="P652"><text:s text:c="12"/>box-shadow: 0 30px 80px rgba(0, 0, 0, 0.15);</text:p>
      <text:p text:style-name="Normal"><text:span text:style-name="T653"><text:s text:c="8"/></text:span>}</text:p>
      <text:p text:style-name="Normal"/>
      <text:p text:style-name="Normal"><text:s text:c="8"/>.stat-label {</text:p>
      <text:p text:style-name="Normal"><text:s text:c="12"/>font-size: 12px;</text:p>
      <text:p text:style-name="Normal"><text:s text:c="12"/><text:span text:style-name="T654">color: var(--dark);</text:span></text:p>
      <text:p text:style-name="P655"><text:s text:c="12"/>opacity: 0.7;</text:p>
      <text:p text:style-name="P656"><text:s text:c="12"/>text-transform: uppercase;</text:p>
      <text:p text:style-name="P657"><text:s text:c="12"/>font-weight: 600;</text:p>
      <text:p text:style-name="P658"><text:s text:c="12"/>margin-bottom: 12px;</text:p>
      <text:p text:style-name="P659"><text:s text:c="12"/>letter-spacing: 0.5px;</text:p>
      <text:p text:style-name="P660"><text:s text:c="8"/>}</text:p>
      <text:p text:style-name="P661"/>
      <text:p text:style-name="P662"><text:s text:c="8"/>.stat-value {</text:p>
      <text:p text:style-name="Normal"><text:span text:style-name="T663"><text:s text:c="12"/></text:span>font-size: 36px;</text:p>
      <text:p text:style-name="Normal"><text:s text:c="12"/>font-weight: 800;</text:p>
      <text:soft-page-break/>
      <text:p text:style-name="Normal"><text:s text:c="12"/><text:span text:style-name="T664">background: linear-gradient(135deg, var(--primary) 0%, var(--secondary) 100%);</text:span></text:p>
      <text:p text:style-name="P665"><text:s text:c="12"/>-webkit-background-clip: text;</text:p>
      <text:p text:style-name="P666"><text:s text:c="12"/>-webkit-text-fill-color: transparent;</text:p>
      <text:p text:style-name="P667"><text:s text:c="12"/>background-clip: text;</text:p>
      <text:p text:style-name="P668"><text:s text:c="8"/>}</text:p>
      <text:p text:style-name="P669"/>
      <text:p text:style-name="P670"><text:s text:c="8"/>/* Tabs */</text:p>
      <text:p text:style-name="P671"><text:s text:c="8"/>.tab-content {</text:p>
      <text:p text:style-name="P672"><text:s text:c="12"/>display: none;</text:p>
      <text:p text:style-name="P673"><text:s text:c="8"/>}</text:p>
      <text:p text:style-name="P674"/>
      <text:p text:style-name="P675"><text:s text:c="8"/>.tab-content.active {</text:p>
      <text:p text:style-name="P676"><text:s text:c="12"/>display: block;</text:p>
      <text:p text:style-name="P677"><text:s text:c="12"/>animation: fadeIn 0.5s ease-out;</text:p>
      <text:p text:style-name="P678"><text:s text:c="8"/>}</text:p>
      <text:p text:style-name="P679"/>
      <text:p text:style-name="P680"><text:s text:c="8"/>/* Modal */</text:p>
      <text:p text:style-name="P681"><text:s text:c="8"/>.modal {</text:p>
      <text:p text:style-name="P682"><text:s text:c="12"/>display: none;</text:p>
      <text:p text:style-name="P683"><text:s text:c="12"/>position: fixed;</text:p>
      <text:p text:style-name="P684"><text:s text:c="12"/>top: 0;</text:p>
      <text:p text:style-name="P685"><text:s text:c="12"/>left: 0;</text:p>
      <text:p text:style-name="P686"><text:s text:c="12"/>width: 100%;</text:p>
      <text:p text:style-name="P687"><text:s text:c="12"/>height: 100%;</text:p>
      <text:p text:style-name="P688"><text:s text:c="12"/>background: rgba(0, 0, 0, 0.5);</text:p>
      <text:p text:style-name="P689"><text:s text:c="12"/>backdrop-filter: blur(5px);</text:p>
      <text:p text:style-name="P690"><text:s text:c="12"/>z-index: 100;</text:p>
      <text:p text:style-name="P691"><text:s text:c="12"/>align-items: center;</text:p>
      <text:p text:style-name="P692"><text:s text:c="12"/>justify-content: center;</text:p>
      <text:p text:style-name="P693"><text:s text:c="12"/>animation: fadeIn 0.3s ease-out;</text:p>
      <text:p text:style-name="P694"><text:s text:c="8"/>}</text:p>
      <text:p text:style-name="P695"/>
      <text:p text:style-name="P696"><text:s text:c="8"/>.modal.active {</text:p>
      <text:p text:style-name="P697"><text:s text:c="12"/>display: flex;</text:p>
      <text:p text:style-name="P698"><text:s text:c="8"/>}</text:p>
      <text:p text:style-name="P699"/>
      <text:p text:style-name="P700"><text:s text:c="8"/>.modal-content {</text:p>
      <text:p text:style-name="P701"><text:s text:c="12"/>background: var(--surface);</text:p>
      <text:p text:style-name="P702"><text:s text:c="12"/>border-radius: 20px;</text:p>
      <text:p text:style-name="P703"><text:s text:c="12"/>padding: 40px;</text:p>
      <text:p text:style-name="P704"><text:s text:c="12"/>max-width: 500px;</text:p>
      <text:p text:style-name="P705"><text:s text:c="12"/>width: 90%;</text:p>
      <text:p text:style-name="P706"><text:s text:c="12"/>max-height: 90vh;</text:p>
      <text:p text:style-name="P707"><text:s text:c="12"/>overflow-y: auto;</text:p>
      <text:p text:style-name="P708"><text:s text:c="12"/>box-shadow: 0 30px 80px rgba(0, 0, 0, 0.3);</text:p>
      <text:p text:style-name="P709"><text:s text:c="12"/>animation: fadeIn 0.3s ease-out;</text:p>
      <text:p text:style-name="P710"><text:s text:c="8"/>}</text:p>
      <text:p text:style-name="P711"/>
      <text:p text:style-name="P712"><text:s text:c="8"/>/* Override inline `background: white` usages inserted via JS/template strings */</text:p>
      <text:p text:style-name="P713"><text:s text:c="8"/>[style*="background: white"] { background: var(--surface) !important; color: var(--dark) !important; }</text:p>
      <text:p text:style-name="P714"><text:s text:c="8"/>[style*="background:white"] { background: var(--surface) !important; color: var(--dark) !important; }</text:p>
      <text:p text:style-name="P715"><text:s text:c="8"/>[style*="background: white;"] { background: var(--surface) !important; color: var(--dark) !important; }</text:p>
      <text:p text:style-name="P716"><text:s text:c="8"/>[style*="background:white;"] { background: var(--surface) !important; color: var(--dark) !important; }</text:p>
      <text:p text:style-name="P717"><text:s text:c="8"/>[style*="background:#fff"] { background: var(--surface) !important; color: var(--dark) !important; }</text:p>
      <text:p text:style-name="P718"><text:s text:c="8"/>[style*="background: #fff"] { background: var(--surface) !important; color: var(--dark) !important; }</text:p>
      <text:p text:style-name="P719"><text:s text:c="8"/>[style*="background:#ffffff"] { background: var(--surface) !important; color: var(--dark) !important; }</text:p>
      <text:p text:style-name="P720"><text:s text:c="8"/>[style*="background: #ffffff"] { background: var(--surface) !important; color: var(--dark) !important; }</text:p>
      <text:soft-page-break/>
      <text:p text:style-name="P721"><text:s text:c="8"/>[style*="background: rgba(255, 255, 255"] { background: rgba(255, 250, 240, 0.95) !important; color: var(--dark) !important; }</text:p>
      <text:p text:style-name="P722"><text:s text:c="8"/>[style*="background:rgba(255,255,255"] { background: rgba(255, 250, 240, 0.95) !important; color: var(--dark) !important; }</text:p>
      <text:p text:style-name="P723"/>
      <text:p text:style-name="P724"><text:s text:c="8"/>.modal-header {</text:p>
      <text:p text:style-name="P725"><text:s text:c="12"/>display: flex;</text:p>
      <text:p text:style-name="P726"><text:s text:c="12"/>justify-content: space-between;</text:p>
      <text:p text:style-name="P727"><text:s text:c="12"/>align-items: center;</text:p>
      <text:p text:style-name="P728"><text:s text:c="12"/>margin-bottom: 25px;</text:p>
      <text:p text:style-name="P729"><text:s text:c="12"/>padding-bottom: 20px;</text:p>
      <text:p text:style-name="P730"><text:s text:c="12"/>border-bottom: 2px solid var(--border);</text:p>
      <text:p text:style-name="P731"><text:s text:c="8"/>}</text:p>
      <text:p text:style-name="P732"/>
      <text:p text:style-name="P733"><text:s text:c="8"/>.modal-title {</text:p>
      <text:p text:style-name="P734"><text:s text:c="12"/>font-size: 22px;</text:p>
      <text:p text:style-name="P735"><text:s text:c="12"/>font-weight: 700;</text:p>
      <text:p text:style-name="P736"><text:s text:c="12"/>color: var(--dark);</text:p>
      <text:p text:style-name="P737"><text:s text:c="8"/>}</text:p>
      <text:p text:style-name="P738"/>
      <text:p text:style-name="P739"><text:s text:c="8"/>.modal-close {</text:p>
      <text:p text:style-name="P740"><text:s text:c="12"/>background: none;</text:p>
      <text:p text:style-name="P741"><text:s text:c="12"/>border: none;</text:p>
      <text:p text:style-name="Normal"><text:span text:style-name="T742"><text:s text:c="12"/></text:span>font-size: 24px;</text:p>
      <text:p text:style-name="Normal"><text:s text:c="12"/>cursor: pointer;</text:p>
      <text:p text:style-name="Normal"><text:s text:c="12"/><text:span text:style-name="T743">color: var(--dark);</text:span></text:p>
      <text:p text:style-name="P744"><text:s text:c="12"/>transition: all 0.3s ease;</text:p>
      <text:p text:style-name="P745"><text:s text:c="8"/>}</text:p>
      <text:p text:style-name="P746"/>
      <text:p text:style-name="P747"><text:s text:c="8"/>.modal-close:hover {</text:p>
      <text:p text:style-name="P748"><text:s text:c="12"/>transform: rotate(90deg);</text:p>
      <text:p text:style-name="P749"><text:s text:c="12"/>color: var(--primary);</text:p>
      <text:soft-page-break/>
      <text:p text:style-name="P750"><text:s text:c="8"/>}</text:p>
      <text:p text:style-name="P751"/>
      <text:p text:style-name="P752"><text:s text:c="8"/>/* Daily Report */</text:p>
      <text:p text:style-name="P753"><text:s text:c="8"/>.report-section {</text:p>
      <text:p text:style-name="P754"><text:s text:c="12"/>margin-bottom: 30px;</text:p>
      <text:p text:style-name="P755"><text:s text:c="12"/>padding: 20px;</text:p>
      <text:p text:style-name="P756"><text:s text:c="12"/>background: linear-gradient(135deg, var(--light) 0%, #f3f4f6 100%);</text:p>
      <text:p text:style-name="P757"><text:s text:c="12"/>border-radius: 12px;</text:p>
      <text:p text:style-name="P758"><text:s text:c="12"/>border-left: 4px solid var(--primary);</text:p>
      <text:p text:style-name="P759"><text:s text:c="8"/>}</text:p>
      <text:p text:style-name="P760"/>
      <text:p text:style-name="P761"><text:s text:c="8"/>.report-title {</text:p>
      <text:p text:style-name="P762"><text:s text:c="12"/>font-size: 18px;</text:p>
      <text:p text:style-name="P763"><text:s text:c="12"/>font-weight: 700;</text:p>
      <text:p text:style-name="P764"><text:s text:c="12"/>color: var(--dark);</text:p>
      <text:p text:style-name="P765"><text:s text:c="12"/>margin-bottom: 15px;</text:p>
      <text:p text:style-name="P766"><text:s text:c="12"/>display: flex;</text:p>
      <text:p text:style-name="P767"><text:s text:c="12"/>align-items: center;</text:p>
      <text:p text:style-name="P768"><text:s text:c="12"/>gap: 10px;</text:p>
      <text:p text:style-name="P769"><text:s text:c="8"/>}</text:p>
      <text:p text:style-name="P770"/>
      <text:p text:style-name="P771"><text:s text:c="8"/>.report-stats {</text:p>
      <text:p text:style-name="P772"><text:s text:c="12"/>display: grid;</text:p>
      <text:p text:style-name="P773"><text:s text:c="12"/>grid-template-columns: repeat(auto-fit, minmax(150px, 1fr));</text:p>
      <text:p text:style-name="P774"><text:s text:c="12"/>gap: 15px;</text:p>
      <text:p text:style-name="P775"><text:s text:c="12"/>margin-bottom: 15px;</text:p>
      <text:p text:style-name="P776"><text:s text:c="8"/>}</text:p>
      <text:p text:style-name="P777"/>
      <text:p text:style-name="P778"><text:s text:c="8"/>.report-stat {</text:p>
      <text:p text:style-name="P779"><text:s text:c="12"/>background: white;</text:p>
      <text:p text:style-name="P780"><text:s text:c="12"/>padding: 15px;</text:p>
      <text:soft-page-break/>
      <text:p text:style-name="P781"><text:s text:c="12"/>border-radius: 8px;</text:p>
      <text:p text:style-name="P782"><text:s text:c="12"/>text-align: center;</text:p>
      <text:p text:style-name="P783"><text:s text:c="12"/>border: 1px solid var(--border);</text:p>
      <text:p text:style-name="P784"><text:s text:c="8"/>}</text:p>
      <text:p text:style-name="P785"/>
      <text:p text:style-name="P786"><text:s text:c="8"/>.report-stat-value {</text:p>
      <text:p text:style-name="Normal"><text:span text:style-name="T787"><text:s text:c="12"/></text:span>font-size: 28px;</text:p>
      <text:p text:style-name="Normal"><text:s text:c="12"/>font-weight: 700;</text:p>
      <text:p text:style-name="Normal"><text:s text:c="12"/><text:span text:style-name="T788">color: var(--primary);</text:span></text:p>
      <text:p text:style-name="P789"><text:s text:c="12"/>margin-bottom: 5px;</text:p>
      <text:p text:style-name="P790"><text:s text:c="8"/>}</text:p>
      <text:p text:style-name="P791"/>
      <text:p text:style-name="P792"><text:s text:c="8"/>.report-stat-label {</text:p>
      <text:p text:style-name="P793"><text:s text:c="12"/>font-size: 12px;</text:p>
      <text:p text:style-name="P794"><text:s text:c="12"/>color: var(--dark);</text:p>
      <text:p text:style-name="P795"><text:s text:c="12"/>opacity: 0.7;</text:p>
      <text:p text:style-name="P796"><text:s text:c="12"/>text-transform: uppercase;</text:p>
      <text:p text:style-name="P797"><text:s text:c="12"/>font-weight: 600;</text:p>
      <text:p text:style-name="P798"><text:s text:c="8"/>}</text:p>
      <text:p text:style-name="P799"/>
      <text:p text:style-name="P800"><text:s text:c="8"/>.modal-content-large {</text:p>
      <text:p text:style-name="P801"><text:s text:c="12"/>max-width: 750px;</text:p>
      <text:p text:style-name="P802"><text:s text:c="8"/>}</text:p>
      <text:p text:style-name="P803"/>
      <text:p text:style-name="P804"><text:s text:c="8"/>/* Access Log */</text:p>
      <text:p text:style-name="P805"><text:s text:c="8"/>.log-item {</text:p>
      <text:p text:style-name="P806"><text:s text:c="12"/>background: var(--light);</text:p>
      <text:p text:style-name="P807"><text:s text:c="12"/>border-left: 4px solid var(--primary);</text:p>
      <text:p text:style-name="P808"><text:s text:c="12"/>border-radius: 8px;</text:p>
      <text:p text:style-name="P809"><text:s text:c="12"/>padding: 15px;</text:p>
      <text:p text:style-name="P810"><text:s text:c="12"/>margin-bottom: 12px;</text:p>
      <text:soft-page-break/>
      <text:p text:style-name="P811"><text:s text:c="12"/>font-size: 13px;</text:p>
      <text:p text:style-name="P812"><text:s text:c="12"/>animation: slideInRight 0.5s ease-out;</text:p>
      <text:p text:style-name="P813"><text:s text:c="8"/>}</text:p>
      <text:p text:style-name="P814"/>
      <text:p text:style-name="P815"><text:s text:c="8"/>.log-item.denied {</text:p>
      <text:p text:style-name="P816"><text:s text:c="12"/>border-left-color: var(--danger);</text:p>
      <text:p text:style-name="P817"><text:s text:c="12"/>background: linear-gradient(135deg, rgba(239, 68, 68, 0.05) 0%, transparent 100%);</text:p>
      <text:p text:style-name="P818"><text:s text:c="8"/>}</text:p>
      <text:p text:style-name="P819"/>
      <text:p text:style-name="P820"><text:s text:c="8"/>.log-timestamp {</text:p>
      <text:p text:style-name="P821"><text:s text:c="12"/>font-weight: 600;</text:p>
      <text:p text:style-name="P822"><text:s text:c="12"/>color: var(--primary);</text:p>
      <text:p text:style-name="P823"><text:s text:c="12"/>margin-bottom: 5px;</text:p>
      <text:p text:style-name="P824"><text:s text:c="8"/>}</text:p>
      <text:p text:style-name="P825"/>
      <text:p text:style-name="P826"><text:s text:c="8"/>.log-details {</text:p>
      <text:p text:style-name="P827"><text:s text:c="12"/>color: var(--dark);</text:p>
      <text:p text:style-name="P828"><text:s text:c="12"/>opacity: 0.7;</text:p>
      <text:p text:style-name="P829"><text:s text:c="8"/>}</text:p>
      <text:p text:style-name="P830"/>
      <text:p text:style-name="P831"><text:s text:c="8"/>/* Scrollbar */</text:p>
      <text:p text:style-name="P832"><text:s text:c="8"/>::-webkit-scrollbar {</text:p>
      <text:p text:style-name="P833"><text:s text:c="12"/>width: 8px;</text:p>
      <text:p text:style-name="P834"><text:s text:c="12"/>height: 8px;</text:p>
      <text:p text:style-name="P835"><text:s text:c="8"/>}</text:p>
      <text:p text:style-name="P836"/>
      <text:p text:style-name="P837"><text:s text:c="8"/>::-webkit-scrollbar-track {</text:p>
      <text:p text:style-name="P838"><text:s text:c="12"/>background: var(--light);</text:p>
      <text:p text:style-name="P839"><text:s text:c="8"/>}</text:p>
      <text:p text:style-name="P840"/>
      <text:p text:style-name="P841"><text:s text:c="8"/>::-webkit-scrollbar-thumb {</text:p>
      <text:soft-page-break/>
      <text:p text:style-name="P842"><text:s text:c="12"/>background: var(--primary);</text:p>
      <text:p text:style-name="P843"><text:s text:c="12"/>border-radius: 4px;</text:p>
      <text:p text:style-name="P844"><text:s text:c="8"/>}</text:p>
      <text:p text:style-name="P845"/>
      <text:p text:style-name="P846"><text:s text:c="8"/>::-webkit-scrollbar-thumb:hover {</text:p>
      <text:p text:style-name="P847"><text:s text:c="12"/>background: var(--accent);</text:p>
      <text:p text:style-name="P848"><text:s text:c="8"/>}</text:p>
      <text:p text:style-name="P849"/>
      <text:p text:style-name="P850"><text:s text:c="8"/>/* Responsive */</text:p>
      <text:p text:style-name="P851"><text:s text:c="8"/>@media (max-width: 768px) {</text:p>
      <text:p text:style-name="P852"><text:s text:c="12"/>.header-content {</text:p>
      <text:p text:style-name="P853"><text:s text:c="16"/>flex-direction: column;</text:p>
      <text:p text:style-name="P854"><text:s text:c="16"/>align-items: flex-start;</text:p>
      <text:p text:style-name="P855"><text:s text:c="12"/>}</text:p>
      <text:p text:style-name="P856"/>
      <text:p text:style-name="P857"><text:s text:c="12"/>.nav-tabs {</text:p>
      <text:p text:style-name="P858"><text:s text:c="16"/>width: 100%;</text:p>
      <text:p text:style-name="P859"><text:s text:c="16"/>flex-wrap: wrap;</text:p>
      <text:p text:style-name="P860"><text:s text:c="12"/>}</text:p>
      <text:p text:style-name="P861"/>
      <text:p text:style-name="P862"><text:s text:c="12"/>.main-content {</text:p>
      <text:p text:style-name="P863"><text:s text:c="16"/>grid-template-columns: 1fr;</text:p>
      <text:p text:style-name="P864"><text:s text:c="12"/>}</text:p>
      <text:p text:style-name="P865"/>
      <text:p text:style-name="P866"><text:s text:c="12"/>.card {</text:p>
      <text:p text:style-name="P867"><text:s text:c="16"/>padding: 20px;</text:p>
      <text:p text:style-name="P868"><text:s text:c="12"/>}</text:p>
      <text:p text:style-name="P869"/>
      <text:p text:style-name="P870"><text:s text:c="12"/>.alarm-notification {</text:p>
      <text:p text:style-name="P871"><text:s text:c="16"/>left: 10px;</text:p>
      <text:p text:style-name="P872"><text:s text:c="16"/>right: 10px;</text:p>
      <text:soft-page-break/>
      <text:p text:style-name="P873"><text:s text:c="16"/>bottom: auto;</text:p>
      <text:p text:style-name="P874"><text:s text:c="12"/>}</text:p>
      <text:p text:style-name="P875"/>
      <text:p text:style-name="P876"><text:s text:c="12"/>.visitor-item {</text:p>
      <text:p text:style-name="P877"><text:s text:c="16"/>flex-wrap: wrap;</text:p>
      <text:p text:style-name="P878"><text:s text:c="12"/>}</text:p>
      <text:p text:style-name="P879"><text:s text:c="8"/>}</text:p>
      <text:p text:style-name="P880"><text:s text:c="4"/>&lt;/style&gt;</text:p>
      <text:p text:style-name="P881">&lt;/head&gt;</text:p>
      <text:p text:style-name="P882">&lt;body&gt;</text:p>
      <text:p text:style-name="P883"><text:s text:c="4"/>&lt;!-- Alarm Notification --&gt;</text:p>
      <text:p text:style-name="P884"><text:s text:c="4"/>&lt;div class="alarm-notification" id="alarmNotification"&gt;</text:p>
      <text:p text:style-name="P885"><text:s text:c="8"/>&lt;div class="alarm-content"&gt;</text:p>
      <text:p text:style-name="Normal"><text:span text:style-name="T886"><text:s text:c="12"/>&lt;span class="alarm-icon"&gt;</text:span><text:span text:style-name="T887">🚨</text:span><text:span text:style-name="T888">&lt;/span&gt;</text:span></text:p>
      <text:p text:style-name="P889"><text:s text:c="12"/>&lt;div class="alarm-text"&gt;</text:p>
      <text:p text:style-name="P890"><text:s text:c="16"/>&lt;div class="alarm-title"&gt;Invitation Expirée!&lt;/div&gt;</text:p>
      <text:p text:style-name="P891"><text:s text:c="16"/>&lt;div class="alarm-details" id="alarmDetails"&gt;Un rendez-vous a expiré&lt;/div&gt;</text:p>
      <text:p text:style-name="P892"><text:s text:c="12"/>&lt;/div&gt;</text:p>
      <text:p text:style-name="Normal"><text:span text:style-name="T893"><text:s text:c="12"/>&lt;button class="alarm-close" onclick="closeAlarm()"&gt;</text:span><text:span text:style-name="T894">✕</text:span><text:span text:style-name="T895">&lt;/button&gt;</text:span></text:p>
      <text:p text:style-name="P896"><text:s text:c="8"/>&lt;/div&gt;</text:p>
      <text:p text:style-name="P897"><text:s text:c="4"/>&lt;/div&gt;</text:p>
      <text:p text:style-name="P898"/>
      <text:p text:style-name="P899"><text:s text:c="4"/>&lt;div class="container"&gt;</text:p>
      <text:p text:style-name="P900"><text:s text:c="8"/>&lt;!-- Header --&gt;</text:p>
      <text:p text:style-name="P901"><text:s text:c="8"/>&lt;header&gt;</text:p>
      <text:p text:style-name="P902"><text:s text:c="12"/>&lt;div class="header-content"&gt;</text:p>
      <text:p text:style-name="P903"><text:s text:c="16"/>&lt;div class="logo"&gt;</text:p>
      <text:p text:style-name="Normal"><text:span text:style-name="T904"><text:s text:c="20"/>&lt;div class="logo-icon"&gt;</text:span><text:span text:style-name="T905">🎫</text:span><text:span text:style-name="T906">&lt;/div&gt;</text:span></text:p>
      <text:p text:style-name="P907"><text:s text:c="20"/>QR Pass Manager</text:p>
      <text:p text:style-name="P908"><text:s text:c="16"/>&lt;/div&gt;</text:p>
      <text:p text:style-name="P909"><text:s text:c="16"/>&lt;div class="nav-tabs"&gt;</text:p>
      <text:soft-page-break/>
      <text:p text:style-name="Normal"><text:span text:style-name="T910"><text:s text:c="20"/>&lt;button class="nav-tab active" onclick="switchTab('dashboard', this)"&gt;</text:span><text:span text:style-name="T911">📊</text:span><text:span text:style-name="T912"><text:s/>Tableau de bord&lt;/button&gt;</text:span></text:p>
      <text:p text:style-name="Normal"><text:span text:style-name="T913"><text:s text:c="20"/>&lt;button class="nav-tab" onclick="switchTab('create', this)"&gt;</text:span><text:span text:style-name="T914">➕</text:span><text:span text:style-name="T915"><text:s/>Ajouter un rendez-vous&lt;/button&gt;</text:span></text:p>
      <text:p text:style-name="Normal"><text:span text:style-name="T916"><text:s text:c="20"/>&lt;button class="nav-tab" onclick="switchTab('ceremonie', this)"&gt;</text:span><text:span text:style-name="T917">🎉</text:span><text:span text:style-name="T918"><text:s/>Ajouter une cérémonie&lt;/button&gt;</text:span></text:p>
      <text:p text:style-name="Normal"><text:span text:style-name="T919"><text:s text:c="20"/>&lt;button class="nav-tab" onclick="switchTab('verify', this)"&gt;</text:span><text:span text:style-name="T920">✓</text:span><text:span text:style-name="T921"><text:s/>V</text:span><text:span text:style-name="T922">é</text:span><text:span text:style-name="T923">rifier&lt;/button&gt;</text:span></text:p>
      <text:p text:style-name="Normal"><text:span text:style-name="T924"><text:s text:c="20"/>&lt;button class="nav-tab" onclick="switchTab('history', this)"&gt;</text:span><text:span text:style-name="T925">📜</text:span><text:span text:style-name="T926"><text:s/>Historique&lt;/button&gt;</text:span></text:p>
      <text:p text:style-name="P927"><text:s text:c="16"/>&lt;/div&gt;</text:p>
      <text:p text:style-name="P928"><text:s text:c="12"/>&lt;/div&gt;</text:p>
      <text:p text:style-name="P929"><text:s text:c="8"/>&lt;/header&gt;</text:p>
      <text:p text:style-name="P930"/>
      <text:p text:style-name="P931"><text:s text:c="8"/>&lt;!-- Dashboard Tab --&gt;</text:p>
      <text:p text:style-name="P932"><text:s text:c="8"/>&lt;div id="dashboard" class="tab-content active"&gt;</text:p>
      <text:p text:style-name="P933"><text:s text:c="12"/>&lt;div class="stats-grid" id="statsGrid"&gt;</text:p>
      <text:p text:style-name="P934"><text:s text:c="16"/>&lt;div class="stat-box"&gt;</text:p>
      <text:p text:style-name="P935"><text:s text:c="20"/>&lt;div class="stat-label"&gt;Rendez-vous Actifs&lt;/div&gt;</text:p>
      <text:p text:style-name="P936"><text:s text:c="20"/>&lt;div class="stat-value" id="activeCount"&gt;0&lt;/div&gt;</text:p>
      <text:p text:style-name="P937"><text:s text:c="16"/>&lt;/div&gt;</text:p>
      <text:p text:style-name="P938"><text:s text:c="16"/>&lt;div class="stat-box"&gt;</text:p>
      <text:p text:style-name="P939"><text:s text:c="20"/>&lt;div class="stat-label"&gt;Total Créés&lt;/div&gt;</text:p>
      <text:p text:style-name="P940"><text:s text:c="20"/>&lt;div class="stat-value" id="totalCount"&gt;0&lt;/div&gt;</text:p>
      <text:p text:style-name="P941"><text:s text:c="16"/>&lt;/div&gt;</text:p>
      <text:p text:style-name="P942"><text:s text:c="16"/>&lt;div class="stat-box"&gt;</text:p>
      <text:p text:style-name="P943"><text:s text:c="20"/>&lt;div class="stat-label"&gt;Expirations Proches&lt;/div&gt;</text:p>
      <text:p text:style-name="P944"><text:s text:c="20"/>&lt;div class="stat-value" id="expiringCount"&gt;0&lt;/div&gt;</text:p>
      <text:p text:style-name="P945"><text:s text:c="16"/>&lt;/div&gt;</text:p>
      <text:p text:style-name="P946"><text:s text:c="16"/>&lt;div class="stat-box"&gt;</text:p>
      <text:p text:style-name="Normal"><text:span text:style-name="T947"><text:s text:c="20"/></text:span>&lt;div class="stat-label"&gt;Accès Aujourd'hui&lt;/div&gt;</text:p>
      <text:p text:style-name="Normal"><text:s text:c="20"/><text:span text:style-name="T948">&lt;div class="stat-value" id="accessCount"&gt;0&lt;/div&gt;</text:span></text:p>
      <text:p text:style-name="P949"><text:s text:c="16"/>&lt;/div&gt;</text:p>
      <text:p text:style-name="P950"><text:s text:c="12"/>&lt;/div&gt;</text:p>
      <text:p text:style-name="P951"/>
      <text:p text:style-name="P952"><text:s text:c="12"/>&lt;div class="main-content"&gt;</text:p>
      <text:p text:style-name="Normal"><text:span text:style-name="T953"><text:s text:c="16"/></text:span>&lt;div class="card"&gt;</text:p>
      <text:p text:style-name="Normal"><text:s text:c="20"/>&lt;h2&gt;Rendez-vous Actifs&lt;/h2&gt;</text:p>
      <text:p text:style-name="Normal"><text:s text:c="20"/><text:span text:style-name="T954">&lt;div class="visitors-grid" id="visitorsActive"&gt;&lt;/div&gt;</text:span></text:p>
      <text:p text:style-name="P955"><text:s text:c="16"/>&lt;/div&gt;</text:p>
      <text:p text:style-name="P956"/>
      <text:p text:style-name="P957"><text:s text:c="16"/>&lt;div class="card"&gt;</text:p>
      <text:p text:style-name="P958"><text:s text:c="20"/>&lt;h2&gt;Alertes et Expirations&lt;/h2&gt;</text:p>
      <text:p text:style-name="P959"><text:s text:c="20"/>&lt;div class="visitors-grid" id="visitorsExpiring"&gt;&lt;/div&gt;</text:p>
      <text:p text:style-name="P960"><text:s text:c="16"/>&lt;/div&gt;</text:p>
      <text:p text:style-name="P961"><text:s text:c="12"/>&lt;/div&gt;</text:p>
      <text:p text:style-name="P962"/>
      <text:p text:style-name="P963"><text:s text:c="12"/>&lt;div class="main-content" style="margin-top: 20px;"&gt;</text:p>
      <text:p text:style-name="P964"><text:s text:c="16"/>&lt;button class="btn btn-primary" onclick="showDailyReport()" style="width: 100%; margin-bottom: 15px;"&gt;</text:p>
      <text:p text:style-name="Normal"><text:span text:style-name="T965"><text:s text:c="20"/></text:span><text:span text:style-name="T966">📊</text:span><text:s/>Voir le Bilan Journalier</text:p>
      <text:p text:style-name="Normal"><text:s text:c="16"/>&lt;/button&gt;</text:p>
      <text:p text:style-name="Normal"><text:s text:c="16"/><text:span text:style-name="T967">&lt;button class="btn btn-danger" onclick="resetInvitations()" style="width: 100%;"&gt;</text:span></text:p>
      <text:p text:style-name="Normal"><text:span text:style-name="T968"><text:s text:c="20"/></text:span><text:span text:style-name="T969">🔄</text:span><text:s/>Réinitialiser les Invitations</text:p>
      <text:p text:style-name="Normal"><text:s text:c="16"/>&lt;/button&gt;</text:p>
      <text:p text:style-name="Normal"><text:s text:c="12"/><text:span text:style-name="T970">&lt;/div&gt;</text:span></text:p>
      <text:p text:style-name="P971"><text:s text:c="8"/>&lt;/div&gt;</text:p>
      <text:p text:style-name="P972"/>
      <text:p text:style-name="P973"><text:s text:c="8"/>&lt;!-- Create Tab --&gt;</text:p>
      <text:p text:style-name="P974"><text:s text:c="8"/>&lt;div id="create" class="tab-content"&gt;</text:p>
      <text:p text:style-name="P975"><text:s text:c="12"/>&lt;div class="main-content"&gt;</text:p>
      <text:p text:style-name="P976"><text:s text:c="16"/>&lt;div class="card"&gt;</text:p>
      <text:p text:style-name="Normal"><text:span text:style-name="T977"><text:s text:c="20"/></text:span>&lt;h2&gt;Créer une Invitations Temporaire&lt;/h2&gt;</text:p>
      <text:p text:style-name="Normal"><text:s text:c="20"/><text:span text:style-name="T978">&lt;form id="createForm" onsubmit="createVisitor(event)"&gt;</text:span></text:p>
      <text:p text:style-name="P979"><text:s text:c="24"/>&lt;div class="form-group"&gt;</text:p>
      <text:soft-page-break/>
      <text:p text:style-name="P980"><text:s text:c="28"/>&lt;label for="visitorName"&gt;Nom Complet&lt;/label&gt;</text:p>
      <text:p text:style-name="P981"><text:s text:c="28"/>&lt;input type="text" id="visitorName" required placeholder="Ex: Benito Uwase"&gt;</text:p>
      <text:p text:style-name="P982"><text:s text:c="24"/>&lt;/div&gt;</text:p>
      <text:p text:style-name="P983"/>
      <text:p text:style-name="P984"><text:s text:c="24"/>&lt;div class="form-group"&gt;</text:p>
      <text:p text:style-name="P985"><text:s text:c="28"/>&lt;label for="visitorEmail"&gt;Email&lt;/label&gt;</text:p>
      <text:p text:style-name="P986"><text:s text:c="28"/>&lt;input type="email" id="visitorEmail" required placeholder="benito@example.com"&gt;</text:p>
      <text:p text:style-name="P987"><text:s text:c="24"/>&lt;/div&gt;</text:p>
      <text:p text:style-name="P988"/>
      <text:p text:style-name="P989"><text:s text:c="24"/>&lt;div class="form-group"&gt;</text:p>
      <text:p text:style-name="P990"><text:s text:c="28"/>&lt;label for="visitorPhone"&gt;Téléphone&lt;/label&gt;</text:p>
      <text:p text:style-name="P991"><text:s text:c="28"/>&lt;input type="tel" id="visitorPhone" placeholder="+243 991 048 061"&gt;</text:p>
      <text:p text:style-name="P992"><text:s text:c="24"/>&lt;/div&gt;</text:p>
      <text:p text:style-name="P993"/>
      <text:p text:style-name="P994"><text:s text:c="24"/>&lt;div class="form-group"&gt;</text:p>
      <text:p text:style-name="P995"><text:s text:c="28"/>&lt;label for="visitorSex"&gt;Sexe&lt;/label&gt;</text:p>
      <text:p text:style-name="P996"><text:s text:c="28"/>&lt;select id="visitorSex" required&gt;</text:p>
      <text:p text:style-name="P997"><text:s text:c="32"/>&lt;option value=""&gt;-- Sélectionner --&lt;/option&gt;</text:p>
      <text:p text:style-name="Normal"><text:span text:style-name="T998"><text:s text:c="32"/></text:span>&lt;option value="Masculin"&gt;Masculin&lt;/option&gt;</text:p>
      <text:p text:style-name="Normal"><text:s text:c="32"/>&lt;option value="Féminin"&gt;Féminin&lt;/option&gt;</text:p>
      <text:p text:style-name="Normal"><text:s text:c="28"/></text:p>
      <text:p text:style-name="Normal"><text:s text:c="28"/><text:span text:style-name="T999">&lt;/select&gt;</text:span></text:p>
      <text:p text:style-name="P1000"><text:s text:c="24"/>&lt;/div&gt;</text:p>
      <text:p text:style-name="P1001"><text:s text:c="24"/>&lt;div class="form-group"&gt;</text:p>
      <text:p text:style-name="Normal"><text:span text:style-name="T1002"><text:s text:c="28"/></text:span>&lt;label for="visitorType"&gt;Type de Rendez-vous&lt;/label&gt;</text:p>
      <text:p text:style-name="Normal"><text:s text:c="28"/><text:span text:style-name="T1003">&lt;select id="visitorType" required&gt;</text:span></text:p>
      <text:p text:style-name="P1004"><text:s text:c="32"/>&lt;option value=""&gt;-- Sélectionner --&lt;/option&gt;</text:p>
      <text:p text:style-name="Normal"><text:span text:style-name="T1005"><text:s text:c="32"/></text:span>&lt;option value="visiteur"&gt;Rendez-vous Entreprise&lt;/option&gt;</text:p>
      <text:p text:style-name="Normal"><text:s text:c="32"/>&lt;option value="Rendez-vous medical"&gt;Rendez-vous Medical&lt;/option&gt;</text:p>
      <text:p text:style-name="Normal"><text:s text:c="32"/>&lt;option value="participant"&gt;Participant Événement&lt;/option&gt;</text:p>
      <text:p text:style-name="Normal"><text:s text:c="32"/>&lt;option value="etudiant"&gt;Étudiant&lt;/option&gt;</text:p>
      <text:soft-page-break/>
      <text:p text:style-name="Normal"><text:s text:c="32"/>&lt;option value="invite"&gt;Invité&lt;/option&gt;</text:p>
      <text:p text:style-name="Normal"><text:s text:c="32"/>&lt;option value="prestataire"&gt;Prestataire&lt;/option&gt;</text:p>
      <text:p text:style-name="Normal"><text:s text:c="28"/><text:span text:style-name="T1006">&lt;/select&gt;</text:span></text:p>
      <text:p text:style-name="P1007"><text:s text:c="24"/>&lt;/div&gt;</text:p>
      <text:p text:style-name="P1008"/>
      <text:p text:style-name="P1009"><text:s text:c="24"/>&lt;div class="form-group"&gt;</text:p>
      <text:p text:style-name="Normal"><text:span text:style-name="T1010"><text:s text:c="28"/></text:span>&lt;label for="visitorLocation"&gt;Lieu d'Accès&lt;/label&gt;</text:p>
      <text:p text:style-name="Normal"><text:s text:c="28"/><text:span text:style-name="T1011">&lt;input type="text" id="visitorLocation" required placeholder="Ex: Bâtiment A, Étage 3"&gt;</text:span></text:p>
      <text:p text:style-name="P1012"><text:s text:c="24"/>&lt;/div&gt;</text:p>
      <text:p text:style-name="P1013"/>
      <text:p text:style-name="P1014"><text:s text:c="24"/>&lt;div class="form-group"&gt;</text:p>
      <text:p text:style-name="P1015"><text:s text:c="28"/>&lt;label for="visitorRequestNumber"&gt;Numéro de Demande&lt;/label&gt;</text:p>
      <text:p text:style-name="P1016"><text:s text:c="28"/>&lt;input type="text" id="visitorRequestNumber" required placeholder="Ex: REQ-001, REQ-002"&gt;</text:p>
      <text:p text:style-name="P1017"><text:s text:c="24"/>&lt;/div&gt;</text:p>
      <text:p text:style-name="P1018"/>
      <text:p text:style-name="P1019"><text:s text:c="24"/>&lt;div class="form-group"&gt;</text:p>
      <text:p text:style-name="P1020"><text:s text:c="28"/>&lt;label for="visitorService"&gt;Service&lt;/label&gt;</text:p>
      <text:p text:style-name="P1021"><text:s text:c="28"/>&lt;input type="text" id="visitorService" required placeholder="Ex: Ressources Humaines, IT, Accueil"&gt;</text:p>
      <text:p text:style-name="P1022"><text:s text:c="24"/>&lt;/div&gt;</text:p>
      <text:p text:style-name="P1023"/>
      <text:p text:style-name="P1024"><text:s text:c="24"/>&lt;div class="form-group"&gt;</text:p>
      <text:p text:style-name="P1025"><text:s text:c="28"/>&lt;label for="startDateTime"&gt;Date &amp; Heure de Début&lt;/label&gt;</text:p>
      <text:p text:style-name="P1026"><text:s text:c="28"/>&lt;input type="datetime-local" id="startDateTime" required&gt;</text:p>
      <text:p text:style-name="P1027"><text:s text:c="24"/>&lt;/div&gt;</text:p>
      <text:p text:style-name="P1028"/>
      <text:p text:style-name="P1029"><text:s text:c="24"/>&lt;div class="form-group"&gt;</text:p>
      <text:p text:style-name="Normal"><text:span text:style-name="T1030"><text:s text:c="28"/></text:span>&lt;label for="endDateTime"&gt;Date &amp; Heure de Fin&lt;/label&gt;</text:p>
      <text:p text:style-name="Normal"><text:s text:c="28"/><text:span text:style-name="T1031">&lt;input type="datetime-local" id="endDateTime" required&gt;</text:span></text:p>
      <text:p text:style-name="P1032"><text:s text:c="24"/>&lt;/div&gt;</text:p>
      <text:p text:style-name="P1033"/>
      <text:p text:style-name="P1034"><text:s text:c="24"/>&lt;div class="form-group"&gt;</text:p>
      <text:p text:style-name="Normal"><text:span text:style-name="T1035"><text:s text:c="28"/></text:span>&lt;label for="visitorNotes"&gt;Laisser un mot &lt;/label&gt;</text:p>
      <text:p text:style-name="Normal"><text:s text:c="28"/>&lt;textarea id="visitorNotes" placeholder="Informations supplémentaires..."&gt;&lt;/textarea&gt;</text:p>
      <text:p text:style-name="Normal"><text:s text:c="24"/>&lt;/div&gt;</text:p>
      <text:p text:style-name="Normal"/>
      <text:p text:style-name="Normal"><text:s text:c="24"/>&lt;button type="submit" class="btn btn-primary" style="width: 100%;"&gt;<text:span text:style-name="T1036">🎫</text:span><text:s/>Générer Invitation et QR Code&lt;/button&gt;</text:p>
      <text:p text:style-name="Normal"><text:s text:c="20"/><text:span text:style-name="T1037">&lt;/form&gt;</text:span></text:p>
      <text:p text:style-name="P1038"/>
      <text:p text:style-name="P1039"><text:s text:c="20"/>&lt;!-- Camera Capture Section --&gt;</text:p>
      <text:p text:style-name="P1040"><text:s text:c="20"/>&lt;div class="camera-section"&gt;</text:p>
      <text:p text:style-name="Normal"><text:span text:style-name="T1041"><text:s text:c="24"/></text:span>&lt;h3&gt;Prendre une Photo du Visiteur&lt;/h3&gt;</text:p>
      <text:p text:style-name="Normal"><text:s text:c="24"/><text:span text:style-name="T1042">&lt;video id="videoCapture" width="320" height="240" autoplay playsinline&gt;&lt;/video&gt;</text:span></text:p>
      <text:p text:style-name="Normal"><text:span text:style-name="T1043"><text:s text:c="24"/></text:span>&lt;img id="photoPreview" alt="Photo du visiteur"&gt;</text:p>
      <text:p text:style-name="Normal"><text:s text:c="24"/><text:span text:style-name="T1044">&lt;div class="camera-buttons"&gt;</text:span></text:p>
      <text:p text:style-name="Normal"><text:span text:style-name="T1045"><text:s text:c="28"/>&lt;button type="button" class="btn btn-secondary btn-small" onclick="startCamera()" id="startCameraBtn"&gt;</text:span><text:span text:style-name="T1046">📷</text:span><text:span text:style-name="T1047"><text:s/>Démarrer Caméra&lt;/button&gt;</text:span></text:p>
      <text:p text:style-name="Normal"><text:span text:style-name="T1048"><text:s text:c="28"/>&lt;button type="button" class="btn btn-success btn-small" onclick="capturePhoto()" id="capturePhotoBtn" style="display: none;"&gt;</text:span><text:span text:style-name="T1049">📸</text:span><text:span text:style-name="T1050"><text:s/>Prendre Photo&lt;/button&gt;</text:span></text:p>
      <text:p text:style-name="Normal"><text:span text:style-name="T1051"><text:s text:c="28"/>&lt;button type="button" class="btn btn-secondary btn-small" onclick="stopCamera()" id="stopCameraBtn" style="display: none;"&gt;</text:span><text:span text:style-name="T1052">⏹</text:span>️<text:span text:style-name="T1053"><text:s/>Arrêter Caméra&lt;/button&gt;</text:span></text:p>
      <text:p text:style-name="Normal"><text:span text:style-name="T1054"><text:s text:c="28"/>&lt;button type="button" class="btn btn-danger btn-small" onclick="clearPhoto()" id="clearPhotoBtn" style="display: none;"&gt;</text:span><text:span text:style-name="T1055">🗑</text:span>️<text:span text:style-name="T1056"><text:s/>Effacer Photo&lt;/button&gt;</text:span></text:p>
      <text:p text:style-name="Normal"><text:span text:style-name="T1057"><text:s text:c="24"/></text:span>&lt;/div&gt;</text:p>
      <text:p text:style-name="Normal"><text:s text:c="24"/>&lt;div class="camera-status" id="cameraStatus"&gt;Prêt à capturer une photo&lt;/div&gt;</text:p>
      <text:p text:style-name="Normal"><text:s text:c="20"/><text:span text:style-name="T1058">&lt;/div&gt;</text:span></text:p>
      <text:p text:style-name="P1059"><text:s text:c="16"/>&lt;/div&gt;</text:p>
      <text:p text:style-name="P1060"/>
      <text:p text:style-name="P1061"><text:s text:c="16"/>&lt;div class="card"&gt;</text:p>
      <text:p text:style-name="Normal"><text:span text:style-name="T1062"><text:s text:c="20"/></text:span>&lt;h2&gt;QR Code Généré&lt;/h2&gt;</text:p>
      <text:p text:style-name="Normal"><text:s text:c="20"/><text:span text:style-name="T1063">&lt;div class="qr-container" id="qrContainer" style="display: none;"&gt;</text:span></text:p>
      <text:soft-page-break/>
      <text:p text:style-name="P1064"><text:s text:c="24"/>&lt;div id="qrCode"&gt;&lt;/div&gt;</text:p>
      <text:p text:style-name="P1065"><text:s text:c="28"/>&lt;p class="qr-text"&gt;Code unique pour: &lt;strong id="qrVisitorName"&gt;&lt;/strong&gt;&lt;/p&gt;</text:p>
      <text:p text:style-name="P1066"><text:s text:c="28"/>&lt;p class="qr-text"&gt;Sexe: &lt;strong id="qrVisitorSex"&gt;&lt;/strong&gt;&lt;/p&gt;</text:p>
      <text:p text:style-name="P1067"><text:s text:c="24"/>&lt;div style="background: linear-gradient(135deg, #6366f1 0%, #8b5cf6 100%); color: white; padding: 15px; border-radius: 8px; margin: 15px 0; text-align: center;"&gt;</text:p>
      <text:p text:style-name="Normal"><text:span text:style-name="T1068"><text:s text:c="28"/></text:span>&lt;p style="margin: 0; font-size: 12px; opacity: 0.9;"&gt;Code Rapide (5 chiffres)&lt;/p&gt;</text:p>
      <text:p text:style-name="Normal"><text:s text:c="28"/><text:span text:style-name="T1069">&lt;div style="display:flex;align-items:center;justify-content:center;gap:8px;margin-top:8px;"&gt;</text:span></text:p>
      <text:p text:style-name="P1070"><text:s text:c="32"/>&lt;p style="margin: 0; font-size: 32px; font-weight: 700; letter-spacing: 4px; font-family: monospace;" id="qrQuickCode"&gt;&lt;/p&gt;</text:p>
      <text:p text:style-name="Normal"><text:span text:style-name="T1071"><text:s text:c="32"/>&lt;button id="copyQuickBtn" class="btn btn-ghost btn-small" onclick="copyQuickCode('qrQuickCode','copyQuickBtn')" title="Copier le code"&gt;</text:span><text:span text:style-name="T1072">📋</text:span><text:span text:style-name="T1073">&lt;/button&gt;</text:span></text:p>
      <text:p text:style-name="P1074"><text:s text:c="28"/>&lt;/div&gt;</text:p>
      <text:p text:style-name="P1075"><text:s text:c="24"/>&lt;/div&gt;</text:p>
      <text:p text:style-name="Normal"><text:span text:style-name="T1076"><text:s text:c="24"/>&lt;button class="btn btn-secondary btn-small" onclick="downloadQR()"&gt;</text:span><text:span text:style-name="T1077">⬇</text:span>️<text:span text:style-name="T1078"><text:s/>Télécharger&lt;/button&gt;</text:span></text:p>
      <text:p text:style-name="Normal"><text:span text:style-name="T1079"><text:s text:c="24"/>&lt;button class="btn btn-primary btn-small" onclick="printQR()"&gt;</text:span><text:span text:style-name="T1080">🖨</text:span>️<text:span text:style-name="T1081"><text:s/>Imprimer&lt;/button&gt;</text:span></text:p>
      <text:p text:style-name="P1082"><text:s text:c="20"/>&lt;/div&gt;</text:p>
      <text:p text:style-name="P1083"><text:s text:c="20"/>&lt;div style="text-align: center; color: var(--dark); opacity: 0.5; margin-top: 40px;"&gt;</text:p>
      <text:p text:style-name="Normal"><text:span text:style-name="T1084"><text:s text:c="24"/></text:span>Les codes QR apparaîtront ici</text:p>
      <text:p text:style-name="Normal"><text:s text:c="20"/>&lt;/div&gt;</text:p>
      <text:p text:style-name="Normal"><text:s text:c="16"/><text:span text:style-name="T1085">&lt;/div&gt;</text:span></text:p>
      <text:p text:style-name="P1086"><text:s text:c="12"/>&lt;/div&gt;</text:p>
      <text:p text:style-name="P1087"><text:s text:c="8"/>&lt;/div&gt;</text:p>
      <text:p text:style-name="P1088"/>
      <text:p text:style-name="P1089"><text:s text:c="8"/>&lt;!-- Cérémonie --&gt;</text:p>
      <text:p text:style-name="P1090"><text:s text:c="8"/>&lt;div id="ceremonie" class="tab-content"&gt;</text:p>
      <text:p text:style-name="P1091"><text:s text:c="12"/>&lt;div class="main-content"&gt;</text:p>
      <text:p text:style-name="P1092"><text:s text:c="16"/>&lt;div class="card"&gt;</text:p>
      <text:p text:style-name="P1093"><text:s text:c="20"/>&lt;h2&gt;Mariage de Uwase Benit &amp; Baraka Isabelle&lt;/h2&gt;</text:p>
      <text:p text:style-name="P1094"><text:s text:c="20"/>&lt;form id="createCeremonyForm" onsubmit="createCeremony(event)"&gt;</text:p>
      <text:p text:style-name="P1095"><text:s text:c="24"/>&lt;div class="form-group"&gt;</text:p>
      <text:p text:style-name="P1096"><text:s text:c="28"/>&lt;label for="cerName"&gt;Nom&lt;/label&gt;</text:p>
      <text:soft-page-break/>
      <text:p text:style-name="P1097"><text:s text:c="28"/>&lt;input type="text" id="cerName" required placeholder="Ex: Nom de"&gt;</text:p>
      <text:p text:style-name="P1098"><text:s text:c="24"/>&lt;/div&gt;</text:p>
      <text:p text:style-name="P1099"/>
      <text:p text:style-name="P1100"><text:s text:c="24"/>&lt;div class="form-group"&gt;</text:p>
      <text:p text:style-name="Normal"><text:span text:style-name="T1101"><text:s text:c="28"/></text:span>&lt;label for="cerPhone"&gt;Numéro de Téléphone&lt;/label&gt;</text:p>
      <text:p text:style-name="Normal"><text:s text:c="28"/><text:span text:style-name="T1102">&lt;input type="tel" id="cerPhone" required placeholder="+243 991 048 061"&gt;</text:span></text:p>
      <text:p text:style-name="P1103"><text:s text:c="24"/>&lt;/div&gt;</text:p>
      <text:p text:style-name="P1104"/>
      <text:p text:style-name="P1105"><text:s text:c="24"/>&lt;div class="form-group"&gt;</text:p>
      <text:p text:style-name="P1106"><text:s text:c="28"/>&lt;label for="cerSex"&gt;Sexe&lt;/label&gt;</text:p>
      <text:p text:style-name="P1107"><text:s text:c="28"/>&lt;select id="cerSex" required&gt;</text:p>
      <text:p text:style-name="P1108"><text:s text:c="32"/>&lt;option value=""&gt;-- Sélectionner --&lt;/option&gt;</text:p>
      <text:p text:style-name="Normal"><text:span text:style-name="T1109"><text:s text:c="32"/></text:span>&lt;option value="Masculin"&gt;Masculin&lt;/option&gt;</text:p>
      <text:p text:style-name="Normal"><text:s text:c="32"/>&lt;option value="Féminin"&gt;Féminin&lt;/option&gt;</text:p>
      <text:p text:style-name="Normal"><text:s text:c="28"/><text:span text:style-name="T1110">&lt;/select&gt;</text:span></text:p>
      <text:p text:style-name="P1111"><text:s text:c="24"/>&lt;/div&gt;</text:p>
      <text:p text:style-name="P1112"/>
      <text:p text:style-name="P1113"><text:s text:c="24"/>&lt;div class="form-group"&gt;</text:p>
      <text:p text:style-name="P1114"><text:s text:c="28"/>&lt;label for="cerHonorific"&gt;Titre Honorifique&lt;/label&gt;</text:p>
      <text:p text:style-name="P1115"><text:s text:c="28"/>&lt;select id="cerHonorific" required&gt;</text:p>
      <text:p text:style-name="P1116"><text:s text:c="32"/>&lt;option value=""&gt;-- Sélectionner --&lt;/option&gt;</text:p>
      <text:p text:style-name="P1117"><text:s text:c="32"/>&lt;option value="Monsieur"&gt;Mr.&lt;/option&gt;</text:p>
      <text:p text:style-name="P1118"><text:s text:c="32"/>&lt;option value="Madame"&gt;Mme.&lt;/option&gt;</text:p>
      <text:p text:style-name="P1119"><text:s text:c="32"/>&lt;option value="Mademoiselle"&gt;Mlle.&lt;/option&gt;</text:p>
      <text:p text:style-name="P1120"><text:s text:c="32"/>&lt;option value="Professeur"&gt;Proff.&lt;/option&gt;</text:p>
      <text:p text:style-name="P1121"><text:s text:c="32"/>&lt;option value="Honorable"&gt;Hon.&lt;/option&gt;</text:p>
      <text:p text:style-name="P1122"><text:s text:c="32"/>&lt;option value="Mgrs"&gt;Mgrs.&lt;/option&gt;</text:p>
      <text:p text:style-name="P1123"><text:s text:c="28"/>&lt;/select&gt;</text:p>
      <text:p text:style-name="P1124"/>
      <text:p text:style-name="P1125"><text:s text:c="29"/>&lt;div class="form-group"&gt;</text:p>
      <text:p text:style-name="P1126"><text:s text:c="28"/>&lt;label for="cerPlace"&gt;Place Attitrée&lt;/label&gt;</text:p>
      <text:soft-page-break/>
      <text:p text:style-name="P1127"><text:s text:c="28"/>&lt;input type="text" id="cerPlace" placeholder="Ex: Place VIP, Place Or..."&gt;</text:p>
      <text:p text:style-name="P1128"><text:s text:c="24"/>&lt;/div&gt;</text:p>
      <text:p text:style-name="P1129"><text:s text:c="24"/>&lt;div class="form-group"&gt;</text:p>
      <text:p text:style-name="Normal"><text:span text:style-name="T1130"><text:s text:c="28"/></text:span>&lt;label for="cerCapacity"&gt;Nombre de personnes par invitation&lt;/label&gt;</text:p>
      <text:p text:style-name="Normal"><text:s text:c="28"/><text:span text:style-name="T1131">&lt;select id="cerCapacity" required&gt;</text:span></text:p>
      <text:p text:style-name="P1132"><text:s text:c="32"/>&lt;option value="1"&gt;1&lt;/option&gt;</text:p>
      <text:p text:style-name="P1133"><text:s text:c="32"/>&lt;option value="2"&gt;2&lt;/option&gt;</text:p>
      <text:p text:style-name="P1134"><text:s text:c="28"/>&lt;/select&gt;</text:p>
      <text:p text:style-name="P1135"><text:s text:c="24"/>&lt;/div&gt;</text:p>
      <text:p text:style-name="P1136"><text:s text:c="24"/>&lt;/div&gt;</text:p>
      <text:p text:style-name="P1137"/>
      <text:p text:style-name="P1138"><text:s text:c="24"/>&lt;div class="form-group"&gt;</text:p>
      <text:p text:style-name="Normal"><text:span text:style-name="T1139"><text:s text:c="28"/></text:span>&lt;label for="cerType"&gt;Type de Cérémonie&lt;/label&gt;</text:p>
      <text:p text:style-name="Normal"><text:s text:c="28"/><text:span text:style-name="T1140">&lt;select id="cerType" required&gt;</text:span></text:p>
      <text:p text:style-name="P1141"><text:s text:c="32"/>&lt;option value=""&gt;-- Sélectionner --&lt;/option&gt;</text:p>
      <text:p text:style-name="Normal"><text:span text:style-name="T1142"><text:s text:c="32"/></text:span>&lt;option value="Mariage"&gt;Mariage&lt;/option&gt;</text:p>
      <text:p text:style-name="Normal"><text:s text:c="32"/>&lt;option value="Anniversaire"&gt;Anniversaire&lt;/option&gt;</text:p>
      <text:p text:style-name="Normal"><text:s text:c="32"/>&lt;option value="Dote"&gt;Dote&lt;/option&gt;</text:p>
      <text:p text:style-name="Normal"><text:s text:c="32"/>&lt;option value="Autre"&gt;Autre&lt;/option&gt;</text:p>
      <text:p text:style-name="Normal"><text:s text:c="28"/><text:span text:style-name="T1143">&lt;/select&gt;</text:span></text:p>
      <text:p text:style-name="P1144"><text:s text:c="24"/>&lt;/div&gt;</text:p>
      <text:p text:style-name="P1145"/>
      <text:p text:style-name="P1146"><text:s text:c="24"/>&lt;div class="form-group"&gt;</text:p>
      <text:p text:style-name="Normal"><text:span text:style-name="T1147"><text:s text:c="28"/></text:span>&lt;label for="cerLieu"&gt;Lieu de la Cérémonie&lt;/label&gt;</text:p>
      <text:p text:style-name="Normal"><text:s text:c="28"/>&lt;input type="text" id="cerLieu" required placeholder="Ex: Salle des Fêtes, Église Saint-Pierre..."&gt;</text:p>
      <text:p text:style-name="Normal"><text:s text:c="24"/><text:span text:style-name="T1148">&lt;/div&gt;</text:span></text:p>
      <text:p text:style-name="P1149"/>
      <text:p text:style-name="P1150"><text:s text:c="24"/>&lt;div class="form-group"&gt;</text:p>
      <text:p text:style-name="P1151"><text:s text:c="28"/>&lt;label for="cerFamily1"&gt;La Famille&lt;/label&gt;</text:p>
      <text:p text:style-name="P1152"><text:s text:c="28"/>&lt;input type="text" id="cerFamily1" required placeholder="Nom de la première famille"&gt;</text:p>
      <text:soft-page-break/>
      <text:p text:style-name="P1153"><text:s text:c="24"/>&lt;/div&gt;</text:p>
      <text:p text:style-name="P1154"/>
      <text:p text:style-name="P1155"><text:s text:c="24"/>&lt;div class="form-group" id="cerFamily2Group" style="display: none;"&gt;</text:p>
      <text:p text:style-name="P1156"><text:s text:c="28"/>&lt;label for="cerFamily2"&gt;La Famille&lt;/label&gt;</text:p>
      <text:p text:style-name="Normal"><text:span text:style-name="T1157"><text:s text:c="28"/></text:span>&lt;input type="text" id="cerFamily2" placeholder="Nom de la deuxième famille"&gt;</text:p>
      <text:p text:style-name="Normal"><text:s text:c="24"/><text:span text:style-name="T1158">&lt;/div&gt;</text:span></text:p>
      <text:p text:style-name="P1159"/>
      <text:p text:style-name="P1160"><text:s text:c="24"/>&lt;div class="form-group"&gt;</text:p>
      <text:p text:style-name="Normal"><text:span text:style-name="T1161"><text:s text:c="28"/></text:span>&lt;label for="cerProgram"&gt;Programme de la Cérémonie&lt;/label&gt;</text:p>
      <text:p text:style-name="Normal"><text:s text:c="28"/>&lt;textarea id="cerProgram" required placeholder="Détail des activités et horaires (ex: 09h00 - Arrivée des invités, 09h30 - Début de la cérémonie...)"&gt;&lt;/textarea&gt;</text:p>
      <text:p text:style-name="Normal"><text:s text:c="24"/><text:span text:style-name="T1162">&lt;/div&gt;</text:span></text:p>
      <text:p text:style-name="P1163"/>
      <text:p text:style-name="P1164"><text:s text:c="24"/>&lt;!-- Detail du mariage --&gt;</text:p>
      <text:p text:style-name="P1165"><text:s text:c="24"/>&lt;div id="mariageFields" style="display: none; border: 2px dashed #0ea5e9; padding: 20px; border-radius: 8px; margin: 20px 0;"&gt;</text:p>
      <text:p text:style-name="Normal"><text:span text:style-name="T1166"><text:s text:c="28"/>&lt;h3 style="color: #0ea5e9; margin-top: 0;"&gt;</text:span><text:span text:style-name="T1167">📍</text:span><text:span text:style-name="T1168"><text:s/>Détails du Mariage&lt;/h3&gt;</text:span></text:p>
      <text:p text:style-name="P1169"><text:s text:c="28"/></text:p>
      <text:p text:style-name="P1170"><text:s text:c="28"/>&lt;div class="form-group"&gt;</text:p>
      <text:p text:style-name="P1171"><text:s text:c="32"/>&lt;label for="cerEglise"&gt;Église&lt;/label&gt;</text:p>
      <text:p text:style-name="P1172"><text:s text:c="32"/>&lt;input type="text" id="cerEglise" placeholder="Ex: Cathédrale Saint-Paul"&gt;</text:p>
      <text:p text:style-name="P1173"><text:s text:c="28"/>&lt;/div&gt;</text:p>
      <text:p text:style-name="P1174"/>
      <text:p text:style-name="P1175"><text:s text:c="28"/>&lt;div class="form-group"&gt;</text:p>
      <text:p text:style-name="Normal"><text:span text:style-name="T1176"><text:s text:c="32"/></text:span>&lt;label for="cerEgliseAdresse"&gt;Adresse de l'Église&lt;/label&gt;</text:p>
      <text:p text:style-name="Normal"><text:s text:c="32"/>&lt;input type="text" id="cerEgliseAdresse" placeholder="Ex: Boulevard du Roi, Kinshasa"&gt;</text:p>
      <text:p text:style-name="Normal"><text:s text:c="28"/><text:span text:style-name="T1177">&lt;/div&gt;</text:span></text:p>
      <text:p text:style-name="P1178"/>
      <text:p text:style-name="P1179"><text:s text:c="28"/>&lt;div class="form-group"&gt;</text:p>
      <text:p text:style-name="Normal"><text:span text:style-name="T1180"><text:s text:c="32"/></text:span>&lt;label for="cerCommune"&gt;Commune&lt;/label&gt;</text:p>
      <text:p text:style-name="Normal"><text:s text:c="32"/>&lt;input type="text" id="cerCommune" placeholder="Ex: Commune de Kalamu"&gt;</text:p>
      <text:soft-page-break/>
      <text:p text:style-name="Normal"><text:s text:c="28"/><text:span text:style-name="T1181">&lt;/div&gt;</text:span></text:p>
      <text:p text:style-name="P1182"/>
      <text:p text:style-name="P1183"><text:s text:c="28"/>&lt;div class="form-group"&gt;</text:p>
      <text:p text:style-name="Normal"><text:span text:style-name="T1184"><text:s text:c="32"/></text:span>&lt;label for="cerPhotographe"&gt;Prise de Vue (Photographe/Vidéographe)&lt;/label&gt;</text:p>
      <text:p text:style-name="Normal"><text:s text:c="32"/>&lt;input type="text" id="cerPhotographe" placeholder="Ex: Studio La Vie, Contact: +243 991..."&gt;</text:p>
      <text:p text:style-name="Normal"><text:s text:c="28"/>&lt;/div&gt;</text:p>
      <text:p text:style-name="Normal"/>
      <text:p text:style-name="Normal"><text:s text:c="28"/>&lt;hr style="border: none; border-top: 1px solid #e5e7eb; margin: 20px 0;"&gt;</text:p>
      <text:p text:style-name="Normal"><text:s text:c="28"/></text:p>
      <text:p text:style-name="Normal"><text:s text:c="28"/><text:span text:style-name="T1185">&lt;h4 style="color: #0ea5e9;"&gt;</text:span><text:span text:style-name="T1186">⏰</text:span><text:span text:style-name="T1187"><text:s/></text:span><text:span text:style-name="T1188">É</text:span><text:span text:style-name="T1189">v</text:span><text:span text:style-name="T1190">é</text:span><text:span text:style-name="T1191">nements Horodat</text:span><text:span text:style-name="T1192">é</text:span><text:span text:style-name="T1193">s&lt;/h4&gt;</text:span></text:p>
      <text:p text:style-name="P1194"><text:s text:c="28"/>&lt;div id="evenementsList"&gt;&lt;/div&gt;</text:p>
      <text:p text:style-name="Normal"><text:span text:style-name="T1195"><text:s text:c="28"/>&lt;button type="button" class="btn btn-secondary btn-small" onclick="addMariageEvent()"&gt;</text:span><text:span text:style-name="T1196">➕</text:span><text:span text:style-name="T1197"><text:s/>Ajouter un<text:s/></text:span><text:span text:style-name="T1198">É</text:span><text:span text:style-name="T1199">v</text:span><text:span text:style-name="T1200">é</text:span><text:span text:style-name="T1201">nement&lt;/button&gt;</text:span></text:p>
      <text:p text:style-name="P1202"><text:s text:c="24"/>&lt;/div&gt;</text:p>
      <text:p text:style-name="P1203"/>
      <text:p text:style-name="P1204"><text:s text:c="24"/>&lt;div class="form-group"&gt;</text:p>
      <text:p text:style-name="P1205"><text:s text:c="28"/>&lt;label for="cerStart"&gt;Date &amp; Heure de Début&lt;/label&gt;</text:p>
      <text:p text:style-name="P1206"><text:s text:c="28"/>&lt;input type="datetime-local" id="cerStart" required&gt;</text:p>
      <text:p text:style-name="P1207"><text:s text:c="24"/>&lt;/div&gt;</text:p>
      <text:p text:style-name="P1208"/>
      <text:p text:style-name="P1209"><text:s text:c="23"/></text:p>
      <text:p text:style-name="P1210"><text:s text:c="24"/>&lt;div class="form-group"&gt;</text:p>
      <text:p text:style-name="Normal"><text:span text:style-name="T1211"><text:s text:c="28"/></text:span>&lt;label for="cerNotes"&gt;Laissez un mot...&lt;/label&gt;</text:p>
      <text:p text:style-name="Normal"><text:s text:c="28"/>&lt;textarea id="cerNotes" placeholder="Informations supplémentaires..."&gt;&lt;/textarea&gt;</text:p>
      <text:p text:style-name="Normal"><text:s text:c="24"/>&lt;/div&gt;</text:p>
      <text:p text:style-name="Normal"/>
      <text:p text:style-name="Normal"><text:s text:c="24"/>&lt;button type="submit" class="btn btn-primary" style="width: 100%;"&gt;<text:span text:style-name="T1212">🎫</text:span><text:s/>Générer Cérémonie et QR Code&lt;/button&gt;</text:p>
      <text:p text:style-name="Normal"><text:s text:c="20"/><text:span text:style-name="T1213">&lt;/form&gt;</text:span></text:p>
      <text:p text:style-name="P1214"/>
      <text:p text:style-name="P1215"><text:s text:c="20"/>&lt;!-- Camera Capture Section for Cérémonie --&gt;</text:p>
      <text:soft-page-break/>
      <text:p text:style-name="P1216"><text:s text:c="20"/>&lt;div class="camera-section"&gt;</text:p>
      <text:p text:style-name="Normal"><text:span text:style-name="T1217"><text:s text:c="24"/></text:span>&lt;h3&gt;Prendre une Photo pour la Cérémonie&lt;/h3&gt;</text:p>
      <text:p text:style-name="Normal"><text:s text:c="24"/><text:span text:style-name="T1218">&lt;video id="videoCaptureCer" width="320" height="240" autoplay playsinline style="display:none;"&gt;&lt;/video&gt;</text:span></text:p>
      <text:p text:style-name="P1219"><text:s text:c="24"/>&lt;img id="photoPreviewCer" alt="Photo de la cérémonie" style="display:none; max-width:100%; border-radius:8px;"/&gt;</text:p>
      <text:p text:style-name="P1220"><text:s text:c="24"/>&lt;div class="camera-buttons"&gt;</text:p>
      <text:p text:style-name="Normal"><text:span text:style-name="T1221"><text:s text:c="28"/>&lt;button type="button" class="btn btn-secondary btn-small" onclick="startCameraCer()" id="startCameraBtnCer"&gt;</text:span><text:span text:style-name="T1222">📷</text:span><text:span text:style-name="T1223"><text:s/>Démarrer Caméra&lt;/button&gt;</text:span></text:p>
      <text:p text:style-name="Normal"><text:span text:style-name="T1224"><text:s text:c="28"/>&lt;button type="button" class="btn btn-success btn-small" onclick="capturePhotoCer()" id="capturePhotoBtnCer" style="display: none;"&gt;</text:span><text:span text:style-name="T1225">📸</text:span><text:span text:style-name="T1226"><text:s/>Prendre Photo&lt;/button&gt;</text:span></text:p>
      <text:p text:style-name="Normal"><text:span text:style-name="T1227"><text:s text:c="28"/>&lt;button type="button" class="btn btn-secondary btn-small" onclick="stopCameraCer()" id="stopCameraBtnCer" style="display: none;"&gt;</text:span><text:span text:style-name="T1228">⏹</text:span>️<text:span text:style-name="T1229"><text:s/>Arrêter Caméra&lt;/button&gt;</text:span></text:p>
      <text:p text:style-name="Normal"><text:span text:style-name="T1230"><text:s text:c="28"/>&lt;button type="button" class="btn btn-danger btn-small" onclick="clearPhotoCer()" id="clearPhotoBtnCer" style="display: none;"&gt;</text:span><text:span text:style-name="T1231">🗑</text:span>️<text:span text:style-name="T1232"><text:s/>Effacer Photo&lt;/button&gt;</text:span></text:p>
      <text:p text:style-name="Normal"><text:span text:style-name="T1233"><text:s text:c="24"/></text:span>&lt;/div&gt;</text:p>
      <text:p text:style-name="Normal"><text:s text:c="24"/>&lt;div class="camera-status" id="cameraStatusCer"&gt;Prêt à capturer une photo pour la cérémonie&lt;/div&gt;</text:p>
      <text:p text:style-name="Normal"><text:s text:c="20"/><text:span text:style-name="T1234">&lt;/div&gt;</text:span></text:p>
      <text:p text:style-name="P1235"/>
      <text:p text:style-name="P1236"><text:s text:c="16"/>&lt;/div&gt;</text:p>
      <text:p text:style-name="P1237"/>
      <text:p text:style-name="P1238"><text:s text:c="16"/>&lt;div class="card"&gt;</text:p>
      <text:p text:style-name="Normal"><text:span text:style-name="T1239"><text:s text:c="20"/></text:span>&lt;h2&gt;QR Code Généré&lt;/h2&gt;</text:p>
      <text:p text:style-name="Normal"><text:s text:c="20"/><text:span text:style-name="T1240">&lt;div class="qr-container" id="qrContainerCer" style="display: none;"&gt;</text:span></text:p>
      <text:p text:style-name="P1241"><text:s text:c="24"/>&lt;div id="qrCodeCer"&gt;&lt;/div&gt;</text:p>
      <text:p text:style-name="P1242"><text:s text:c="24"/>&lt;p class="qr-text"&gt;Code unique pour: &lt;strong id="qrCerName"&gt;&lt;/strong&gt;&lt;/p&gt;</text:p>
      <text:p text:style-name="P1243"><text:s text:c="24"/>&lt;p class="qr-text"&gt;Type: &lt;strong id="qrCerType"&gt;&lt;/strong&gt;&lt;/p&gt;</text:p>
      <text:p text:style-name="P1244"><text:s text:c="24"/>&lt;p class="qr-text"&gt;Lieu: &lt;strong id="qrCerLieu"&gt;&lt;/strong&gt;&lt;/p&gt;</text:p>
      <text:p text:style-name="P1245"><text:s text:c="24"/>&lt;p class="qr-text"&gt;Sexe: &lt;strong id="qrCerSex"&gt;&lt;/strong&gt;&lt;/p&gt;</text:p>
      <text:p text:style-name="P1246"><text:s text:c="24"/>&lt;div style="background: linear-gradient(135deg, var(--primary) 0%, var(--accent) 100%); color: white; padding: 15px; border-radius: 8px; margin: 15px 0; text-align: center;"&gt;</text:p>
      <text:soft-page-break/>
      <text:p text:style-name="Normal"><text:span text:style-name="T1247"><text:s text:c="28"/></text:span>&lt;p style="margin: 0; font-size: 12px; opacity: 0.9;"&gt;Code Rapide (5 chiffres)&lt;/p&gt;</text:p>
      <text:p text:style-name="Normal"><text:s text:c="28"/><text:span text:style-name="T1248">&lt;div style="display:flex;align-items:center;justify-content:center;gap:8px;margin-top:8px;"&gt;</text:span></text:p>
      <text:p text:style-name="P1249"><text:s text:c="32"/>&lt;p style="margin: 0; font-size: 32px; font-weight: 700; letter-spacing: 4px; font-family: monospace;" id="qrCerQuickCode"&gt;&lt;/p&gt;</text:p>
      <text:p text:style-name="Normal"><text:span text:style-name="T1250"><text:s text:c="32"/>&lt;button id="copyCerQuickBtn" class="btn btn-ghost btn-small" onclick="copyQuickCode('qrCerQuickCode','copyCerQuickBtn')" title="Copier le code"&gt;</text:span><text:span text:style-name="T1251">📋</text:span><text:span text:style-name="T1252">&lt;/button&gt;</text:span></text:p>
      <text:p text:style-name="P1253"><text:s text:c="28"/>&lt;/div&gt;</text:p>
      <text:p text:style-name="P1254"><text:s text:c="24"/>&lt;/div&gt;</text:p>
      <text:p text:style-name="Normal"><text:span text:style-name="T1255"><text:s text:c="24"/>&lt;button class="btn btn-secondary btn-small" onclick="downloadQRCer()"&gt;</text:span><text:span text:style-name="T1256">⬇</text:span>️<text:span text:style-name="T1257"><text:s/>Télécharger&lt;/button&gt;</text:span></text:p>
      <text:p text:style-name="Normal"><text:span text:style-name="T1258"><text:s text:c="24"/>&lt;button class="btn btn-primary btn-small" onclick="printQRCer()"&gt;</text:span><text:span text:style-name="T1259">🖨</text:span>️<text:span text:style-name="T1260"><text:s/>Imprimer&lt;/button&gt;</text:span></text:p>
      <text:p text:style-name="P1261"><text:s text:c="20"/>&lt;/div&gt;</text:p>
      <text:p text:style-name="P1262"><text:s text:c="20"/>&lt;div style="text-align: center; color: var(--dark); opacity: 0.5; margin-top: 40px;"&gt;</text:p>
      <text:p text:style-name="Normal"><text:span text:style-name="T1263"><text:s text:c="24"/></text:span>Les codes QR des cérémonies apparaîtront ici</text:p>
      <text:p text:style-name="Normal"><text:s text:c="20"/><text:span text:style-name="T1264">&lt;/div&gt;</text:span></text:p>
      <text:p text:style-name="P1265"><text:s text:c="16"/>&lt;/div&gt;</text:p>
      <text:p text:style-name="P1266"><text:s text:c="12"/>&lt;/div&gt;</text:p>
      <text:p text:style-name="P1267"><text:s text:c="8"/>&lt;/div&gt;</text:p>
      <text:p text:style-name="P1268"/>
      <text:p text:style-name="P1269"><text:s text:c="8"/>&lt;!-- Verify Tab --&gt;</text:p>
      <text:p text:style-name="P1270"><text:s text:c="8"/>&lt;div id="verify" class="tab-content"&gt;</text:p>
      <text:p text:style-name="P1271"><text:s text:c="12"/>&lt;div class="main-content"&gt;</text:p>
      <text:p text:style-name="P1272"><text:s text:c="16"/>&lt;div class="card"&gt;</text:p>
      <text:p text:style-name="Normal"><text:span text:style-name="T1273"><text:s text:c="20"/></text:span>&lt;h2&gt;Vérifier une Invitation&lt;/h2&gt;</text:p>
      <text:p text:style-name="Normal"><text:s text:c="20"/>&lt;div class="form-group"&gt;</text:p>
      <text:p text:style-name="Normal"><text:s text:c="24"/>&lt;label for="verifyCode"&gt;Code de Vérification (QR, Code 5 chiffres ou ID)&lt;/label&gt;</text:p>
      <text:p text:style-name="Normal"><text:s text:c="24"/><text:span text:style-name="T1274">&lt;div style="display:flex;gap:8px;align-items:center;"&gt;</text:span></text:p>
      <text:p text:style-name="Normal"><text:span text:style-name="T1275"><text:s text:c="28"/></text:span>&lt;input type="text" id="verifyCode" placeholder="Scannez le QR code, entrez le code de 5 chiffres ou l'ID"&gt;</text:p>
      <text:p text:style-name="Normal"><text:s text:c="28"/><text:span text:style-name="T1276">&lt;button id="pasteVerifyBtn" class="btn btn-ghost btn-small" onclick="pasteIntoVerify('verifyCode','pasteVerifyBtn', true)" title="Coller depuis le presse-papiers"&gt;</text:span><text:span text:style-name="T1277">📥</text:span><text:span text:style-name="T1278">&lt;/button&gt;</text:span></text:p>
      <text:soft-page-break/>
      <text:p text:style-name="P1279"><text:s text:c="24"/>&lt;/div&gt;</text:p>
      <text:p text:style-name="P1280"><text:s text:c="20"/>&lt;/div&gt;</text:p>
      <text:p text:style-name="Normal"><text:span text:style-name="T1281"><text:s text:c="20"/>&lt;button class="btn btn-success" style="width: 100%;" onclick="verifyCode()"&gt;</text:span><text:span text:style-name="T1282">✓</text:span><text:span text:style-name="T1283"><text:s/>V</text:span><text:span text:style-name="T1284">é</text:span><text:span text:style-name="T1285">rifier&lt;/button&gt;</text:span></text:p>
      <text:p text:style-name="P1286"/>
      <text:p text:style-name="P1287"><text:s text:c="20"/>&lt;div id="verifyResult" style="margin-top: 25px; display: none;"&gt;</text:p>
      <text:p text:style-name="P1288"><text:s text:c="24"/>&lt;div id="verifyContent"&gt;&lt;/div&gt;</text:p>
      <text:p text:style-name="P1289"><text:s text:c="20"/>&lt;/div&gt;</text:p>
      <text:p text:style-name="P1290"><text:s text:c="16"/>&lt;/div&gt;</text:p>
      <text:p text:style-name="P1291"/>
      <text:p text:style-name="P1292"><text:s text:c="16"/>&lt;div class="card"&gt;</text:p>
      <text:p text:style-name="P1293"><text:s text:c="20"/>&lt;h2&gt;Lecture Scanner QR&lt;/h2&gt;</text:p>
      <text:p text:style-name="P1294"><text:s text:c="20"/>&lt;div style="text-align: center; padding: 40px; background: var(--light); border-radius: 15px;"&gt;</text:p>
      <text:p text:style-name="Normal"><text:span text:style-name="T1295"><text:s text:c="24"/>&lt;div style="font-size: 48px; margin-bottom: 15px;"&gt;</text:span><text:span text:style-name="T1296">📱</text:span><text:span text:style-name="T1297">&lt;/div&gt;</text:span></text:p>
      <text:p text:style-name="P1298"><text:s text:c="24"/>&lt;p style="color: var(--dark); opacity: 0.7; margin-bottom: 10px;"&gt;</text:p>
      <text:p text:style-name="Normal"><text:span text:style-name="T1299"><text:s text:c="28"/></text:span>Utilisez un scanner QR pour automatiser la vérification</text:p>
      <text:p text:style-name="Normal"><text:s text:c="24"/><text:span text:style-name="T1300">&lt;/p&gt;</text:span></text:p>
      <text:p text:style-name="P1301"><text:s text:c="24"/>&lt;p style="font-size: 12px; color: var(--dark); opacity: 0.5;"&gt;</text:p>
      <text:p text:style-name="Normal"><text:span text:style-name="T1302"><text:s text:c="28"/></text:span>Les codes seront vérifiés automatiquement</text:p>
      <text:p text:style-name="Normal"><text:s text:c="24"/>&lt;/p&gt;</text:p>
      <text:p text:style-name="Normal"><text:s text:c="20"/><text:span text:style-name="T1303">&lt;/div&gt;</text:span></text:p>
      <text:p text:style-name="P1304"><text:s text:c="16"/>&lt;/div&gt;</text:p>
      <text:p text:style-name="P1305"><text:s text:c="12"/>&lt;/div&gt;</text:p>
      <text:p text:style-name="P1306"><text:s text:c="8"/>&lt;/div&gt;</text:p>
      <text:p text:style-name="P1307"/>
      <text:p text:style-name="P1308"><text:s text:c="8"/>&lt;!-- History Tab --&gt;</text:p>
      <text:p text:style-name="P1309"><text:s text:c="8"/>&lt;div id="history" class="tab-content"&gt;</text:p>
      <text:p text:style-name="Normal"><text:span text:style-name="T1310"><text:s text:c="12"/></text:span>&lt;div class="card"&gt;</text:p>
      <text:p text:style-name="Normal"><text:s text:c="16"/>&lt;h2&gt;Historique des Accès&lt;/h2&gt;</text:p>
      <text:p text:style-name="Normal"><text:s text:c="16"/><text:span text:style-name="T1311">&lt;div style="margin-top: 12px; display: flex; gap: 8px; align-items: center;"&gt;</text:span></text:p>
      <text:soft-page-break/>
      <text:p text:style-name="P1312"><text:s text:c="20"/>&lt;input id="historySearch" placeholder="Rechercher par nom, code, téléphone, email..." style="flex:1; padding: 12px; border: 2px solid var(--border); border-radius: 10px; font-size: 14px;"&gt;</text:p>
      <text:p text:style-name="P1313"><text:s text:c="20"/>&lt;button id="historyClearBtn" class="btn btn-secondary btn-small"&gt;Effacer&lt;/button&gt;</text:p>
      <text:p text:style-name="P1314"><text:s text:c="16"/>&lt;/div&gt;</text:p>
      <text:p text:style-name="P1315"/>
      <text:p text:style-name="P1316"><text:s text:c="16"/>&lt;div id="historyResults" style="margin-top: 12px;"&gt;&lt;/div&gt;</text:p>
      <text:p text:style-name="P1317"><text:s text:c="16"/>&lt;div id="accessLog" style="margin-top: 20px;"&gt;&lt;/div&gt;</text:p>
      <text:p text:style-name="P1318"><text:s text:c="12"/>&lt;/div&gt;</text:p>
      <text:p text:style-name="P1319"><text:s text:c="8"/>&lt;/div&gt;</text:p>
      <text:p text:style-name="P1320"><text:s text:c="4"/>&lt;/div&gt;</text:p>
      <text:p text:style-name="P1321"/>
      <text:p text:style-name="P1322"><text:s text:c="4"/>&lt;!-- Daily Report Modal --&gt;</text:p>
      <text:p text:style-name="P1323"><text:s text:c="4"/>&lt;div id="reportModal" class="modal"&gt;</text:p>
      <text:p text:style-name="P1324"><text:s text:c="8"/>&lt;div class="modal-content modal-content-large"&gt;</text:p>
      <text:p text:style-name="P1325"><text:s text:c="12"/>&lt;div class="modal-header"&gt;</text:p>
      <text:p text:style-name="Normal"><text:span text:style-name="T1326"><text:s text:c="16"/>&lt;h2 class="modal-title"&gt;</text:span><text:span text:style-name="T1327">📊</text:span><text:span text:style-name="T1328"><text:s/>Bilan Journalier&lt;/h2&gt;</text:span></text:p>
      <text:p text:style-name="Normal"><text:span text:style-name="T1329"><text:s text:c="16"/>&lt;button class="modal-close" onclick="closeReportModal()"&gt;</text:span><text:span text:style-name="T1330">✕</text:span><text:span text:style-name="T1331">&lt;/button&gt;</text:span></text:p>
      <text:p text:style-name="P1332"><text:s text:c="12"/>&lt;/div&gt;</text:p>
      <text:p text:style-name="P1333"><text:s text:c="12"/>&lt;div id="reportContent" style="max-height: 70vh; overflow-y: auto;"&gt;&lt;/div&gt;</text:p>
      <text:p text:style-name="P1334"><text:s text:c="12"/>&lt;div style="margin-top: 20px; display: flex; gap: 10px; justify-content: flex-end;"&gt;</text:p>
      <text:p text:style-name="P1335"><text:s text:c="16"/>&lt;button class="btn btn-secondary" onclick="closeReportModal()"&gt;Fermer&lt;/button&gt;</text:p>
      <text:p text:style-name="Normal"><text:span text:style-name="T1336"><text:s text:c="16"/>&lt;button class="btn btn-primary" onclick="downloadReport()"&gt;</text:span><text:span text:style-name="T1337">📥</text:span><text:span text:style-name="T1338"><text:s/>Télécharger Rapport&lt;/button&gt;</text:span></text:p>
      <text:p text:style-name="P1339"><text:s text:c="12"/>&lt;/div&gt;</text:p>
      <text:p text:style-name="P1340"><text:s text:c="8"/>&lt;/div&gt;</text:p>
      <text:p text:style-name="P1341"><text:s text:c="4"/>&lt;/div&gt;</text:p>
      <text:p text:style-name="P1342"/>
      <text:p text:style-name="P1343"><text:s text:c="4"/>&lt;!-- Reset Confirmation Modal --&gt;</text:p>
      <text:p text:style-name="P1344"><text:s text:c="4"/>&lt;div id="resetModal" class="modal"&gt;</text:p>
      <text:p text:style-name="P1345"><text:s text:c="8"/>&lt;div class="modal-content"&gt;</text:p>
      <text:p text:style-name="P1346"><text:s text:c="12"/>&lt;div class="modal-header"&gt;</text:p>
      <text:soft-page-break/>
      <text:p text:style-name="Normal"><text:span text:style-name="T1347"><text:s text:c="16"/>&lt;h2 class="modal-title"&gt;</text:span><text:span text:style-name="T1348">⚠</text:span>️<text:span text:style-name="T1349"><text:s/>Réinitialiser les Invitations&lt;/h2&gt;</text:span></text:p>
      <text:p text:style-name="Normal"><text:span text:style-name="T1350"><text:s text:c="16"/>&lt;button class="modal-close" onclick="closeResetModal()"&gt;</text:span><text:span text:style-name="T1351">✕</text:span><text:span text:style-name="T1352">&lt;/button&gt;</text:span></text:p>
      <text:p text:style-name="P1353"><text:s text:c="12"/>&lt;/div&gt;</text:p>
      <text:p text:style-name="P1354"><text:s text:c="12"/>&lt;p style="margin-bottom: 20px; color: var(--dark); line-height: 1.6;"&gt;</text:p>
      <text:p text:style-name="Normal"><text:span text:style-name="T1355"><text:s text:c="16"/></text:span>Cette action supprimera toutes les invitations et réinitialisera le système.<text:s/><text:span text:style-name="T1356">Cette action est &lt;strong&gt;irréversible&lt;/strong&gt;.</text:span></text:p>
      <text:p text:style-name="P1357"><text:s text:c="12"/>&lt;/p&gt;</text:p>
      <text:p text:style-name="P1358"><text:s text:c="12"/>&lt;p style="margin-bottom: 30px; color: var(--warning); background: rgba(245, 158, 11, 0.1); padding: 15px; border-radius: 8px; border-left: 4px solid var(--warning);"&gt;</text:p>
      <text:p text:style-name="Normal"><text:span text:style-name="T1359"><text:s text:c="16"/></text:span>Êtes-vous certain de vouloir continuer?</text:p>
      <text:p text:style-name="Normal"><text:s text:c="12"/><text:span text:style-name="T1360">&lt;/p&gt;</text:span></text:p>
      <text:p text:style-name="P1361"><text:s text:c="12"/>&lt;div style="display: flex; gap: 10px; justify-content: flex-end;"&gt;</text:p>
      <text:p text:style-name="P1362"><text:s text:c="16"/>&lt;button class="btn btn-secondary" onclick="closeResetModal()"&gt;Annuler&lt;/button&gt;</text:p>
      <text:p text:style-name="P1363"><text:s text:c="16"/>&lt;button class="btn btn-danger" onclick="confirmResetInvitations()"&gt;Réinitialiser&lt;/button&gt;</text:p>
      <text:p text:style-name="P1364"><text:s text:c="12"/>&lt;/div&gt;</text:p>
      <text:p text:style-name="P1365"><text:s text:c="8"/>&lt;/div&gt;</text:p>
      <text:p text:style-name="P1366"><text:s text:c="4"/>&lt;/div&gt;</text:p>
      <text:p text:style-name="P1367"/>
      <text:p text:style-name="P1368"><text:s text:c="4"/>&lt;script&gt;</text:p>
      <text:p text:style-name="P1369"><text:s text:c="8"/>// Data Storage</text:p>
      <text:p text:style-name="P1370"><text:s text:c="8"/>let visitors = JSON.parse(localStorage.getItem('visitors')) || [];</text:p>
      <text:p text:style-name="P1371"><text:s text:c="8"/>let accessLog = JSON.parse(localStorage.getItem('accessLog')) || [];</text:p>
      <text:p text:style-name="P1372"><text:s text:c="8"/>let currentQRCode = null;</text:p>
      <text:p text:style-name="P1373"><text:s text:c="8"/>let currentPhotoCanvas = null;</text:p>
      <text:p text:style-name="P1374"><text:s text:c="8"/>let currentPhotoCanvasCer = null;</text:p>
      <text:p text:style-name="P1375"><text:s text:c="8"/>let streamActive = false;</text:p>
      <text:p text:style-name="P1376"/>
      <text:p text:style-name="P1377"><text:s text:c="8"/>// Initialize</text:p>
      <text:p text:style-name="P1378"><text:s text:c="8"/>document.addEventListener('DOMContentLoaded', function() {</text:p>
      <text:p text:style-name="P1379"><text:s text:c="12"/>updateDashboard();</text:p>
      <text:p text:style-name="P1380"><text:s text:c="12"/>setDateTime();</text:p>
      <text:p text:style-name="P1381"><text:s text:c="12"/>startAlarmSystem();</text:p>
      <text:soft-page-break/>
      <text:p text:style-name="P1382"><text:s text:c="12"/></text:p>
      <text:p text:style-name="P1383"><text:s text:c="12"/>// Auto-verify input</text:p>
      <text:p text:style-name="P1384"><text:s text:c="12"/>document.getElementById('verifyCode').addEventListener('keypress', function(e) {</text:p>
      <text:p text:style-name="P1385"><text:s text:c="16"/>if (e.key === 'Enter') {</text:p>
      <text:p text:style-name="P1386"><text:s text:c="20"/>e.preventDefault();</text:p>
      <text:p text:style-name="P1387"><text:s text:c="20"/>verifyCode();</text:p>
      <text:p text:style-name="P1388"><text:s text:c="16"/>}</text:p>
      <text:p text:style-name="P1389"><text:s text:c="12"/>});</text:p>
      <text:p text:style-name="P1390"/>
      <text:p text:style-name="P1391"><text:s text:c="12"/>// Auto-detect scanner input (fast consecutive input)</text:p>
      <text:p text:style-name="P1392"><text:s text:c="12"/>let lastInputTime = 0;</text:p>
      <text:p text:style-name="P1393"><text:s text:c="12"/>let inputCount = 0;</text:p>
      <text:p text:style-name="P1394"><text:s text:c="12"/>document.getElementById('verifyCode').addEventListener('input', function(e) {</text:p>
      <text:p text:style-name="P1395"><text:s text:c="16"/>const now = Date.now();</text:p>
      <text:p text:style-name="P1396"><text:s text:c="16"/>const timeDiff = now - lastInputTime;</text:p>
      <text:p text:style-name="P1397"><text:s text:c="16"/></text:p>
      <text:p text:style-name="P1398"><text:s text:c="16"/>if (timeDiff &lt; 50) {</text:p>
      <text:p text:style-name="P1399"><text:s text:c="20"/>inputCount++;</text:p>
      <text:p text:style-name="P1400"><text:s text:c="16"/>} else {</text:p>
      <text:p text:style-name="P1401"><text:s text:c="20"/>inputCount = 1;</text:p>
      <text:p text:style-name="P1402"><text:s text:c="16"/>}</text:p>
      <text:p text:style-name="P1403"><text:s text:c="16"/></text:p>
      <text:p text:style-name="P1404"><text:s text:c="16"/>lastInputTime = now;</text:p>
      <text:p text:style-name="P1405"><text:s text:c="16"/></text:p>
      <text:p text:style-name="P1406"><text:s text:c="16"/>// If input looks like a barcode (very fast consecutive inputs), auto-verify</text:p>
      <text:p text:style-name="P1407"><text:s text:c="16"/>if (this.value.length &gt; 5 &amp;&amp; inputCount &gt; 3 &amp;&amp; timeDiff &lt; 50) {</text:p>
      <text:p text:style-name="P1408"><text:s text:c="20"/>setTimeout(() =&gt; verifyCode(), 100);</text:p>
      <text:p text:style-name="P1409"><text:s text:c="16"/>}</text:p>
      <text:p text:style-name="P1410"><text:s text:c="12"/>});</text:p>
      <text:p text:style-name="P1411"><text:s text:c="8"/>});</text:p>
      <text:p text:style-name="P1412"/>
      <text:soft-page-break/>
      <text:p text:style-name="P1413"><text:s text:c="8"/>// Set current date/time as default</text:p>
      <text:p text:style-name="P1414"><text:s text:c="8"/>function setDateTime() {</text:p>
      <text:p text:style-name="P1415"><text:s text:c="12"/>const now = new Date();</text:p>
      <text:p text:style-name="P1416"><text:s text:c="12"/>const startInput = document.getElementById('startDateTime');</text:p>
      <text:p text:style-name="P1417"><text:s text:c="12"/>const endInput = document.getElementById('endDateTime');</text:p>
      <text:p text:style-name="P1418"><text:s text:c="12"/>const cerStartInput = document.getElementById('cerStart');</text:p>
      <text:p text:style-name="P1419"><text:s text:c="12"/>const cerEndInput = document.getElementById('cerEnd');</text:p>
      <text:p text:style-name="P1420"><text:s text:c="12"/></text:p>
      <text:p text:style-name="P1421"><text:s text:c="12"/>if (startInput) startInput.value = now.toISOString().slice(0, 16);</text:p>
      <text:p text:style-name="P1422"><text:s text:c="12"/>if (endInput) {</text:p>
      <text:p text:style-name="P1423"><text:s text:c="16"/>const later = new Date(now.getTime() + 2 * 60 * 60000);</text:p>
      <text:p text:style-name="P1424"><text:s text:c="16"/>endInput.value = later.toISOString().slice(0, 16);</text:p>
      <text:p text:style-name="P1425"><text:s text:c="12"/>}</text:p>
      <text:p text:style-name="P1426"><text:s text:c="12"/></text:p>
      <text:p text:style-name="P1427"><text:s text:c="12"/>if (cerStartInput) cerStartInput.value = now.toISOString().slice(0, 16);</text:p>
      <text:p text:style-name="P1428"><text:s text:c="12"/>if (cerEndInput) {</text:p>
      <text:p text:style-name="P1429"><text:s text:c="16"/>const later = new Date(now.getTime() + 4 * 60 * 60000);</text:p>
      <text:p text:style-name="P1430"><text:s text:c="16"/>cerEndInput.value = later.toISOString().slice(0, 16);</text:p>
      <text:p text:style-name="P1431"><text:s text:c="12"/>}</text:p>
      <text:p text:style-name="P1432"><text:s text:c="8"/>}</text:p>
      <text:p text:style-name="P1433"/>
      <text:p text:style-name="P1434"><text:s text:c="8"/>// Switch Tab</text:p>
      <text:p text:style-name="P1435"><text:s text:c="8"/>function switchTab(tabName, buttonElement) {</text:p>
      <text:p text:style-name="P1436"><text:s text:c="12"/>// Remove active class from all tabs and buttons</text:p>
      <text:p text:style-name="P1437"><text:s text:c="12"/>document.querySelectorAll('.tab-content').forEach(tab =&gt; tab.classList.remove('active'));</text:p>
      <text:p text:style-name="P1438"><text:s text:c="12"/>document.querySelectorAll('.nav-tab').forEach(tab =&gt; tab.classList.remove('active'));</text:p>
      <text:p text:style-name="P1439"><text:s text:c="12"/></text:p>
      <text:p text:style-name="P1440"><text:s text:c="12"/>// Add active class to the selected tab</text:p>
      <text:p text:style-name="P1441"><text:s text:c="12"/>const tabElement = document.getElementById(tabName);</text:p>
      <text:p text:style-name="P1442"><text:s text:c="12"/>if (tabElement) {</text:p>
      <text:p text:style-name="P1443"><text:s text:c="16"/>tabElement.classList.add('active');</text:p>
      <text:soft-page-break/>
      <text:p text:style-name="P1444"><text:s text:c="12"/>}</text:p>
      <text:p text:style-name="P1445"><text:s text:c="12"/></text:p>
      <text:p text:style-name="P1446"><text:s text:c="12"/>// Add active class to the clicked button</text:p>
      <text:p text:style-name="P1447"><text:s text:c="12"/>if (buttonElement) {</text:p>
      <text:p text:style-name="P1448"><text:s text:c="16"/>buttonElement.classList.add('active');</text:p>
      <text:p text:style-name="P1449"><text:s text:c="12"/>}</text:p>
      <text:p text:style-name="P1450"/>
      <text:p text:style-name="P1451"><text:s text:c="12"/>// Update content if needed</text:p>
      <text:p text:style-name="P1452"><text:s text:c="12"/>if (tabName === 'dashboard') updateDashboard();</text:p>
      <text:p text:style-name="P1453"><text:s text:c="12"/>if (tabName === 'history') updateAccessLog();</text:p>
      <text:p text:style-name="P1454"><text:s text:c="8"/>}</text:p>
      <text:p text:style-name="P1455"/>
      <text:p text:style-name="P1456"><text:s text:c="8"/>// Camera Functions</text:p>
      <text:p text:style-name="P1457"><text:s text:c="8"/>function startCamera() {</text:p>
      <text:p text:style-name="P1458"><text:s text:c="12"/>const video = document.getElementById('videoCapture');</text:p>
      <text:p text:style-name="P1459"><text:s text:c="12"/>const startBtn = document.getElementById('startCameraBtn');</text:p>
      <text:p text:style-name="P1460"><text:s text:c="12"/>const captureBtn = document.getElementById('capturePhotoBtn');</text:p>
      <text:p text:style-name="P1461"><text:s text:c="12"/>const stopBtn = document.getElementById('stopCameraBtn');</text:p>
      <text:p text:style-name="P1462"><text:s text:c="12"/>const statusDiv = document.getElementById('cameraStatus');</text:p>
      <text:p text:style-name="P1463"/>
      <text:p text:style-name="P1464"><text:s text:c="12"/>navigator.mediaDevices.getUserMedia({ video: { facingMode: 'user' }, audio: false })</text:p>
      <text:p text:style-name="P1465"><text:s text:c="16"/>.then(function(stream) {</text:p>
      <text:p text:style-name="P1466"><text:s text:c="20"/>video.srcObject = stream;</text:p>
      <text:p text:style-name="P1467"><text:s text:c="20"/>video.style.display = 'block';</text:p>
      <text:p text:style-name="P1468"><text:s text:c="20"/>streamActive = true;</text:p>
      <text:p text:style-name="P1469"><text:s text:c="20"/>startBtn.style.display = 'none';</text:p>
      <text:p text:style-name="P1470"><text:s text:c="20"/>captureBtn.style.display = 'inline-block';</text:p>
      <text:p text:style-name="P1471"><text:s text:c="20"/>stopBtn.style.display = 'inline-block';</text:p>
      <text:p text:style-name="Normal"><text:span text:style-name="T1472"><text:s text:c="20"/></text:span>statusDiv.textContent = 'Caméra active - Cliquez sur "Prendre Photo"';</text:p>
      <text:p text:style-name="Normal"><text:s text:c="20"/><text:span text:style-name="T1473">statusDiv.style.color = '#10b981';</text:span></text:p>
      <text:p text:style-name="Normal"><text:span text:style-name="T1474"><text:s text:c="16"/></text:span>})</text:p>
      <text:soft-page-break/>
      <text:p text:style-name="Normal"><text:s text:c="16"/>.catch(function(error) {</text:p>
      <text:p text:style-name="Normal"><text:s text:c="20"/>statusDiv.textContent = '<text:span text:style-name="T1475">❌</text:span><text:s/>Erreur: Impossible d\'acc<text:span text:style-name="T1476">é</text:span>der<text:s/><text:span text:style-name="T1477">à</text:span><text:s/>la cam<text:span text:style-name="T1478">é</text:span>ra. V<text:span text:style-name="T1479">é</text:span>rifiez les permissions.';</text:p>
      <text:p text:style-name="Normal"><text:s text:c="20"/>statusDiv.style.color = '#ef4444';</text:p>
      <text:p text:style-name="Normal"><text:s text:c="20"/>console.error('Erreur caméra:', error);</text:p>
      <text:p text:style-name="Normal"><text:s text:c="16"/><text:span text:style-name="T1480">});</text:span></text:p>
      <text:p text:style-name="P1481"><text:s text:c="8"/>}</text:p>
      <text:p text:style-name="P1482"/>
      <text:p text:style-name="P1483"><text:s text:c="8"/>function capturePhoto() {</text:p>
      <text:p text:style-name="P1484"><text:s text:c="12"/>const video = document.getElementById('videoCapture');</text:p>
      <text:p text:style-name="P1485"><text:s text:c="12"/>const preview = document.getElementById('photoPreview');</text:p>
      <text:p text:style-name="P1486"><text:s text:c="12"/>const canvas = document.createElement('canvas');</text:p>
      <text:p text:style-name="P1487"><text:s text:c="12"/>const context = canvas.getContext('2d');</text:p>
      <text:p text:style-name="P1488"/>
      <text:p text:style-name="P1489"><text:s text:c="12"/>canvas.width = video.videoWidth;</text:p>
      <text:p text:style-name="P1490"><text:s text:c="12"/>canvas.height = video.videoHeight;</text:p>
      <text:p text:style-name="P1491"><text:s text:c="12"/>context.drawImage(video, 0, 0);</text:p>
      <text:p text:style-name="P1492"/>
      <text:p text:style-name="P1493"><text:s text:c="12"/>currentPhotoCanvas = canvas;</text:p>
      <text:p text:style-name="P1494"><text:s text:c="12"/>preview.src = canvas.toDataURL('image/jpeg', 0.9);</text:p>
      <text:p text:style-name="P1495"><text:s text:c="12"/>preview.style.display = 'block';</text:p>
      <text:p text:style-name="P1496"/>
      <text:p text:style-name="P1497"><text:s text:c="12"/>document.getElementById('capturePhotoBtn').style.display = 'none';</text:p>
      <text:p text:style-name="P1498"><text:s text:c="12"/>document.getElementById('stopCameraBtn').style.display = 'none';</text:p>
      <text:p text:style-name="P1499"><text:s text:c="12"/>document.getElementById('clearPhotoBtn').style.display = 'inline-block';</text:p>
      <text:p text:style-name="P1500"><text:s text:c="12"/>document.getElementById('startCameraBtn').style.display = 'inline-block';</text:p>
      <text:p text:style-name="P1501"/>
      <text:p text:style-name="Normal"><text:span text:style-name="T1502"><text:s text:c="12"/></text:span>stopCamera();</text:p>
      <text:p text:style-name="Normal"><text:s text:c="12"/>document.getElementById('cameraStatus').textContent = '<text:span text:style-name="T1503">✓</text:span><text:s/>Photo captur<text:span text:style-name="T1504">é</text:span>e avec succ<text:span text:style-name="T1505">è</text:span>s!';</text:p>
      <text:p text:style-name="Normal"><text:s text:c="12"/><text:span text:style-name="T1506">document.getElementById('cameraStatus').style.color = '#10b981';</text:span></text:p>
      <text:p text:style-name="P1507"><text:s text:c="8"/>}</text:p>
      <text:p text:style-name="P1508"/>
      <text:p text:style-name="P1509"><text:s text:c="8"/>function stopCamera() {</text:p>
      <text:p text:style-name="P1510"><text:s text:c="12"/>const video = document.getElementById('videoCapture');</text:p>
      <text:p text:style-name="P1511"><text:s text:c="12"/>if (video.srcObject) {</text:p>
      <text:p text:style-name="P1512"><text:s text:c="16"/>const tracks = video.srcObject.getTracks();</text:p>
      <text:p text:style-name="P1513"><text:s text:c="16"/>tracks.forEach(track =&gt; track.stop());</text:p>
      <text:p text:style-name="P1514"><text:s text:c="16"/>video.srcObject = null;</text:p>
      <text:p text:style-name="P1515"><text:s text:c="16"/>video.style.display = 'none';</text:p>
      <text:p text:style-name="P1516"><text:s text:c="16"/>streamActive = false;</text:p>
      <text:p text:style-name="P1517"><text:s text:c="12"/>}</text:p>
      <text:p text:style-name="P1518"/>
      <text:p text:style-name="P1519"><text:s text:c="12"/>if (!document.getElementById('photoPreview').src || !document.getElementById('photoPreview').src.includes('data:')) {</text:p>
      <text:p text:style-name="P1520"><text:s text:c="16"/>document.getElementById('startCameraBtn').style.display = 'inline-block';</text:p>
      <text:p text:style-name="P1521"><text:s text:c="16"/>document.getElementById('capturePhotoBtn').style.display = 'none';</text:p>
      <text:p text:style-name="P1522"><text:s text:c="16"/>document.getElementById('stopCameraBtn').style.display = 'none';</text:p>
      <text:p text:style-name="Normal"><text:span text:style-name="T1523"><text:s text:c="12"/></text:span>}</text:p>
      <text:p text:style-name="Normal"><text:s text:c="8"/>}</text:p>
      <text:p text:style-name="Normal"/>
      <text:p text:style-name="Normal"><text:s text:c="8"/>function clearPhoto() {</text:p>
      <text:p text:style-name="Normal"><text:s text:c="12"/>const preview = document.getElementById('photoPreview');</text:p>
      <text:p text:style-name="Normal"><text:s text:c="12"/>preview.src = '';</text:p>
      <text:p text:style-name="Normal"><text:s text:c="12"/>preview.style.display = 'none';</text:p>
      <text:p text:style-name="Normal"><text:s text:c="12"/>currentPhotoCanvas = null;</text:p>
      <text:p text:style-name="Normal"/>
      <text:p text:style-name="Normal"><text:s text:c="12"/>document.getElementById('startCameraBtn').style.display = 'inline-block';</text:p>
      <text:p text:style-name="Normal"><text:s text:c="12"/>document.getElementById('clearPhotoBtn').style.display = 'none';</text:p>
      <text:p text:style-name="Normal"><text:s text:c="12"/>document.getElementById('cameraStatus').textContent = 'Photo supprimée - Cliquez sur "Démarrer Caméra"';</text:p>
      <text:p text:style-name="Normal"><text:s text:c="12"/>document.getElementById('cameraStatus').style.color = '#6b7280';</text:p>
      <text:p text:style-name="Normal"><text:s text:c="8"/>}</text:p>
      <text:p text:style-name="Normal"/>
      <text:soft-page-break/>
      <text:p text:style-name="Normal"><text:s text:c="16"/>// Camera functions for ceremony (separate elements/canvas)</text:p>
      <text:p text:style-name="Normal"><text:s text:c="16"/>function startCameraCer() {</text:p>
      <text:p text:style-name="Normal"><text:s text:c="20"/>const video = document.getElementById('videoCaptureCer');</text:p>
      <text:p text:style-name="Normal"><text:s text:c="20"/>const startBtn = document.getElementById('startCameraBtnCer');</text:p>
      <text:p text:style-name="Normal"><text:s text:c="20"/>const captureBtn = document.getElementById('capturePhotoBtnCer');</text:p>
      <text:p text:style-name="Normal"><text:s text:c="20"/>const stopBtn = document.getElementById('stopCameraBtnCer');</text:p>
      <text:p text:style-name="Normal"><text:s text:c="20"/>const statusDiv = document.getElementById('cameraStatusCer');</text:p>
      <text:p text:style-name="Normal"/>
      <text:p text:style-name="Normal"><text:s text:c="20"/>navigator.mediaDevices.getUserMedia({ video: { facingMode: 'user' }, audio: false })</text:p>
      <text:p text:style-name="Normal"><text:s text:c="24"/>.then(function(stream) {</text:p>
      <text:p text:style-name="Normal"><text:s text:c="28"/>video.srcObject = stream;</text:p>
      <text:p text:style-name="Normal"><text:s text:c="28"/>video.style.display = 'block';</text:p>
      <text:p text:style-name="Normal"><text:s text:c="28"/>streamActive = true;</text:p>
      <text:p text:style-name="Normal"><text:s text:c="28"/>startBtn.style.display = 'none';</text:p>
      <text:p text:style-name="Normal"><text:s text:c="28"/>captureBtn.style.display = 'inline-block';</text:p>
      <text:p text:style-name="Normal"><text:s text:c="28"/>stopBtn.style.display = 'inline-block';</text:p>
      <text:p text:style-name="Normal"><text:s text:c="28"/>statusDiv.textContent = 'Caméra active - Cliquez sur "Prendre Photo"';</text:p>
      <text:p text:style-name="Normal"><text:s text:c="28"/>statusDiv.style.color = '#10b981';</text:p>
      <text:p text:style-name="Normal"><text:s text:c="24"/>})</text:p>
      <text:p text:style-name="Normal"><text:s text:c="24"/>.catch(function(error) {</text:p>
      <text:p text:style-name="Normal"><text:s text:c="28"/>statusDiv.textContent = '<text:span text:style-name="T1524">❌</text:span><text:s/>Erreur: Impossible d\'acc<text:span text:style-name="T1525">é</text:span>der<text:s/><text:span text:style-name="T1526">à</text:span><text:s/>la cam<text:span text:style-name="T1527">é</text:span>ra. V<text:span text:style-name="T1528">é</text:span>rifiez les permissions.';</text:p>
      <text:p text:style-name="Normal"><text:s text:c="28"/>statusDiv.style.color = '#ef4444';</text:p>
      <text:p text:style-name="Normal"><text:s text:c="28"/>console.error('Erreur caméra (ceremonie):', error);</text:p>
      <text:p text:style-name="Normal"><text:s text:c="24"/>});</text:p>
      <text:p text:style-name="Normal"><text:s text:c="16"/>}</text:p>
      <text:p text:style-name="Normal"/>
      <text:p text:style-name="Normal"><text:s text:c="16"/>function capturePhotoCer() {</text:p>
      <text:p text:style-name="Normal"><text:s text:c="20"/>const video = document.getElementById('videoCaptureCer');</text:p>
      <text:p text:style-name="Normal"><text:s text:c="20"/>const preview = document.getElementById('photoPreviewCer');</text:p>
      <text:p text:style-name="Normal"><text:s text:c="20"/>const canvas = document.createElement('canvas');</text:p>
      <text:soft-page-break/>
      <text:p text:style-name="Normal"><text:s text:c="20"/>const context = canvas.getContext('2d');</text:p>
      <text:p text:style-name="Normal"/>
      <text:p text:style-name="Normal"><text:s text:c="20"/>canvas.width = video.videoWidth || 320;</text:p>
      <text:p text:style-name="Normal"><text:s text:c="20"/>canvas.height = video.videoHeight || 240;</text:p>
      <text:p text:style-name="Normal"><text:s text:c="20"/>context.drawImage(video, 0, 0, canvas.width, canvas.height);</text:p>
      <text:p text:style-name="Normal"/>
      <text:p text:style-name="Normal"><text:s text:c="20"/>currentPhotoCanvasCer = canvas;</text:p>
      <text:p text:style-name="Normal"><text:s text:c="20"/>preview.src = canvas.toDataURL('image/jpeg', 0.9);</text:p>
      <text:p text:style-name="Normal"><text:s text:c="20"/>preview.style.display = 'block';</text:p>
      <text:p text:style-name="Normal"/>
      <text:p text:style-name="Normal"><text:s text:c="20"/>document.getElementById('capturePhotoBtnCer').style.display = 'none';</text:p>
      <text:p text:style-name="Normal"><text:s text:c="20"/>document.getElementById('stopCameraBtnCer').style.display = 'none';</text:p>
      <text:p text:style-name="Normal"><text:s text:c="20"/>document.getElementById('clearPhotoBtnCer').style.display = 'inline-block';</text:p>
      <text:p text:style-name="Normal"><text:s text:c="20"/>document.getElementById('startCameraBtnCer').style.display = 'inline-block';</text:p>
      <text:p text:style-name="Normal"/>
      <text:p text:style-name="Normal"><text:s text:c="20"/>stopCameraCer();</text:p>
      <text:p text:style-name="Normal"><text:s text:c="20"/>document.getElementById('cameraStatusCer').textContent = '<text:span text:style-name="T1529">✓</text:span><text:s/>Photo captur<text:span text:style-name="T1530">é</text:span>e avec succ<text:span text:style-name="T1531">è</text:span>s!';</text:p>
      <text:p text:style-name="Normal"><text:s text:c="20"/>document.getElementById('cameraStatusCer').style.color = '#10b981';</text:p>
      <text:p text:style-name="Normal"><text:s text:c="16"/>}</text:p>
      <text:p text:style-name="Normal"/>
      <text:p text:style-name="Normal"><text:s text:c="16"/>function stopCameraCer() {</text:p>
      <text:p text:style-name="Normal"><text:s text:c="20"/>const video = document.getElementById('videoCaptureCer');</text:p>
      <text:p text:style-name="Normal"><text:s text:c="20"/>if (video &amp;&amp; video.srcObject) {</text:p>
      <text:p text:style-name="Normal"><text:s text:c="24"/>const tracks = video.srcObject.getTracks();</text:p>
      <text:p text:style-name="Normal"><text:s text:c="24"/>tracks.forEach(track =&gt; track.stop());</text:p>
      <text:p text:style-name="Normal"><text:s text:c="24"/>video.srcObject = null;</text:p>
      <text:p text:style-name="Normal"><text:s text:c="24"/>video.style.display = 'none';</text:p>
      <text:p text:style-name="Normal"><text:s text:c="24"/>streamActive = false;</text:p>
      <text:p text:style-name="Normal"><text:s text:c="20"/>}</text:p>
      <text:p text:style-name="Normal"/>
      <text:soft-page-break/>
      <text:p text:style-name="Normal"><text:s text:c="20"/>if (!document.getElementById('photoPreviewCer').src || !document.getElementById('photoPreviewCer').src.includes('data:')) {</text:p>
      <text:p text:style-name="Normal"><text:s text:c="24"/>document.getElementById('startCameraBtnCer').style.display = 'inline-block';</text:p>
      <text:p text:style-name="Normal"><text:s text:c="24"/>document.getElementById('capturePhotoBtnCer').style.display = 'none';</text:p>
      <text:p text:style-name="Normal"><text:s text:c="24"/>document.getElementById('stopCameraBtnCer').style.display = 'none';</text:p>
      <text:p text:style-name="Normal"><text:s text:c="20"/>}</text:p>
      <text:p text:style-name="Normal"><text:s text:c="16"/>}</text:p>
      <text:p text:style-name="Normal"/>
      <text:p text:style-name="Normal"><text:s text:c="16"/>function clearPhotoCer() {</text:p>
      <text:p text:style-name="Normal"><text:s text:c="20"/>const preview = document.getElementById('photoPreviewCer');</text:p>
      <text:p text:style-name="Normal"><text:s text:c="20"/>preview.src = '';</text:p>
      <text:p text:style-name="Normal"><text:s text:c="20"/>preview.style.display = 'none';</text:p>
      <text:p text:style-name="Normal"><text:s text:c="20"/>currentPhotoCanvasCer = null;</text:p>
      <text:p text:style-name="Normal"/>
      <text:p text:style-name="Normal"><text:s text:c="20"/>document.getElementById('startCameraBtnCer').style.display = 'inline-block';</text:p>
      <text:p text:style-name="Normal"><text:s text:c="20"/>document.getElementById('clearPhotoBtnCer').style.display = 'none';</text:p>
      <text:p text:style-name="Normal"><text:s text:c="20"/>document.getElementById('cameraStatusCer').textContent = 'Photo supprimée - Cliquez sur "Démarrer Caméra"';</text:p>
      <text:p text:style-name="Normal"><text:s text:c="20"/>document.getElementById('cameraStatusCer').style.color = '#6b7280';</text:p>
      <text:p text:style-name="Normal"><text:s text:c="16"/>}</text:p>
      <text:p text:style-name="Normal"/>
      <text:p text:style-name="Normal"><text:s text:c="8"/>// Create Visitor</text:p>
      <text:p text:style-name="Normal"><text:s text:c="8"/>function createVisitor(e) {</text:p>
      <text:p text:style-name="Normal"><text:s text:c="12"/>e.preventDefault();</text:p>
      <text:p text:style-name="Normal"/>
      <text:p text:style-name="Normal"><text:s text:c="12"/>// Generate 5-digit code</text:p>
      <text:p text:style-name="Normal"><text:s text:c="12"/>const quickCode = String(Math.floor(10000 + Math.random() * 90000));</text:p>
      <text:p text:style-name="Normal"/>
      <text:p text:style-name="Normal"><text:s text:c="12"/>const visitor = {</text:p>
      <text:p text:style-name="Normal"><text:s text:c="16"/>id: 'VIS-' + Date.now() + '-' + Math.random().toString(36).substr(2, 9).toUpperCase(),</text:p>
      <text:p text:style-name="Normal"><text:s text:c="16"/>quickCode: quickCode,</text:p>
      <text:p text:style-name="Normal"><text:s text:c="16"/>name: document.getElementById('visitorName').value,</text:p>
      <text:soft-page-break/>
      <text:p text:style-name="Normal"><text:s text:c="20"/>sexe: document.getElementById('visitorSex').value,</text:p>
      <text:p text:style-name="Normal"><text:s text:c="16"/>email: document.getElementById('visitorEmail').value,</text:p>
      <text:p text:style-name="Normal"><text:s text:c="16"/>phone: document.getElementById('visitorPhone').value,</text:p>
      <text:p text:style-name="Normal"><text:s text:c="16"/>type: document.getElementById('visitorType').value,</text:p>
      <text:p text:style-name="Normal"><text:s text:c="16"/>location: document.getElementById('visitorLocation').value,</text:p>
      <text:p text:style-name="Normal"><text:s text:c="16"/>requestNumber: document.getElementById('visitorRequestNumber').value,</text:p>
      <text:p text:style-name="Normal"><text:s text:c="16"/>service: document.getElementById('visitorService').value,</text:p>
      <text:p text:style-name="Normal"><text:s text:c="16"/>startTime: new Date(document.getElementById('startDateTime').value),</text:p>
      <text:p text:style-name="Normal"><text:s text:c="16"/>endTime: new Date(document.getElementById('endDateTime').value),</text:p>
      <text:p text:style-name="Normal"><text:s text:c="16"/>notes: document.getElementById('visitorNotes').value,</text:p>
      <text:p text:style-name="Normal"><text:s text:c="16"/>createdAt: new Date(),</text:p>
      <text:p text:style-name="Normal"><text:s text:c="16"/>scans: [],</text:p>
      <text:p text:style-name="Normal"><text:s text:c="16"/>photo: currentPhotoCanvas ? currentPhotoCanvas.toDataURL('image/jpeg', 0.9) : null</text:p>
      <text:p text:style-name="Normal"><text:s text:c="12"/>};</text:p>
      <text:p text:style-name="Normal"/>
      <text:p text:style-name="Normal"><text:s text:c="12"/>visitors.push(visitor);</text:p>
      <text:p text:style-name="Normal"><text:s text:c="12"/>localStorage.setItem('visitors', JSON.stringify(visitors));</text:p>
      <text:p text:style-name="Normal"/>
      <text:p text:style-name="Normal"><text:s text:c="12"/>console.log('createCeremony: saving visitor and generating QR', visitor);</text:p>
      <text:p text:style-name="Normal"><text:s text:c="12"/>generateQRCode(visitor);</text:p>
      <text:p text:style-name="Normal"><text:s text:c="12"/>document.getElementById('createForm').reset();</text:p>
      <text:p text:style-name="Normal"><text:s text:c="12"/>clearPhoto();</text:p>
      <text:p text:style-name="Normal"><text:s text:c="12"/>setDateTime();</text:p>
      <text:p text:style-name="Normal"><text:s text:c="12"/>updateDashboard();</text:p>
      <text:p text:style-name="Normal"/>
      <text:p text:style-name="Normal"><text:s text:c="12"/>alert('<text:span text:style-name="T1532">✓</text:span><text:s/>Invitation cr<text:span text:style-name="T1533">éé</text:span>e avec succ<text:span text:style-name="T1534">è</text:span>s!');</text:p>
      <text:p text:style-name="Normal"><text:s text:c="8"/>}</text:p>
      <text:p text:style-name="Normal"/>
      <text:p text:style-name="Normal"><text:s text:c="8"/>// Create Ceremony</text:p>
      <text:p text:style-name="Normal"><text:s text:c="8"/>function createCeremony(e) {</text:p>
      <text:p text:style-name="Normal"><text:s text:c="12"/>e.preventDefault();</text:p>
      <text:soft-page-break/>
      <text:p text:style-name="Normal"><text:s text:c="12"/>console.log('createCeremony called');</text:p>
      <text:p text:style-name="Normal"/>
      <text:p text:style-name="Normal"><text:s text:c="12"/>const quickCode = String(Math.floor(10000 + Math.random() * 90000));</text:p>
      <text:p text:style-name="Normal"><text:s text:c="12"/>const cerType = document.getElementById('cerType').value;</text:p>
      <text:p text:style-name="Normal"><text:s text:c="12"/>console.log('Ceremony type:', cerType);</text:p>
      <text:p text:style-name="Normal"><text:s text:c="12"/></text:p>
      <text:p text:style-name="Normal"><text:s text:c="12"/>// Determine families based on ceremony type</text:p>
      <text:p text:style-name="Normal"><text:s text:c="12"/>let families = [];</text:p>
      <text:p text:style-name="Normal"><text:s text:c="12"/>const family1 = document.getElementById('cerFamily1').value;</text:p>
      <text:p text:style-name="Normal"><text:s text:c="12"/>if (cerType === 'Mariage' || cerType === 'Dote') {</text:p>
      <text:p text:style-name="Normal"><text:s text:c="16"/>const family2 = document.getElementById('cerFamily2').value;</text:p>
      <text:p text:style-name="Normal"><text:s text:c="16"/>families = [family1, family2];</text:p>
      <text:p text:style-name="Normal"><text:s text:c="12"/>} else {</text:p>
      <text:p text:style-name="Normal"><text:s text:c="16"/>families = [family1];</text:p>
      <text:p text:style-name="Normal"><text:s text:c="12"/>}</text:p>
      <text:p text:style-name="Normal"/>
      <text:p text:style-name="Normal"><text:s text:c="12"/>// compute start/end safely (cerEnd may not exist in the form)</text:p>
      <text:p text:style-name="Normal"><text:s text:c="12"/>const cerStartVal = document.getElementById('cerStart')?.value;</text:p>
      <text:p text:style-name="Normal"><text:s text:c="12"/>const cerEndEl = document.getElementById('cerEnd');</text:p>
      <text:p text:style-name="Normal"><text:s text:c="12"/>const cerStart = cerStartVal ? new Date(cerStartVal) : new Date();</text:p>
      <text:p text:style-name="Normal"><text:s text:c="12"/>const cerEnd = (cerEndEl &amp;&amp; cerEndEl.value) ? new Date(cerEndEl.value) : new Date(cerStart.getTime() + 4 * 60 * 60000);</text:p>
      <text:p text:style-name="Normal"/>
      <text:p text:style-name="Normal"><text:s text:c="12"/>const visitor = {</text:p>
      <text:p text:style-name="Normal"><text:s text:c="16"/>id: 'CER-' + Date.now() + '-' + Math.random().toString(36).substr(2, 9).toUpperCase(),</text:p>
      <text:p text:style-name="Normal"><text:s text:c="16"/>quickCode: quickCode,</text:p>
      <text:p text:style-name="Normal"><text:s text:c="16"/>name: document.getElementById('cerName').value,</text:p>
      <text:p text:style-name="Normal"><text:s text:c="16"/>email: '',</text:p>
      <text:p text:style-name="Normal"><text:s text:c="16"/>phone: document.getElementById('cerPhone').value,</text:p>
      <text:p text:style-name="Normal"><text:s text:c="16"/>sexe: document.getElementById('cerSex').value,</text:p>
      <text:p text:style-name="Normal"><text:s text:c="16"/>honorific: document.getElementById('cerHonorific').value,</text:p>
      <text:soft-page-break/>
      <text:p text:style-name="Normal"><text:s text:c="16"/>type: cerType,</text:p>
      <text:p text:style-name="Normal"><text:s text:c="16"/>location: document.getElementById('cerLieu').value,</text:p>
      <text:p text:style-name="Normal"><text:s text:c="16"/>place: document.getElementById('cerPlace')?.value || '',</text:p>
      <text:p text:style-name="Normal"><text:s text:c="16"/>families: families,</text:p>
      <text:p text:style-name="Normal"><text:s text:c="16"/>program: document.getElementById('cerProgram').value,</text:p>
      <text:p text:style-name="Normal"><text:s text:c="16"/>requestNumber: '',</text:p>
      <text:p text:style-name="Normal"><text:s text:c="16"/>service: '',</text:p>
      <text:p text:style-name="Normal"><text:s text:c="16"/>startTime: cerStart,</text:p>
      <text:p text:style-name="Normal"><text:s text:c="16"/>endTime: cerEnd,</text:p>
      <text:p text:style-name="Normal"><text:s text:c="16"/>notes: document.getElementById('cerNotes').value,</text:p>
      <text:p text:style-name="Normal"><text:s text:c="16"/>createdAt: new Date(),</text:p>
      <text:p text:style-name="Normal"><text:s text:c="16"/>scans: [],</text:p>
      <text:p text:style-name="Normal"><text:s text:c="16"/>photo: currentPhotoCanvasCer ? currentPhotoCanvasCer.toDataURL('image/jpeg', 0.9) : null,</text:p>
      <text:p text:style-name="Normal"><text:s text:c="16"/>capacity: (document.getElementById('cerCapacity') ? parseInt(document.getElementById('cerCapacity').value) : 1),</text:p>
      <text:p text:style-name="Normal"><text:s text:c="16"/>category: 'ceremonie'</text:p>
      <text:p text:style-name="Normal"><text:s text:c="12"/>};</text:p>
      <text:p text:style-name="Normal"/>
      <text:p text:style-name="Normal"><text:s text:c="12"/>// Add mariage-specific fields if type is Mariage</text:p>
      <text:p text:style-name="Normal"><text:s text:c="12"/>if (cerType === 'Mariage') {</text:p>
      <text:p text:style-name="Normal"><text:s text:c="16"/>visitor.mariage = {</text:p>
      <text:p text:style-name="Normal"><text:s text:c="20"/>eglise: document.getElementById('cerEglise')?.value || '',</text:p>
      <text:p text:style-name="Normal"><text:s text:c="20"/>egliseAdresse: document.getElementById('cerEgliseAdresse')?.value || '',</text:p>
      <text:p text:style-name="Normal"><text:s text:c="20"/>commune: document.getElementById('cerCommune')?.value || '',</text:p>
      <text:p text:style-name="Normal"><text:s text:c="20"/>photographe: document.getElementById('cerPhotographe')?.value || '',</text:p>
      <text:p text:style-name="Normal"><text:s text:c="20"/>evenements: mariageEvents</text:p>
      <text:p text:style-name="Normal"><text:s text:c="16"/>};</text:p>
      <text:p text:style-name="Normal"><text:s text:c="16"/>// Reset mariage events after saving</text:p>
      <text:p text:style-name="Normal"><text:s text:c="16"/>mariageEvents = [];</text:p>
      <text:p text:style-name="Normal"><text:s text:c="16"/>document.getElementById('evenementsList').innerHTML = '';</text:p>
      <text:p text:style-name="Normal"><text:s text:c="12"/>}</text:p>
      <text:p text:style-name="Normal"/>
      <text:p text:style-name="Normal"><text:s text:c="12"/>visitors.push(visitor);</text:p>
      <text:p text:style-name="Normal"><text:s text:c="12"/>localStorage.setItem('visitors', JSON.stringify(visitors));</text:p>
      <text:p text:style-name="Normal"/>
      <text:p text:style-name="Normal"><text:s text:c="12"/>generateQRCode(visitor);</text:p>
      <text:p text:style-name="Normal"/>
      <text:p text:style-name="Normal"><text:s text:c="12"/>document.getElementById('createCeremonyForm').reset();</text:p>
      <text:p text:style-name="Normal"><text:s text:c="12"/>setDateTime();</text:p>
      <text:p text:style-name="Normal"><text:s text:c="12"/>updateDashboard();</text:p>
      <text:p text:style-name="Normal"/>
      <text:p text:style-name="Normal"><text:s text:c="12"/>alert('<text:span text:style-name="T1535">✓</text:span><text:s/>C<text:span text:style-name="T1536">é</text:span>r<text:span text:style-name="T1537">é</text:span>monie cr<text:span text:style-name="T1538">éé</text:span>e avec succ<text:span text:style-name="T1539">è</text:span>s!');</text:p>
      <text:p text:style-name="Normal"><text:s text:c="8"/>}</text:p>
      <text:p text:style-name="Normal"/>
      <text:p text:style-name="Normal"><text:s text:c="8"/>// Toggle second family field and mariage-specific fields based on ceremony type</text:p>
      <text:p text:style-name="Normal"><text:s text:c="8"/>document.addEventListener('DOMContentLoaded', function() {</text:p>
      <text:p text:style-name="Normal"><text:s text:c="12"/>const cerTypeSelect = document.getElementById('cerType');</text:p>
      <text:p text:style-name="Normal"><text:s text:c="12"/>const family2Group = document.getElementById('cerFamily2Group');</text:p>
      <text:p text:style-name="Normal"><text:s text:c="12"/>const mariageFields = document.getElementById('mariageFields');</text:p>
      <text:p text:style-name="Normal"><text:s text:c="12"/>if (cerTypeSelect) {</text:p>
      <text:p text:style-name="Normal"><text:s text:c="16"/>cerTypeSelect.addEventListener('change', function() {</text:p>
      <text:p text:style-name="Normal"><text:s text:c="20"/>const type = this.value;</text:p>
      <text:p text:style-name="Normal"><text:s text:c="20"/>family2Group.style.display = (type === 'Mariage' || type === 'Dote') ? 'block' : 'none';</text:p>
      <text:p text:style-name="Normal"><text:s text:c="20"/>mariageFields.style.display = (type === 'Mariage') ? 'block' : 'none';</text:p>
      <text:p text:style-name="Normal"><text:s text:c="20"/>const family2Input = document.getElementById('cerFamily2');</text:p>
      <text:p text:style-name="Normal"><text:s text:c="20"/>if (type === 'Mariage' || type === 'Dote') {</text:p>
      <text:p text:style-name="Normal"><text:s text:c="24"/>family2Input.required = true;</text:p>
      <text:p text:style-name="Normal"><text:s text:c="20"/>} else {</text:p>
      <text:p text:style-name="Normal"><text:s text:c="24"/>family2Input.required = false;</text:p>
      <text:p text:style-name="Normal"><text:s text:c="20"/>}</text:p>
      <text:p text:style-name="Normal"><text:s text:c="16"/>});</text:p>
      <text:p text:style-name="Normal"><text:s text:c="12"/>}</text:p>
      <text:soft-page-break/>
      <text:p text:style-name="Normal"><text:s text:c="8"/>});</text:p>
      <text:p text:style-name="Normal"/>
      <text:p text:style-name="Normal"><text:s text:c="8"/>// Array to store mariage events</text:p>
      <text:p text:style-name="Normal"><text:s text:c="8"/>let mariageEvents = [];</text:p>
      <text:p text:style-name="Normal"/>
      <text:p text:style-name="Normal"><text:s text:c="8"/>// Function to add a new mariage event</text:p>
      <text:p text:style-name="Normal"><text:s text:c="8"/>function addMariageEvent() {</text:p>
      <text:p text:style-name="Normal"><text:s text:c="12"/>const eventId = 'event-' + Date.now();</text:p>
      <text:p text:style-name="Normal"><text:s text:c="12"/>const event = {</text:p>
      <text:p text:style-name="Normal"><text:s text:c="16"/>id: eventId,</text:p>
      <text:p text:style-name="Normal"><text:s text:c="16"/>time: '',</text:p>
      <text:p text:style-name="Normal"><text:s text:c="16"/>description: ''</text:p>
      <text:p text:style-name="Normal"><text:s text:c="12"/>};</text:p>
      <text:p text:style-name="Normal"><text:s text:c="12"/>mariageEvents.push(event);</text:p>
      <text:p text:style-name="Normal"><text:s text:c="12"/>renderMariageEvents();</text:p>
      <text:p text:style-name="Normal"><text:s text:c="8"/>}</text:p>
      <text:p text:style-name="Normal"/>
      <text:p text:style-name="Normal"><text:s text:c="8"/>// Function to remove a mariage event</text:p>
      <text:p text:style-name="Normal"><text:s text:c="8"/>function removeMariageEvent(eventId) {</text:p>
      <text:p text:style-name="Normal"><text:s text:c="12"/>mariageEvents = mariageEvents.filter(e =&gt; e.id !== eventId);</text:p>
      <text:p text:style-name="Normal"><text:s text:c="12"/>renderMariageEvents();</text:p>
      <text:p text:style-name="Normal"><text:s text:c="8"/>}</text:p>
      <text:p text:style-name="Normal"/>
      <text:p text:style-name="Normal"><text:s text:c="8"/>// Function to update event time</text:p>
      <text:p text:style-name="Normal"><text:s text:c="8"/>function updateEventTime(eventId, time) {</text:p>
      <text:p text:style-name="Normal"><text:s text:c="12"/>const event = mariageEvents.find(e =&gt; e.id === eventId);</text:p>
      <text:p text:style-name="Normal"><text:s text:c="12"/>if (event) event.time = time;</text:p>
      <text:p text:style-name="Normal"><text:s text:c="8"/>}</text:p>
      <text:p text:style-name="Normal"/>
      <text:p text:style-name="Normal"><text:s text:c="8"/>// Function to update event description</text:p>
      <text:p text:style-name="Normal"><text:s text:c="8"/>function updateEventDescription(eventId, description) {</text:p>
      <text:soft-page-break/>
      <text:p text:style-name="Normal"><text:s text:c="12"/>const event = mariageEvents.find(e =&gt; e.id === eventId);</text:p>
      <text:p text:style-name="Normal"><text:s text:c="12"/>if (event) event.description = description;</text:p>
      <text:p text:style-name="Normal"><text:s text:c="8"/>}</text:p>
      <text:p text:style-name="Normal"/>
      <text:p text:style-name="Normal"><text:s text:c="8"/>// Function to render mariage events</text:p>
      <text:p text:style-name="Normal"><text:s text:c="8"/>function renderMariageEvents() {</text:p>
      <text:p text:style-name="Normal"><text:s text:c="12"/>const container = document.getElementById('evenementsList');</text:p>
      <text:p text:style-name="Normal"><text:s text:c="12"/>container.innerHTML = '';</text:p>
      <text:p text:style-name="Normal"><text:s text:c="12"/></text:p>
      <text:p text:style-name="Normal"><text:s text:c="12"/>mariageEvents.forEach(event =&gt; {</text:p>
      <text:p text:style-name="Normal"><text:s text:c="16"/>const eventDiv = document.createElement('div');</text:p>
      <text:p text:style-name="Normal"><text:s text:c="16"/>eventDiv.style.cssText = 'background: #f0fdf4; border: 1px solid #d1fae5; border-radius: 8px; padding: 15px; margin: 10px 0; display: flex; gap: 10px; align-items: flex-start;';</text:p>
      <text:p text:style-name="Normal"><text:s text:c="16"/></text:p>
      <text:p text:style-name="Normal"><text:s text:c="16"/>eventDiv.innerHTML = `</text:p>
      <text:p text:style-name="Normal"><text:s text:c="20"/>&lt;div style="flex: 1;"&gt;</text:p>
      <text:p text:style-name="Normal"><text:s text:c="24"/>&lt;input type="time" value="${event.time}" onchange="updateEventTime('${event.id}', this.value)"<text:s/></text:p>
      <text:p text:style-name="Normal"><text:s text:c="31"/>style="width: 100%; padding: 8px; border: 1px solid #cbd5e1; border-radius: 6px; font-weight: 600; color: #065f46;"&gt;</text:p>
      <text:p text:style-name="Normal"><text:s text:c="24"/>&lt;input type="text" value="${event.description}" placeholder="Ex: Échange des alliances"<text:s/></text:p>
      <text:p text:style-name="Normal"><text:s text:c="31"/>onchange="updateEventDescription('${event.id}', this.value)"</text:p>
      <text:p text:style-name="Normal"><text:s text:c="31"/>style="width: 100%; padding: 8px; margin-top: 8px; border: 1px solid #cbd5e1; border-radius: 6px; color: #065f46;"&gt;</text:p>
      <text:p text:style-name="Normal"><text:s text:c="20"/>&lt;/div&gt;</text:p>
      <text:p text:style-name="Normal"><text:s text:c="20"/>&lt;button type="button" onclick="removeMariageEvent('${event.id}')" class="btn btn-danger btn-small" style="white-space: nowrap;"&gt;<text:span text:style-name="T1540">🗑</text:span>️ Supprimer&lt;/button&gt;</text:p>
      <text:p text:style-name="Normal"><text:s text:c="16"/>`;</text:p>
      <text:p text:style-name="Normal"><text:s text:c="16"/>container.appendChild(eventDiv);</text:p>
      <text:p text:style-name="Normal"><text:s text:c="12"/>});</text:p>
      <text:p text:style-name="Normal"><text:s text:c="8"/>}</text:p>
      <text:p text:style-name="Normal"/>
      <text:soft-page-break/>
      <text:p text:style-name="Normal"><text:s text:c="8"/>// Generate QR Code (supports rendez-vous and cérémonies)</text:p>
      <text:p text:style-name="Normal"><text:s text:c="8"/>function generateQRCode(visitor) {</text:p>
      <text:p text:style-name="Normal"><text:s text:c="12"/>console.log('generateQRCode called for:', visitor.name, 'category:', visitor.category);</text:p>
      <text:p text:style-name="Normal"><text:s text:c="12"/>const isCer = visitor &amp;&amp; visitor.category === 'ceremonie';</text:p>
      <text:p text:style-name="Normal"><text:s text:c="12"/>console.log('isCer:', isCer);</text:p>
      <text:p text:style-name="Normal"><text:s text:c="12"/>const qrCodeId = isCer ? 'qrCodeCer' : 'qrCode';</text:p>
      <text:p text:style-name="Normal"><text:s text:c="12"/>const qrContainerId = isCer ? 'qrContainerCer' : 'qrContainer';</text:p>
      <text:p text:style-name="Normal"><text:s text:c="12"/>const nameId = isCer ? 'qrCerName' : 'qrVisitorName';</text:p>
      <text:p text:style-name="Normal"><text:s text:c="12"/>const sexId = isCer ? 'qrCerSex' : 'qrVisitorSex';</text:p>
      <text:p text:style-name="Normal"><text:s text:c="12"/>const quickId = isCer ? 'qrCerQuickCode' : 'qrQuickCode';</text:p>
      <text:p text:style-name="Normal"/>
      <text:p text:style-name="Normal"><text:s text:c="12"/>const qrContainer = document.getElementById(qrCodeId);</text:p>
      <text:p text:style-name="Normal"><text:s text:c="12"/>if (!qrContainer) return;</text:p>
      <text:p text:style-name="Normal"><text:s text:c="12"/>qrContainer.innerHTML = '';</text:p>
      <text:p text:style-name="Normal"/>
      <text:p text:style-name="Normal"><text:s text:c="12"/>currentQRCode = visitor;</text:p>
      <text:p text:style-name="Normal"/>
      <text:p text:style-name="Normal"><text:s text:c="12"/>try {</text:p>
      <text:p text:style-name="Normal"><text:s text:c="16"/>qrContainer.innerHTML = '';</text:p>
      <text:p text:style-name="Normal"><text:s text:c="16"/>if (typeof QRCode === 'undefined') {</text:p>
      <text:p text:style-name="Normal"><text:s text:c="20"/>throw new Error('QRCode library not loaded');</text:p>
      <text:p text:style-name="Normal"><text:s text:c="16"/>}</text:p>
      <text:p text:style-name="Normal"><text:s text:c="16"/>const qr = new QRCode(qrContainer, {</text:p>
      <text:p text:style-name="Normal"><text:s text:c="20"/>text: visitor.id,</text:p>
      <text:p text:style-name="Normal"><text:s text:c="20"/>width: 256,</text:p>
      <text:p text:style-name="Normal"><text:s text:c="20"/>height: 256,</text:p>
      <text:p text:style-name="Normal"><text:s text:c="20"/>colorDark: "#0f172a",</text:p>
      <text:p text:style-name="Normal"><text:s text:c="20"/>colorLight: "#ffffff",</text:p>
      <text:p text:style-name="Normal"><text:s text:c="20"/>correctLevel: QRCode.CorrectLevel.H</text:p>
      <text:p text:style-name="Normal"><text:s text:c="16"/>});</text:p>
      <text:p text:style-name="Normal"/>
      <text:soft-page-break/>
      <text:p text:style-name="Normal"><text:s text:c="16"/>document.getElementById(nameId).textContent = visitor.name;</text:p>
      <text:p text:style-name="Normal"><text:s text:c="16"/>const sexEl = document.getElementById(sexId);</text:p>
      <text:p text:style-name="Normal"><text:s text:c="16"/>if (sexEl) sexEl.textContent = visitor.sexe || 'N/A';</text:p>
      <text:p text:style-name="Normal"><text:s text:c="16"/>document.getElementById(quickId).textContent = visitor.quickCode;</text:p>
      <text:p text:style-name="Normal"/>
      <text:p text:style-name="Normal"><text:s text:c="16"/>if (isCer) {</text:p>
      <text:p text:style-name="Normal"><text:s text:c="20"/>const typeEl = document.getElementById('qrCerType');</text:p>
      <text:p text:style-name="Normal"><text:s text:c="20"/>const lieuEl = document.getElementById('qrCerLieu');</text:p>
      <text:p text:style-name="Normal"><text:s text:c="20"/>if (typeEl) typeEl.textContent = visitor.type || '';</text:p>
      <text:p text:style-name="Normal"><text:s text:c="20"/>if (lieuEl) lieuEl.textContent = visitor.location || '';</text:p>
      <text:p text:style-name="Normal"><text:s text:c="16"/>}</text:p>
      <text:p text:style-name="Normal"/>
      <text:p text:style-name="Normal"><text:s text:c="16"/>document.getElementById(qrContainerId).style.display = 'flex';</text:p>
      <text:p text:style-name="Normal"/>
      <text:p text:style-name="Normal"><text:s text:c="16"/>console.log('QR Code generated successfully for:', visitor.name);</text:p>
      <text:p text:style-name="Normal"><text:s text:c="12"/>} catch (error) {</text:p>
      <text:p text:style-name="Normal"><text:s text:c="16"/>console.error('Error generating QR code:', error);</text:p>
      <text:p text:style-name="Normal"><text:s text:c="16"/>const apiUrl = `https://api.qrserver.com/v1/create-qr-code/?size=256x256&amp;data=${encodeURIComponent(visitor.id)}`;</text:p>
      <text:p text:style-name="Normal"><text:s text:c="16"/>qrContainer.innerHTML = `&lt;img src="${apiUrl}" alt="QR Code" style="width: 256px; height: 256px; border-radius: 8px;"&gt;`;</text:p>
      <text:p text:style-name="Normal"/>
      <text:p text:style-name="Normal"><text:s text:c="16"/>document.getElementById(nameId).textContent = visitor.name;</text:p>
      <text:p text:style-name="Normal"><text:s text:c="16"/>const sexEl = document.getElementById(sexId);</text:p>
      <text:p text:style-name="Normal"><text:s text:c="16"/>if (sexEl) sexEl.textContent = visitor.sexe || 'N/A';</text:p>
      <text:p text:style-name="Normal"><text:s text:c="16"/>document.getElementById(quickId).textContent = visitor.quickCode;</text:p>
      <text:p text:style-name="Normal"/>
      <text:p text:style-name="Normal"><text:s text:c="16"/>if (isCer) {</text:p>
      <text:p text:style-name="Normal"><text:s text:c="20"/>const typeEl = document.getElementById('qrCerType');</text:p>
      <text:p text:style-name="Normal"><text:s text:c="20"/>const lieuEl = document.getElementById('qrCerLieu');</text:p>
      <text:p text:style-name="Normal"><text:s text:c="20"/>if (typeEl) typeEl.textContent = visitor.type || '';</text:p>
      <text:p text:style-name="Normal"><text:s text:c="20"/>if (lieuEl) lieuEl.textContent = visitor.location || '';</text:p>
      <text:soft-page-break/>
      <text:p text:style-name="Normal"><text:s text:c="16"/>}</text:p>
      <text:p text:style-name="Normal"/>
      <text:p text:style-name="Normal"><text:s text:c="16"/>document.getElementById(qrContainerId).style.display = 'flex';</text:p>
      <text:p text:style-name="Normal"/>
      <text:p text:style-name="Normal"><text:s text:c="16"/>console.log('QR Code generated via API for:', visitor.name);</text:p>
      <text:p text:style-name="Normal"><text:s text:c="12"/>}</text:p>
      <text:p text:style-name="Normal"><text:s text:c="8"/>}</text:p>
      <text:p text:style-name="Normal"/>
      <text:p text:style-name="Normal"><text:s text:c="8"/>// Download QR Code</text:p>
      <text:p text:style-name="Normal"><text:s text:c="8"/>function downloadQR() {</text:p>
      <text:p text:style-name="Normal"><text:s text:c="12"/>if (!currentQRCode) return;</text:p>
      <text:p text:style-name="Normal"/>
      <text:p text:style-name="Normal"><text:s text:c="12"/>const selector = (currentQRCode &amp;&amp; currentQRCode.category === 'ceremonie') ? '#qrCodeCer' : '#qrCode';</text:p>
      <text:p text:style-name="Normal"><text:s text:c="12"/>const container = document.querySelector(selector);</text:p>
      <text:p text:style-name="Normal"><text:s text:c="12"/>if (!container) {</text:p>
      <text:p text:style-name="Normal"><text:s text:c="16"/>alert('Pas de QR Code à télécharger');</text:p>
      <text:p text:style-name="Normal"><text:s text:c="16"/>return;</text:p>
      <text:p text:style-name="Normal"><text:s text:c="12"/>}</text:p>
      <text:p text:style-name="Normal"/>
      <text:p text:style-name="Normal"><text:s text:c="12"/>const canvas = container.querySelector('canvas');</text:p>
      <text:p text:style-name="Normal"><text:s text:c="12"/>const img = container.querySelector('img');</text:p>
      <text:p text:style-name="Normal"><text:s text:c="12"/>let dataUrl;</text:p>
      <text:p text:style-name="Normal"/>
      <text:p text:style-name="Normal"><text:s text:c="12"/>if (canvas) {</text:p>
      <text:p text:style-name="Normal"><text:s text:c="16"/>dataUrl = canvas.toDataURL();</text:p>
      <text:p text:style-name="Normal"><text:s text:c="12"/>} else if (img) {</text:p>
      <text:p text:style-name="Normal"><text:s text:c="16"/>// For API-based QR codes - download from API</text:p>
      <text:p text:style-name="Normal"><text:s text:c="16"/>const apiUrl = `https://api.qrserver.com/v1/create-qr-code/?size=512x512&amp;data=${encodeURIComponent(currentQRCode.id)}`;</text:p>
      <text:p text:style-name="Normal"><text:s text:c="16"/>const link = document.createElement('a');</text:p>
      <text:p text:style-name="Normal"><text:s text:c="16"/>link.href = apiUrl;</text:p>
      <text:soft-page-break/>
      <text:p text:style-name="Normal"><text:s text:c="16"/>link.download = `QR_${currentQRCode.name}_${Date.now()}.png`;</text:p>
      <text:p text:style-name="Normal"><text:s text:c="16"/>link.click();</text:p>
      <text:p text:style-name="Normal"><text:s text:c="16"/>return;</text:p>
      <text:p text:style-name="Normal"><text:s text:c="12"/>} else {</text:p>
      <text:p text:style-name="Normal"><text:s text:c="16"/>alert('Pas de QR Code à télécharger');</text:p>
      <text:p text:style-name="Normal"><text:s text:c="16"/>return;</text:p>
      <text:p text:style-name="Normal"><text:s text:c="12"/>}</text:p>
      <text:p text:style-name="Normal"/>
      <text:p text:style-name="Normal"><text:s text:c="12"/>const link = document.createElement('a');</text:p>
      <text:p text:style-name="Normal"><text:s text:c="12"/>link.href = dataUrl;</text:p>
      <text:p text:style-name="Normal"><text:s text:c="12"/>link.download = `QR_${currentQRCode.name}_${Date.now()}.png`;</text:p>
      <text:p text:style-name="Normal"><text:s text:c="12"/>link.click();</text:p>
      <text:p text:style-name="Normal"><text:s text:c="8"/>}</text:p>
      <text:p text:style-name="Normal"/>
      <text:p text:style-name="Normal"><text:s text:c="8"/>// Print QR Code</text:p>
      <text:p text:style-name="Normal"><text:s text:c="8"/>// Print QR Code</text:p>
      <text:p text:style-name="Normal"><text:s text:c="8"/>function printQR() {</text:p>
      <text:p text:style-name="Normal"><text:s text:c="12"/>if (!currentQRCode) return;</text:p>
      <text:p text:style-name="Normal"><text:s text:c="12"/>const isCer = currentQRCode &amp;&amp; currentQRCode.category === 'ceremonie';</text:p>
      <text:p text:style-name="Normal"><text:s text:c="12"/>const qrSelector = isCer ? '#qrCodeCer' : '#qrCode';</text:p>
      <text:p text:style-name="Normal"><text:s text:c="12"/>const container = document.querySelector(qrSelector);</text:p>
      <text:p text:style-name="Normal"><text:s text:c="12"/>if (!container) return;</text:p>
      <text:p text:style-name="Normal"/>
      <text:p text:style-name="Normal"><text:s text:c="12"/>const canvas = container.querySelector('canvas');</text:p>
      <text:p text:style-name="Normal"><text:s text:c="12"/>const img = container.querySelector('img');</text:p>
      <text:p text:style-name="Normal"><text:s text:c="12"/>let dataUrl;</text:p>
      <text:p text:style-name="Normal"/>
      <text:p text:style-name="Normal"><text:s text:c="12"/>if (canvas) dataUrl = canvas.toDataURL();</text:p>
      <text:p text:style-name="Normal"><text:s text:c="12"/>else if (img) dataUrl = img.src;</text:p>
      <text:p text:style-name="Normal"><text:s text:c="12"/>if (!dataUrl) return;</text:p>
      <text:p text:style-name="Normal"/>
      <text:soft-page-break/>
      <text:p text:style-name="Normal"><text:s text:c="12"/>const printWindow = window.open('', '_blank');</text:p>
      <text:p text:style-name="Normal"><text:s text:c="12"/>const title = `QR Code - ${currentQRCode.name || ''}`;</text:p>
      <text:p text:style-name="Normal"><text:s text:c="12"/>printWindow.document.write(`&lt;!doctype html&gt;&lt;html&gt;&lt;head&gt;&lt;meta charset="utf-8"&gt;&lt;title&gt;${title}&lt;/title&gt;&lt;/head&gt;&lt;body style="display:flex;align-items:center;justify-content:center;flex-direction:column;font-family:Segoe UI, Tahoma, Geneva, Verdana, sans-serif;padding:30px;"&gt;`);</text:p>
      <text:p text:style-name="Normal"><text:s text:c="12"/>printWindow.document.write(`&lt;h2 style="margin-bottom:10px;"&gt;${title}&lt;/h2&gt;`);</text:p>
      <text:p text:style-name="Normal"><text:s text:c="12"/>printWindow.document.write(`&lt;img src="${dataUrl}" style="width:320px;height:320px;border-radius:8px;"/&gt;`);</text:p>
      <text:p text:style-name="Normal"><text:s text:c="12"/>// Prefer reading the quick 5-digit code from the DOM (safer), fallback to currentQRCode</text:p>
      <text:p text:style-name="Normal"><text:s text:c="12"/>const quickEl = isCer ? document.getElementById('qrCerQuickCode') : document.getElementById('qrQuickCode');</text:p>
      <text:p text:style-name="Normal"><text:s text:c="12"/>const quickCode = (quickEl &amp;&amp; quickEl.textContent &amp;&amp; quickEl.textContent.trim()) || (currentQRCode &amp;&amp; currentQRCode.quickCode) || '';</text:p>
      <text:p text:style-name="Normal"><text:s text:c="12"/>if (quickCode) {</text:p>
      <text:p text:style-name="Normal"><text:s text:c="16"/>printWindow.document.write(`&lt;div style="margin-top:12px;font-size:18px;color:#0f172a;"&gt;Code rapide:&lt;/div&gt;`);</text:p>
      <text:p text:style-name="Normal"><text:s text:c="16"/>printWindow.document.write(`&lt;div style="margin-top:6px;font-size:28px;font-weight:800;letter-spacing:8px;color:#0f172a;"&gt;${quickCode}&lt;/div&gt;`);</text:p>
      <text:p text:style-name="Normal"><text:s text:c="12"/>}</text:p>
      <text:p text:style-name="Normal"><text:s text:c="12"/>printWindow.document.write(`&lt;div style="margin-top:18px;font-size:14px;"&gt;Nom: ${currentQRCode.name || ''}&lt;/div&gt;`);</text:p>
      <text:p text:style-name="Normal"><text:s text:c="12"/>printWindow.document.write(`&lt;div style="font-size:13px;"&gt;Téléphone: ${currentQRCode.phone || 'Non fourni'}&lt;/div&gt;`);</text:p>
      <text:p text:style-name="Normal"><text:s text:c="12"/>printWindow.document.write(`&lt;div style="font-size:13px;"&gt;Type: ${currentQRCode.type || ''}&lt;/div&gt;`);</text:p>
      <text:p text:style-name="Normal"><text:s text:c="12"/>printWindow.document.write(`&lt;/body&gt;&lt;/html&gt;`);</text:p>
      <text:p text:style-name="Normal"><text:s text:c="12"/>printWindow.document.close();</text:p>
      <text:p text:style-name="Normal"><text:s text:c="12"/>setTimeout(() =&gt; printWindow.print(), 300);</text:p>
      <text:p text:style-name="Normal"><text:s text:c="8"/>}</text:p>
      <text:p text:style-name="Normal"/>
      <text:p text:style-name="Normal"><text:s text:c="8"/>function downloadQRCer() { downloadQR(); }</text:p>
      <text:p text:style-name="Normal"><text:s text:c="8"/>function printQRCer() { printQR(); }</text:p>
      <text:p text:style-name="Normal"/>
      <text:p text:style-name="Normal"><text:s text:c="8"/>// Copy quick 5-digit code to clipboard with simple UI feedback</text:p>
      <text:soft-page-break/>
      <text:p text:style-name="Normal"><text:s text:c="8"/>function copyQuickCode(quickId, btnId) {</text:p>
      <text:p text:style-name="Normal"><text:s text:c="12"/>const el = document.getElementById(quickId);</text:p>
      <text:p text:style-name="Normal"><text:s text:c="12"/>if (!el) return;</text:p>
      <text:p text:style-name="Normal"><text:s text:c="12"/>const code = el.textContent.trim();</text:p>
      <text:p text:style-name="Normal"><text:s text:c="12"/>if (!code) return;</text:p>
      <text:p text:style-name="Normal"/>
      <text:p text:style-name="Normal"><text:s text:c="12"/>const setFeedback = (btn, text) =&gt; {</text:p>
      <text:p text:style-name="Normal"><text:s text:c="16"/>if (!btn) return;</text:p>
      <text:p text:style-name="Normal"><text:s text:c="16"/>const old = btn.textContent;</text:p>
      <text:p text:style-name="Normal"><text:s text:c="16"/>btn.textContent = text;</text:p>
      <text:p text:style-name="Normal"><text:s text:c="16"/>setTimeout(() =&gt; btn.textContent = old, 1500);</text:p>
      <text:p text:style-name="Normal"><text:s text:c="12"/>};</text:p>
      <text:p text:style-name="Normal"/>
      <text:p text:style-name="Normal"><text:s text:c="12"/>if (navigator.clipboard &amp;&amp; navigator.clipboard.writeText) {</text:p>
      <text:p text:style-name="Normal"><text:s text:c="16"/>navigator.clipboard.writeText(code).then(() =&gt; {</text:p>
      <text:p text:style-name="Normal"><text:s text:c="20"/>setFeedback(document.getElementById(btnId), 'Copié!');</text:p>
      <text:p text:style-name="Normal"><text:s text:c="16"/>}).catch(() =&gt; fallbackCopy(code, btnId));</text:p>
      <text:p text:style-name="Normal"><text:s text:c="12"/>} else {</text:p>
      <text:p text:style-name="Normal"><text:s text:c="16"/>fallbackCopy(code, btnId);</text:p>
      <text:p text:style-name="Normal"><text:s text:c="12"/>}</text:p>
      <text:p text:style-name="Normal"><text:s text:c="8"/>}</text:p>
      <text:p text:style-name="Normal"/>
      <text:p text:style-name="Normal"><text:s text:c="8"/>function fallbackCopy(text, btnId) {</text:p>
      <text:p text:style-name="Normal"><text:s text:c="12"/>const ta = document.createElement('textarea');</text:p>
      <text:p text:style-name="Normal"><text:s text:c="12"/>ta.value = text;</text:p>
      <text:p text:style-name="Normal"><text:s text:c="12"/>ta.style.position = 'fixed';</text:p>
      <text:p text:style-name="Normal"><text:s text:c="12"/>ta.style.left = '-9999px';</text:p>
      <text:p text:style-name="Normal"><text:s text:c="12"/>document.body.appendChild(ta);</text:p>
      <text:p text:style-name="Normal"><text:s text:c="12"/>ta.select();</text:p>
      <text:p text:style-name="Normal"><text:s text:c="12"/>try { document.execCommand('copy'); setTimeout(() =&gt; {}, 0); } catch (e) {}</text:p>
      <text:p text:style-name="Normal"><text:s text:c="12"/>document.body.removeChild(ta);</text:p>
      <text:soft-page-break/>
      <text:p text:style-name="Normal"><text:s text:c="12"/>const btn = document.getElementById(btnId);</text:p>
      <text:p text:style-name="Normal"><text:s text:c="12"/>if (btn) { const old = btn.textContent; btn.textContent = 'Copié!'; setTimeout(()=&gt; btn.textContent = old, 1500); }</text:p>
      <text:p text:style-name="Normal"><text:s text:c="8"/>}</text:p>
      <text:p text:style-name="Normal"/>
      <text:p text:style-name="Normal"><text:s text:c="8"/>// Paste from clipboard into the verify input (with fallback prompt)</text:p>
      <text:p text:style-name="Normal"><text:s text:c="8"/>async function pasteIntoVerify(inputId, btnId, autoVerify = false) {</text:p>
      <text:p text:style-name="Normal"><text:s text:c="12"/>const input = document.getElementById(inputId);</text:p>
      <text:p text:style-name="Normal"><text:s text:c="12"/>const btn = document.getElementById(btnId);</text:p>
      <text:p text:style-name="Normal"><text:s text:c="12"/>if (!input) return;</text:p>
      <text:p text:style-name="Normal"/>
      <text:p text:style-name="Normal"><text:s text:c="12"/>const setFeedback = (b, text) =&gt; {</text:p>
      <text:p text:style-name="Normal"><text:s text:c="16"/>if (!b) return;</text:p>
      <text:p text:style-name="Normal"><text:s text:c="16"/>const old = b.textContent;</text:p>
      <text:p text:style-name="Normal"><text:s text:c="16"/>b.textContent = text;</text:p>
      <text:p text:style-name="Normal"><text:s text:c="16"/>setTimeout(() =&gt; b.textContent = old, 1500);</text:p>
      <text:p text:style-name="Normal"><text:s text:c="12"/>};</text:p>
      <text:p text:style-name="Normal"/>
      <text:p text:style-name="Normal"><text:s text:c="12"/>try {</text:p>
      <text:p text:style-name="Normal"><text:s text:c="16"/>if (navigator.clipboard &amp;&amp; navigator.clipboard.readText) {</text:p>
      <text:p text:style-name="Normal"><text:s text:c="20"/>const txt = await navigator.clipboard.readText();</text:p>
      <text:p text:style-name="Normal"><text:s text:c="20"/>if (txt &amp;&amp; txt.trim().length) {</text:p>
      <text:p text:style-name="Normal"><text:s text:c="24"/>input.value = txt.trim();</text:p>
      <text:p text:style-name="Normal"><text:s text:c="24"/>setFeedback(btn, 'Collé!');</text:p>
      <text:p text:style-name="Normal"><text:s text:c="24"/>input.focus();</text:p>
      <text:p text:style-name="Normal"><text:s text:c="24"/>if (autoVerify) verifyCode();</text:p>
      <text:p text:style-name="Normal"><text:s text:c="24"/>return;</text:p>
      <text:p text:style-name="Normal"><text:s text:c="20"/>}</text:p>
      <text:p text:style-name="Normal"><text:s text:c="16"/>}</text:p>
      <text:p text:style-name="Normal"><text:s text:c="12"/>} catch (e) {</text:p>
      <text:p text:style-name="Normal"><text:s text:c="16"/>// ignore and fallthrough to prompt fallback</text:p>
      <text:soft-page-break/>
      <text:p text:style-name="Normal"><text:s text:c="12"/>}</text:p>
      <text:p text:style-name="Normal"/>
      <text:p text:style-name="Normal"><text:s text:c="12"/>// Fallback: ask user to paste manually</text:p>
      <text:p text:style-name="Normal"><text:s text:c="12"/>const manual = prompt('Collez le code ici puis validez:');</text:p>
      <text:p text:style-name="Normal"><text:s text:c="12"/>if (manual !== null) {</text:p>
      <text:p text:style-name="Normal"><text:s text:c="16"/>const v = manual.trim();</text:p>
      <text:p text:style-name="Normal"><text:s text:c="16"/>if (v.length) {</text:p>
      <text:p text:style-name="Normal"><text:s text:c="20"/>input.value = v;</text:p>
      <text:p text:style-name="Normal"><text:s text:c="20"/>setFeedback(btn, 'Collé!');</text:p>
      <text:p text:style-name="Normal"><text:s text:c="20"/>input.focus();</text:p>
      <text:p text:style-name="Normal"><text:s text:c="20"/>if (autoVerify) verifyCode();</text:p>
      <text:p text:style-name="Normal"><text:s text:c="16"/>}</text:p>
      <text:p text:style-name="Normal"><text:s text:c="12"/>}</text:p>
      <text:p text:style-name="Normal"><text:s text:c="8"/>}</text:p>
      <text:p text:style-name="Normal"/>
      <text:p text:style-name="Normal"><text:s text:c="8"/>// Generate verification display HTML for both visitors and ceremonies</text:p>
      <text:p text:style-name="Normal"><text:s text:c="8"/>function generateVerificationDisplay(visitor, isValid, timeRemaining, isExpired, isComing, photoDisplay) {</text:p>
      <text:p text:style-name="Normal"><text:s text:c="12"/>const isCer = visitor.category === 'ceremonie';</text:p>
      <text:p text:style-name="Normal"><text:s text:c="12"/></text:p>
      <text:p text:style-name="Normal"><text:s text:c="12"/>if (isValid &amp;&amp; isCer) {</text:p>
      <text:p text:style-name="Normal"><text:s text:c="16"/>const familiesDisplay = visitor.families &amp;&amp; visitor.families.length &gt; 0<text:s/></text:p>
      <text:p text:style-name="Normal"><text:s text:c="20"/>? visitor.families.join(' &amp; ')</text:p>
      <text:p text:style-name="Normal"><text:s text:c="20"/>: 'N/A';</text:p>
      <text:p text:style-name="Normal"><text:s text:c="16"/></text:p>
      <text:p text:style-name="Normal"><text:s text:c="16"/>return `</text:p>
      <text:p text:style-name="Normal"><text:s text:c="20"/>&lt;div style="background: linear-gradient(135deg, #dcfce7 0%, #d1fae5 100%); border: 3px solid #10b981; border-radius: 12px; padding: 25px; animation: slideInRight 0.3s ease-out;"&gt;</text:p>
      <text:p text:style-name="Normal"><text:s text:c="24"/>&lt;div style="font-size: 64px; margin-bottom: 15px; text-align: center;"&gt;<text:span text:style-name="T1541">✓</text:span>&lt;/div&gt;</text:p>
      <text:p text:style-name="Normal"><text:s text:c="24"/>&lt;div style="font-weight: 700; color: #10b981; margin-bottom: 20px; text-align: center; font-size: 20px;"&gt;Accès Autorisé&lt;/div&gt;</text:p>
      <text:soft-page-break/>
      <text:p text:style-name="Normal"><text:s text:c="24"/>&lt;div style="background: white; border-radius: 8px; padding: 20px; margin-bottom: 20px; box-shadow: 0 4px 12px rgba(16, 185, 129, 0.1);"&gt;</text:p>
      <text:p text:style-name="Normal"><text:s text:c="28"/>&lt;div style="display: grid; gap: 12px;"&gt;</text:p>
      <text:p text:style-name="Normal"><text:s text:c="32"/>&lt;div style="text-align:center;"&gt;${photoDisplay}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Nom de la Cérémonie&lt;/div&gt;</text:p>
      <text:p text:style-name="Normal"><text:s text:c="36"/>&lt;div style="font-size: 18px; font-weight: 700; color: #065f46; margin-top: 5px;"&gt;${visitor.nam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ype de Cérémonie&lt;/div&gt;</text:p>
      <text:p text:style-name="Normal"><text:s text:c="36"/>&lt;div style="font-size: 14px; color: #065f46; margin-top: 3px;"&gt;<text:span text:style-name="T1542">🎉</text:span><text:s/>${visitor.typ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Famille(s)&lt;/div&gt;</text:p>
      <text:p text:style-name="Normal"><text:s text:c="36"/>&lt;div style="font-size: 14px; color: #065f46; margin-top: 3px;"&gt;<text:span text:style-name="T1543">👥</text:span><text:s/>${familiesDisplay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Lieu&lt;/div&gt;</text:p>
      <text:p text:style-name="Normal"><text:s text:c="36"/>&lt;div style="font-size: 14px; color: #065f46; margin-top: 3px;"&gt;<text:span text:style-name="T1544">📍</text:span><text:s/>${visitor.location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Place Attitrée&lt;/div&gt;</text:p>
      <text:p text:style-name="Normal"><text:s text:c="36"/>&lt;div style="font-size: 14px; color: #065f46; margin-top: 3px;"&gt;<text:span text:style-name="T1545">📌</text:span><text:s/>${visitor.place || 'N/A'}&lt;/div&gt;</text:p>
      <text:p text:style-name="Normal"><text:s text:c="32"/>&lt;/div&gt;</text:p>
      <text:p text:style-name="Normal"><text:s text:c="32"/>&lt;div style="border-bottom: 2px solid #f0fdf4; padding-bottom: 12px;"&gt;</text:p>
      <text:soft-page-break/>
      <text:p text:style-name="Normal"><text:s text:c="36"/>&lt;div style="font-size: 11px; text-transform: uppercase; letter-spacing: 0.5px; color: #10b981; font-weight: 600;"&gt;Nombre de personnes&lt;/div&gt;</text:p>
      <text:p text:style-name="Normal"><text:s text:c="36"/>&lt;div style="font-size: 14px; color: #065f46; margin-top: 3px;"&gt;<text:span text:style-name="T1546">👥</text:span><text:s/>${visitor.capacity || 1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Programme&lt;/div&gt;</text:p>
      <text:p text:style-name="Normal"><text:s text:c="36"/>&lt;div style="font-size: 13px; color: #065f46; margin-top: 3px; white-space: pre-wrap;"&gt;${visitor.program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Sexe&lt;/div&gt;</text:p>
      <text:p text:style-name="Normal"><text:s text:c="36"/>&lt;div style="font-size: 14px; color: #065f46; margin-top: 3px;"&gt;<text:span text:style-name="T1547">⚧</text:span><text:s/>${visitor.sexe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éléphone&lt;/div&gt;</text:p>
      <text:p text:style-name="Normal"><text:s text:c="36"/>&lt;div style="font-size: 13px; color: #065f46; margin-top: 3px;"&gt;<text:span text:style-name="T1548">📱</text:span><text:s/>${visitor.phone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emps Restant&lt;/div&gt;</text:p>
      <text:p text:style-name="Normal"><text:s text:c="36"/>&lt;div style="font-size: 16px; font-weight: 700; color: #10b981; margin-top: 3px;"&gt;<text:span text:style-name="T1549">⏱</text:span>️ ${timeRemaining}&lt;/div&gt;</text:p>
      <text:p text:style-name="Normal"><text:s text:c="32"/>&lt;/div&gt;</text:p>
      <text:p text:style-name="Normal"><text:s text:c="32"/>&lt;div&gt;</text:p>
      <text:p text:style-name="Normal"><text:s text:c="36"/>&lt;div style="font-size: 11px; text-transform: uppercase; letter-spacing: 0.5px; color: #10b981; font-weight: 600;"&gt;Validité&lt;/div&gt;</text:p>
      <text:p text:style-name="Normal"><text:s text:c="36"/>&lt;div style="font-size: 13px; color: #065f46; margin-top: 3px;"&gt;</text:p>
      <text:p text:style-name="Normal"><text:s text:c="40"/>De: ${visitor.startTime.toLocaleString('fr-FR')}&lt;br&gt;</text:p>
      <text:p text:style-name="Normal"><text:s text:c="40"/>À: ${visitor.endTime.toLocaleString('fr-FR')}</text:p>
      <text:soft-page-break/>
      <text:p text:style-name="Normal"><text:s text:c="36"/>&lt;/div&gt;</text:p>
      <text:p text:style-name="Normal"><text:s text:c="32"/>&lt;/div&gt;</text:p>
      <text:p text:style-name="Normal"><text:s text:c="32"/>${visitor.mariage ? `</text:p>
      <text:p text:style-name="Normal"><text:s text:c="32"/>&lt;div style="margin-top: 20px; padding-top: 20px; border-top: 2px solid #d1fae5;"&gt;</text:p>
      <text:p text:style-name="Normal"><text:s text:c="36"/>&lt;div style="font-size: 11px; text-transform: uppercase; letter-spacing: 0.5px; color: #10b981; font-weight: 600; margin-bottom: 12px;"&gt;<text:span text:style-name="T1550">📍</text:span><text:s/>Détails du Mariage&lt;/div&gt;</text:p>
      <text:p text:style-name="Normal"><text:s text:c="36"/>&lt;div style="background: #f0fdf4; border-radius: 6px; padding: 12px; margin-bottom: 10px;"&gt;</text:p>
      <text:p text:style-name="Normal"><text:s text:c="40"/>&lt;div style="font-size: 13px; color: #065f46;"&gt;&lt;strong&gt;<text:span text:style-name="T1551">⛪</text:span><text:s/><text:span text:style-name="T1552">É</text:span>glise:&lt;/strong&gt; ${visitor.mariage.eglise || 'N/A'}&lt;/div&gt;</text:p>
      <text:p text:style-name="Normal"><text:s text:c="40"/>${visitor.mariage.egliseAdresse ? `&lt;div style="font-size: 12px; color: #099268; margin-top: 4px;"&gt;<text:span text:style-name="T1553">📮</text:span><text:s/>${visitor.mariage.egliseAdresse}&lt;/div&gt;` : ''}</text:p>
      <text:p text:style-name="Normal"><text:s text:c="36"/>&lt;/div&gt;</text:p>
      <text:p text:style-name="Normal"><text:s text:c="36"/>&lt;div style="background: #f0fdf4; border-radius: 6px; padding: 12px; margin-bottom: 10px;"&gt;</text:p>
      <text:p text:style-name="Normal"><text:s text:c="40"/>&lt;div style="font-size: 13px; color: #065f46;"&gt;&lt;strong&gt;<text:span text:style-name="T1554">🏘</text:span>️ Commune:&lt;/strong&gt; ${visitor.mariage.commune || 'N/A'}&lt;/div&gt;</text:p>
      <text:p text:style-name="Normal"><text:s text:c="36"/>&lt;/div&gt;</text:p>
      <text:p text:style-name="Normal"><text:s text:c="36"/>&lt;div style="background: #f0fdf4; border-radius: 6px; padding: 12px; margin-bottom: 10px;"&gt;</text:p>
      <text:p text:style-name="Normal"><text:s text:c="40"/>&lt;div style="font-size: 13px; color: #065f46;"&gt;&lt;strong&gt;<text:span text:style-name="T1555">📸</text:span><text:s/>Photographe:&lt;/strong&gt; ${visitor.mariage.photographe || 'N/A'}&lt;/div&gt;</text:p>
      <text:p text:style-name="Normal"><text:s text:c="36"/>&lt;/div&gt;</text:p>
      <text:p text:style-name="Normal"><text:s text:c="36"/>${visitor.mariage.evenements &amp;&amp; visitor.mariage.evenements.length &gt; 0 ? `</text:p>
      <text:p text:style-name="Normal"><text:s text:c="36"/>&lt;div style="background: #f0fdf4; border-radius: 6px; padding: 12px;"&gt;</text:p>
      <text:p text:style-name="Normal"><text:s text:c="40"/>&lt;div style="font-size: 13px; color: #065f46; font-weight: 600; margin-bottom: 8px;"&gt;<text:span text:style-name="T1556">⏰</text:span><text:s/>Chronologie des<text:s/><text:span text:style-name="T1557">É</text:span>v<text:span text:style-name="T1558">é</text:span>nements:&lt;/div&gt;</text:p>
      <text:p text:style-name="Normal"><text:s text:c="40"/>${visitor.mariage.evenements.map(e =&gt; `</text:p>
      <text:p text:style-name="Normal"><text:s text:c="44"/>&lt;div style="font-size: 12px; color: #065f46; margin: 6px 0; padding-left: 10px;"&gt;</text:p>
      <text:p text:style-name="Normal"><text:s text:c="48"/>&lt;strong&gt;${e.time || '--:--'}&lt;/strong&gt; - ${e.description || 'Événement'}</text:p>
      <text:p text:style-name="Normal"><text:s text:c="44"/>&lt;/div&gt;</text:p>
      <text:p text:style-name="Normal"><text:s text:c="40"/>`).join('')}</text:p>
      <text:p text:style-name="Normal"><text:s text:c="36"/>&lt;/div&gt;</text:p>
      <text:soft-page-break/>
      <text:p text:style-name="Normal"><text:s text:c="36"/>` : ''}</text:p>
      <text:p text:style-name="Normal"><text:s text:c="32"/>&lt;/div&gt;</text:p>
      <text:p text:style-name="Normal"><text:s text:c="32"/>` : ''}</text:p>
      <text:p text:style-name="Normal"><text:s text:c="28"/>&lt;/div&gt;</text:p>
      <text:p text:style-name="Normal"><text:s text:c="24"/>&lt;/div&gt;</text:p>
      <text:p text:style-name="Normal"><text:s text:c="24"/>&lt;div style="background: #f0fdf4; border-left: 4px solid #10b981; padding: 12px; border-radius: 4px; font-size: 13px; color: #15803d; font-weight: 600;"&gt;</text:p>
      <text:p text:style-name="Normal"><text:s text:c="28"/><text:span text:style-name="T1559">✓</text:span><text:s/>C<text:span text:style-name="T1560">é</text:span>r<text:span text:style-name="T1561">é</text:span>monie valid<text:span text:style-name="T1562">é</text:span>e - Acc<text:span text:style-name="T1563">è</text:span>s Autoris<text:span text:style-name="T1564">é</text:span>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 else if (!isValid &amp;&amp; isCer) {</text:p>
      <text:p text:style-name="Normal"><text:s text:c="16"/>let reason = 'Cérémonie non valide';</text:p>
      <text:p text:style-name="Normal"><text:s text:c="16"/>let reasonDetails = '';</text:p>
      <text:p text:style-name="Normal"><text:s text:c="16"/>if (isComing) {</text:p>
      <text:p text:style-name="Normal"><text:s text:c="20"/>reason = 'Pas Encore Valide';</text:p>
      <text:p text:style-name="Normal"><text:s text:c="20"/>reasonDetails = `Valide à partir de ${visitor.startTime.toLocaleString('fr-FR')}`;</text:p>
      <text:p text:style-name="Normal"><text:s text:c="16"/>} else if (isExpired) {</text:p>
      <text:p text:style-name="Normal"><text:s text:c="20"/>const timeLeft = visitor.endTime - new Date();</text:p>
      <text:p text:style-name="Normal"><text:s text:c="20"/>const minutesExpired = Math.floor(-timeLeft / 60000);</text:p>
      <text:p text:style-name="Normal"><text:s text:c="20"/>const hoursExpired = Math.floor(minutesExpired / 60);</text:p>
      <text:p text:style-name="Normal"><text:s text:c="20"/>reason = 'Cérémonie Expirée';</text:p>
      <text:p text:style-name="Normal"><text:s text:c="20"/>reasonDetails = `Expirée il y a ${hoursExpired &gt; 0 ? hoursExpired + 'h ' : ''}${minutesExpired % 60}m`;</text:p>
      <text:p text:style-name="Normal"><text:s text:c="16"/>}</text:p>
      <text:p text:style-name="Normal"><text:s text:c="16"/></text:p>
      <text:p text:style-name="Normal"><text:s text:c="16"/>const familiesDisplay = visitor.families &amp;&amp; visitor.families.length &gt; 0<text:s/></text:p>
      <text:p text:style-name="Normal"><text:s text:c="20"/>? visitor.families.join(' &amp; ')</text:p>
      <text:p text:style-name="Normal"><text:s text:c="20"/>: 'N/A';</text:p>
      <text:p text:style-name="Normal"><text:s text:c="16"/></text:p>
      <text:p text:style-name="Normal"><text:s text:c="16"/>return `</text:p>
      <text:soft-page-break/>
      <text:p text:style-name="Normal"><text:s text:c="20"/>&lt;div style="background: linear-gradient(135deg, #fee2e2 0%, #fecaca 100%); border: 3px solid #ef4444; border-radius: 12px; padding: 25px; animation: slideInRight 0.3s ease-out;"&gt;</text:p>
      <text:p text:style-name="Normal"><text:s text:c="24"/>&lt;div style="font-size: 64px; margin-bottom: 15px; text-align: center;"&gt;<text:span text:style-name="T1565">✗</text:span>&lt;/div&gt;</text:p>
      <text:p text:style-name="Normal"><text:s text:c="24"/>&lt;div style="font-weight: 700; color: #ef4444; margin-bottom: 20px; text-align: center; font-size: 20px;"&gt;Accès Refusé&lt;/div&gt;</text:p>
      <text:p text:style-name="Normal"><text:s text:c="24"/>&lt;div style="background: white; border-radius: 8px; padding: 20px; margin-bottom: 20px; box-shadow: 0 4px 12px rgba(239, 68, 68, 0.1);"&gt;</text:p>
      <text:p text:style-name="Normal"><text:s text:c="28"/>&lt;div style="display: grid; gap: 12px;"&gt;</text:p>
      <text:p text:style-name="Normal"><text:s text:c="32"/>&lt;div style="text-align:center;"&gt;${photoDisplay}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Nom de la Cérémonie&lt;/div&gt;</text:p>
      <text:p text:style-name="Normal"><text:s text:c="36"/>&lt;div style="font-size: 18px; font-weight: 700; color: #7f1d1d; margin-top: 5px;"&gt;${visitor.name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Raison du Refus&lt;/div&gt;</text:p>
      <text:p text:style-name="Normal"><text:s text:c="36"/>&lt;div style="font-size: 18px; font-weight: 700; color: #dc2626; margin-top: 3px;"&gt;<text:span text:style-name="T1566">⚠</text:span>️ ${reason}&lt;/div&gt;</text:p>
      <text:p text:style-name="Normal"><text:s text:c="36"/>&lt;div style="font-size: 13px; color: #7f1d1d; margin-top: 5px;"&gt;${reasonDetails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Type&lt;/div&gt;</text:p>
      <text:p text:style-name="Normal"><text:s text:c="36"/>&lt;div style="font-size: 14px; color: #7f1d1d; margin-top: 3px;"&gt;<text:span text:style-name="T1567">🎉</text:span><text:s/>${visitor.type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Famille(s)&lt;/div&gt;</text:p>
      <text:p text:style-name="Normal"><text:s text:c="36"/>&lt;div style="font-size: 14px; color: #7f1d1d; margin-top: 3px;"&gt;<text:span text:style-name="T1568">👥</text:span><text:s/>${familiesDisplay}&lt;/div&gt;</text:p>
      <text:p text:style-name="Normal"><text:s text:c="32"/>&lt;/div&gt;</text:p>
      <text:soft-page-break/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Lieu&lt;/div&gt;</text:p>
      <text:p text:style-name="Normal"><text:s text:c="36"/>&lt;div style="font-size: 14px; color: #7f1d1d; margin-top: 3px;"&gt;<text:span text:style-name="T1569">📍</text:span><text:s/>${visitor.location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Place Attitrée&lt;/div&gt;</text:p>
      <text:p text:style-name="Normal"><text:s text:c="36"/>&lt;div style="font-size: 14px; color: #7f1d1d; margin-top: 3px;"&gt;<text:span text:style-name="T1570">📌</text:span><text:s/>${visitor.place || 'N/A'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Nombre de personnes&lt;/div&gt;</text:p>
      <text:p text:style-name="Normal"><text:s text:c="36"/>&lt;div style="font-size: 14px; color: #7f1d1d; margin-top: 3px;"&gt;<text:span text:style-name="T1571">👥</text:span><text:s/>${visitor.capacity || 1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Sexe&lt;/div&gt;</text:p>
      <text:p text:style-name="Normal"><text:s text:c="36"/>&lt;div style="font-size: 14px; color: #7f1d1d; margin-top: 3px;"&gt;<text:span text:style-name="T1572">⚧</text:span><text:s/>${visitor.sexe || 'N/A'}&lt;/div&gt;</text:p>
      <text:p text:style-name="Normal"><text:s text:c="32"/>&lt;/div&gt;</text:p>
      <text:p text:style-name="Normal"><text:s text:c="32"/>&lt;div style="border-bottom: 2px solid #fee2e2; padding-bottom: 12px;"&gt;</text:p>
      <text:p text:style-name="Normal"><text:s text:c="36"/>&lt;div style="font-size: 11px; text-transform: uppercase; letter-spacing: 0.5px; color: #dc2626; font-weight: 600;"&gt;Téléphone&lt;/div&gt;</text:p>
      <text:p text:style-name="Normal"><text:s text:c="36"/>&lt;div style="font-size: 13px; color: #7f1d1d; margin-top: 3px;"&gt;<text:span text:style-name="T1573">📱</text:span><text:s/>${visitor.phone || 'N/A'}&lt;/div&gt;</text:p>
      <text:p text:style-name="Normal"><text:s text:c="32"/>&lt;/div&gt;</text:p>
      <text:p text:style-name="Normal"><text:s text:c="32"/>&lt;div&gt;</text:p>
      <text:p text:style-name="Normal"><text:s text:c="36"/>&lt;div style="font-size: 11px; text-transform: uppercase; letter-spacing: 0.5px; color: #dc2626; font-weight: 600;"&gt;Période&lt;/div&gt;</text:p>
      <text:p text:style-name="Normal"><text:s text:c="36"/>&lt;div style="font-size: 13px; color: #7f1d1d; margin-top: 3px;"&gt;</text:p>
      <text:p text:style-name="Normal"><text:s text:c="40"/>De: ${visitor.startTime.toLocaleString('fr-FR')}&lt;br&gt;</text:p>
      <text:soft-page-break/>
      <text:p text:style-name="Normal"><text:s text:c="40"/>À: ${visitor.endTime.toLocaleString('fr-FR')}</text:p>
      <text:p text:style-name="Normal"><text:s text:c="36"/>&lt;/div&gt;</text:p>
      <text:p text:style-name="Normal"><text:s text:c="32"/>&lt;/div&gt;</text:p>
      <text:p text:style-name="Normal"><text:s text:c="28"/>&lt;/div&gt;</text:p>
      <text:p text:style-name="Normal"><text:s text:c="24"/>&lt;/div&gt;</text:p>
      <text:p text:style-name="Normal"><text:s text:c="24"/>&lt;div style="background: #fef2f2; border-left: 4px solid #ef4444; padding: 12px; border-radius: 4px; font-size: 13px; color: #991b1b; font-weight: 600;"&gt;</text:p>
      <text:p text:style-name="Normal"><text:s text:c="28"/><text:span text:style-name="T1574">✗</text:span><text:s/>Acc<text:span text:style-name="T1575">è</text:span>s non autoris<text:span text:style-name="T1576">é</text:span><text:s/>- Merci de contacter l'administrateur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</text:p>
      <text:p text:style-name="Normal"><text:s text:c="12"/></text:p>
      <text:p text:style-name="Normal"><text:s text:c="12"/>// Return default (for visitors)</text:p>
      <text:p text:style-name="Normal"><text:s text:c="12"/>return null;</text:p>
      <text:p text:style-name="Normal"><text:s text:c="8"/>}</text:p>
      <text:p text:style-name="Normal"><text:s text:c="8"/>function verifyCode() {</text:p>
      <text:p text:style-name="Normal"><text:s text:c="12"/>const code = document.getElementById('verifyCode').value.trim();</text:p>
      <text:p text:style-name="Normal"><text:s text:c="12"/>if (!code) return;</text:p>
      <text:p text:style-name="Normal"/>
      <text:p text:style-name="Normal"><text:s text:c="12"/>// Search by ID or by 5-digit quick code</text:p>
      <text:p text:style-name="Normal"><text:s text:c="12"/>let visitor = visitors.find(v =&gt; v.id === code);</text:p>
      <text:p text:style-name="Normal"><text:s text:c="12"/>if (!visitor &amp;&amp; code.length === 5) {</text:p>
      <text:p text:style-name="Normal"><text:s text:c="16"/>visitor = visitors.find(v =&gt; v.quickCode === code);</text:p>
      <text:p text:style-name="Normal"><text:s text:c="12"/>}</text:p>
      <text:p text:style-name="Normal"><text:s text:c="12"/></text:p>
      <text:p text:style-name="Normal"><text:s text:c="12"/>const resultDiv = document.getElementById('verifyResult');</text:p>
      <text:p text:style-name="Normal"><text:s text:c="12"/>const contentDiv = document.getElementById('verifyContent');</text:p>
      <text:p text:style-name="Normal"/>
      <text:p text:style-name="Normal"><text:s text:c="12"/>if (!visitor) {</text:p>
      <text:p text:style-name="Normal"><text:s text:c="16"/>resultDiv.style.display = 'block';</text:p>
      <text:soft-page-break/>
      <text:p text:style-name="Normal"><text:s text:c="16"/>contentDiv.innerHTML = `</text:p>
      <text:p text:style-name="Normal"><text:s text:c="20"/>&lt;div style="background: #fee2e2; border: 2px solid #ef4444; border-radius: 12px; padding: 20px; text-align: center;"&gt;</text:p>
      <text:p text:style-name="Normal"><text:s text:c="24"/>&lt;div style="font-size: 48px; margin-bottom: 10px;"&gt;<text:span text:style-name="T1577">✗</text:span>&lt;/div&gt;</text:p>
      <text:p text:style-name="Normal"><text:s text:c="24"/>&lt;div style="font-weight: 600; color: #ef4444; margin-bottom: 5px;"&gt;Code Non Trouvé&lt;/div&gt;</text:p>
      <text:p text:style-name="Normal"><text:s text:c="24"/>&lt;p style="color: #991b1b; font-size: 14px;"&gt;Aucune invitation ne correspond à ce code&lt;/p&gt;</text:p>
      <text:p text:style-name="Normal"><text:s text:c="20"/>&lt;/div&gt;</text:p>
      <text:p text:style-name="Normal"><text:s text:c="16"/>`;;</text:p>
      <text:p text:style-name="Normal"><text:s text:c="16"/>document.getElementById('verifyCode').value = '';</text:p>
      <text:p text:style-name="Normal"><text:s text:c="16"/>return;</text:p>
      <text:p text:style-name="Normal"><text:s text:c="12"/>}</text:p>
      <text:p text:style-name="Normal"/>
      <text:p text:style-name="Normal"><text:s text:c="12"/>const now = new Date();</text:p>
      <text:p text:style-name="Normal"><text:s text:c="12"/>const isValid = now &gt;= visitor.startTime &amp;&amp; now &lt;= visitor.endTime;</text:p>
      <text:p text:style-name="Normal"><text:s text:c="12"/>const isComing = now &lt; visitor.startTime;</text:p>
      <text:p text:style-name="Normal"><text:s text:c="12"/>const isExpired = now &gt; visitor.endTime;</text:p>
      <text:p text:style-name="Normal"><text:s text:c="12"/>const isDuplicate = visitor.category === 'ceremonie' &amp;&amp; visitor.scans &amp;&amp; visitor.scans.length &gt; 0;</text:p>
      <text:p text:style-name="Normal"/>
      <text:p text:style-name="Normal"><text:s text:c="12"/>// Trigger alarm for duplicate scans (ceremonies only)</text:p>
      <text:p text:style-name="Normal"><text:s text:c="12"/>if (isDuplicate) {</text:p>
      <text:p text:style-name="Normal"><text:s text:c="16"/>showAlarm('Duplication Détectée', 'Ce code QR a déjà été scanné!', 'warning');</text:p>
      <text:p text:style-name="Normal"><text:s text:c="12"/>}</text:p>
      <text:p text:style-name="Normal"/>
      <text:p text:style-name="Normal"><text:s text:c="12"/>visitor.scans.push({ timestamp: now, result: isValid ? 'approved' : 'denied', isDuplicate: isDuplicate });</text:p>
      <text:p text:style-name="Normal"><text:s text:c="12"/>localStorage.setItem('visitors', JSON.stringify(visitors));</text:p>
      <text:p text:style-name="Normal"/>
      <text:p text:style-name="Normal"><text:s text:c="12"/>accessLog.push({</text:p>
      <text:p text:style-name="Normal"><text:s text:c="16"/>visitorId: visitor.id,</text:p>
      <text:p text:style-name="Normal"><text:s text:c="16"/>visitorName: visitor.name,</text:p>
      <text:soft-page-break/>
      <text:p text:style-name="Normal"><text:s text:c="16"/>timestamp: now,</text:p>
      <text:p text:style-name="Normal"><text:s text:c="16"/>result: isValid ? 'approved' : 'denied',</text:p>
      <text:p text:style-name="Normal"><text:s text:c="16"/>location: visitor.location</text:p>
      <text:p text:style-name="Normal"><text:s text:c="12"/>});</text:p>
      <text:p text:style-name="Normal"><text:s text:c="12"/>localStorage.setItem('accessLog', JSON.stringify(accessLog));</text:p>
      <text:p text:style-name="Normal"/>
      <text:p text:style-name="Normal"><text:s text:c="12"/>resultDiv.style.display = 'block';</text:p>
      <text:p text:style-name="Normal"><text:s text:c="12"/></text:p>
      <text:p text:style-name="Normal"><text:s text:c="12"/>// Calculate time remaining or elapsed</text:p>
      <text:p text:style-name="Normal"><text:s text:c="12"/>const timeLeft = visitor.endTime - now;</text:p>
      <text:p text:style-name="Normal"><text:s text:c="12"/>const minutesLeft = Math.floor(timeLeft / 60000);</text:p>
      <text:p text:style-name="Normal"><text:s text:c="12"/>const hoursLeft = Math.floor(minutesLeft / 60);</text:p>
      <text:p text:style-name="Normal"><text:s text:c="12"/>const timeRemaining = hoursLeft &gt; 0 ? `${hoursLeft}h ${minutesLeft % 60}m` : `${minutesLeft}m`;</text:p>
      <text:p text:style-name="Normal"><text:s text:c="12"/></text:p>
      <text:p text:style-name="Normal"><text:s text:c="12"/>const photoDisplay = visitor.photo</text:p>
      <text:p text:style-name="Normal"><text:s text:c="16"/>? `&lt;img id="verifyPhoto" src="${visitor.photo}" alt="Photo" style="width: 150px; height: 150px; border-radius: 10px; margin: 15px 0; object-fit: cover; border: 3px solid #10b981;"&gt;`</text:p>
      <text:p text:style-name="Normal"><text:s text:c="16"/>: '&lt;div style="width: 150px; height: 150px; background: #e5e7eb; border-radius: 10px; margin: 15px auto; display: flex; align-items: center; justify-content: center; color: #6b7280;"&gt;Pas de photo&lt;/div&gt;';</text:p>
      <text:p text:style-name="Normal"/>
      <text:p text:style-name="Normal"><text:s text:c="12"/>// Display duplicate warning if applicable</text:p>
      <text:p text:style-name="Normal"><text:s text:c="12"/>if (isDuplicate) {</text:p>
      <text:p text:style-name="Normal"><text:s text:c="16"/>contentDiv.innerHTML = `</text:p>
      <text:p text:style-name="Normal"><text:s text:c="20"/>&lt;div style="background: linear-gradient(135deg, #fef08a 0%, #fde047 100%); border: 3px solid #f59e0b; border-radius: 12px; padding: 25px; animation: slideInRight 0.3s ease-out;"&gt;</text:p>
      <text:p text:style-name="Normal"><text:s text:c="24"/>&lt;div style="font-size: 64px; margin-bottom: 15px; text-align: center;"&gt;<text:span text:style-name="T1578">⚠</text:span>️&lt;/div&gt;</text:p>
      <text:p text:style-name="Normal"><text:s text:c="24"/>&lt;div style="font-weight: 700; color: #f59e0b; margin-bottom: 20px; text-align: center; font-size: 24px;"&gt;Duplic&lt;/div&gt;</text:p>
      <text:p text:style-name="Normal"><text:s text:c="24"/>&lt;div style="background: white; border-radius: 8px; padding: 20px; margin-bottom: 20px; box-shadow: 0 4px 12px rgba(245, 158, 11, 0.1);"&gt;</text:p>
      <text:p text:style-name="Normal"><text:s text:c="28"/>&lt;div style="display: grid; gap: 12px;"&gt;</text:p>
      <text:soft-page-break/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Nom&lt;/div&gt;</text:p>
      <text:p text:style-name="Normal"><text:s text:c="36"/>&lt;div style="font-size: 18px; font-weight: 700; color: #92400e; margin-top: 5px;"&gt;${visitor.name}&lt;/div&gt;</text:p>
      <text:p text:style-name="Normal"><text:s text:c="32"/>&lt;/div&gt;</text:p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Statut&lt;/div&gt;</text:p>
      <text:p text:style-name="Normal"><text:s text:c="36"/>&lt;div style="font-size: 14px; color: #92400e; margin-top: 3px;"&gt;<text:span text:style-name="T1579">🔄</text:span><text:s/>Code QR déjà scanné&lt;/div&gt;</text:p>
      <text:p text:style-name="Normal"><text:s text:c="32"/>&lt;/div&gt;</text:p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Lieu d'Accès&lt;/div&gt;</text:p>
      <text:p text:style-name="Normal"><text:s text:c="36"/>&lt;div style="font-size: 14px; color: #92400e; margin-top: 3px;"&gt;<text:span text:style-name="T1580">📍</text:span><text:s/>${visitor.location}&lt;/div&gt;</text:p>
      <text:p text:style-name="Normal"><text:s text:c="32"/>&lt;/div&gt;</text:p>
      <text:p text:style-name="Normal"><text:s text:c="32"/>&lt;div style="border-bottom: 2px solid #fffbeb; padding-bottom: 12px;"&gt;</text:p>
      <text:p text:style-name="Normal"><text:s text:c="36"/>&lt;div style="font-size: 11px; text-transform: uppercase; letter-spacing: 0.5px; color: #f59e0b; font-weight: 600;"&gt;Total Scans&lt;/div&gt;</text:p>
      <text:p text:style-name="Normal"><text:s text:c="36"/>&lt;div style="font-size: 14px; color: #92400e; margin-top: 3px;"&gt;<text:span text:style-name="T1581">🔍</text:span><text:s/>${visitor.scans.length} scan(s)&lt;/div&gt;</text:p>
      <text:p text:style-name="Normal"><text:s text:c="32"/>&lt;/div&gt;</text:p>
      <text:p text:style-name="Normal"><text:s text:c="28"/>&lt;/div&gt;</text:p>
      <text:p text:style-name="Normal"><text:s text:c="24"/>&lt;/div&gt;</text:p>
      <text:p text:style-name="Normal"><text:s text:c="24"/>&lt;div style="background: #fffbeb; border-left: 4px solid #f59e0b; padding: 12px; border-radius: 4px; font-size: 13px; color: #92400e; font-weight: 600; text-align: center;"&gt;</text:p>
      <text:p text:style-name="Normal"><text:s text:c="28"/><text:span text:style-name="T1582">⚠</text:span>️ Attention: Ce code QR a déjà été scanné auparavant!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 else if (isValid) {</text:p>
      <text:p text:style-name="Normal"><text:s text:c="16"/>// Check if this is a ceremony</text:p>
      <text:soft-page-break/>
      <text:p text:style-name="Normal"><text:s text:c="16"/>const ceremonyDisplay = generateVerificationDisplay(visitor, true, timeRemaining, isExpired, isComing, photoDisplay);</text:p>
      <text:p text:style-name="Normal"><text:s text:c="16"/>if (ceremonyDisplay) {</text:p>
      <text:p text:style-name="Normal"><text:s text:c="20"/>contentDiv.innerHTML = ceremonyDisplay;</text:p>
      <text:p text:style-name="Normal"><text:s text:c="16"/>} else {</text:p>
      <text:p text:style-name="Normal"><text:s text:c="20"/>// Default visitor display</text:p>
      <text:p text:style-name="Normal"><text:s text:c="20"/>contentDiv.innerHTML = `</text:p>
      <text:p text:style-name="Normal"><text:s text:c="20"/>&lt;div style="background: linear-gradient(135deg, #dcfce7 0%, #d1fae5 100%); border: 3px solid #10b981; border-radius: 12px; padding: 25px; animation: slideInRight 0.3s ease-out;"&gt;</text:p>
      <text:p text:style-name="Normal"><text:s text:c="24"/>&lt;div style="font-size: 64px; margin-bottom: 15px; text-align: center;"&gt;<text:span text:style-name="T1583">✓</text:span>&lt;/div&gt;</text:p>
      <text:p text:style-name="Normal"><text:s text:c="24"/>&lt;div style="font-weight: 700; color: #10b981; margin-bottom: 20px; text-align: center; font-size: 20px;"&gt;Accès Autorisé&lt;/div&gt;</text:p>
      <text:p text:style-name="Normal"><text:s text:c="24"/>&lt;div style="background: white; border-radius: 8px; padding: 20px; margin-bottom: 20px; box-shadow: 0 4px 12px rgba(16, 185, 129, 0.1);"&gt;</text:p>
      <text:p text:style-name="Normal"><text:s text:c="28"/>&lt;div style="text-align: center;"&gt;</text:p>
      <text:p text:style-name="Normal"><text:s text:c="32"/>${photoDisplay}</text:p>
      <text:p text:style-name="Normal"><text:s text:c="28"/>&lt;/div&gt;</text:p>
      <text:p text:style-name="Normal"><text:s text:c="28"/>&lt;div style="display: grid; gap: 12px;"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Nom du Rendez-vous&lt;/div&gt;</text:p>
      <text:p text:style-name="Normal"><text:s text:c="36"/>&lt;div style="font-size: 18px; font-weight: 700; color: #065f46; margin-top: 5px;"&gt;${visitor.nam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ype de Rendez-vous&lt;/div&gt;</text:p>
      <text:p text:style-name="Normal"><text:s text:c="36"/>&lt;div style="font-size: 14px; color: #065f46; margin-top: 3px;"&gt;<text:span text:style-name="T1584">📋</text:span><text:s/>${visitor.typ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Sexe&lt;/div&gt;</text:p>
      <text:soft-page-break/>
      <text:p text:style-name="Normal"><text:s text:c="36"/>&lt;div style="font-size: 14px; color: #065f46; margin-top: 3px;"&gt;<text:span text:style-name="T1585">⚧</text:span><text:s/>${visitor.sexe || 'N/A'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Lieu d'Accès&lt;/div&gt;</text:p>
      <text:p text:style-name="Normal"><text:s text:c="36"/>&lt;div style="font-size: 14px; color: #065f46; margin-top: 3px;"&gt;<text:span text:style-name="T1586">📍</text:span><text:s/>${visitor.location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Numéro de Demande&lt;/div&gt;</text:p>
      <text:p text:style-name="Normal"><text:s text:c="36"/>&lt;div style="font-size: 14px; color: #065f46; margin-top: 3px;"&gt;#️<text:span text:style-name="T1587">⃣</text:span><text:s/>${visitor.requestNumber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Service&lt;/div&gt;</text:p>
      <text:p text:style-name="Normal"><text:s text:c="36"/>&lt;div style="font-size: 14px; color: #065f46; margin-top: 3px;"&gt;<text:span text:style-name="T1588">🛠</text:span>️ ${visitor.service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Temps Restant&lt;/div&gt;</text:p>
      <text:p text:style-name="Normal"><text:s text:c="36"/>&lt;div style="font-size: 16px; font-weight: 700; color: #10b981; margin-top: 3px;"&gt;<text:span text:style-name="T1589">⏱</text:span>️ ${timeRemaining}&lt;/div&gt;</text:p>
      <text:p text:style-name="Normal"><text:s text:c="32"/>&lt;/div&gt;</text:p>
      <text:p text:style-name="Normal"><text:s text:c="32"/>&lt;div style="border-bottom: 2px solid #f0fdf4; padding-bottom: 12px;"&gt;</text:p>
      <text:p text:style-name="Normal"><text:s text:c="36"/>&lt;div style="font-size: 11px; text-transform: uppercase; letter-spacing: 0.5px; color: #10b981; font-weight: 600;"&gt;Email&lt;/div&gt;</text:p>
      <text:p text:style-name="Normal"><text:s text:c="36"/>&lt;div style="font-size: 13px; color: #065f46; margin-top: 3px;"&gt;<text:span text:style-name="T1590">📧</text:span><text:s/>${visitor.email}&lt;/div&gt;</text:p>
      <text:p text:style-name="Normal"><text:s text:c="32"/>&lt;/div&gt;</text:p>
      <text:p text:style-name="Normal"><text:s text:c="32"/>&lt;div style="border-bottom: 2px solid #f0fdf4; padding-bottom: 12px;"&gt;</text:p>
      <text:soft-page-break/>
      <text:p text:style-name="Normal"><text:s text:c="36"/>&lt;div style="font-size: 11px; text-transform: uppercase; letter-spacing: 0.5px; color: #10b981; font-weight: 600;"&gt;Validité&lt;/div&gt;</text:p>
      <text:p text:style-name="Normal"><text:s text:c="36"/>&lt;div style="font-size: 13px; color: #065f46; margin-top: 3px;"&gt;</text:p>
      <text:p text:style-name="Normal"><text:s text:c="40"/>De: ${visitor.startTime.toLocaleString('fr-FR')}&lt;br&gt;</text:p>
      <text:p text:style-name="Normal"><text:s text:c="40"/>À: ${visitor.endTime.toLocaleString('fr-FR')}</text:p>
      <text:p text:style-name="Normal"><text:s text:c="36"/>&lt;/div&gt;</text:p>
      <text:p text:style-name="Normal"><text:s text:c="32"/>&lt;/div&gt;</text:p>
      <text:p text:style-name="Normal"><text:s text:c="32"/>&lt;div&gt;</text:p>
      <text:p text:style-name="Normal"><text:s text:c="36"/>&lt;div style="font-size: 11px; text-transform: uppercase; letter-spacing: 0.5px; color: #10b981; font-weight: 600;"&gt;Total Scans&lt;/div&gt;</text:p>
      <text:p text:style-name="Normal"><text:s text:c="36"/>&lt;div style="font-size: 14px; color: #065f46; margin-top: 3px;"&gt;<text:span text:style-name="T1591">🔍</text:span><text:s/>${visitor.scans.length} scan(s)&lt;/div&gt;</text:p>
      <text:p text:style-name="Normal"><text:s text:c="32"/>&lt;/div&gt;</text:p>
      <text:p text:style-name="Normal"><text:s text:c="28"/>&lt;/div&gt;</text:p>
      <text:p text:style-name="Normal"><text:s text:c="24"/>&lt;/div&gt;</text:p>
      <text:p text:style-name="Normal"><text:s text:c="24"/>&lt;div style="background: #f0fdf4; border-left: 4px solid #10b981; padding: 12px; border-radius: 4px; font-size: 13px; color: #15803d; font-weight: 600;"&gt;</text:p>
      <text:p text:style-name="Normal"><text:s text:c="28"/><text:span text:style-name="T1592">✓</text:span><text:s/>Invitation valide et active - Acc<text:span text:style-name="T1593">è</text:span>s Autoris<text:span text:style-name="T1594">é</text:span>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6"/>}</text:p>
      <text:p text:style-name="Normal"><text:s text:c="16"/>playSound('success');</text:p>
      <text:p text:style-name="Normal"><text:s text:c="12"/>} else {</text:p>
      <text:p text:style-name="Normal"><text:s text:c="16"/>// Check if this is a ceremony</text:p>
      <text:p text:style-name="Normal"><text:s text:c="16"/>const ceremonyDisplay = generateVerificationDisplay(visitor, false, timeRemaining, isExpired, isComing, photoDisplay);</text:p>
      <text:p text:style-name="Normal"><text:s text:c="16"/>if (ceremonyDisplay) {</text:p>
      <text:p text:style-name="Normal"><text:s text:c="20"/>contentDiv.innerHTML = ceremonyDisplay;</text:p>
      <text:p text:style-name="Normal"><text:s text:c="16"/>} else {</text:p>
      <text:p text:style-name="Normal"><text:s text:c="20"/>// Default visitor display</text:p>
      <text:p text:style-name="Normal"><text:s text:c="20"/>let reason = 'Invitation non valide';</text:p>
      <text:p text:style-name="Normal"><text:s text:c="20"/>let reasonDetails = '';</text:p>
      <text:soft-page-break/>
      <text:p text:style-name="Normal"><text:s text:c="20"/></text:p>
      <text:p text:style-name="Normal"><text:s text:c="20"/>if (isComing) {</text:p>
      <text:p text:style-name="Normal"><text:s text:c="24"/>reason = 'Pas Encore Valide';</text:p>
      <text:p text:style-name="Normal"><text:s text:c="24"/>reasonDetails = `Valide à partir de ${visitor.startTime.toLocaleString('fr-FR')}`;</text:p>
      <text:p text:style-name="Normal"><text:s text:c="20"/>} else if (isExpired) {</text:p>
      <text:p text:style-name="Normal"><text:s text:c="24"/>const minutesExpired = Math.floor(-timeLeft / 60000);</text:p>
      <text:p text:style-name="Normal"><text:s text:c="24"/>const hoursExpired = Math.floor(minutesExpired / 60);</text:p>
      <text:p text:style-name="Normal"><text:s text:c="24"/>reason = 'Invitation Expirée';</text:p>
      <text:p text:style-name="Normal"><text:s text:c="24"/>reasonDetails = `Expiré il y a ${hoursExpired &gt; 0 ? hoursExpired + 'h ' : ''}${minutesExpired % 60}m`;</text:p>
      <text:p text:style-name="Normal"><text:s text:c="20"/>}</text:p>
      <text:p text:style-name="Normal"><text:s text:c="20"/></text:p>
      <text:p text:style-name="Normal"><text:s text:c="20"/>contentDiv.innerHTML = `</text:p>
      <text:p text:style-name="Normal"><text:s text:c="24"/>&lt;div style="background: linear-gradient(135deg, #fee2e2 0%, #fecaca 100%); border: 3px solid #ef4444; border-radius: 12px; padding: 25px; animation: slideInRight 0.3s ease-out;"&gt;</text:p>
      <text:p text:style-name="Normal"><text:s text:c="28"/>&lt;div style="font-size: 64px; margin-bottom: 15px; text-align: center;"&gt;<text:span text:style-name="T1595">✗</text:span>&lt;/div&gt;</text:p>
      <text:p text:style-name="Normal"><text:s text:c="28"/>&lt;div style="font-weight: 700; color: #ef4444; margin-bottom: 20px; text-align: center; font-size: 20px;"&gt;Accès Refusé&lt;/div&gt;</text:p>
      <text:p text:style-name="Normal"><text:s text:c="28"/>&lt;div style="background: white; border-radius: 8px; padding: 20px; margin-bottom: 20px; box-shadow: 0 4px 12px rgba(239, 68, 68, 0.1);"&gt;</text:p>
      <text:p text:style-name="Normal"><text:s text:c="32"/>&lt;div style="text-align: center;"&gt;</text:p>
      <text:p text:style-name="Normal"><text:s text:c="36"/>${photoDisplay}</text:p>
      <text:p text:style-name="Normal"><text:s text:c="32"/>&lt;/div&gt;</text:p>
      <text:p text:style-name="Normal"><text:s text:c="32"/>&lt;div style="display: grid; gap: 12px;"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Nom du Rendez-vous&lt;/div&gt;</text:p>
      <text:p text:style-name="Normal"><text:s text:c="40"/>&lt;div style="font-size: 18px; font-weight: 700; color: #7f1d1d; margin-top: 5px;"&gt;${visitor.name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Sexe&lt;/div&gt;</text:p>
      <text:soft-page-break/>
      <text:p text:style-name="Normal"><text:s text:c="40"/>&lt;div style="font-size: 14px; color: #7f1d1d; margin-top: 3px;"&gt;<text:span text:style-name="T1596">⚧</text:span><text:s/>${visitor.sexe || 'N/A'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Raison du Refus&lt;/div&gt;</text:p>
      <text:p text:style-name="Normal"><text:s text:c="40"/>&lt;div style="font-size: 18px; font-weight: 700; color: #dc2626; margin-top: 3px;"&gt;<text:span text:style-name="T1597">⚠</text:span>️ ${reason}&lt;/div&gt;</text:p>
      <text:p text:style-name="Normal"><text:s text:c="40"/>&lt;div style="font-size: 13px; color: #7f1d1d; margin-top: 5px;"&gt;${reasonDetails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Lieu&lt;/div&gt;</text:p>
      <text:p text:style-name="Normal"><text:s text:c="40"/>&lt;div style="font-size: 14px; color: #7f1d1d; margin-top: 3px;"&gt;<text:span text:style-name="T1598">📍</text:span><text:s/>${visitor.location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Numéro de Demande&lt;/div&gt;</text:p>
      <text:p text:style-name="Normal"><text:s text:c="40"/>&lt;div style="font-size: 14px; color: #7f1d1d; margin-top: 3px;"&gt;#️<text:span text:style-name="T1599">⃣</text:span><text:s/>${visitor.requestNumber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Service&lt;/div&gt;</text:p>
      <text:p text:style-name="Normal"><text:s text:c="40"/>&lt;div style="font-size: 14px; color: #7f1d1d; margin-top: 3px;"&gt;<text:span text:style-name="T1600">🛠</text:span>️ ${visitor.service}&lt;/div&gt;</text:p>
      <text:p text:style-name="Normal"><text:s text:c="36"/>&lt;/div&gt;</text:p>
      <text:p text:style-name="Normal"><text:s text:c="36"/>&lt;div style="border-bottom: 2px solid #fee2e2; padding-bottom: 12px;"&gt;</text:p>
      <text:p text:style-name="Normal"><text:s text:c="40"/>&lt;div style="font-size: 11px; text-transform: uppercase; letter-spacing: 0.5px; color: #dc2626; font-weight: 600;"&gt;Email&lt;/div&gt;</text:p>
      <text:p text:style-name="Normal"><text:s text:c="40"/>&lt;div style="font-size: 13px; color: #7f1d1d; margin-top: 3px;"&gt;<text:span text:style-name="T1601">📧</text:span><text:s/>${visitor.email}&lt;/div&gt;</text:p>
      <text:p text:style-name="Normal"><text:s text:c="36"/>&lt;/div&gt;</text:p>
      <text:soft-page-break/>
      <text:p text:style-name="Normal"><text:s text:c="36"/>&lt;div&gt;</text:p>
      <text:p text:style-name="Normal"><text:s text:c="40"/>&lt;div style="font-size: 11px; text-transform: uppercase; letter-spacing: 0.5px; color: #dc2626; font-weight: 600;"&gt;Période Valide&lt;/div&gt;</text:p>
      <text:p text:style-name="Normal"><text:s text:c="40"/>&lt;div style="font-size: 13px; color: #7f1d1d; margin-top: 3px;"&gt;</text:p>
      <text:p text:style-name="Normal"><text:s text:c="44"/>De: ${visitor.startTime.toLocaleString('fr-FR')}&lt;br&gt;</text:p>
      <text:p text:style-name="Normal"><text:s text:c="44"/>À: ${visitor.endTime.toLocaleString('fr-FR')}</text:p>
      <text:p text:style-name="Normal"><text:s text:c="40"/>&lt;/div&gt;</text:p>
      <text:p text:style-name="Normal"><text:s text:c="36"/>&lt;/div&gt;</text:p>
      <text:p text:style-name="Normal"><text:s text:c="32"/>&lt;/div&gt;</text:p>
      <text:p text:style-name="Normal"><text:s text:c="28"/>&lt;/div&gt;</text:p>
      <text:p text:style-name="Normal"><text:s text:c="28"/>&lt;div style="background: #fef2f2; border-left: 4px solid #ef4444; padding: 12px; border-radius: 4px; font-size: 13px; color: #991b1b; font-weight: 600;"&gt;</text:p>
      <text:p text:style-name="Normal"><text:s text:c="32"/><text:span text:style-name="T1602">✗</text:span><text:s/>Acc<text:span text:style-name="T1603">è</text:span>s non autoris<text:span text:style-name="T1604">é</text:span><text:s/>- Merci de contacter l'administrateur</text:p>
      <text:p text:style-name="Normal"><text:s text:c="28"/>&lt;/div&gt;</text:p>
      <text:p text:style-name="Normal"><text:s text:c="24"/>&lt;/div&gt;</text:p>
      <text:p text:style-name="Normal"><text:s text:c="20"/>`;</text:p>
      <text:p text:style-name="Normal"><text:s text:c="16"/>}</text:p>
      <text:p text:style-name="Normal"><text:s text:c="16"/>playSound('denied');</text:p>
      <text:p text:style-name="Normal"><text:s text:c="12"/>}</text:p>
      <text:p text:style-name="Normal"/>
      <text:p text:style-name="Normal"><text:s text:c="12"/>// Ensure the verification image element has its src set (use DOM assignment to avoid innerHTML parsing issues)</text:p>
      <text:p text:style-name="Normal"><text:s text:c="12"/>const verifyImgEl = document.getElementById('verifyPhoto');</text:p>
      <text:p text:style-name="Normal"><text:s text:c="12"/>if (verifyImgEl &amp;&amp; visitor.photo) {</text:p>
      <text:p text:style-name="Normal"><text:s text:c="16"/>verifyImgEl.src = visitor.photo;</text:p>
      <text:p text:style-name="Normal"><text:s text:c="12"/>}</text:p>
      <text:p text:style-name="Normal"/>
      <text:p text:style-name="Normal"><text:s text:c="12"/>// Auto-clear and prepare for next scan after 3 seconds</text:p>
      <text:p text:style-name="Normal"><text:s text:c="12"/>setTimeout(() =&gt; {</text:p>
      <text:p text:style-name="Normal"><text:s text:c="16"/>document.getElementById('verifyCode').value = '';</text:p>
      <text:p text:style-name="Normal"><text:s text:c="16"/>document.getElementById('verifyCode').focus();</text:p>
      <text:p text:style-name="Normal"><text:s text:c="12"/>}, 3000);</text:p>
      <text:p text:style-name="Normal"/>
      <text:p text:style-name="Normal"><text:s text:c="12"/>updateDashboard();</text:p>
      <text:p text:style-name="Normal"><text:s text:c="8"/>}</text:p>
      <text:p text:style-name="Normal"/>
      <text:p text:style-name="Normal"><text:s text:c="8"/>// Update Dashboard</text:p>
      <text:p text:style-name="Normal"><text:s text:c="8"/>function updateDashboard() {</text:p>
      <text:p text:style-name="Normal"><text:s text:c="12"/>const now = new Date();</text:p>
      <text:p text:style-name="Normal"><text:s text:c="12"/>let activeCount = 0;</text:p>
      <text:p text:style-name="Normal"><text:s text:c="12"/>let expiringCount = 0;</text:p>
      <text:p text:style-name="Normal"><text:s text:c="12"/>const oneHourLater = new Date(now.getTime() + 60 * 60000);</text:p>
      <text:p text:style-name="Normal"/>
      <text:p text:style-name="Normal"><text:s text:c="12"/>const activeHtml = [];</text:p>
      <text:p text:style-name="Normal"><text:s text:c="12"/>const expiringHtml = [];</text:p>
      <text:p text:style-name="Normal"/>
      <text:p text:style-name="Normal"><text:s text:c="12"/>visitors.forEach(v =&gt; {</text:p>
      <text:p text:style-name="Normal"><text:s text:c="16"/>if (now &gt;= v.startTime &amp;&amp; now &lt;= v.endTime) {</text:p>
      <text:p text:style-name="Normal"><text:s text:c="20"/>activeCount++;</text:p>
      <text:p text:style-name="Normal"><text:s text:c="20"/>activeHtml.push(createVisitorHTML(v, false));</text:p>
      <text:p text:style-name="Normal"><text:s text:c="16"/>}</text:p>
      <text:p text:style-name="Normal"/>
      <text:p text:style-name="Normal"><text:s text:c="16"/>if (now &lt;= v.endTime &amp;&amp; v.endTime &lt;= oneHourLater) {</text:p>
      <text:p text:style-name="Normal"><text:s text:c="20"/>expiringCount++;</text:p>
      <text:p text:style-name="Normal"><text:s text:c="20"/>expiringHtml.push(createVisitorHTML(v, true));</text:p>
      <text:p text:style-name="Normal"><text:s text:c="16"/>}</text:p>
      <text:p text:style-name="Normal"><text:s text:c="12"/>});</text:p>
      <text:p text:style-name="Normal"/>
      <text:p text:style-name="Normal"><text:s text:c="12"/>document.getElementById('activeCount').textContent = activeCount;</text:p>
      <text:p text:style-name="Normal"><text:s text:c="12"/>document.getElementById('totalCount').textContent = visitors.length;</text:p>
      <text:p text:style-name="Normal"><text:s text:c="12"/>document.getElementById('expiringCount').textContent = expiringCount;</text:p>
      <text:p text:style-name="Normal"><text:s text:c="12"/>document.getElementById('accessCount').textContent = accessLog.filter(l =&gt; {</text:p>
      <text:p text:style-name="Normal"><text:s text:c="16"/>const logDate = new Date(l.timestamp);</text:p>
      <text:soft-page-break/>
      <text:p text:style-name="Normal"><text:s text:c="16"/>const today = new Date();</text:p>
      <text:p text:style-name="Normal"><text:s text:c="16"/>return logDate.toDateString() === today.toDateString();</text:p>
      <text:p text:style-name="Normal"><text:s text:c="12"/>}).length;</text:p>
      <text:p text:style-name="Normal"/>
      <text:p text:style-name="Normal"><text:s text:c="12"/>document.getElementById('visitorsActive').innerHTML = activeHtml.length ? activeHtml.join('') : '&lt;p style="text-align: center; color: var(--dark); opacity: 0.5;"&gt;Aucun rendez-vous actif&lt;/p&gt;';</text:p>
      <text:p text:style-name="Normal"><text:s text:c="12"/>document.getElementById('visitorsExpiring').innerHTML = expiringHtml.length ? expiringHtml.join('') : '&lt;p style="text-align: center; color: var(--dark); opacity: 0.5;"&gt;Aucune expiration proche&lt;/p&gt;';</text:p>
      <text:p text:style-name="Normal"><text:s text:c="8"/>}</text:p>
      <text:p text:style-name="Normal"/>
      <text:p text:style-name="Normal"><text:s text:c="8"/>// Create Visitor HTML</text:p>
      <text:p text:style-name="Normal"><text:s text:c="8"/>function createVisitorHTML(visitor, isExpiring) {</text:p>
      <text:p text:style-name="Normal"><text:s text:c="12"/>const now = new Date();</text:p>
      <text:p text:style-name="Normal"><text:s text:c="12"/>const isExpired = now &gt; visitor.endTime;</text:p>
      <text:p text:style-name="Normal"><text:s text:c="12"/>const isComing = now &lt; visitor.startTime;</text:p>
      <text:p text:style-name="Normal"/>
      <text:p text:style-name="Normal"><text:s text:c="12"/>let statusText = 'Actif';</text:p>
      <text:p text:style-name="Normal"><text:s text:c="12"/>let statusClass = 'active';</text:p>
      <text:p text:style-name="Normal"/>
      <text:p text:style-name="Normal"><text:s text:c="12"/>if (isExpired) {</text:p>
      <text:p text:style-name="Normal"><text:s text:c="16"/>statusText = 'Expiré';</text:p>
      <text:p text:style-name="Normal"><text:s text:c="16"/>statusClass = 'expired';</text:p>
      <text:p text:style-name="Normal"><text:s text:c="12"/>} else if (isExpiring) {</text:p>
      <text:p text:style-name="Normal"><text:s text:c="16"/>statusText = 'Expire Bientôt';</text:p>
      <text:p text:style-name="Normal"><text:s text:c="16"/>statusClass = 'expiring';</text:p>
      <text:p text:style-name="Normal"><text:s text:c="12"/>} else if (isComing) {</text:p>
      <text:p text:style-name="Normal"><text:s text:c="16"/>statusText = 'À Venir';</text:p>
      <text:p text:style-name="Normal"><text:s text:c="16"/>statusClass = 'expiring';</text:p>
      <text:p text:style-name="Normal"><text:s text:c="12"/>}</text:p>
      <text:p text:style-name="Normal"/>
      <text:p text:style-name="Normal"><text:s text:c="12"/>const photoHtml = visitor.photo<text:s/></text:p>
      <text:soft-page-break/>
      <text:p text:style-name="Normal"><text:s text:c="16"/>? `&lt;div class="visitor-photo"&gt;&lt;img src="${visitor.photo}" alt="${visitor.name}"&gt;&lt;/div&gt;`</text:p>
      <text:p text:style-name="Normal"><text:s text:c="16"/>: `&lt;div class="visitor-photo"&gt;<text:span text:style-name="T1605">👤</text:span>&lt;/div&gt;`;</text:p>
      <text:p text:style-name="Normal"/>
      <text:p text:style-name="Normal"><text:s text:c="12"/>return `</text:p>
      <text:p text:style-name="Normal"><text:s text:c="16"/>&lt;div class="visitor-item ${statusClass}" onclick="showVisitorDetails('${visitor.id}')"&gt;</text:p>
      <text:p text:style-name="Normal"><text:s text:c="20"/>${photoHtml}</text:p>
      <text:p text:style-name="Normal"><text:s text:c="20"/>&lt;div class="visitor-info"&gt;</text:p>
      <text:p text:style-name="Normal"><text:s text:c="24"/>&lt;div class="visitor-name"&gt;${visitor.name}&lt;/div&gt;</text:p>
      <text:p text:style-name="Normal"><text:s text:c="24"/>&lt;div class="visitor-meta"&gt;</text:p>
      <text:p text:style-name="Normal"><text:s text:c="28"/>&lt;span&gt;<text:span text:style-name="T1606">📍</text:span><text:s/>${visitor.location}&lt;/span&gt;</text:p>
      <text:p text:style-name="Normal"><text:s text:c="28"/>&lt;span&gt;<text:span text:style-name="T1607">🛠</text:span>️ ${visitor.service}&lt;/span&gt;</text:p>
      <text:p text:style-name="Normal"><text:s text:c="28"/>&lt;span&gt;#️<text:span text:style-name="T1608">⃣</text:span><text:s/>${visitor.requestNumber}&lt;/span&gt;</text:p>
      <text:p text:style-name="Normal"><text:s text:c="28"/>&lt;span&gt;<text:span text:style-name="T1609">⚧</text:span><text:s/>${visitor.sexe || 'N/A'}&lt;/span&gt;</text:p>
      <text:p text:style-name="Normal"><text:s text:c="28"/>&lt;span&gt;<text:span text:style-name="T1610">⏱</text:span>️ ${visitor.endTime.toLocaleTimeString('fr-FR', {hour: '2-digit', minute:'2-digit'})}&lt;/span&gt;</text:p>
      <text:p text:style-name="Normal"><text:s text:c="28"/>&lt;span&gt;<text:span text:style-name="T1611">📧</text:span><text:s/>${visitor.email}&lt;/span&gt;</text:p>
      <text:p text:style-name="Normal"><text:s text:c="24"/>&lt;/div&gt;</text:p>
      <text:p text:style-name="Normal"><text:s text:c="20"/>&lt;/div&gt;</text:p>
      <text:p text:style-name="Normal"><text:s text:c="20"/>&lt;div class="visitor-status ${statusClass}"&gt;</text:p>
      <text:p text:style-name="Normal"><text:s text:c="24"/>&lt;div class="status-dot"&gt;&lt;/div&gt;</text:p>
      <text:p text:style-name="Normal"><text:s text:c="24"/>${statusText}</text:p>
      <text:p text:style-name="Normal"><text:s text:c="20"/>&lt;/div&gt;</text:p>
      <text:p text:style-name="Normal"><text:s text:c="16"/>&lt;/div&gt;</text:p>
      <text:p text:style-name="Normal"><text:s text:c="12"/>`;</text:p>
      <text:p text:style-name="Normal"><text:s text:c="8"/>}</text:p>
      <text:p text:style-name="Normal"/>
      <text:p text:style-name="Normal"><text:s text:c="8"/>// Show Visitor Details</text:p>
      <text:p text:style-name="Normal"><text:s text:c="8"/>function showVisitorDetails(visitorId) {</text:p>
      <text:p text:style-name="Normal"><text:s text:c="12"/>const visitor = visitors.find(v =&gt; v.id === visitorId);</text:p>
      <text:p text:style-name="Normal"><text:s text:c="12"/>if (!visitor) return;</text:p>
      <text:p text:style-name="Normal"/>
      <text:soft-page-break/>
      <text:p text:style-name="Normal"><text:s text:c="12"/>alert(`</text:p>
      <text:p text:style-name="Normal">Rendez-vous: ${visitor.name}</text:p>
      <text:p text:style-name="Normal">Email: ${visitor.email}</text:p>
      <text:p text:style-name="Normal">Téléphone: ${visitor.phone}</text:p>
      <text:p text:style-name="Normal">Numéro de Demande: ${visitor.requestNumber}</text:p>
      <text:p text:style-name="Normal">Service: ${visitor.service}</text:p>
      <text:p text:style-name="Normal">Type: ${visitor.type}</text:p>
      <text:p text:style-name="Normal">Lieu: ${visitor.location}</text:p>
      <text:p text:style-name="Normal">Place Attitrée: ${visitor.place || 'N/A'}</text:p>
      <text:p text:style-name="Normal">Début: ${visitor.startTime.toLocaleString('fr-FR')}</text:p>
      <text:p text:style-name="Normal">Fin: ${visitor.endTime.toLocaleString('fr-FR')}</text:p>
      <text:p text:style-name="Normal">Nombre de personnes: ${visitor.capacity || 1}</text:p>
      <text:p text:style-name="Normal">Scans: ${visitor.scans.length}</text:p>
      <text:p text:style-name="Normal">Photo: ${visitor.photo ? 'Oui' : 'Non'}</text:p>
      <text:p text:style-name="Normal">Sexe: ${visitor.sexe || 'N/A'}</text:p>
      <text:p text:style-name="Normal"><text:s text:c="12"/>`);</text:p>
      <text:p text:style-name="Normal"><text:s text:c="8"/>}</text:p>
      <text:p text:style-name="Normal"/>
      <text:p text:style-name="Normal"><text:s text:c="8"/>// Update Access Log</text:p>
      <text:p text:style-name="Normal"><text:s text:c="8"/>function updateAccessLog() {</text:p>
      <text:p text:style-name="Normal"><text:s text:c="12"/>const logHtml = accessLog.slice(-50).reverse().map(log =&gt; {</text:p>
      <text:p text:style-name="Normal"><text:s text:c="16"/>const date = new Date(log.timestamp);</text:p>
      <text:p text:style-name="Normal"><text:s text:c="16"/>const icon = log.result === 'approved' ? '<text:span text:style-name="T1612">✓</text:span>' : '<text:span text:style-name="T1613">✗</text:span>';</text:p>
      <text:p text:style-name="Normal"><text:s text:c="16"/>const statusClass = log.result === 'approved' ? '' : 'denied';</text:p>
      <text:p text:style-name="Normal"><text:s text:c="16"/></text:p>
      <text:p text:style-name="Normal"><text:s text:c="16"/>return `</text:p>
      <text:p text:style-name="Normal"><text:s text:c="20"/>&lt;div class="log-item ${statusClass}"&gt;</text:p>
      <text:p text:style-name="Normal"><text:s text:c="24"/>&lt;div class="log-timestamp"&gt;${icon} ${date.toLocaleString('fr-FR')}&lt;/div&gt;</text:p>
      <text:p text:style-name="Normal"><text:s text:c="24"/>&lt;div class="log-details"&gt;</text:p>
      <text:p text:style-name="Normal"><text:s text:c="28"/>&lt;strong&gt;${log.visitorName}&lt;/strong&gt; - ${log.location}</text:p>
      <text:p text:style-name="Normal"><text:s text:c="28"/>${log.result === 'approved' ? '(Accès Autorisé)' : '(Accès Refusé)'}</text:p>
      <text:soft-page-break/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).join('');</text:p>
      <text:p text:style-name="Normal"/>
      <text:p text:style-name="Normal"><text:s text:c="12"/>document.getElementById('accessLog').innerHTML = logHtml || '&lt;p style="text-align: center; color: var(--dark); opacity: 0.5;"&gt;Aucun accès enregistré&lt;/p&gt;';</text:p>
      <text:p text:style-name="Normal"><text:s text:c="8"/>}</text:p>
      <text:p text:style-name="Normal"/>
      <text:p text:style-name="Normal"><text:s text:c="8"/>// --- History search (search visitors who had a QR generated) ---</text:p>
      <text:p text:style-name="Normal"><text:s text:c="8"/>function debounce(fn, wait) {</text:p>
      <text:p text:style-name="Normal"><text:s text:c="12"/>let t;</text:p>
      <text:p text:style-name="Normal"><text:s text:c="12"/>return function(...args) {</text:p>
      <text:p text:style-name="Normal"><text:s text:c="16"/>clearTimeout(t);</text:p>
      <text:p text:style-name="Normal"><text:s text:c="16"/>t = setTimeout(() =&gt; fn.apply(this, args), wait);</text:p>
      <text:p text:style-name="Normal"><text:s text:c="12"/>};</text:p>
      <text:p text:style-name="Normal"><text:s text:c="8"/>}</text:p>
      <text:p text:style-name="Normal"/>
      <text:p text:style-name="Normal"><text:s text:c="8"/>function renderHistorySearchResults(results) {</text:p>
      <text:p text:style-name="Normal"><text:s text:c="12"/>const container = document.getElementById('historyResults');</text:p>
      <text:p text:style-name="Normal"><text:s text:c="12"/>if (!container) return;</text:p>
      <text:p text:style-name="Normal"><text:s text:c="12"/>if (!results || results.length === 0) {</text:p>
      <text:p text:style-name="Normal"><text:s text:c="16"/>container.innerHTML = '&lt;p style="text-align: left; color: var(--dark); opacity: 0.6;"&gt;Aucun résultat&lt;/p&gt;';</text:p>
      <text:p text:style-name="Normal"><text:s text:c="16"/>return;</text:p>
      <text:p text:style-name="Normal"><text:s text:c="12"/>}</text:p>
      <text:p text:style-name="Normal"/>
      <text:p text:style-name="Normal"><text:s text:c="12"/>container.innerHTML = results.map(v =&gt; {</text:p>
      <text:p text:style-name="Normal"><text:s text:c="16"/>const photoHtml = v.photo ? `&lt;div class="visitor-photo"&gt;&lt;img src="${v.photo}" alt="${v.name}"&gt;&lt;/div&gt;` : `&lt;div class="visitor-photo"&gt;<text:span text:style-name="T1614">👤</text:span>&lt;/div&gt;`;</text:p>
      <text:p text:style-name="Normal"><text:s text:c="16"/>const endTimeStr = v.endTime ? (new Date(v.endTime)).toLocaleString('fr-FR') : '';</text:p>
      <text:p text:style-name="Normal"><text:s text:c="16"/>return `</text:p>
      <text:soft-page-break/>
      <text:p text:style-name="Normal"><text:s text:c="20"/>&lt;div class="visitor-item" style="cursor:pointer;" onclick="showVisitorDetails('${v.id}')"&gt;</text:p>
      <text:p text:style-name="Normal"><text:s text:c="24"/>${photoHtml}</text:p>
      <text:p text:style-name="Normal"><text:s text:c="24"/>&lt;div class="visitor-info"&gt;</text:p>
      <text:p text:style-name="Normal"><text:s text:c="28"/>&lt;div class="visitor-name"&gt;${v.name}&lt;/div&gt;</text:p>
      <text:p text:style-name="Normal"><text:s text:c="28"/>&lt;div class="visitor-meta"&gt;</text:p>
      <text:p text:style-name="Normal"><text:s text:c="32"/>&lt;span&gt;<text:span text:style-name="T1615">🔢</text:span><text:s/>${v.quickCode || v.id}&lt;/span&gt;</text:p>
      <text:p text:style-name="Normal"><text:s text:c="32"/>&lt;span&gt;<text:span text:style-name="T1616">📍</text:span><text:s/>${v.location || 'N/A'}&lt;/span&gt;</text:p>
      <text:p text:style-name="Normal"><text:s text:c="32"/>&lt;span&gt;<text:span text:style-name="T1617">📱</text:span><text:s/>${v.phone || 'N/A'}&lt;/span&gt;</text:p>
      <text:p text:style-name="Normal"><text:s text:c="32"/>&lt;span&gt;<text:span text:style-name="T1618">⏱</text:span>️ ${endTimeStr}&lt;/span&gt;</text:p>
      <text:p text:style-name="Normal"><text:s text:c="28"/>&lt;/div&gt;</text:p>
      <text:p text:style-name="Normal"><text:s text:c="24"/>&lt;/div&gt;</text:p>
      <text:p text:style-name="Normal"><text:s text:c="24"/>&lt;div class="visitor-status active"&gt;</text:p>
      <text:p text:style-name="Normal"><text:s text:c="28"/>&lt;div class="status-dot"&gt;&lt;/div&gt;</text:p>
      <text:p text:style-name="Normal"><text:s text:c="28"/>Détails</text:p>
      <text:p text:style-name="Normal"><text:s text:c="24"/>&lt;/div&gt;</text:p>
      <text:p text:style-name="Normal"><text:s text:c="20"/>&lt;/div&gt;</text:p>
      <text:p text:style-name="Normal"><text:s text:c="16"/>`;</text:p>
      <text:p text:style-name="Normal"><text:s text:c="12"/>}).join('');</text:p>
      <text:p text:style-name="Normal"><text:s text:c="8"/>}</text:p>
      <text:p text:style-name="Normal"/>
      <text:p text:style-name="Normal"><text:s text:c="8"/>function performHistorySearch() {</text:p>
      <text:p text:style-name="Normal"><text:s text:c="12"/>const q = document.getElementById('historySearch').value.trim().toLowerCase();</text:p>
      <text:p text:style-name="Normal"><text:s text:c="12"/>if (!q) {</text:p>
      <text:p text:style-name="Normal"><text:s text:c="16"/>document.getElementById('historyResults').innerHTML = '';</text:p>
      <text:p text:style-name="Normal"><text:s text:c="16"/>return;</text:p>
      <text:p text:style-name="Normal"><text:s text:c="12"/>}</text:p>
      <text:p text:style-name="Normal"/>
      <text:p text:style-name="Normal"><text:s text:c="12"/>const results = visitors.filter(v =&gt; {</text:p>
      <text:p text:style-name="Normal"><text:s text:c="16"/>return (v.name &amp;&amp; v.name.toLowerCase().includes(q)) ||</text:p>
      <text:p text:style-name="Normal"><text:s text:c="23"/>(v.quickCode &amp;&amp; v.quickCode.toLowerCase().includes(q)) ||</text:p>
      <text:p text:style-name="Normal"><text:s text:c="23"/>(v.id &amp;&amp; v.id.toLowerCase().includes(q)) ||</text:p>
      <text:soft-page-break/>
      <text:p text:style-name="Normal"><text:s text:c="23"/>(v.phone &amp;&amp; v.phone.toLowerCase().includes(q)) ||</text:p>
      <text:p text:style-name="Normal"><text:s text:c="23"/>(v.email &amp;&amp; v.email.toLowerCase().includes(q));</text:p>
      <text:p text:style-name="Normal"><text:s text:c="12"/>});</text:p>
      <text:p text:style-name="Normal"/>
      <text:p text:style-name="Normal"><text:s text:c="12"/>renderHistorySearchResults(results);</text:p>
      <text:p text:style-name="Normal"><text:s text:c="8"/>}</text:p>
      <text:p text:style-name="Normal"/>
      <text:p text:style-name="Normal"><text:s text:c="8"/>const historySearchDebounced = debounce(performHistorySearch, 200);</text:p>
      <text:p text:style-name="Normal"/>
      <text:p text:style-name="Normal"><text:s text:c="8"/>document.addEventListener('DOMContentLoaded', function() {</text:p>
      <text:p text:style-name="Normal"><text:s text:c="12"/>const searchInput = document.getElementById('historySearch');</text:p>
      <text:p text:style-name="Normal"><text:s text:c="12"/>const clearBtn = document.getElementById('historyClearBtn');</text:p>
      <text:p text:style-name="Normal"><text:s text:c="12"/>if (searchInput) searchInput.addEventListener('input', historySearchDebounced);</text:p>
      <text:p text:style-name="Normal"><text:s text:c="12"/>if (clearBtn) clearBtn.addEventListener('click', function() {</text:p>
      <text:p text:style-name="Normal"><text:s text:c="16"/>if (searchInput) searchInput.value = '';</text:p>
      <text:p text:style-name="Normal"><text:s text:c="16"/>document.getElementById('historyResults').innerHTML = '';</text:p>
      <text:p text:style-name="Normal"><text:s text:c="16"/>searchInput &amp;&amp; searchInput.focus();</text:p>
      <text:p text:style-name="Normal"><text:s text:c="12"/>});</text:p>
      <text:p text:style-name="Normal"><text:s text:c="8"/>});</text:p>
      <text:p text:style-name="Normal"/>
      <text:p text:style-name="Normal"><text:s text:c="8"/>// Alarm System</text:p>
      <text:p text:style-name="Normal"><text:s text:c="8"/>function startAlarmSystem() {</text:p>
      <text:p text:style-name="Normal"><text:s text:c="12"/>setInterval(function() {</text:p>
      <text:p text:style-name="Normal"><text:s text:c="16"/>const now = new Date();</text:p>
      <text:p text:style-name="Normal"><text:s text:c="16"/>const fiveMinutesLater = new Date(now.getTime() + 5 * 60000);</text:p>
      <text:p text:style-name="Normal"/>
      <text:p text:style-name="Normal"><text:s text:c="16"/>visitors.forEach(visitor =&gt; {</text:p>
      <text:p text:style-name="Normal"><text:s text:c="20"/>// Check for expired</text:p>
      <text:p text:style-name="Normal"><text:s text:c="20"/>if (now &gt; visitor.endTime &amp;&amp; visitor.endTime &gt; new Date(now.getTime() - 1 * 60000)) {</text:p>
      <text:p text:style-name="Normal"><text:s text:c="24"/>showAlarm(`${visitor.name} - Invitation Expirée!`, `L'invitation de ${visitor.name} pour ${visitor.location} a expiré.`);</text:p>
      <text:soft-page-break/>
      <text:p text:style-name="Normal"><text:s text:c="20"/>}</text:p>
      <text:p text:style-name="Normal"/>
      <text:p text:style-name="Normal"><text:s text:c="20"/>// Check for expiring soon</text:p>
      <text:p text:style-name="Normal"><text:s text:c="20"/>if (visitor.endTime &lt;= fiveMinutesLater &amp;&amp; visitor.endTime &gt; now) {</text:p>
      <text:p text:style-name="Normal"><text:s text:c="24"/>const minutesLeft = Math.round((visitor.endTime - now) / 60000);</text:p>
      <text:p text:style-name="Normal"><text:s text:c="24"/>showAlarm(`${visitor.name} - Expire Bientôt!`, `L'invitation expire dans ${minutesLeft} minutes.`, 'warning');</text:p>
      <text:p text:style-name="Normal"><text:s text:c="20"/>}</text:p>
      <text:p text:style-name="Normal"><text:s text:c="16"/>});</text:p>
      <text:p text:style-name="Normal"><text:s text:c="12"/>}, 30000); // Check every 30 seconds</text:p>
      <text:p text:style-name="Normal"><text:s text:c="8"/>}</text:p>
      <text:p text:style-name="Normal"/>
      <text:p text:style-name="Normal"><text:s text:c="8"/>// Show Alarm</text:p>
      <text:p text:style-name="Normal"><text:s text:c="8"/>function showAlarm(title, message, type = 'danger') {</text:p>
      <text:p text:style-name="Normal"><text:s text:c="12"/>const notification = document.getElementById('alarmNotification');</text:p>
      <text:p text:style-name="Normal"><text:s text:c="12"/>const details = document.getElementById('alarmDetails');</text:p>
      <text:p text:style-name="Normal"/>
      <text:p text:style-name="Normal"><text:s text:c="12"/>details.textContent = message;</text:p>
      <text:p text:style-name="Normal"><text:s text:c="12"/>notification.classList.add('active');</text:p>
      <text:p text:style-name="Normal"/>
      <text:p text:style-name="Normal"><text:s text:c="12"/>if (type === 'danger') {</text:p>
      <text:p text:style-name="Normal"><text:s text:c="16"/>notification.classList.add('alarm-active');</text:p>
      <text:p text:style-name="Normal"><text:s text:c="12"/>} else {</text:p>
      <text:p text:style-name="Normal"><text:s text:c="16"/>notification.classList.remove('alarm-active');</text:p>
      <text:p text:style-name="Normal"><text:s text:c="12"/>}</text:p>
      <text:p text:style-name="Normal"/>
      <text:p text:style-name="Normal"><text:s text:c="12"/>playSound('alarm');</text:p>
      <text:p text:style-name="Normal"/>
      <text:p text:style-name="Normal"><text:s text:c="12"/>setTimeout(function() {</text:p>
      <text:p text:style-name="Normal"><text:s text:c="16"/>closeAlarm();</text:p>
      <text:p text:style-name="Normal"><text:s text:c="12"/>}, 8000);</text:p>
      <text:soft-page-break/>
      <text:p text:style-name="Normal"><text:s text:c="8"/>}</text:p>
      <text:p text:style-name="Normal"/>
      <text:p text:style-name="Normal"><text:s text:c="8"/>// Close Alarm</text:p>
      <text:p text:style-name="Normal"><text:s text:c="8"/>function closeAlarm() {</text:p>
      <text:p text:style-name="Normal"><text:s text:c="12"/>const notification = document.getElementById('alarmNotification');</text:p>
      <text:p text:style-name="Normal"><text:s text:c="12"/>notification.classList.remove('active');</text:p>
      <text:p text:style-name="Normal"><text:s text:c="12"/>notification.classList.remove('alarm-active');</text:p>
      <text:p text:style-name="Normal"><text:s text:c="8"/>}</text:p>
      <text:p text:style-name="Normal"/>
      <text:p text:style-name="Normal"><text:s text:c="8"/>// Play Sound</text:p>
      <text:p text:style-name="Normal"><text:s text:c="8"/>function playSound(type) {</text:p>
      <text:p text:style-name="Normal"><text:s text:c="12"/>// Create a simple beep using Web Audio API</text:p>
      <text:p text:style-name="Normal"><text:s text:c="12"/>const audioContext = new (window.AudioContext || window.webkitAudioContext)();</text:p>
      <text:p text:style-name="Normal"><text:s text:c="12"/>const oscillator = audioContext.createOscillator();</text:p>
      <text:p text:style-name="Normal"><text:s text:c="12"/>const gainNode = audioContext.createGain();</text:p>
      <text:p text:style-name="Normal"/>
      <text:p text:style-name="Normal"><text:s text:c="12"/>oscillator.connect(gainNode);</text:p>
      <text:p text:style-name="Normal"><text:s text:c="12"/>gainNode.connect(audioContext.destination);</text:p>
      <text:p text:style-name="Normal"/>
      <text:p text:style-name="Normal"><text:s text:c="12"/>oscillator.frequency.value = type === 'success' ? 800 : type === 'denied' ? 400 : 600;</text:p>
      <text:p text:style-name="Normal"><text:s text:c="12"/>oscillator.type = 'sine';</text:p>
      <text:p text:style-name="Normal"/>
      <text:p text:style-name="Normal"><text:s text:c="12"/>gainNode.gain.setValueAtTime(0.3, audioContext.currentTime);</text:p>
      <text:p text:style-name="Normal"><text:s text:c="12"/>gainNode.gain.exponentialRampToValueAtTime(0.01, audioContext.currentTime + 0.3);</text:p>
      <text:p text:style-name="Normal"/>
      <text:p text:style-name="Normal"><text:s text:c="12"/>oscillator.start(audioContext.currentTime);</text:p>
      <text:p text:style-name="Normal"><text:s text:c="12"/>oscillator.stop(audioContext.currentTime + 0.3);</text:p>
      <text:p text:style-name="Normal"><text:s text:c="8"/>}</text:p>
      <text:p text:style-name="Normal"/>
      <text:p text:style-name="Normal"><text:s text:c="8"/>// Rapport journalier</text:p>
      <text:p text:style-name="Normal"><text:s text:c="8"/>function showDailyReport() {</text:p>
      <text:soft-page-break/>
      <text:p text:style-name="Normal"><text:s text:c="12"/><text:span text:style-name="T1619">document.getElementById('reportContent').innerHTML = '&lt;div class="report-section"&gt;&lt;div class="report-title"&gt;</text:span><text:span text:style-name="T1620">📊</text:span><text:span text:style-name="T1621"><text:s/>Bilan Journalier&lt;/div&gt;&lt;div class="report-stats"&gt;&lt;div class="report-stat"&gt;&lt;div class="report-stat-value"&gt;' + visitors.length + '&lt;/div&gt;&lt;div class="report-stat-label"&gt;Invitations Totales&lt;/div&gt;&lt;/div&gt;&lt;div class="report-stat"&gt;&lt;div class="report-stat-value"&gt;' + visitors.filter(v =&gt; new Date() &gt;= v.startTime &amp;&amp; new Date() &lt;= v.endTime).length + '&lt;/div&gt;&lt;div class="report-stat-label"&gt;Actives&lt;/div&gt;&lt;/div&gt;&lt;div class="report-stat"&gt;&lt;div class="report-stat-value"&gt;' + visitors.filter(v =&gt; new Date() &gt; v.endTime).length + '&lt;/div&gt;&lt;div class="report-stat-label"&gt;Expirées&lt;/div&gt;&lt;/div&gt;&lt;div class="report-stat"&gt;&lt;div class="report-stat-value"&gt;' + accessLog.length + '&lt;/div&gt;&lt;div class="report-stat-label"&gt;Scans Total&lt;/div&gt;&lt;/div&gt;&lt;/div&gt;&lt;/div&gt;';</text:span></text:p>
      <text:p text:style-name="P1622"><text:s text:c="12"/>document.getElementById('reportModal').classList.add('active');</text:p>
      <text:p text:style-name="P1623"><text:s text:c="8"/>}</text:p>
      <text:p text:style-name="P1624"/>
      <text:p text:style-name="P1625"><text:s text:c="8"/>function closeReportModal() {</text:p>
      <text:p text:style-name="P1626"><text:s text:c="12"/>document.getElementById('reportModal').classList.remove('active');</text:p>
      <text:p text:style-name="P1627"><text:s text:c="8"/>}</text:p>
      <text:p text:style-name="P1628"/>
      <text:p text:style-name="P1629"><text:s text:c="8"/>function downloadReport() {</text:p>
      <text:p text:style-name="P1630"><text:s text:c="12"/>let csv = 'BILAN JOURNALIER\nTotal,' + visitors.length + '\nActifs,' + visitors.filter(v =&gt; new Date() &gt;= v.startTime &amp;&amp; new Date() &lt;= v.endTime).length;</text:p>
      <text:p text:style-name="P1631"><text:s text:c="12"/>const blob = new Blob([csv], { type: 'text/csv' });</text:p>
      <text:p text:style-name="P1632"><text:s text:c="12"/>const link = document.createElement('a');</text:p>
      <text:p text:style-name="P1633"><text:s text:c="12"/>link.href = URL.createObjectURL(blob);</text:p>
      <text:p text:style-name="P1634"><text:s text:c="12"/>link.download = 'bilan.csv';</text:p>
      <text:p text:style-name="P1635"><text:s text:c="12"/>link.click();</text:p>
      <text:p text:style-name="Normal"><text:span text:style-name="T1636"><text:s text:c="12"/></text:span>alert('<text:span text:style-name="T1637">✓</text:span><text:s/>T<text:span text:style-name="T1638">é</text:span>l<text:span text:style-name="T1639">é</text:span>charg<text:span text:style-name="T1640">é</text:span>!');</text:p>
      <text:p text:style-name="Normal"><text:s text:c="8"/>}</text:p>
      <text:p text:style-name="Normal"/>
      <text:p text:style-name="Normal"><text:s text:c="8"/>function resetInvitations() {</text:p>
      <text:p text:style-name="Normal"><text:s text:c="12"/><text:span text:style-name="T1641">document.getElementById('resetModal').classList.add('active');</text:span></text:p>
      <text:p text:style-name="P1642"><text:s text:c="8"/>}</text:p>
      <text:p text:style-name="P1643"/>
      <text:p text:style-name="P1644"><text:s text:c="8"/>function closeResetModal() {</text:p>
      <text:p text:style-name="P1645"><text:s text:c="12"/>document.getElementById('resetModal').classList.remove('active');</text:p>
      <text:p text:style-name="P1646"><text:s text:c="8"/>}</text:p>
      <text:p text:style-name="P1647"/>
      <text:p text:style-name="P1648"><text:s text:c="8"/>function confirmResetInvitations() {</text:p>
      <text:p text:style-name="P1649"><text:s text:c="12"/>visitors = [];</text:p>
      <text:p text:style-name="P1650"><text:s text:c="12"/>accessLog = [];</text:p>
      <text:p text:style-name="P1651"><text:s text:c="12"/>localStorage.setItem('visitors', JSON.stringify(visitors));</text:p>
      <text:p text:style-name="P1652"><text:s text:c="12"/>localStorage.setItem('accessLog', JSON.stringify(accessLog));</text:p>
      <text:p text:style-name="P1653"><text:s text:c="12"/>closeResetModal();</text:p>
      <text:p text:style-name="P1654"><text:s text:c="12"/>updateDashboard();</text:p>
      <text:p text:style-name="Normal"><text:span text:style-name="T1655"><text:s text:c="12"/>alert('</text:span><text:span text:style-name="T1656">✓</text:span><text:span text:style-name="T1657"><text:s/>R</text:span><text:span text:style-name="T1658">é</text:span><text:span text:style-name="T1659">initialis</text:span><text:span text:style-name="T1660">é</text:span><text:span text:style-name="T1661">!');</text:span></text:p>
      <text:p text:style-name="Normal"><text:span text:style-name="T1662"><text:s text:c="8"/></text:span>}</text:p>
      <text:p text:style-name="Normal"><text:s text:c="4"/>&lt;/script&gt;</text:p>
      <text:p text:style-name="Normal"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15%"/>
      <style:text-properties style:font-name="Calibri Light" style:font-name-asian="Times New Roman" style:font-name-complex="Times New Roman" fo:color="#2F5496" style:letter-kerning="true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15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15%"/>
      <style:text-properties style:font-name-asian="Times New Roman" style:font-name-complex="Times New Roman" fo:color="#2F5496" style:letter-kerning="tru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15%"/>
      <style:text-properties style:font-name-asian="Times New Roman" style:font-name-complex="Times New Roman" fo:font-style="italic" style:font-style-asian="italic" style:font-style-complex="italic" fo:color="#2F5496" style:letter-kerning="true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15%"/>
      <style:text-properties style:font-name-asian="Times New Roman" style:font-name-complex="Times New Roman" fo:color="#2F5496" style:letter-kerning="true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 fo:line-height="115%"/>
      <style:text-properties style:font-name-asian="Times New Roman" style:font-name-complex="Times New Roman" fo:font-style="italic" style:font-style-asian="italic" style:font-style-complex="italic" fo:color="#595959" style:letter-kerning="true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 fo:line-height="115%"/>
      <style:text-properties style:font-name-asian="Times New Roman" style:font-name-complex="Times New Roman" fo:color="#595959" style:letter-kerning="true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 fo:line-height="115%"/>
      <style:text-properties style:font-name-asian="Times New Roman" style:font-name-complex="Times New Roman" fo:font-style="italic" style:font-style-asian="italic" style:font-style-complex="italic" fo:color="#272727" style:letter-kerning="true" fo:font-size="12pt" style:font-size-asian="12pt" style:font-size-complex="12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 fo:line-height="115%"/>
      <style:text-properties style:font-name-asian="Times New Roman" style:font-name-complex="Times New Roman" fo:color="#272727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line-height="107%"/>
      <style:text-properties style:letter-kerning="false" fo:font-size="11pt" style:font-size-asian="11pt" style:font-size-complex="11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paragraph-properties fo:line-height="115%"/>
      <style:text-properties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 fo:line-height="115%"/>
      <style:text-properties fo:font-style="italic" style:font-style-asian="italic" style:font-style-complex="italic" fo:color="#404040" style:letter-kerning="true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line-height="115%" fo:margin-left="0.5in">
        <style:tab-stops/>
      </style:paragraph-properties>
      <style:text-properties style:letter-kerning="true" fo:font-size="12pt" style:font-size-asian="12pt" style:font-size-complex="12pt"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line-height="115%" fo:margin-left="0.6in" fo:margin-right="0.6in">
        <style:tab-stops/>
      </style:paragraph-properties>
      <style:text-properties fo:font-style="italic" style:font-style-asian="italic" style:font-style-complex="italic" fo:color="#2F5496" style:letter-kerning="true" fo:font-size="12pt" style:font-size-asian="12pt" style:font-size-complex="12pt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IT UWASE</meta:initial-creator>
    <dc:creator>BENIT UWASE</dc:creator>
    <meta:creation-date>2026-02-12T10:24:00Z</meta:creation-date>
    <dc:date>2026-02-12T10:25:00Z</dc:date>
    <meta:template xlink:href="Normal" xlink:type="simple"/>
    <meta:editing-cycles>1</meta:editing-cycles>
    <meta:editing-duration>PT60S</meta:editing-duration>
    <meta:document-statistic meta:page-count="94" meta:paragraph-count="261" meta:word-count="20175" meta:character-count="130881" meta:row-count="924" meta:non-whitespace-character-count="110967"/>
  </office:meta>
</office:document-meta>
</file>